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429in"/>
    </style:style>
    <style:style style:name="co2" style:family="table-column">
      <style:table-column-properties fo:break-before="auto" style:column-width="2.5492in"/>
    </style:style>
    <style:style style:name="co3" style:family="table-column">
      <style:table-column-properties fo:break-before="auto" style:column-width="2.6409in"/>
    </style:style>
    <style:style style:name="co4" style:family="table-column">
      <style:table-column-properties fo:break-before="auto" style:column-width="2.4846in"/>
    </style:style>
    <style:style style:name="co5" style:family="table-column">
      <style:table-column-properties fo:break-before="auto" style:column-width="2.1953in"/>
    </style:style>
    <style:style style:name="co6" style:family="table-column">
      <style:table-column-properties fo:break-before="auto" style:column-width="2.028in"/>
    </style:style>
    <style:style style:name="co7" style:family="table-column">
      <style:table-column-properties fo:break-before="auto" style:column-width="1.961in"/>
    </style:style>
    <style:style style:name="co8" style:family="table-column">
      <style:table-column-properties fo:break-before="auto" style:column-width="2.1063in"/>
    </style:style>
    <style:style style:name="co9" style:family="table-column">
      <style:table-column-properties fo:break-before="auto" style:column-width="1.972in"/>
    </style:style>
    <style:style style:name="co10" style:family="table-column">
      <style:table-column-properties fo:break-before="auto" style:column-width="2.1283in"/>
    </style:style>
    <style:style style:name="co11" style:family="table-column">
      <style:table-column-properties fo:break-before="auto" style:column-width="1.7717in"/>
    </style:style>
    <style:style style:name="co12" style:family="table-column">
      <style:table-column-properties fo:break-before="auto" style:column-width="2.4154in"/>
    </style:style>
    <style:style style:name="co13" style:family="table-column">
      <style:table-column-properties fo:break-before="auto" style:column-width="1.6492in"/>
    </style:style>
    <style:style style:name="co14" style:family="table-column">
      <style:table-column-properties fo:break-before="auto" style:column-width="1.9835in"/>
    </style:style>
    <style:style style:name="co15" style:family="table-column">
      <style:table-column-properties fo:break-before="auto" style:column-width="1.7492in"/>
    </style:style>
    <style:style style:name="co16" style:family="table-column">
      <style:table-column-properties fo:break-before="auto" style:column-width="1.5929in"/>
    </style:style>
    <style:style style:name="co17" style:family="table-column">
      <style:table-column-properties fo:break-before="auto" style:column-width="1.8807in"/>
    </style:style>
    <style:style style:name="co18" style:family="table-column">
      <style:table-column-properties fo:break-before="auto" style:column-width="1.6717in"/>
    </style:style>
    <style:style style:name="co19" style:family="table-column">
      <style:table-column-properties fo:break-before="auto" style:column-width="1.8382in"/>
    </style:style>
    <style:style style:name="co20" style:family="table-column">
      <style:table-column-properties fo:break-before="auto" style:column-width="1.7965in"/>
    </style:style>
    <style:style style:name="co21" style:family="table-column">
      <style:table-column-properties fo:break-before="auto" style:column-width="2.0055in"/>
    </style:style>
    <style:style style:name="co22" style:family="table-column">
      <style:table-column-properties fo:break-before="auto" style:column-width="2.3291in"/>
    </style:style>
    <style:style style:name="co23" style:family="table-column">
      <style:table-column-properties fo:break-before="auto" style:column-width="1.7827in"/>
    </style:style>
    <style:style style:name="co24" style:family="table-column">
      <style:table-column-properties fo:break-before="auto" style:column-width="1.7382in"/>
    </style:style>
    <style:style style:name="co25" style:family="table-column">
      <style:table-column-properties fo:break-before="auto" style:column-width="1.6602in"/>
    </style:style>
    <style:style style:name="co26" style:family="table-column">
      <style:table-column-properties fo:break-before="auto" style:column-width="1.6827in"/>
    </style:style>
    <style:style style:name="co27" style:family="table-column">
      <style:table-column-properties fo:break-before="auto" style:column-width="1.7047in"/>
    </style:style>
    <style:style style:name="co28" style:family="table-column">
      <style:table-column-properties fo:break-before="auto" style:column-width="1.7272in"/>
    </style:style>
    <style:style style:name="co29" style:family="table-column">
      <style:table-column-properties fo:break-before="auto" style:column-width="1.85in"/>
    </style:style>
    <style:style style:name="co30" style:family="table-column">
      <style:table-column-properties fo:break-before="auto" style:column-width="1.6937in"/>
    </style:style>
    <style:style style:name="co31" style:family="table-column">
      <style:table-column-properties fo:break-before="auto" style:column-width="0.889in"/>
    </style:style>
    <style:style style:name="co32" style:family="table-column">
      <style:table-column-properties fo:break-before="auto" style:column-width="2.2811in"/>
    </style:style>
    <style:style style:name="ro1" style:family="table-row">
      <style:table-row-properties style:row-height="0.178in" fo:break-before="auto" style:use-optimal-row-height="true"/>
    </style:style>
    <style:style style:name="ro2" style:family="table-row">
      <style:table-row-properties style:row-height="0.611in" fo:break-before="auto" style:use-optimal-row-height="false"/>
    </style:style>
    <style:style style:name="ro3" style:family="table-row">
      <style:table-row-properties style:row-height="1.2409in" fo:break-before="auto" style:use-optimal-row-height="true"/>
    </style:style>
    <style:style style:name="ro4" style:family="table-row">
      <style:table-row-properties style:row-height="1.5543in" fo:break-before="auto" style:use-optimal-row-height="true"/>
    </style:style>
    <style:style style:name="ro5" style:family="table-row">
      <style:table-row-properties style:row-height="0.6272in" fo:break-before="auto" style:use-optimal-row-height="true"/>
    </style:style>
    <style:style style:name="ro6" style:family="table-row">
      <style:table-row-properties style:row-height="0.9339in" fo:break-before="auto" style:use-optimal-row-height="true"/>
    </style:style>
    <style:style style:name="ro7" style:family="table-row">
      <style:table-row-properties style:row-height="0.7807in" fo:break-before="auto" style:use-optimal-row-height="true"/>
    </style:style>
    <style:style style:name="ro8" style:family="table-row">
      <style:table-row-properties style:row-height="1.7075in" fo:break-before="auto" style:use-optimal-row-height="true"/>
    </style:style>
    <style:style style:name="ro9" style:family="table-row">
      <style:table-row-properties style:row-height="1.3945in" fo:break-before="auto" style:use-optimal-row-height="true"/>
    </style:style>
    <style:style style:name="ro10" style:family="table-row">
      <style:table-row-properties style:row-height="1.861in" fo:break-before="auto" style:use-optimal-row-height="true"/>
    </style:style>
    <style:style style:name="ro11" style:family="table-row">
      <style:table-row-properties style:row-height="3.3953in" fo:break-before="auto" style:use-optimal-row-height="true"/>
    </style:style>
    <style:style style:name="ro12" style:family="table-row">
      <style:table-row-properties style:row-height="1.6063in" fo:break-before="auto" style:use-optimal-row-height="true"/>
    </style:style>
    <style:style style:name="ro13" style:family="table-row">
      <style:table-row-properties style:row-height="1.0874in" fo:break-before="auto" style:use-optimal-row-height="true"/>
    </style:style>
    <style:style style:name="ro14" style:family="table-row">
      <style:table-row-properties style:row-height="1.9244in" fo:break-before="auto" style:use-optimal-row-height="true"/>
    </style:style>
    <style:style style:name="ro15" style:family="table-row">
      <style:table-row-properties style:row-height="1.7654in" fo:break-before="auto" style:use-optimal-row-height="true"/>
    </style:style>
    <style:style style:name="ro16" style:family="table-row">
      <style:table-row-properties style:row-height="0.4736in" fo:break-before="auto" style:use-optimal-row-height="true"/>
    </style:style>
    <style:style style:name="ro17" style:family="table-row">
      <style:table-row-properties style:row-height="2.0146in" fo:break-before="auto" style:use-optimal-row-height="true"/>
    </style:style>
    <style:style style:name="ro18" style:family="table-row">
      <style:table-row-properties style:row-height="2.1681in" fo:break-before="auto" style:use-optimal-row-height="true"/>
    </style:style>
    <style:style style:name="ro19" style:family="table-row">
      <style:table-row-properties style:row-height="1.1291in" fo:break-before="auto" style:use-optimal-row-height="true"/>
    </style:style>
    <style:style style:name="ro20" style:family="table-row">
      <style:table-row-properties style:row-height="2.25in" fo:break-before="auto" style:use-optimal-row-height="true"/>
    </style:style>
    <style:style style:name="ro21" style:family="table-row">
      <style:table-row-properties style:row-height="0.652in" fo:break-before="auto" style:use-optimal-row-height="true"/>
    </style:style>
    <style:style style:name="ro22" style:family="table-row">
      <style:table-row-properties style:row-height="0.811in" fo:break-before="auto" style:use-optimal-row-height="true"/>
    </style:style>
    <style:style style:name="ro23" style:family="table-row">
      <style:table-row-properties style:row-height="2.0917in" fo:break-before="auto" style:use-optimal-row-height="true"/>
    </style:style>
    <style:style style:name="ro24" style:family="table-row">
      <style:table-row-properties style:row-height="1.2882in" fo:break-before="auto" style:use-optimal-row-height="true"/>
    </style:style>
    <style:style style:name="ro25" style:family="table-row">
      <style:table-row-properties style:row-height="1.4472in" fo:break-before="auto" style:use-optimal-row-height="true"/>
    </style:style>
    <style:style style:name="ro26" style:family="table-row">
      <style:table-row-properties style:row-height="0.9701in" fo:break-before="auto" style:use-optimal-row-height="true"/>
    </style:style>
    <style:style style:name="ro27" style:family="table-row">
      <style:table-row-properties style:row-height="2.5681in" fo:break-before="auto" style:use-optimal-row-height="true"/>
    </style:style>
    <style:style style:name="ro28" style:family="table-row">
      <style:table-row-properties style:row-height="2.8862in" fo:break-before="auto" style:use-optimal-row-height="true"/>
    </style:style>
    <style:style style:name="ro29" style:family="table-row">
      <style:table-row-properties style:row-height="2.7272in" fo:break-before="auto" style:use-optimal-row-height="true"/>
    </style:style>
    <style:style style:name="ro30" style:family="table-row">
      <style:table-row-properties style:row-height="2.4091in" fo:break-before="auto" style:use-optimal-row-height="true"/>
    </style:style>
    <style:style style:name="ro31" style:family="table-row">
      <style:table-row-properties style:row-height="3.3634in"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ackground-color="transparent" fo:wrap-option="wrap" style:vertical-align="top"/>
      <style:paragraph-properties fo:text-align="start" fo:margin-left="0in"/>
      <style:text-properties style:font-name="Liberation Sans" fo:font-weight="bold" style:font-weight-asian="bold" style:font-weight-complex="bold"/>
    </style:style>
    <style:style style:name="ce5" style:family="table-cell" style:parent-style-name="Default">
      <style:table-cell-properties style:text-align-source="fix" style:repeat-content="false" fo:background-color="transparent" fo:wrap-option="wrap" style:vertical-align="top"/>
      <style:paragraph-properties fo:text-align="start"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fo:background-color="transparent" fo:wrap-option="wrap" style:vertical-align="top"/>
      <style:paragraph-properties fo:text-align="start" fo:margin-left="0in"/>
      <style:text-properties style:font-name="Liberation Sans"/>
    </style:style>
    <style:style style:name="ce23" style:family="table-cell" style:parent-style-name="Default">
      <style:table-cell-properties style:text-align-source="fix" style:repeat-content="false" fo:background-color="transparent" fo:wrap-option="wrap" style:vertical-align="top"/>
      <style:paragraph-properties fo:text-align="start"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ackground-color="transparent" fo:wrap-option="wrap" style:vertical-align="top"/>
      <style:paragraph-properties fo:text-align="start" fo:margin-left="0in"/>
      <style:text-properties style:font-name="Liberation Sans" style:font-name-asian="Segoe UI" style:font-name-complex="Tahoma"/>
    </style:style>
    <style:style style:name="ce4" style:family="table-cell" style:parent-style-name="Default">
      <style:table-cell-properties style:text-align-source="fix" style:repeat-content="false" fo:background-color="transparent" fo:wrap-option="wrap" style:vertical-align="top"/>
      <style:paragraph-properties fo:text-align="start" fo:margin-left="0in"/>
      <style:text-properties style:font-name="Liberation Serif" style:font-name-asian="Segoe UI" style:font-name-complex="Tahoma"/>
    </style:style>
    <style:style style:name="ce28" style:family="table-cell" style:parent-style-name="Default">
      <style:table-cell-properties style:text-align-source="fix" style:repeat-content="false" fo:background-color="transparent" fo:wrap-option="wrap" style:vertical-align="top"/>
      <style:paragraph-properties fo:text-align="start"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background-color="transparent" fo:wrap-option="wrap" style:vertical-align="top"/>
      <style:paragraph-properties fo:text-align="start" fo:margin-left="0in"/>
    </style:style>
    <style:style style:name="ce30" style:family="table-cell" style:parent-style-name="Default">
      <style:table-cell-properties style:text-align-source="fix" style:repeat-content="false" fo:background-color="transparent" fo:wrap-option="wrap" style:vertical-align="top"/>
      <style:paragraph-properties fo:text-align="start" fo:margin-left="0in"/>
      <style:text-properties style:font-name="Liberation Serif" fo:font-style="normal" style:font-name-asian="Segoe UI" style:font-style-asian="normal" style:font-name-complex="Tahoma" style:font-style-complex="normal"/>
    </style:style>
    <style:style style:name="ce31"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position="super 58%"/>
    </style:style>
    <style:style style:name="T2"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rticles" table:style-name="ta1">
        <table:table-column table:style-name="co1" table:default-cell-style-name="ce11"/>
        <table:table-column table:style-name="co2" table:number-columns-repeated="10" table:default-cell-style-name="ce6"/>
        <table:table-column table:style-name="co3" table:default-cell-style-name="ce6"/>
        <table:table-column table:style-name="co2" table:number-columns-repeated="9"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12" table:default-cell-style-name="ce6"/>
        <table:table-column table:style-name="co13" table:default-cell-style-name="ce6"/>
        <table:table-column table:style-name="co8" table:default-cell-style-name="ce6"/>
        <table:table-column table:style-name="co14" table:default-cell-style-name="ce6"/>
        <table:table-column table:style-name="co1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default-cell-style-name="ce6"/>
        <table:table-column table:style-name="co17" table:default-cell-style-name="ce6"/>
        <table:table-column table:style-name="co21" table:default-cell-style-name="ce6"/>
        <table:table-column table:style-name="co22" table:default-cell-style-name="ce6"/>
        <table:table-column table:style-name="co20" table:default-cell-style-name="ce6"/>
        <table:table-column table:style-name="co18" table:number-columns-repeated="2" table:default-cell-style-name="ce6"/>
        <table:table-column table:style-name="co23" table:number-columns-repeated="2" table:default-cell-style-name="ce6"/>
        <table:table-column table:style-name="co24" table:default-cell-style-name="ce6"/>
        <table:table-column table:style-name="co25" table:default-cell-style-name="ce6"/>
        <table:table-column table:style-name="co26" table:default-cell-style-name="ce6"/>
        <table:table-column table:style-name="co27" table:default-cell-style-name="ce6"/>
        <table:table-column table:style-name="co16" table:default-cell-style-name="ce6"/>
        <table:table-column table:style-name="co11" table:default-cell-style-name="ce6"/>
        <table:table-column table:style-name="co16" table:default-cell-style-name="ce6"/>
        <table:table-column table:style-name="co28" table:default-cell-style-name="ce6"/>
        <table:table-column table:style-name="co26" table:default-cell-style-name="ce6"/>
        <table:table-column table:style-name="co23" table:default-cell-style-name="ce6"/>
        <table:table-column table:style-name="co29" table:default-cell-style-name="ce6"/>
        <table:table-column table:style-name="co25" table:default-cell-style-name="ce6"/>
        <table:table-column table:style-name="co30" table:default-cell-style-name="ce6"/>
        <table:table-column table:style-name="co24" table:default-cell-style-name="ce6"/>
        <table:table-column table:style-name="co31" table:number-columns-repeated="16322" table:default-cell-style-name="ce6"/>
        <table:table-row table:style-name="ro1">
          <table:table-cell office:value-type="string" calcext:value-type="string">
            <text:p>Articles</text:p>
          </table:table-cell>
          <table:table-cell office:value-type="string" calcext:value-type="string">
            <text:p>Reference 1</text:p>
          </table:table-cell>
          <table:table-cell office:value-type="string" calcext:value-type="string">
            <text:p>Reference 2</text:p>
          </table:table-cell>
          <table:table-cell office:value-type="string" calcext:value-type="string">
            <text:p>Reference 3</text:p>
          </table:table-cell>
          <table:table-cell office:value-type="string" calcext:value-type="string">
            <text:p>Reference 4</text:p>
          </table:table-cell>
          <table:table-cell office:value-type="string" calcext:value-type="string">
            <text:p>Reference 5</text:p>
          </table:table-cell>
          <table:table-cell office:value-type="string" calcext:value-type="string">
            <text:p>Reference 6</text:p>
          </table:table-cell>
          <table:table-cell office:value-type="string" calcext:value-type="string">
            <text:p>Reference 7</text:p>
          </table:table-cell>
          <table:table-cell office:value-type="string" calcext:value-type="string">
            <text:p>Reference 8</text:p>
          </table:table-cell>
          <table:table-cell office:value-type="string" calcext:value-type="string">
            <text:p>Reference 9</text:p>
          </table:table-cell>
          <table:table-cell office:value-type="string" calcext:value-type="string">
            <text:p>Reference 10</text:p>
          </table:table-cell>
          <table:table-cell office:value-type="string" calcext:value-type="string">
            <text:p>Reference 11</text:p>
          </table:table-cell>
          <table:table-cell office:value-type="string" calcext:value-type="string">
            <text:p>Reference 12</text:p>
          </table:table-cell>
          <table:table-cell office:value-type="string" calcext:value-type="string">
            <text:p>Reference 13</text:p>
          </table:table-cell>
          <table:table-cell office:value-type="string" calcext:value-type="string">
            <text:p>Reference 14</text:p>
          </table:table-cell>
          <table:table-cell office:value-type="string" calcext:value-type="string">
            <text:p>Reference 15</text:p>
          </table:table-cell>
          <table:table-cell office:value-type="string" calcext:value-type="string">
            <text:p>Reference 16</text:p>
          </table:table-cell>
          <table:table-cell office:value-type="string" calcext:value-type="string">
            <text:p>Reference 17</text:p>
          </table:table-cell>
          <table:table-cell office:value-type="string" calcext:value-type="string">
            <text:p>Reference 18</text:p>
          </table:table-cell>
          <table:table-cell office:value-type="string" calcext:value-type="string">
            <text:p>Reference 19</text:p>
          </table:table-cell>
          <table:table-cell office:value-type="string" calcext:value-type="string">
            <text:p>Reference 20</text:p>
          </table:table-cell>
          <table:table-cell office:value-type="string" calcext:value-type="string">
            <text:p>Reference 21</text:p>
          </table:table-cell>
          <table:table-cell office:value-type="string" calcext:value-type="string">
            <text:p>Reference 22</text:p>
          </table:table-cell>
          <table:table-cell office:value-type="string" calcext:value-type="string">
            <text:p>Reference 23</text:p>
          </table:table-cell>
          <table:table-cell office:value-type="string" calcext:value-type="string">
            <text:p>Reference 24</text:p>
          </table:table-cell>
          <table:table-cell office:value-type="string" calcext:value-type="string">
            <text:p>Reference 25</text:p>
          </table:table-cell>
          <table:table-cell office:value-type="string" calcext:value-type="string">
            <text:p>Reference 26</text:p>
          </table:table-cell>
          <table:table-cell office:value-type="string" calcext:value-type="string">
            <text:p>Reference 27</text:p>
          </table:table-cell>
          <table:table-cell office:value-type="string" calcext:value-type="string">
            <text:p>Reference 28</text:p>
          </table:table-cell>
          <table:table-cell office:value-type="string" calcext:value-type="string">
            <text:p>Reference 29</text:p>
          </table:table-cell>
          <table:table-cell office:value-type="string" calcext:value-type="string">
            <text:p>Reference 30</text:p>
          </table:table-cell>
          <table:table-cell office:value-type="string" calcext:value-type="string">
            <text:p>Reference 31</text:p>
          </table:table-cell>
          <table:table-cell office:value-type="string" calcext:value-type="string">
            <text:p>Reference 32</text:p>
          </table:table-cell>
          <table:table-cell office:value-type="string" calcext:value-type="string">
            <text:p>Reference 33</text:p>
          </table:table-cell>
          <table:table-cell office:value-type="string" calcext:value-type="string">
            <text:p>Reference 34</text:p>
          </table:table-cell>
          <table:table-cell office:value-type="string" calcext:value-type="string">
            <text:p>Reference 35</text:p>
          </table:table-cell>
          <table:table-cell office:value-type="string" calcext:value-type="string">
            <text:p>Reference 36</text:p>
          </table:table-cell>
          <table:table-cell office:value-type="string" calcext:value-type="string">
            <text:p>Reference 37</text:p>
          </table:table-cell>
          <table:table-cell office:value-type="string" calcext:value-type="string">
            <text:p>Reference 38</text:p>
          </table:table-cell>
          <table:table-cell office:value-type="string" calcext:value-type="string">
            <text:p>Reference 39</text:p>
          </table:table-cell>
          <table:table-cell office:value-type="string" calcext:value-type="string">
            <text:p>Reference 40</text:p>
          </table:table-cell>
          <table:table-cell office:value-type="string" calcext:value-type="string">
            <text:p>Reference 41</text:p>
          </table:table-cell>
          <table:table-cell office:value-type="string" calcext:value-type="string">
            <text:p>Reference 42</text:p>
          </table:table-cell>
          <table:table-cell office:value-type="string" calcext:value-type="string">
            <text:p>Reference 43</text:p>
          </table:table-cell>
          <table:table-cell office:value-type="string" calcext:value-type="string">
            <text:p>Reference 44</text:p>
          </table:table-cell>
          <table:table-cell office:value-type="string" calcext:value-type="string">
            <text:p>Reference 45</text:p>
          </table:table-cell>
          <table:table-cell table:number-columns-repeated="16338"/>
        </table:table-row>
        <table:table-row table:style-name="ro2">
          <table:table-cell table:style-name="ce5" office:value-type="string" calcext:value-type="string">
            <text:p><text:a xlink:href="https://github.com/peatysharing/ray_newsletters_with_references/tree/main/Articles/1971%20Cold-Inactivated%20Enzymes%20as%20Metabolic%20Controls" xlink:type="simple">1971 Cold-Inactivated Enzymes as Metabolic Controls</text:a> </text:p>
          </table:table-cell>
          <table:table-cell table:style-name="ce23" office:value-type="string" calcext:value-type="string">
            <text:p>[19] O. Warburg, in Aspects of Yeast Metabolism, A. K. Mills, ed., Blackwell, Oxford, 1968. </text:p>
          </table:table-cell>
          <table:table-cell table:style-name="ce23"/>
          <table:table-cell table:number-columns-repeated="16381"/>
        </table:table-row>
        <table:table-row table:style-name="ro3">
          <table:table-cell table:style-name="ce5" office:value-type="string" calcext:value-type="string">
            <text:p><text:a xlink:href="https://github.com/peatysharing/ray_newsletters_with_references/tree/main/Articles/1972%20Estrogen%20Stimulated%20Pathway%20Changes%20and%20Cold-Inactivated%20Enzymes" xlink:type="simple">1972 Estrogen Stimulated Pathway Changes and Cold-Inactivated Enzymes</text:a> </text:p>
          </table:table-cell>
          <table:table-cell table:style-name="ce23" office:value-type="string" calcext:value-type="string">
            <text:p>[03] Bernal, J. D. "The structure of water and its biological implications." Symposia of the Society for Experimental Biology. Vol. 19. 1965.</text:p>
            <text:p/>
            <text:p/>
          </table:table-cell>
          <table:table-cell office:value-type="string" calcext:value-type="string">
            <text:p>[04] Derjaguin, B. V. "Recent research into the properties of water in thin films and in microcapillaries." Symposia of the Society for Experimental Biology. Vol. 19. 1965.</text:p>
          </table:table-cell>
          <table:table-cell table:style-name="ce21" office:value-type="string" calcext:value-type="string">
            <text:p>[06] Hazlewood, C. F., et al. "John Hopkins Med." J 128 (1971): 117. </text:p>
          </table:table-cell>
          <table:table-cell table:style-name="ce21" office:value-type="string" calcext:value-type="string">
            <text:p>[10] I. M. Klotz, Fed. Proc., 24, Suppl. 15, 5 (1965). </text:p>
          </table:table-cell>
          <table:table-cell table:style-name="ce23" office:value-type="string" calcext:value-type="string">
            <text:p>[14] Turner, C. D. "General Endocrinology s pp 194-237." (1966). </text:p>
          </table:table-cell>
          <table:table-cell table:style-name="ce21" office:value-type="string" calcext:value-type="string">
            <text:p>[17] A. B. Schultz, Proc. Soc. Exp. Biol. Med., 125, 379 (1965). </text:p>
          </table:table-cell>
          <table:table-cell table:style-name="ce21" office:value-type="string" calcext:value-type="string">
            <text:p>[18] Atkinson, W. B., H. Kaunitz, and C. A. Slanetz. "Effects of ovarian hormones upon uterine pigmentation in vitamin E-deficient rats." (1949): 68-71. </text:p>
          </table:table-cell>
          <table:table-cell table:style-name="ce21" office:value-type="string" calcext:value-type="string">
            <text:p>[22] Dowben, Robert M. "General physiology: a molecular approach." p304 (1969). </text:p>
          </table:table-cell>
          <table:table-cell table:style-name="ce21" office:value-type="string" calcext:value-type="string">
            <text:p>[25] Takeuchi, Tadao, Masando Hayashi, and William H. Fishman. "Mucinogenesis and enzymorphology of rat vagina; Phosphorylase, β-glucuronidase, DPNH-diaphorase and phosphatases." European Journal of Endocrinology 39.3 (1962): 395-406. </text:p>
          </table:table-cell>
          <table:table-cell table:style-name="ce21" office:value-type="string" calcext:value-type="string">
            <text:p>[26] Florey, Ernst. "An introduction to general and comparative animal physiology." (No Title) (1966). </text:p>
          </table:table-cell>
          <table:table-cell table:style-name="ce21" office:value-type="string" calcext:value-type="string">
            <text:p>[28] Goodland, R. L. "JG REYNOLDS, AB MCCOORD, AND W. T. POMMERENKE." Respiratory and electrolyte effects induced by estrogen and progesterone. Fertil. Steril 4 (1953): 300-316. </text:p>
          </table:table-cell>
          <table:table-cell office:value-type="string" calcext:value-type="string">
            <text:p>[34] A. W. Jones, paper presented at the New York Academy of Science International Conference on Physico-Chemical State of Ions and Water in Living Tissue and Model Systems, January 11, 1972. </text:p>
          </table:table-cell>
          <table:table-cell table:style-name="ce23" office:value-type="string" calcext:value-type="string">
            <text:p>[37] Mueller, G. C. "A. M. HERRANEN en KF JERVELL (1958). Studies on the me-chanism of action of estrogens." Recent Progr. Hormone Res 14: 95. </text:p>
          </table:table-cell>
          <table:table-cell table:style-name="ce21" office:value-type="string" calcext:value-type="string">
            <text:p>[46] O. Warburg, A. W. Geissler and S. Lorenz, in Aspects of Yeast Metabolism, A. K. Mills, Ed., Blackwell, Oxford, 1967, p. 327. </text:p>
          </table:table-cell>
          <table:table-cell table:style-name="ce21" office:value-type="string" calcext:value-type="string">
            <text:p>[49] Lee, Olive Pearl, and Shiro Tashiro. "STUDIES ON ALKALIGENESIS IN TISSUES: II. Ammonia Production in Muscle during Contraction." American Journal of Physiology-Legacy Content 61.2 (1922): 244-253. </text:p>
          </table:table-cell>
          <table:table-cell table:style-name="ce21" office:value-type="string" calcext:value-type="string">
            <text:p>[54] Spanner, D. C. "The active transport of water under temperature gradients." Symposia of the Society for Experimental Biology. Vol. 8. UNIV CAMBRIDGE DEPT ZOOLOGY, DOWNING ST, CAMBRIDGE CB2 3EJ, CAMBS, ENGLAND: COMPANY BIOLOGISTS LTD, 1954. </text:p>
          </table:table-cell>
          <table:table-cell table:style-name="ce21" office:value-type="string" calcext:value-type="string">
            <text:p>[60] L. Robert and J. Polonovski, Discs. Faraday Soc., 20, 54 (1955). </text:p>
          </table:table-cell>
          <table:table-cell office:value-type="string" calcext:value-type="string">
            <text:p>[61] Ibid. No 21, p. 317</text:p>
          </table:table-cell>
          <table:table-cell office:value-type="string" calcext:value-type="string">
            <text:p>[62] A. B. Schultz, Proc. Soc. Exp. Biol. Med., 116, 653 (1964). </text:p>
          </table:table-cell>
          <table:table-cell table:number-columns-repeated="16364"/>
        </table:table-row>
        <table:table-row table:style-name="ro4">
          <table:table-cell table:style-name="ce5" office:value-type="string" calcext:value-type="string">
            <text:p><text:a xlink:href="https://github.com/peatysharing/ray_newsletters_with_references/tree/main/Articles/1975-11%20A%20Biophysical%20Approach%20to%20Altered%20Consciousness" xlink:type="simple">1975-11 A Biophysical Approach to Altered Consciousness</text:a> </text:p>
          </table:table-cell>
          <table:table-cell table:style-name="ce21" office:value-type="string" calcext:value-type="string">
            <text:p>[07] Ressler, N. "Resonant energy as a mechanism for mental activity." Physiological chemistry and physics 4.4 (1972): 361-369. </text:p>
          </table:table-cell>
          <table:table-cell office:value-type="string" calcext:value-type="string">
            <text:p>[08] COPE, F. W.: Evidence from activation energies for superconductive tunneling</text:p>
            <text:p>in biological systems at physiological temperatures. Physiol. Chem. and</text:p>
            <text:p>Physics 4:4, 403, 1971.</text:p>
          </table:table-cell>
          <table:table-cell office:value-type="string" calcext:value-type="string">
            <text:p>[09] NASONOV, D.N , and ALEKSANDROV, V. Ya : The Reactions of Living</text:p>
            <text:p>Tissue to External Influences. Pub. A S USSR, Moscow-Leningrad, 1940.</text:p>
            <text:p/>
          </table:table-cell>
          <table:table-cell office:value-type="string" calcext:value-type="string">
            <text:p>[11] EONOV, A., and LEBEDEV, V.: Space and Time Perception by the</text:p>
            <text:p>Cosmonaut. Mir. Pubis , Moscow, p. 173, 1971</text:p>
          </table:table-cell>
          <table:table-cell table:style-name="ce23" office:value-type="string" calcext:value-type="string">
            <text:p>[18] LING, G N.: Discussion at conference Annals New York Acad of Sci. p. 376</text:p>
            <text:p>of Vol. 196, 1972</text:p>
          </table:table-cell>
          <table:table-cell office:value-type="string" calcext:value-type="string">
            <text:p>[19] DAMADIAN, R . Discussion at conference Annals New York Acad, of Sci. p.</text:p>
            <text:p>49 of Vol 196. 1972</text:p>
          </table:table-cell>
          <table:table-cell office:value-type="string" calcext:value-type="string">
            <text:p>[23] COTT, A.: Orthomolecular Treatment: A Biochemical Approach to Treatment</text:p>
            <text:p>of Schizophrenia. American Schizophrenia Assoc, NY</text:p>
          </table:table-cell>
          <table:table-cell table:style-name="ce21" office:value-type="string" calcext:value-type="string">
            <text:p>[24] Hoffer, Abram. "The effect of nicotinic acid on the frequency and duration of re-hospitalization of schizophrenic patients; a controlled comparison study." International journal of neuropsychiatry 2.3 (1966): 234-240. </text:p>
          </table:table-cell>
          <table:table-cell office:value-type="string" calcext:value-type="string">
            <text:p>[25] NEWBOLD, H L: Discussion at conference. Annals New York Acad. Sci. p.</text:p>
            <text:p>375, Vol. 196, 1972b.</text:p>
          </table:table-cell>
          <table:table-cell table:style-name="ce21" office:value-type="string" calcext:value-type="string">
            <text:p>[30] Proctor, P. E. T. E. R. "Electron-transfer factors in psychosis and dyskinesia." Physiological chemistry and physics 4.4 (1972): 349-360. </text:p>
          </table:table-cell>
          <table:table-cell office:value-type="string" calcext:value-type="string">
            <text:p>[38] CHERNIGOVSKII, V. N.: Interoceptors. American Psychological Association,</text:p>
            <text:p>Washington. 1967.</text:p>
          </table:table-cell>
          <table:table-cell table:style-name="ce21" office:value-type="string" calcext:value-type="string">
            <text:p>[41] Kinosita, Haruo. “Studies on the Mechanism of Pigment Migration within Fish Melanophores with Special Reference to Their Electric Potentials.” (1953). </text:p>
          </table:table-cell>
          <table:table-cell office:value-type="string" calcext:value-type="string">
            <text:p>[42] LAPAYEV, E. V., UDALOV, Yu. F., and KHALATOV, O. P.: The</text:p>
            <text:p>Pharmacological Effect of Pyridoxine and its Combination With Adenosine</text:p>
            <text:p>Triphosphoric Acid on the Functional State of the Vestibular Analysor.</text:p>
            <text:p>Zhurnal Ushnykh, Nosoryk i Gorlovykh Bolezney No. 5: 15-19, 1971.</text:p>
            <text:p/>
          </table:table-cell>
          <table:table-cell table:style-name="ce21" office:value-type="string" calcext:value-type="string">
            <text:p>[43] Vovsi, B. M. "Treatment of wounds of the cornea under high-altitude conditions." Vestnik oftalmologii 1 (1972): 70-74. </text:p>
          </table:table-cell>
          <table:table-cell office:value-type="string" calcext:value-type="string">
            <text:p>[51] BELENKIY, B.: LIDA apparatus for biorhythmological studies. Sov. Mold. p. 4, December 8, 1973.</text:p>
          </table:table-cell>
          <table:table-cell office:value-type="string" calcext:value-type="string">
            <text:p>[52] KONDRASHCHENKO, V. T., GLANTS, B. R., and MAYEROVICH, I. M.:</text:p>
            <text:p>Hyperbaric Oxygen Therapy of Hypoxia in Acute Brain Injuries and Acute</text:p>
            <text:p>Exogenous Psychoses. Zh. neuropatologii i psikhiatrii, No. 2: 271-277, 1971.</text:p>
            <text:p/>
          </table:table-cell>
          <table:table-cell office:value-type="string" calcext:value-type="string">
            <text:p>[53] MIRRAKHIMOV, M. M.: Human High-altitude Pathology in Kirgiz SSR.</text:p>
            <text:p>Klinicheskava Meditsina 50:12, 104-109, 1972</text:p>
          </table:table-cell>
          <table:table-cell office:value-type="string" calcext:value-type="string">
            <text:p>[54] MEYERSON, F. Z., POMOYNITSKIY, V. D., and YAMPOL'SKAYA, B. A.:</text:p>
            <text:p>Role of the Biogenesis of Mitochondria in the Adaptation of the Organism to</text:p>
            <text:p>Altitude Hypoxia. Dokl. Ak. Nauk. SSSR Vol. 203:4, 973-976, 1972.</text:p>
            <text:p/>
          </table:table-cell>
          <table:table-cell office:value-type="string" calcext:value-type="string">
            <text:p>[55] KHVATOVA, Ye. M., RUBANOVA, N.A., and ZHILINA, I. A.: The Activity</text:p>
            <text:p>of Monoaminooxidase and Respiratory Chain Enzyme in Acute Hypoxia.</text:p>
            <text:p>Voprosy Meditsinskoy Khimii 19:1, 3-5, 1973.</text:p>
          </table:table-cell>
          <table:table-cell office:value-type="string" calcext:value-type="string">
            <text:p>[56] DARDYMOV, I. V.: The Effect of Ginseng and Eleutherococ-cus Preparation</text:p>
            <text:p>on Metabolism During Physical Loading. Pp. 76-82 in Protein Synthesis and</text:p>
            <text:p>Cell Resistance, Nauka, Leningrad, 1971.</text:p>
          </table:table-cell>
          <table:table-cell office:value-type="string" calcext:value-type="string">
            <text:p>[57] ROZIN, M. A.: Study of the Role of Protein Synthesis in the Mechanism of</text:p>
            <text:p>Action of Pharmacological Substances on Cell Resistance. Nauka, Leningrad,</text:p>
            <text:p>1971.</text:p>
          </table:table-cell>
          <table:table-cell office:value-type="string" calcext:value-type="string">
            <text:p>[58] RUSIN, V. Ya.: The Effect of Dibazole on the Resistance of Cells to Damage.</text:p>
            <text:p>Pp. 58-61 in Protein Synthesis and Cell Resistance, Nauka, Leningrad, 1971.</text:p>
            <text:p/>
          </table:table-cell>
          <table:table-cell office:value-type="string" calcext:value-type="string">
            <text:p>[60] US, Z. G., and BOZHKO, G. J. H.: Effect of Blood Serum From Schizophrenics on the Renewal of Brain Proteins in Rats. Zh. Neuropatologii i</text:p>
            <text:p>Psikhiatrii, No. 2: 253-255, 1971.</text:p>
          </table:table-cell>
          <table:table-cell office:value-type="string" calcext:value-type="string">
            <text:p>[62] IL'YUCHENOV, R. Yu.: Some Aspects of the Pharmacology of Memory. Aktualnyye Problemy Farmakologii i Farmatsii. 37-43, 1971. </text:p>
          </table:table-cell>
          <table:table-cell office:value-type="string" calcext:value-type="string">
            <text:p>[63] KHARKEVICH, D. A.: The Effect of Lipophilic Radicals in the Molecule of</text:p>
            <text:p>Curanform Substances on their Mechanism of Action Dokl. Acad. Nauk.</text:p>
            <text:p>SSSR, 198:4, 985-988, 1971.</text:p>
          </table:table-cell>
          <table:table-cell office:value-type="string" calcext:value-type="string">
            <text:p>[64] IL'ICHEVA, S.: Compounds Related to Diamond. Sovetskaya Latviya, p. 3,</text:p>
            <text:p>January 1, 1973, Riga.</text:p>
          </table:table-cell>
          <table:table-cell office:value-type="string" calcext:value-type="string">
            <text:p>[65] STUDNITSYNA, L. A.: Electrosleep as a Therapeutic Factor. Method and</text:p>
            <text:p>Indications. Meditsinskaya Sestra, No. 5: 32-34, 1972</text:p>
          </table:table-cell>
          <table:table-cell office:value-type="string" calcext:value-type="string">
            <text:p>[66] RUBAKOV, A. M.: Characteristics of Equipment Designed to Act Electrically</text:p>
            <text:p>on the Organism in Biological Research. Meditsinskaya Tekhnika No. 1: 6-9,</text:p>
            <text:p>1973.</text:p>
            <text:p/>
          </table:table-cell>
          <table:table-cell office:value-type="string" calcext:value-type="string">
            <text:p>[67] SPERANSKIY, A.: Magnetic fields. Meditsinskaya Gazeta, p 3: May 5, 1973.</text:p>
            <text:p/>
          </table:table-cell>
          <table:table-cell table:number-columns-repeated="16354"/>
        </table:table-row>
        <table:table-row table:style-name="ro5">
          <table:table-cell table:style-name="ce5" office:value-type="string" calcext:value-type="string">
            <text:p><text:a xlink:href="https://github.com/peatysharing/ray_newsletters_with_references/tree/main/Articles/1984%20Education%20as%20Advertised%20in%20Napoleonic%20Times" xlink:type="simple">1984 Education as Advertised in Napoleonic Times</text:a> </text:p>
          </table:table-cell>
          <table:table-cell table:style-name="ce21" office:value-type="string" calcext:value-type="string">
            <text:p>[01] James Potter’s letter, dated Feb. 1st, 1785 S.R.O.</text:p>
          </table:table-cell>
          <table:table-cell office:value-type="string" calcext:value-type="string">
            <text:p>[02] [08] MS Autobiography of William King M.A., M.D., F.R.C.S. (1786-1865) S.R.O. S/92/KIN/16284.</text:p>
          </table:table-cell>
          <table:table-cell table:style-name="ce23" office:value-type="string" calcext:value-type="string">
            <text:p>[03] Ipswich Journal, January 1st, 1798 </text:p>
          </table:table-cell>
          <table:table-cell office:value-type="string" calcext:value-type="string">
            <text:p>[04] Ibid, January 5<text:span text:style-name="T1">th</text:span>, 1799</text:p>
          </table:table-cell>
          <table:table-cell table:style-name="ce23" office:value-type="string" calcext:value-type="string">
            <text:p>[05] Ibid, January 8<text:span text:style-name="T1">th</text:span>, 1803</text:p>
          </table:table-cell>
          <table:table-cell table:style-name="ce21" office:value-type="string" calcext:value-type="string">
            <text:p>[06] Suffolk Review Vol. 5 No.2. p. 70. </text:p>
          </table:table-cell>
          <table:table-cell table:style-name="ce21" office:value-type="string" calcext:value-type="string">
            <text:p>[07] A Portrait of Jane Austen, David Cecil (Penguin 1980), p. 29. </text:p>
          </table:table-cell>
          <table:table-cell table:style-name="ce23" office:value-type="string" calcext:value-type="string">
            <text:p>[09] Ipswich Journal, July 31st, 1792 </text:p>
          </table:table-cell>
          <table:table-cell table:style-name="ce21" office:value-type="string" calcext:value-type="string">
            <text:p>[13] The Norwich Diocesan Subscription Books, ed. E. H. Carter. 1937</text:p>
          </table:table-cell>
          <table:table-cell table:style-name="ce21" office:value-type="string" calcext:value-type="string">
            <text:p>[14] Dictionary of the Vulgar Tongue, a Dictionary of Buckish Slang, University Wit and Pickpocket Eloquence, (Papermac reproduction 1981) </text:p>
          </table:table-cell>
          <table:table-cell table:style-name="ce21" office:value-type="string" calcext:value-type="string">
            <text:p>[16] Ipswich Journal, July 27th, August 10th, November 16th, 1799. </text:p>
          </table:table-cell>
          <table:table-cell table:style-name="ce21" office:value-type="string" calcext:value-type="string">
            <text:p>[17] Ibid, September 28<text:span text:style-name="T1">th</text:span>, 1799</text:p>
          </table:table-cell>
          <table:table-cell/>
          <table:table-cell table:style-name="ce21"/>
          <table:table-cell table:number-columns-repeated="16369"/>
        </table:table-row>
        <table:table-row table:style-name="ro5">
          <table:table-cell table:style-name="ce5" office:value-type="string" calcext:value-type="string">
            <text:p><text:a xlink:href="https://github.com/peatysharing/ray_newsletters_with_references/tree/main/Articles/1984%20Response%20to%20Recent%20Pop-Medicine%20Articles%20on%20Progesterone%20Therapy" xlink:type="simple">1984 Response to Recent Pop-Medicine Articles on Progesterone Therapy</text:a> </text:p>
          </table:table-cell>
          <table:table-cell office:value-type="string" calcext:value-type="string">
            <text:p>[01] Witt, Reni L., “Dangerous New Fad Therapy for Premenstrual Syndrome?”, Medical Month, pp.25-31, February 1984.</text:p>
          </table:table-cell>
          <table:table-cell table:number-columns-repeated="16382"/>
        </table:table-row>
        <table:table-row table:style-name="ro6">
          <table:table-cell table:style-name="ce5" office:value-type="string" calcext:value-type="string">
            <text:p><text:a xlink:href="https://github.com/peatysharing/ray_newsletters_with_references/tree/main/Articles/1986-01%20Hormone%20Balancing" xlink:type="simple">1986-01 Hormone Balancing</text:a> </text:p>
          </table:table-cell>
          <table:table-cell table:style-name="ce21" office:value-type="string" calcext:value-type="string">
            <text:p>[01] Meerson, F. Z. "Role of stress in the mechanism of long-term-adaptation and the prevention of stress injuries." Patologicheskaia Fiziologiia i Eksperimental'naia Terapiia 5 (1980): 3-16. </text:p>
          </table:table-cell>
          <table:table-cell table:style-name="ce21" office:value-type="string" calcext:value-type="string">
            <text:p>[04] Rosenfeld, A. "Superpowder." Omni magazine (1980). </text:p>
          </table:table-cell>
          <table:table-cell table:number-columns-repeated="16381"/>
        </table:table-row>
        <table:table-row table:style-name="ro7">
          <table:table-cell table:style-name="ce5" office:value-type="string" calcext:value-type="string">
            <text:p><text:a xlink:href="https://github.com/peatysharing/ray_newsletters_with_references/tree/main/Articles/1987%20The%20Progesterone%20Deception" xlink:type="simple">1987 The Progesterone Deception</text:a> </text:p>
          </table:table-cell>
          <table:table-cell table:style-name="ce21" office:value-type="string" calcext:value-type="string">
            <text:p>[03] Djerassi, Carl. "The making of the pill; Russell Marker's extraction of sex hormones from Mexican yams was only the beginning." Science'84 5 (1984): 127-130. </text:p>
          </table:table-cell>
          <table:table-cell table:style-name="ce4" office:value-type="string" calcext:value-type="string">
            <text:p>[04] R. Kehl, Les Glandes Endocrines, Presses Universitaires de France, Paris, 1952. </text:p>
          </table:table-cell>
          <table:table-cell table:style-name="ce4" office:value-type="string" calcext:value-type="string">
            <text:p>[09] Fraschini, A. "Il metodo biologico di rinvigorimento." Edizioni Minerva Medica, Milan (1954). </text:p>
          </table:table-cell>
          <table:table-cell table:number-columns-repeated="16380"/>
        </table:table-row>
        <table:table-row table:style-name="ro3">
          <table:table-cell table:style-name="ce5" office:value-type="string" calcext:value-type="string">
            <text:p><text:a xlink:href="https://github.com/peatysharing/ray_newsletters_with_references/tree/main/Articles/1997%20Estriol%2C%20DES%2C%20DDT%2C%20etc" xlink:type="simple">1997 Estriol, DES, DDT, etc</text:a> </text:p>
          </table:table-cell>
          <table:table-cell table:style-name="ce4" office:value-type="string" calcext:value-type="string">
            <text:p>[01] Alleva, E., et al. "Consensus statement from the work session on environmental endocrine disrupting chemicals: neural, endocrine and behavioural effects. held in Erice." Sicily, November (1995): 5-10. </text:p>
          </table:table-cell>
          <table:table-cell table:style-name="ce4" office:value-type="string" calcext:value-type="string">
            <text:p>[03] Kundu, N., et al. "Sequential determination of serum human placental lactogen, estriol, and estetrol for assessment of fetal morbidity." Obstetrics &amp; Gynecology 52.5 (1978): 513-520. </text:p>
          </table:table-cell>
          <table:table-cell office:value-type="string" calcext:value-type="string">
            <text:p>[05] Lippman M, Monaco ME, Bolan G. Effects of estrone, estradiol, and estriol on hormone-responsive human breast cancer in long-term tissue culture. Cancer Res. 1977 Jun;37(6):1901-7. PMID: 870192.</text:p>
          </table:table-cell>
          <table:table-cell table:style-name="ce4" office:value-type="string" calcext:value-type="string">
            <text:p>[07] Bauld, William S., Morris L. Givner, and Ian G. Milne. "Abnormality of estrogen metabolism in human subjects with myocardial infarction." Canadian Journal of Biochemistry and Physiology 35.12 (1957): 1277-1288. </text:p>
          </table:table-cell>
          <table:table-cell table:style-name="ce4" office:value-type="string" calcext:value-type="string">
            <text:p>[21] P. Vega Ramos, et al., "Formation of oestriol from C19, 16-oxygenated steroids by microsomal preparations of human placenta," Res. on Steroids, vol. V, page 79, Proc. of the Fifth Meeting of the International Study Group for Steroid Hormones, edited by M. Finkelstein, et al., 1973. </text:p>
          </table:table-cell>
          <table:table-cell table:style-name="ce4" office:value-type="string" calcext:value-type="string">
            <text:p>[22] Ibid, G. S. Rao, "Enzymes in steroid metabolism," page 175</text:p>
          </table:table-cell>
          <table:table-cell table:number-columns-repeated="16377"/>
        </table:table-row>
        <table:table-row table:style-name="ro4">
          <table:table-cell table:style-name="ce5" office:value-type="string" calcext:value-type="string">
            <text:p><text:a xlink:href="https://github.com/peatysharing/ray_newsletters_with_references/tree/main/Articles/1997%20Iron-Cumulative%20Danger" xlink:type="simple">1997 Iron-Cumulative Danger</text:a> </text:p>
          </table:table-cell>
          <table:table-cell table:style-name="ce4" office:value-type="string" calcext:value-type="string">
            <text:p>[05] Chiao, J. J., Richard E. Kirschner, and Gary A. Fantini. "Iron delocalization occurs during ischemia and persists on reoxygenation of skeletal muscle." The Journal of laboratory and clinical medicine 124.3 (1994): 432-438. </text:p>
          </table:table-cell>
          <table:table-cell table:style-name="ce4" office:value-type="string" calcext:value-type="string">
            <text:p>[12] Hirsch, E. C. "Biochemistry of Parkinson's disease with special reference to the dopaminergic systems." Molecular neurobiology 9 (1994): 135-142. </text:p>
          </table:table-cell>
          <table:table-cell table:style-name="ce4" office:value-type="string" calcext:value-type="string">
            <text:p>[15] Kligman, Lorraine H., and Peishu Zheng. "The protective effect of a broad-spectrum sunscreen against chronic UVA radiation in hairless mice: a histologic and ultrastructural assessment." Journal of the Society of Cosmetic Chemists 45.1 (1994): 21-33. </text:p>
          </table:table-cell>
          <table:table-cell table:style-name="ce4" office:value-type="string" calcext:value-type="string">
            <text:p>[18] Kozlov, A. V., et al. "Role of endogenous free iron in the activation of lipid peroxidation at ishemia disease." Bulletin of Experimental Biology and Medicine 99.1 (1985): 47-50. </text:p>
          </table:table-cell>
          <table:table-cell table:style-name="ce4" office:value-type="string" calcext:value-type="string">
            <text:p>[27] Savoiardo, M., et al. "Magnetic resonance imaging in progressive supranuclear palsy and other parkinsonian disorders." Progressive Supranuclear Palsy: Diagnosis, Pathology, and Therapy (1994): 93-110. </text:p>
          </table:table-cell>
          <table:table-cell table:style-name="ce4" office:value-type="string" calcext:value-type="string">
            <text:p>[28] Strain, J. J. "Putative role of dietary trace elements in coronary heart disease and cancer." British journal of biomedical science 51.3 (1994): 241-251. </text:p>
          </table:table-cell>
          <table:table-cell table:style-name="ce4" office:value-type="string" calcext:value-type="string">
            <text:p>[31] Vlad, M., et al. "Concentration of copper, zinc, chromium, iron and nickel in the abdominal aorta of patients deceased with coronary heart disease." Journal of trace elements and electrolytes in health and disease 8.2 (1994): 111-114. </text:p>
          </table:table-cell>
          <table:table-cell table:style-name="ce4" office:value-type="string" calcext:value-type="string">
            <text:p>[34] Transfusions: Amer. J. of Surgery 155, p. 43, 1988. </text:p>
          </table:table-cell>
          <table:table-cell table:style-name="ce4" office:value-type="string" calcext:value-type="string">
            <text:p>[35] Salonen, JT, Nyyssonen, K, Korpela, H, Tuomilehto, J, Seppanen, R, Salonen, R. High stored iron levels are associated with excess risk of myocardial infarction in eastern Finnish men. Circulation 1992;86:803-811 </text:p>
          </table:table-cell>
          <table:table-cell table:style-name="ce4" office:value-type="string" calcext:value-type="string">
            <text:p>[36] Sullivan, J. (1981). Iron and the sex difference in heart disease risk. The Lancet, 317(8233), 1293-1294. </text:p>
          </table:table-cell>
          <table:table-cell table:style-name="ce4" office:value-type="string" calcext:value-type="string">
            <text:p>[37] Salonen JT, Nyyssönen K, Korpela H, Tuomilehto J, Seppänen R, Salonen R. High stored iron levels are associated with excess risk of myocardial infarction in eastern Finnish men. Circulation. 1992 Sep;86(3):803-11. doi: 10.1161/01.cir.86.3.803. PMID: 1516192. </text:p>
          </table:table-cell>
          <table:table-cell table:style-name="ce4" office:value-type="string" calcext:value-type="string">
            <text:p>[38] Ascherio, Alberto, et al. "Dietary iron intake and risk of coronary disease among men." Circulation 89.3 (1994): 969-974. </text:p>
          </table:table-cell>
          <table:table-cell table:style-name="ce4" office:value-type="string" calcext:value-type="string">
            <text:p>[39] Stevens, Richard G., et al. "Body iron stores and the risk of cancer." New England Journal of Medicine 319.16 (1988): 1047-1052. </text:p>
          </table:table-cell>
          <table:table-cell table:style-name="ce4" office:value-type="string" calcext:value-type="string">
            <text:p>[40] Knekt, Paul, et al. "Body iron stores and risk of cancer." International journal of cancer 56.3 (1994): 379-382. </text:p>
          </table:table-cell>
          <table:table-cell table:style-name="ce4" office:value-type="string" calcext:value-type="string">
            <text:p>[41] Erickson, Kent L. "Dietary fat modulation of immune response." International journal of immunopharmacology 8.6 (1986): 529-543. </text:p>
          </table:table-cell>
          <table:table-cell table:style-name="ce4" office:value-type="string" calcext:value-type="string">
            <text:p>[42] Lauffer, Randall B. "Iron stores and the international variation in mortality from coronary artery disease." Medical Hypotheses 35.2 (1991): 96-102. </text:p>
          </table:table-cell>
          <table:table-cell office:value-type="string" calcext:value-type="string">
            <text:p>[43] Kozlov AV, Shinkarenko LI, Vladimirov IuA, Azizova OA. Rol' éndogennogo svobodnogo zheleza v aktivatsii perekisnogo okisleniia lipidov pri ishemii [Role of endogenous free iron in activating lipid peroxidation in ischemia]. Biull Eksp Biol Med. 1985 Jan;99(1):38-41. Russian. PMID: 2981578.</text:p>
            <text:p/>
          </table:table-cell>
          <table:table-cell table:number-columns-repeated="16366"/>
        </table:table-row>
        <table:table-row table:style-name="ro8">
          <table:table-cell table:style-name="ce5" office:value-type="string" calcext:value-type="string">
            <text:p><text:a xlink:href="https://github.com/peatysharing/ray_newsletters_with_references/tree/main/Articles/2006%20Aging%20Eyes%2C%20Infant%20Eyes%2C%20and%20Excitable%20Tissues" xlink:type="simple">2006 Aging Eyes, Infant Eyes, and Excitable Tissues</text:a> </text:p>
          </table:table-cell>
          <table:table-cell office:value-type="string" calcext:value-type="string">
            <text:p>[01] Arushanian EB, Ovanesov KB. Melatonin snizhaet porog svetochuvstvitel'nosti setchatki glaza cheloveka [Melatonin lowers the threshold of light sensitivity of the human retina]. Eksp Klin Farmakol. 1999 Mar-Apr;62(2):58-60. Russian. PMID: 10340133.</text:p>
            <text:p/>
          </table:table-cell>
          <table:table-cell table:style-name="ce4" office:value-type="string" calcext:value-type="string">
            <text:p>[03] Bazan NG. The metabolism of omega-3 polyunsaturated fatty acids in the eye: the possible role of docosahexaenoic acid and docosanoids in retinal physiology and ocular pathology. Prog Clin Biol Res. 1989;312:95-112. PMID: 2529559. </text:p>
          </table:table-cell>
          <table:table-cell table:style-name="ce4" office:value-type="string" calcext:value-type="string">
            <text:p>[04] Biull Eksp Biol Med 1976 Oct;82(10):1181-3. [Role of the biological activity of serotonin in the production of the "shock lung" syndrome.] ; Bazarevich GI, Deviataev AM, Likhtenshtein AO, Natsvlishvili BP, Sadeko MK </text:p>
          </table:table-cell>
          <table:table-cell table:style-name="ce4" office:value-type="string" calcext:value-type="string">
            <text:p>[11] Chen, Enping. "Inhibition of enzymes by short-wave optical radiation and its effect on the retina." Acta ophthalmologica. Supplement 208 (1993): 1-50. </text:p>
          </table:table-cell>
          <table:table-cell table:style-name="ce4" office:value-type="string" calcext:value-type="string">
            <text:p>[14] Dubocovich ML. Luzindole (N-0774): a novel melatonin receptor antagonist. J Pharmacol Exp Ther. 1988 Sep;246(3):902-10. PMID: 2843633.</text:p>
          </table:table-cell>
          <table:table-cell table:style-name="ce4" office:value-type="string" calcext:value-type="string">
            <text:p>[18] Fielder, Alistiar R., et al. "Light and retinopathy of prematurity: does retinal location offer a clue?." Pediatrics 89.4 (1992): 648-653. </text:p>
          </table:table-cell>
          <table:table-cell office:value-type="string" calcext:value-type="string">
            <text:p>[32] John TM, George JC. Diurnal variation in the effect of melatonin on plasma and muscle free fatty acid levels in the pigeon. Endocrinol Exp. 1976 Jun;10(2):131-7. PMID: 1084268.</text:p>
            <text:p/>
          </table:table-cell>
          <table:table-cell office:value-type="string" calcext:value-type="string">
            <text:p>[35] Housset B. Toxicité pulmonaire de l'oxygène [Pulmonary toxicity of oxygen]. Presse Med. 1984 Oct 20;13(37):2257-60. French. PMID: 6239171.</text:p>
            <text:p/>
          </table:table-cell>
          <table:table-cell office:value-type="string" calcext:value-type="string">
            <text:p>[37] Mironova EM, Pavlova ON, Ronkina TI. Ranniaia diagnostika, otsenka rezul'tatov lecheniia i modelirovanie nekotorykh storon patogeneza distrofii setchatki [The early diagnosis, evaluation of treatment results and modelling of certain aspects of the pathogenesis of retinal dystrophy]. Oftalmol Zh. 1989;(8):469-73. Russian. PMID: 2636347.</text:p>
            <text:p/>
          </table:table-cell>
          <table:table-cell table:style-name="ce4" office:value-type="string" calcext:value-type="string">
            <text:p>[48] Piergiacomi VA, Palacios A, Catalá A. Comparative studies on lipid peroxidation of microsomes and mitochondria obtained from different rat tissues: effect of retinyl palmitate. Prostaglandins Leukot Essent Fatty Acids. 2001 Feb;64(2):75-80. doi: 10.1054/plef.2001.0244. PMID: 11237473. </text:p>
          </table:table-cell>
          <table:table-cell table:style-name="ce4" office:value-type="string" calcext:value-type="string">
            <text:p>[52] Bunatian AF, Levin IaI, Meshcheriakova SA, Gitel' EP, Bol'shakova TD. Osobennosti funktsionirovaniia gipofizarno-gonadnoĭ sistemy cheloveka v usloviiakh odnokratnoĭ deprivatsii sna [Characteristics of the functioning of the human hypophyseal-gonadal system during 1-time sleep deprivation]. Probl Endokrinol (Mosk). 1986 Sep-Oct;32(5):45-8. Russian. PMID: 3786303. </text:p>
          </table:table-cell>
          <table:table-cell office:value-type="string" calcext:value-type="string">
            <text:p>[56] Sirotkin AV. Direct influence of melatonin on steroid, nonapeptide hormones, and cyclic nucleotide secretion by granulosa cells isolated from porcine ovaries. J Pineal Res. 1994 Oct;17(3):112-7. doi: 10.1111/j.1600-079x.1994.tb00121.x. PMID: 7897582.</text:p>
            <text:p/>
          </table:table-cell>
          <table:table-cell office:value-type="string" calcext:value-type="string">
            <text:p>[58] Srinivasan BD, Kulkarni PS. Inhibitors of the arachidonic acid cascade in the management of ocular inflammation. Prog Clin Biol Res. 1989;312:229-49. PMID: 2508126.</text:p>
            <text:p/>
          </table:table-cell>
          <table:table-cell table:style-name="ce28" office:value-type="string" calcext:value-type="string">
            <text:p>[61] van Bel F. Toediening van glucocorticosteroïden aan de te vroeg geborene: steeds meer aanwijzingen voor ongewenste bijwerkingen [Administration of glucocorticosteroids to premature infants: increasing evidence of adverse effects]. Ned Tijdschr Geneeskd. 2001 Dec 29;145(52):2521-5. Dutch. PMID: 11793826. </text:p>
          </table:table-cell>
          <table:table-cell table:style-name="ce4" office:value-type="string" calcext:value-type="string">
            <text:p>[64] Weinstock, M., S. Blotnick, and M. Segal. "Seasonal variation in the development of stress-induced systolic hypertension in the rat." Journal of hypertension. Supplement: Official Journal of the International Society of Hypertension 3.3 (1985): S107-9. </text:p>
          </table:table-cell>
          <table:table-cell table:number-columns-repeated="16368"/>
        </table:table-row>
        <table:table-row table:style-name="ro9">
          <table:table-cell table:style-name="ce5" office:value-type="string" calcext:value-type="string">
            <text:p><text:a xlink:href="https://github.com/peatysharing/ray_newsletters_with_references/tree/main/Articles/2006%20Aging%2C%20estrogen%2C%20and%20progesterone" xlink:type="simple">2006 Aging, estrogen, and progesterone</text:a> </text:p>
          </table:table-cell>
          <table:table-cell table:style-name="ce4" office:value-type="string" calcext:value-type="string">
            <text:p>[03] Carrizo PH, Dubin M, Stoppani AO. Efectos fisiopatológicos del óxido nítrico y su relación con el estrés oxidativo [Physiopathologic effects of nitric oxide and their relationship with oxidative stress]. Medicina (B Aires). 1998;58(4):367-73. Spanish. PMID: 9816698.</text:p>
          </table:table-cell>
          <table:table-cell table:style-name="ce28" office:value-type="string" calcext:value-type="string">
            <text:p>[05] Deyl Z, Juricová M, Stuchlíková E. The effect of nutritional regimes upon collagen concentration and survival of rats. Adv Exp Med Biol. 1975;53:359-69. doi: 10.1007/978-1-4757-0731-1_31. PMID: 1119345.</text:p>
          </table:table-cell>
          <table:table-cell office:value-type="string" calcext:value-type="string">
            <text:p>[06] Dickey RP, Hower JF. Relationship of estradiol and progesterone levels to uterine blood flow during early pregnancy. Early Pregnancy. 1996 Jun;2(2):113-20. PMID: 9363208.</text:p>
            <text:p/>
          </table:table-cell>
          <table:table-cell table:style-name="ce4" office:value-type="string" calcext:value-type="string">
            <text:p>[10] Gutiérrez Correa J, Stoppani AO. La mieloperoxidasa como factor de daño oxidativo del miocardio: inactivación de la dihidrolipoamida deshidrogenasa [Myeloperoxidase as a factor of oxidative damage of the myocardium: inactivation of dihydrolipoamide dehydrogenase]. Medicina (B Aires). 1998;58(2):171-8. Spanish. PMID: 9706251. </text:p>
          </table:table-cell>
          <table:table-cell table:style-name="ce4" office:value-type="string" calcext:value-type="string">
            <text:p>[15] László FA. Renal cortical necrosis. Experimental induction by hormones. Contrib Nephrol. 1981;28:1-216. PMID: 6269802. </text:p>
          </table:table-cell>
          <table:table-cell office:value-type="string" calcext:value-type="string">
            <text:p>[20] Reed LL, Manglano R, Martin M, Hochman M, Kocka F, Barrett J. The effect of hypertonic saline resuscitation on bacterial translocation after hemorrhagic shock in rats. Surgery. 1991 Oct;110(4):685-8; discussion 688-90. PMID: 1925957.</text:p>
            <text:p/>
          </table:table-cell>
          <table:table-cell table:number-columns-repeated="16377"/>
        </table:table-row>
        <table:table-row table:style-name="ro10">
          <table:table-cell table:style-name="ce5" office:value-type="string" calcext:value-type="string">
            <text:p><text:a xlink:href="https://github.com/peatysharing/ray_newsletters_with_references/tree/main/Articles/2006%20Altitude%20and%20Mortality" xlink:type="simple">2006 Altitude and Mortality</text:a> </text:p>
          </table:table-cell>
          <table:table-cell table:style-name="ce4" office:value-type="string" calcext:value-type="string">
            <text:p>[03] Cuzzocrea S, Zingarelli B, Costantino G, Sottile A, Teti D, Caputi AP. Protective effect of poly(ADP-ribose) synthetase inhibition on multiple organ failure after zymosan-induced peritonitis in the rat. Crit Care Med. 1999 Aug;27(8):1517-23. doi: 10.1097/00003246-199908000-00020. PMID: 10470759. </text:p>
          </table:table-cell>
          <table:table-cell table:style-name="ce4" office:value-type="string" calcext:value-type="string">
            <text:p>[05] Folgering H. The pathophysiology of hyperventilation syndrome. Monaldi Arch Chest Dis. 1999 Aug;54(4):365-72. PMID: 10546483.</text:p>
            <text:p/>
          </table:table-cell>
          <table:table-cell table:style-name="ce4" office:value-type="string" calcext:value-type="string">
            <text:p>[12] Zhaparov B, Kamitov SKh, Mirrakhimov MM. Morfologicheskaia kharakteristika serdtsa arkharov, postoianno obitaiushchikh na bol'shikh gornykh vysotakh [Morphologic characteristics of the hearts of argali continuously dwelling at high mountain altitudes]. Biull Eksp Biol Med. 1980 Apr;89(4):498-501. Russian. PMID: 7388172. </text:p>
          </table:table-cell>
          <table:table-cell office:value-type="string" calcext:value-type="string">
            <text:p>[13] Harding JE, Charlton VE. Effect of lactate and beta-hydroxybutyrate infusions on brain metabolism in the fetal sheep. J Dev Physiol. 1990 Sep;14(3):139-46. PMID: 2100739.</text:p>
            <text:p/>
          </table:table-cell>
          <table:table-cell office:value-type="string" calcext:value-type="string">
            <text:p>[14] Todd GP, Chadwick IG, Yeo WW, Jackson PR, Ramsay LE. Pressor effect of hyperventilation in healthy subjects. J Hum Hypertens. 1995 Feb;9(2):119-22. PMID: 7752173.</text:p>
            <text:p/>
          </table:table-cell>
          <table:table-cell table:style-name="ce4" office:value-type="string" calcext:value-type="string">
            <text:p>[16] Farmakol Toksikol 1977. Sep-Oct; 40(5):620-3.. [Effect of combinations of apressin, obsidan, diprazin, adenosine, NAD and nicotinamide on the resistance of rats to hypoxia and on carbohydrate metabolic indices] </text:p>
          </table:table-cell>
          <table:table-cell table:style-name="ce28" office:value-type="string" calcext:value-type="string">
            <text:p>[17] Moret PR, Lutzen U. Effet protecteur du piridoxilate sur le myocarde hypoxique. Etudes expérimentales [Protective effect of pyridoxilate on the hypoxic myocardium. Experimental studies]. Schweiz Med Wochenschr. 1977 Nov 5;107(44):1585-6. French. PMID: 918622.</text:p>
          </table:table-cell>
          <table:table-cell office:value-type="string" calcext:value-type="string">
            <text:p>[21] Todd GP, Chadwick IG, Yeo WW, Jackson PR, Ramsay LE. Pressor effect of hyperventilation in healthy subjects. J Hum Hypertens. 1995 Feb;9(2):119-22. PMID: 7752173.</text:p>
            <text:p/>
          </table:table-cell>
          <table:table-cell table:style-name="ce4" office:value-type="string" calcext:value-type="string">
            <text:p>[24] Chen CH, Chen AC, Liu HJ. Involvement of nitric oxide and N-methyl-D-aspartate in acute hypoxic altitude convulsion in mice. Aviat Space Environ Med. 1997 Apr;68(4):296-9. PMID: 9096824. </text:p>
          </table:table-cell>
          <table:table-cell table:style-name="ce4" office:value-type="string" calcext:value-type="string">
            <text:p>[26] Bhardwaj A, Northington FJ, Koehler RC, Stiefel T, Hanley DF, Traystman RJ. Adenosine modulates N-methyl-D-aspartate-stimulated hippocampal nitric oxide production in vivo. Stroke. 1995 Sep;26(9):1627-33. doi: 10.1161/01.str.26.9.1627. PMID: 7544925. </text:p>
          </table:table-cell>
          <table:table-cell table:style-name="ce4" office:value-type="string" calcext:value-type="string">
            <text:p>[30] Franken NA, Hollaar L, Bosker FJ, van Ravels FJ, van der Laarse A, Wondergem J. Effects of in vivo heart irradiation on myocardial energy metabolism in rats. Radiat Res. 1993 Apr;134(1):79-85. PMID: 8475257. </text:p>
          </table:table-cell>
          <table:table-cell office:value-type="string" calcext:value-type="string">
            <text:p>[33] Sugimoto H. [Energy substrate metabolism during stress]. Nihon Geka Gakkai Zasshi. 1996 Sep;97(9):726-32. Japanese. PMID: 8940683.</text:p>
            <text:p/>
          </table:table-cell>
          <table:table-cell office:value-type="string" calcext:value-type="string">
            <text:p>[36] Barashkova NL, Kartamysheva NL, Krasnova VP, Kriuchkova LN, Miasoedova ES. "Sukhie" uglekislye vanny v lechenii bo'lnykh infarktom miokarda na sanatornom étape reabilitatsii ["Dry" carbon dioxide baths in treating patients with myocardial infarction at the sanatorium stage of rehabilitation]. Klin Med (Mosk). 1989 May;67(5):38-41. Russian. PMID: 2528025.</text:p>
            <text:p/>
          </table:table-cell>
          <table:table-cell office:value-type="string" calcext:value-type="string">
            <text:p>[37] Reuter JH, Donovan EF, Kotagal UR. Haemodynamic effects of respiratory alkalosis independent of changes in airway pressure in anaesthetized newborn dogs. J Dev Physiol. 1989 Nov;12(5):283-6. PMID: 2634068.</text:p>
            <text:p/>
          </table:table-cell>
          <table:table-cell office:value-type="string" calcext:value-type="string">
            <text:p>[38] Savitt MA, Rankin JS, Elberry JR, Owen CH, Camporesi EM. Influence of hyperbaric oxygen on left ventricular contractility, total coronary blood flow, and myocardial oxygen consumption in the conscious dog. Undersea Hyperb Med. 1994 Jun;21(2):169-83. PMID: 8061558.</text:p>
            <text:p/>
          </table:table-cell>
          <table:table-cell table:style-name="ce28" office:value-type="string" calcext:value-type="string">
            <text:p>[39] Mirrakhimov MM, Meimanaliev TS. Heart rhythm disturbances in the inhabitants of mountainous regions. Cor Vasa. 1981;23(5):359-65. PMID: 6459210.</text:p>
            <text:p/>
          </table:table-cell>
          <table:table-cell table:number-columns-repeated="16367"/>
        </table:table-row>
        <table:table-row table:style-name="ro11">
          <table:table-cell table:style-name="ce5" office:value-type="string" calcext:value-type="string">
            <text:p><text:a xlink:href="https://github.com/peatysharing/ray_newsletters_with_references/tree/main/Articles/2006%20Aspirin%2C%20brain%2C%20and%20cancer" xlink:type="simple">2006 Aspirin, brain, and cancer</text:a> </text:p>
          </table:table-cell>
          <table:table-cell office:value-type="string" calcext:value-type="string">
            <text:p>[09] Casper D, Lekhraj R, Yaparpalvi US, Pidel A, Jaggernauth WA, Werner P, Tribius S, Rowe JD, LaSala PA. Acetaminophen selectively reduces glioma cell growth and increases radiosensitivity in culture. J Neurooncol. 2000;46(3):215-29. doi: 10.1023/a:1006492423666. PMID: 10902853.</text:p>
            <text:p/>
          </table:table-cell>
          <table:table-cell table:style-name="ce4" office:value-type="string" calcext:value-type="string">
            <text:p>[12] Cotlier E. Senile cataracts: evidence for acceleration by diabetes and deceleration by salicylate. Can J Ophthalmol. 1981 Jul;16(3):113-8. PMID: 7296356. </text:p>
          </table:table-cell>
          <table:table-cell table:style-name="ce4" office:value-type="string" calcext:value-type="string">
            <text:p>[16] FitzGerald GA, Austin S, Egan K, Cheng Y, Pratico D. Cyclo-oxygenase products and atherothrombosis. Ann Med. 2000 Dec;32 Suppl 1:21-6. PMID: 11209977. </text:p>
          </table:table-cell>
          <table:table-cell office:value-type="string" calcext:value-type="string">
            <text:p>[19] Gomes I. Aspirin: a neuroprotective agent at high doses? Natl Med J India. 1998 Jan-Feb;11(1):14-7. PMID: 9557513.</text:p>
            <text:p/>
          </table:table-cell>
          <table:table-cell table:style-name="ce4" office:value-type="string" calcext:value-type="string">
            <text:p>[22] J Pharmacol Exp Ther 1981 Aug;218(2):464-9. Protective effects of aspirin in endotoxic shock. Halushka PV, Wise WC, Cook JA. </text:p>
          </table:table-cell>
          <table:table-cell table:style-name="ce4" office:value-type="string" calcext:value-type="string">
            <text:p>[27] Kalinka J, Sieroszewski P, Hanke W, Laudański T, Suzin J. Ocena skuteczności leczenia hipotrofii płodu przy uzyciu małych dawek kwasu acetylosalicylowego [Evaluation of the effectiveness of a low-dose aspirin in the treatment of intrauterine growth retardation (IUGR)]. Ginekol Pol. 1999 Mar;70(3):126-34. Polish. PMID: 10390914. </text:p>
          </table:table-cell>
          <table:table-cell table:style-name="ce4" office:value-type="string" calcext:value-type="string">
            <text:p>[33] Orlowski JP, Gillis J, Kilham HA. A catch in the Reye. Pediatrics. 1987 Nov;80(5):638-42. PMID: 3670965. </text:p>
          </table:table-cell>
          <table:table-cell office:value-type="string" calcext:value-type="string">
            <text:p>[39] Saini T, Bagchi M, Bagchi D, Jaeger S, Hosoyama S, Stohs SJ. Protective ability of acetylsalicylic acid (aspirin) to scavenge radiation induced free radicals in J774A.1 macrophage cells. Res Commun Mol Pathol Pharmacol. 1998 Sep;101(3):259-68. PMID: 9874284.</text:p>
            <text:p/>
          </table:table-cell>
          <table:table-cell table:style-name="ce4" office:value-type="string" calcext:value-type="string">
            <text:p>[43] Tewari S, Kaushish R, Sharma S, Gulati N. Role of low dose aspirin in prevention of pregnancy induced hypertension. J Indian Med Assoc. 1997 Feb;95(2):43-4, 47. PMID: 9357241. </text:p>
          </table:table-cell>
          <table:table-cell office:value-type="string" calcext:value-type="string">
            <text:p>[47] Walsh SW, Parisi VM. The role of arachidonic acid metabolites in preeclampsia. Semin Perinatol. 1986 Oct;10(4):334-55. PMID: 3031819.</text:p>
            <text:p/>
          </table:table-cell>
          <table:table-cell office:value-type="string" calcext:value-type="string">
            <text:p>[53] Wollenhaupt K, Steger H. Untersuchungen zur Beeinflussung des Implantationsgeschehens bei Ratten und Sauen durch perorale Verabreichung von Prostaglandinsynthetasehemmern. 2. Mitteilung: Untersuchung des Einflusses von Prostaglandin F2 alpha, Progesteron/Ostron und Azetylsalizylsäure auf das Implantationsergehnis sowie einige biochemische Parameter der Amnionflüssigkeit der Ratte [Control of implantation in rats and sows by peroral administration of prostaglandin synthetase inhibitors. 2. Effects of prostaglandin F2 alpha, progesterone/estrone, and acetylsalicylic acid on implantation and various biochemical parameters of amniotic fluid in the rat]. Arch Exp Veterinarmed. 1981;35(3):465-70. German. PMID: 7283650.</text:p>
            <text:p/>
          </table:table-cell>
          <table:table-cell table:number-columns-repeated="16372"/>
        </table:table-row>
        <table:table-row table:style-name="ro9">
          <table:table-cell table:style-name="ce5" office:value-type="string" calcext:value-type="string">
            <text:p><text:a xlink:href="https://github.com/peatysharing/ray_newsletters_with_references/tree/main/Articles/2006%20Autonomic%20systems" xlink:type="simple">2006 Autonomic systems</text:a> </text:p>
          </table:table-cell>
          <table:table-cell table:style-name="ce4" office:value-type="string" calcext:value-type="string">
            <text:p>[06] Breton L, Clot JP, Bouriannes J, Baudry M. L'adrénaline active les phosphorylations oxydatives des mitochondries hépatiques de rat par la mise en jeu des récepteurs alpha 1 [Adrenaline activates oxidative phosphorylation of rat liver mitochondria through alpha 1-receptors]. C R Seances Soc Biol Fil. 1987;181(3):242-8. French. PMID: 2888518. </text:p>
          </table:table-cell>
          <table:table-cell table:style-name="ce4" office:value-type="string" calcext:value-type="string">
            <text:p>[09] Yasue H. Role of autonomic nervous system in the pathogenesis of angina pectoris. Arch Mal Coeur Vaiss. 1983 Feb;76 Spec No:3-6. PMID: 6305298. </text:p>
          </table:table-cell>
          <table:table-cell table:style-name="ce4" office:value-type="string" calcext:value-type="string">
            <text:p>[13] Kalsner S. Coronary artery reactivity in human vessels: some questions and some answers. Fed Proc. 1985 Feb;44(2):321-5. PMID: 3967774. </text:p>
          </table:table-cell>
          <table:table-cell table:style-name="ce4" office:value-type="string" calcext:value-type="string">
            <text:p>[15] Kavetsky RE, (editor) The Neoplastic Process and the Nervous System,Kiev, 1958. </text:p>
          </table:table-cell>
          <table:table-cell table:style-name="ce4" office:value-type="string" calcext:value-type="string">
            <text:p>[17] Patol Fiziol Eksp Ter 1971 Sep-Oct;15(5):3-10. [Role of disorders in intra-cellular and neuro-humoral regulation in the development of the tumor process] </text:p>
          </table:table-cell>
          <table:table-cell table:style-name="ce4" office:value-type="string" calcext:value-type="string">
            <text:p>[18] Mil’man, M.S., The sympathetic nervous system and the source of tumors, Problems of Oncology IX, 162-173, 1936. </text:p>
          </table:table-cell>
          <table:table-cell table:style-name="ce4" office:value-type="string" calcext:value-type="string">
            <text:p>[21] Jaiswal K, Krishna A. Effects of hormones on the number, distribution and degranulation of mast cells in the ovarian complex of mice. Acta Physiol Hung. 1996;84(2):183-90. PMID: 9046364. </text:p>
          </table:table-cell>
          <table:table-cell table:style-name="ce4" office:value-type="string" calcext:value-type="string">
            <text:p>[26] Munchen Med Wochenschr 1966 Mar 18;108(11):589-92. [Changes of the neurovegetative reactivity of the skin after Alpine climatic therapy]. </text:p>
          </table:table-cell>
          <table:table-cell table:style-name="ce4" office:value-type="string" calcext:value-type="string">
            <text:p>[29] Biull Eksp Biol Med 1978 Nov;86(11):525-8. [Effect of neuromediators on acid-base status]. [Article in Russian] Lazareva LV</text:p>
          </table:table-cell>
          <table:table-cell table:style-name="ce4" office:value-type="string" calcext:value-type="string">
            <text:p>[31] Polezhaev LV, Cherkasova LV, Vitvitsky VN, Timonin AV. Normalization of protein synthesis and the structure of brain dystrophic neurons after the action of hypoxia, 10% NaCl and organ-specific RNA. J Hirnforsch. 1991;32(5):659-64. PMID: 1725877. </text:p>
          </table:table-cell>
          <table:table-cell table:style-name="ce4" office:value-type="string" calcext:value-type="string">
            <text:p>[32] Winther K. The effect of beta-blockade on platelet function and fibrinolytic activity. J Cardiovasc Pharmacol. 1987;10 Suppl 2:S94-8; discussion S99. PMID: 2481178. </text:p>
          </table:table-cell>
          <table:table-cell table:style-name="ce4" office:value-type="string" calcext:value-type="string">
            <text:p>[42] Kuttenn F. L'hyperestrogénie chez la femme en période d'activité génitale [Hyperestrogenism in the woman during the reproductive period]. Ann Endocrinol (Paris). 1977;38(6):421-6. French. PMID: 612279. </text:p>
          </table:table-cell>
          <table:table-cell table:style-name="ce4" office:value-type="string" calcext:value-type="string">
            <text:p>[44] Passouant P, Crastes de Paulet A, Descomps B, Besset A, Billiard M. Sécrétions des gonadotrophines au cours du sommeil. Modifications au cours d' aménorrhées secondaires [Secretion of gonadotropins during sleep. Changes during secondary amenorrheas]. Nouv Presse Med. 1976 Apr 10;5(15):975-9. French. PMID: 934819. </text:p>
          </table:table-cell>
          <table:table-cell table:style-name="ce4" office:value-type="string" calcext:value-type="string">
            <text:p>[49] Soboleva EL, Komarov EK, Potin VV, Svechnikova FA. Lechebnyĭ éffekt parlodela pri sindrome polikistoznykh iaichnikov [The therapeutic effect of parlodel in the polycystic ovary syndrome]. Akush Ginekol (Mosk). 1990 Sep;(9):61-3. Russian. PMID: 2278313. </text:p>
          </table:table-cell>
          <table:table-cell table:number-columns-repeated="16369"/>
        </table:table-row>
        <table:table-row table:style-name="ro12">
          <table:table-cell table:style-name="ce5" office:value-type="string" calcext:value-type="string">
            <text:p><text:a xlink:href="https://github.com/peatysharing/ray_newsletters_with_references/tree/main/Articles/2006%20Bleeding%2C%20clotting%2C%20cancer" xlink:type="simple">2006 Bleeding, clotting, cancer</text:a> </text:p>
          </table:table-cell>
          <table:table-cell table:style-name="ce4" office:value-type="string" calcext:value-type="string">
            <text:p>[01] Allen BV. Relationships between the erythrocyte sedimentation rate, plasma proteins and viscosity, and leucocyte counts in thoroughbred racehorses. Vet Rec. 1988 Apr 2;122(14):329-32. doi: 10.1136/vr.122.14.329. PMID: 3381437. </text:p>
          </table:table-cell>
          <table:table-cell table:style-name="ce4" office:value-type="string" calcext:value-type="string">
            <text:p>[04] Botella Llusiá J. Síndrome de HELLP y gestosis hemorrágica [HELLP syndrome and hemorrhagic gestosis]. An R Acad Nac Med (Madr). 2002;119(1):163-73; discussion 173-4. Spanish. PMID: 12197203. </text:p>
          </table:table-cell>
          <table:table-cell table:style-name="ce4" office:value-type="string" calcext:value-type="string">
            <text:p>[05] Buchanan MR, Richardson M, Haas TA, Hirsh J, Madri JA. The basement membrane underlying the vascular endothelium is not thrombogenic: in vivo and in vitro studies with rabbit and human tissue. Thromb Haemost. 1987 Aug 4;58(2):698-704. PMID: 3672420. </text:p>
          </table:table-cell>
          <table:table-cell table:style-name="ce4" office:value-type="string" calcext:value-type="string">
            <text:p>[12] Dong Z, Patel Y, Saikumar P, Weinberg JM, Venkatachalam MA. Development of porous defects in plasma membranes of adenosine triphosphate-depleted Madin-Darby canine kidney cells and its inhibition by glycine. Lab Invest. 1998 Jun;78(6):657-68. PMID: 9645756. </text:p>
          </table:table-cell>
          <table:table-cell table:style-name="ce4" office:value-type="string" calcext:value-type="string">
            <text:p>[16] Gmoshinskiĭ IV, Ermekpaeva RA, Lysikov IuA, Kulakova SN, Mazo VK, Morozov IA. Vliianie zhirovogo komponenta ratsiona na pronitsaemost' dlia makromolekul zashchitnogo bar'era kishki pri éksperimental'noĭ anafilaksii [Effects of dietary fat on permeability of the protective intestinal barrier to macromolecules in experimental anaphylaxis]. Vopr Pitan. 1995;(1):7-11. Russian. PMID: 7653080. </text:p>
          </table:table-cell>
          <table:table-cell table:style-name="ce4" office:value-type="string" calcext:value-type="string">
            <text:p>[18] Hankins GD, Snyder R, Dinh T, Van Hook J, Clark S, Vandelan A. Documentation of amniotic fluid embolism via lung histopathology. Fact or fiction? J Reprod Med. 2002 Dec;47(12):1021-4. PMID: 12516321. </text:p>
          </table:table-cell>
          <table:table-cell table:style-name="ce4" office:value-type="string" calcext:value-type="string">
            <text:p>[22] Lindquist O, Bagge L, Saldeen T. Induction of endogenous fibrinolysis inhibition in the dog. Effect of intravascular coagulation and release of free fatty acids. Acta Chir Scand. 1976;142(1):20-5. PMID: 1266538. </text:p>
          </table:table-cell>
          <table:table-cell table:style-name="ce4" office:value-type="string" calcext:value-type="string">
            <text:p>[28] Rickles FR, Hair GA, Zeff RA, Lee E, Bona RD. Tissue factor expression in human leukocytes and tumor cells. Thromb Haemost. 1995 Jul;74(1):391-5. PMID: 8578492. </text:p>
          </table:table-cell>
          <table:table-cell table:style-name="ce4" office:value-type="string" calcext:value-type="string">
            <text:p>[29] Selye H. A syndrome produced by diverse nocuous agents. 1936. J Neuropsychiatry Clin Neurosci. 1998 Spring;10(2):230-1. doi: 10.1176/jnp.10.2.230a. PMID: 9722327. </text:p>
          </table:table-cell>
          <table:table-cell office:value-type="string" calcext:value-type="string">
            <text:p>[32] Tersenov OA, Mikhaleva IV, Usol'tseva VA, Byshevskiĭ ASh. O svertyvaiushcheĭ aktivnosti okoloplodnykh vod [Coagulative activity of the amniotic fluid]. Akush Ginekol (Mosk). 1989 Jan;(1):43-6. Russian. PMID: 2712221.</text:p>
          </table:table-cell>
          <table:table-cell table:style-name="ce4" office:value-type="string" calcext:value-type="string">
            <text:p>[39] Zacharski LR, Loynes JT. Low-molecular-weight heparin in oncology. Anticancer Res. 2003 May-Jun;23(3C):2789-93. PMID: 12926114. </text:p>
          </table:table-cell>
          <table:table-cell office:value-type="string" calcext:value-type="string">
            <text:p>needs fixed whole list, missing [21] changes in flow etc</text:p>
          </table:table-cell>
          <table:table-cell table:number-columns-repeated="16371"/>
        </table:table-row>
        <table:table-row table:style-name="ro4">
          <table:table-cell table:style-name="ce5" office:value-type="string" calcext:value-type="string">
            <text:p><text:a xlink:href="https://github.com/peatysharing/ray_newsletters_with_references/tree/main/Articles/2006%20Bone%20Density%20First%20Do%20No%20Harm" xlink:type="simple">2006 Bone Density First Do No Harm</text:a> </text:p>
          </table:table-cell>
          <table:table-cell table:style-name="ce4" office:value-type="string" calcext:value-type="string">
            <text:p>[01] Kassem M, Okazaki R, De León D, Harris SA, Robinson JA, Spelsberg TC, Conover CA, Riggs BL. Potential mechanism of estrogen-mediated decrease in bone formation: estrogen increases production of inhibitory insulin-like growth factor-binding protein-4. Proc Assoc Am Physicians. 1996 Mar;108(2):155-64. PMID: 8705735. </text:p>
          </table:table-cell>
          <table:table-cell office:value-type="string" calcext:value-type="string">
            <text:p>[14] Przeglad Lekarski 2000; 57(2):93-9. [No title available]. Polish</text:p>
          </table:table-cell>
          <table:table-cell table:style-name="ce4" office:value-type="string" calcext:value-type="string">
            <text:p>[16] Michalská D, Zikán V, Stĕpán J, Weichetová M, Kubová V, Krenková J, Masatová A. Rentgenová denzitometrie a ultrasonometrie patní kosti--presnost a srovnání s denzitometrií osového skeletu [X-ray densitometry and ultrasonography of the heel bone--sensitivity and comparison with densitometry of the axial skeleton]. Cas Lek Cesk. 2000 Apr 26;139(8):231-6. Czech. PMID: 10916211. </text:p>
          </table:table-cell>
          <table:table-cell table:style-name="ce4" office:value-type="string" calcext:value-type="string">
            <text:p>[17] John Gofman, M.D. (biographical chapter. pages 401-412.) In Studs Terkel's book Coming of Age. The Story of our Century by Those Who Lived It. The New Press. NY. 1995 </text:p>
          </table:table-cell>
          <table:table-cell office:value-type="string" calcext:value-type="string">
            <text:p>[18] Gofman, J.W. An irreverent, illustrated view of nuclear power. Committee for Nuclear Responsibility. San Francisco, CA. pp. 227-8, 1979.</text:p>
          </table:table-cell>
          <table:table-cell table:style-name="ce4" office:value-type="string" calcext:value-type="string">
            <text:p>[21] [31] Schabel F, Zieglauer H. Untersuchungen zur Pathogenese der distalen renalen tubulären Azidose [Investigations on the pathogenesis of distal renal tubular acidosis (author's transl)]. Wien Klin Wochenschr. 1979 Apr 27;91(9):304-7. German. PMID: 36716. </text:p>
          </table:table-cell>
          <table:table-cell table:style-name="ce4"/>
          <table:table-cell table:number-columns-repeated="16376"/>
        </table:table-row>
        <table:table-row table:style-name="ro13">
          <table:table-cell table:style-name="ce5" office:value-type="string" calcext:value-type="string">
            <text:p><text:a xlink:href="https://github.com/peatysharing/ray_newsletters_with_references/tree/main/Articles/2006%20Breast%20Cancer" xlink:type="simple">2006 Breast Cancer</text:a> </text:p>
          </table:table-cell>
          <table:table-cell table:style-name="ce4" office:value-type="string" calcext:value-type="string">
            <text:p>[16] Simon N. Cancer of the breast--induction by radiation and role of mammography. Rev Interam Radiol. 1977 Oct;2(4):199-203. PMID: 145649. </text:p>
          </table:table-cell>
          <table:table-cell table:style-name="ce4" office:value-type="string" calcext:value-type="string">
            <text:p>[18] Strong, Leonell C, Biological Aspects of Cancer and Aging, Oxford, Pergamon Press, 1968. </text:p>
          </table:table-cell>
          <table:table-cell table:style-name="ce4" office:value-type="string" calcext:value-type="string">
            <text:p>[19] Wattigney WA, Srinivasan SR, Chen W, Greenlund KJ, Berenson GS. Secular trend of earlier onset of menarche with increasing obesity in black and white girls: the Bogalusa Heart Study. Ethn Dis. 1999 Spring-Summer;9(2):181-9. PMID: 10421080. </text:p>
          </table:table-cell>
          <table:table-cell table:number-columns-repeated="16380"/>
        </table:table-row>
        <table:table-row table:style-name="ro4">
          <table:table-cell table:style-name="ce5" office:value-type="string" calcext:value-type="string">
            <text:p><text:a xlink:href="https://github.com/peatysharing/ray_newsletters_with_references/tree/main/Articles/2006%20Caffeine%20A%20vitamin-like%20nutrient%2C%20or%20adaptogen" xlink:type="simple">2006 Caffeine A vitamin-like nutrient, or adaptogen</text:a> </text:p>
          </table:table-cell>
          <table:table-cell table:style-name="ce4" office:value-type="string" calcext:value-type="string">
            <text:p>[01] Krasil'nikov VG. Izmeneniia soprotivleniia i emkosti sosudistogo rusla golovnogo mozga pod vliianiem vazoaktivnykh veshchestv [Changes in the resistance and capacity of the cerebral vascular bed under the influence of vasoactive substances]. Fiziol Zh SSSR Im I M Sechenova. 1975 Oct;61(10):1531-8. Russian. PMID: 1204863. </text:p>
          </table:table-cell>
          <table:table-cell table:style-name="ce4" office:value-type="string" calcext:value-type="string">
            <text:p>[09] VanderPloeg LC, Wolfrom DM, Rao AR, Braselton WE, Welsch CW. Caffeine, theophylline, theobromine, and developmental growth of the mouse mammary gland. J Environ Pathol Toxicol Oncol. 1992 May-Jun;11(3):177-89. PMID: 1625188. </text:p>
          </table:table-cell>
          <table:table-cell table:style-name="ce4" office:value-type="string" calcext:value-type="string">
            <text:p>[10] Welsch CW, VanderPloeg LC. Enhancement by caffeine of mammary gland lobulo-alveolar development in mice: a function of increased corticosterone. J Environ Pathol Toxicol Oncol. 1994;13(2):81-8. PMID: 7884647. </text:p>
          </table:table-cell>
          <table:table-cell table:style-name="ce4" office:value-type="string" calcext:value-type="string">
            <text:p>[13] Nagasawa H, Yasuda M, Sakamoto S, Inatomi H. Suppression by coffee cherry of the growth of spontaneous mammary tumours in SHN mice. Anticancer Res. 1996 Jan-Feb;16(1):151-3. PMID: 8615601. </text:p>
          </table:table-cell>
          <table:table-cell table:style-name="ce4" office:value-type="string" calcext:value-type="string">
            <text:p>[15] Linos A, Linos DA, Vgotza N, Souvatzoglou A, Koutras DA. Does coffee consumption protect against thyroid disease? Acta Chir Scand. 1989 Jun-Jul;155(6-7):317-20. PMID: 2816215. </text:p>
          </table:table-cell>
          <table:table-cell table:style-name="ce4" office:value-type="string" calcext:value-type="string">
            <text:p>[22] Rusakov DIu, Val'dman AV. Primenenie plavatel'nogo testa dlia vyiavleniia antidepressivnoĭ aktivnosti pri odnokratnom i khronicheskom vvedenii veshchestv [Use of the swimming test for demonstrating antidepressive activity of drugs during single and repeated administration]. Farmakol Toksikol. 1983 Sep-Oct;46(5):107-11. Russian. PMID: 6226535. </text:p>
          </table:table-cell>
          <table:table-cell table:style-name="ce4" office:value-type="string" calcext:value-type="string">
            <text:p>[25] Lam SC, Guccione MA, Packham MA, Mustard JF. Effect of cAMP phosphodiesterase inhibitors on ADP-induced shape change, cAMP and nucleoside diphosphokinase activity of rabbit platelets. Thromb Haemost. 1982 Apr 30;47(2):90-5. PMID: 6285543. </text:p>
          </table:table-cell>
          <table:table-cell table:style-name="ce4" office:value-type="string" calcext:value-type="string">
            <text:p>[34] Wagner JC. Abuse of drugs used to enhance athletic performance. Am J Hosp Pharm. 1989 Oct;46(10):2059-67. PMID: 2683762. </text:p>
          </table:table-cell>
          <table:table-cell table:number-columns-repeated="16375"/>
        </table:table-row>
        <table:table-row table:style-name="ro6">
          <table:table-cell table:style-name="ce5" office:value-type="string" calcext:value-type="string">
            <text:p><text:a xlink:href="https://github.com/peatysharing/ray_newsletters_with_references/tree/main/Articles/2006%20Diabetes%2C%20scleroderma%2C%20oils%20and%20hormones" xlink:type="simple">2006 Diabetes, scleroderma, oils and hormones</text:a> </text:p>
          </table:table-cell>
          <table:table-cell table:style-name="ce4" office:value-type="string" calcext:value-type="string">
            <text:p>[09] Björntorp P. Insulin resistance: the consequence of a neuroendocrine disturbance? Int J Obes Relat Metab Disord. 1995 May;19 Suppl 1:S6-10. PMID: 7550539. </text:p>
          </table:table-cell>
          <table:table-cell table:style-name="ce4" office:value-type="string" calcext:value-type="string">
            <text:p>[18] Girard J. Rôle des acides gras libres dans l'insulino-résistance du diabète non-insulino-dépendant [Role of free fatty acids in the insulin resistance of non-insulin-dependent diabetes]. Diabete Metab. 1995 Apr;21(2):79-88. French. PMID: 7621976. </text:p>
          </table:table-cell>
          <table:table-cell table:style-name="ce4" office:value-type="string" calcext:value-type="string">
            <text:p>[28] A. M. Kahn and T. Song, "Insulin inhibits dog vascular smooth muscle contraction and lowers Ca++[i] by inhibiting Ca++ influx," J. of Nutrition 125(6 Suppl.), S1732-S1737, 1995. </text:p>
          </table:table-cell>
          <table:table-cell table:style-name="ce4" office:value-type="string" calcext:value-type="string">
            <text:p>[29] F. Kuhlencordt, et al., "Examination of the skeleton in diabetic patients up to age 45," Deutsche med. Wchnschr. 91, 1913-1917, 1966. "Some </text:p>
          </table:table-cell>
          <table:table-cell table:style-name="ce4" office:value-type="string" calcext:value-type="string">
            <text:p>[31] LAZAROW A. Protection against alloxan diabetes. Anat Rec. 1947 Mar;97(3):353. PMID: 20289367. </text:p>
          </table:table-cell>
          <table:table-cell table:style-name="ce4" office:value-type="string" calcext:value-type="string">
            <text:p>[51] Vague P, Raccah D, Scelles V. Hypofibrinolysis and the insulin resistance syndrome. Int J Obes Relat Metab Disord. 1995 May;19 Suppl 1:S11-5. PMID: 7550531. </text:p>
          </table:table-cell>
          <table:table-cell table:number-columns-repeated="16377"/>
        </table:table-row>
        <table:table-row table:style-name="ro13">
          <table:table-cell table:style-name="ce5" office:value-type="string" calcext:value-type="string">
            <text:p><text:a xlink:href="https://github.com/peatysharing/ray_newsletters_with_references/tree/main/Articles/2006%20Epilepsy%20and%20Progesterone" xlink:type="simple">2006 Epilepsy and Progesterone</text:a> </text:p>
          </table:table-cell>
          <table:table-cell table:style-name="ce4" office:value-type="string" calcext:value-type="string">
            <text:p>[13-B] Bauer J, Hocke A, Elger CE. Katameniale Anfälle--eine Analyse [Catamenial seizures--an analysis]. Nervenarzt. 1995 Oct;66(10):760-9. German. PMID: 7501092. </text:p>
          </table:table-cell>
          <table:table-cell table:style-name="ce4" office:value-type="string" calcext:value-type="string">
            <text:p>[13-C] "Seizure frequency and the menstrual cycle: a clinical study," Epilepsia 22, 242, 1981. </text:p>
          </table:table-cell>
          <table:table-cell table:style-name="ce4" office:value-type="string" calcext:value-type="string">
            <text:p>[16] G. Holmes, "Anticonvulsant effect of hormones on seizures in animals," 265-268, in: R. Porter, R. H. Mattson, A. Ward, and M. Dam, eds., Advances in Epileptology, 15th Epilepsy International Symposium, New York, Raven Press, 1984. </text:p>
          </table:table-cell>
          <table:table-cell table:style-name="ce4" office:value-type="string" calcext:value-type="string">
            <text:p>[17-G] (Adenosine has potent anticonvulsive effects in various seizure models.) P. S. Timiras and H. F. Hill, Chapter 43, in Antiepileptic Drugs: Mechanisms of Action, ed. by G. H. Glaser, et al, Raven Press, N.Y., 1980 </text:p>
          </table:table-cell>
          <table:table-cell table:style-name="ce4" office:value-type="string" calcext:value-type="string">
            <text:p>[34-B] Murri L, Bonuccelli U, Melis GB. Neuroendocrine evaluation in catamenial epilepsy. Funct Neurol. 1986 Oct-Dec;1(4):399-403. PMID: 3111947. </text:p>
          </table:table-cell>
          <table:table-cell table:style-name="ce4" office:value-type="string" calcext:value-type="string">
            <text:p>[35-A] Balabolkin MI, Karlov VA, Vlasov PN. Rol' zhenskikh polovykh gormonov v patogeneze katamenial'nykh épilepticheskikh pripadkov [The role of the female sex hormones in the pathogenesis of catamenial epileptic seizures]. Ter Arkh. 1994;66(4):68-71. Russian. PMID: 8016736. </text:p>
          </table:table-cell>
          <table:table-cell table:style-name="ce4" office:value-type="string" calcext:value-type="string">
            <text:p>[35-B] Guerreiro CA. Período ovulatório e crises epilépticas [Ovulatory period and epileptic crisis]. Arq Neuropsiquiatr. 1991 Jun;49(2):198-203. Portuguese. doi: 10.1590/s0004-282x1991000200014. PMID: 1810239. </text:p>
          </table:table-cell>
          <table:table-cell table:style-name="ce4" office:value-type="string" calcext:value-type="string">
            <text:p>[44] Iron-binding capacity, total, serum decrease. F. Mora, et al.</text:p>
          </table:table-cell>
          <table:table-cell table:style-name="ce4" office:value-type="string" calcext:value-type="string">
            <text:p>[45] Magnesium, serum, decreased; between seizures. C S Babel, et al </text:p>
          </table:table-cell>
          <table:table-cell table:style-name="ce28" office:value-type="string" calcext:value-type="string">
            <text:p>Prealbumin, CSF, increased, the only protein to increase in epileptics. F. Mora, et al. </text:p>
          </table:table-cell>
          <table:table-cell table:number-columns-repeated="16373"/>
        </table:table-row>
        <table:table-row table:style-name="ro8">
          <table:table-cell table:style-name="ce5" office:value-type="string" calcext:value-type="string">
            <text:p><text:a xlink:href="https://github.com/peatysharing/ray_newsletters_with_references/tree/main/Articles/2006%20Estrogen%20and%20Osteoporosis" xlink:type="simple">2006 Estrogen and Osteoporosis</text:a> </text:p>
          </table:table-cell>
          <table:table-cell table:style-name="ce4" office:value-type="string" calcext:value-type="string">
            <text:p>[01] Abraham GE, Grewal H. A total dietary program emphasizing magnesium instead of calcium. Effect on the mineral density of calcaneous bone in postmenopausal women on hormonal therapy. J Reprod Med. 1990 May;35(5):503-7. PMID: 2352244. </text:p>
          </table:table-cell>
          <table:table-cell table:style-name="ce4" office:value-type="string" calcext:value-type="string">
            <text:p>[09] Murrillo-Uribe A, Delezé-Hinojosa M, Aguirre E, Villa A, Calva J, Cons F, Briseño A, González G, Morales J, Peña H, Guerrero G, Orozco J, Morales G, Elizondo J. Osteoporosis en la mujer postmenopáusica mexicana. Magnitud del problema. Estudio multicéntrico [Osteoporosis in Mexican postmenopausal women. Magnitude of the problem. Multicenter study]. Ginecol Obstet Mex. 1999 May;67:227-33. Spanish. PMID: 10363426. </text:p>
          </table:table-cell>
          <table:table-cell table:style-name="ce4" office:value-type="string" calcext:value-type="string">
            <text:p>[12] Robert R, Spitzer JA. Effects of female hormones (17beta-estradiol and progesterone) on nitric oxide production by alveolar macrophages in rats. Nitric Oxide. 1997;1(6):453-62. doi: 10.1006/niox.1997.0157. PMID: 9466950. </text:p>
          </table:table-cell>
          <table:table-cell table:style-name="ce4" office:value-type="string" calcext:value-type="string">
            <text:p>[20] Kassem M, Okazaki R, De León D, Harris SA, Robinson JA, Spelsberg TC, Conover CA, Riggs BL. Potential mechanism of estrogen-mediated decrease in bone formation: estrogen increases production of inhibitory insulin-like growth factor-binding protein-4. Proc Assoc Am Physicians. 1996 Mar;108(2):155-64. PMID: 8705735. </text:p>
          </table:table-cell>
          <table:table-cell table:number-columns-repeated="16379"/>
        </table:table-row>
        <table:table-row table:style-name="ro14">
          <table:table-cell table:style-name="ce5" office:value-type="string" calcext:value-type="string">
            <text:p><text:a xlink:href="https://github.com/peatysharing/ray_newsletters_with_references/tree/main/Articles/2006%20Immunodeficiency%2C%20dioxins%2C%20stress%2C%20and%20the%20hormones" xlink:type="simple">2006 Immunodeficiency, dioxins, stress, and the hormones</text:a> </text:p>
          </table:table-cell>
          <table:table-cell table:style-name="ce4" office:value-type="string" calcext:value-type="string">
            <text:p>[06] Pala S, Crimaldi G, Consolini R, Macchia P. Studio della risposta cellulo-mediata dopo vaccinazione anti-morbillosa [The cell-mediated response after measles vaccination]. Pediatr Med Chir. 1998 May-Jun;20(3):213-6. Italian. PMID: 9744016. </text:p>
          </table:table-cell>
          <table:table-cell table:style-name="ce4" office:value-type="string" calcext:value-type="string">
            <text:p>[11] Käch K, Kossmann T, Trentz O. Nekrotisierende Weichteilinfekte [Necrotizing soft tissue infections]. Unfallchirurg. 1993 Apr;96(4):181-91. German. PMID: 8484137. </text:p>
          </table:table-cell>
          <table:table-cell table:style-name="ce4" office:value-type="string" calcext:value-type="string">
            <text:p>[12] Simonart T, Simonart JM, Schoutens C, Ledoux M, De Dobbeleer G. Epidémiologie et étiopathogénie des fasciites nécrosantes et du syndrome de choc streptococcique [Epidemiology and etiopathogeny of necrotizing fasciitis and streptococcal shock syndrome]. Ann Dermatol Venereol. 1993;120(6-7):469-72. French. PMID: 8279795. </text:p>
          </table:table-cell>
          <table:table-cell table:style-name="ce4" office:value-type="string" calcext:value-type="string">
            <text:p>[22] Krzanowska H, Szołtys M. Preovulatory dynamics of ovarian steroid hormones in two mouse strains differing in the rate of meiotic maturation. Folia Biol (Krakow). 1996;44(3-4):111-6. PMID: 9342935. </text:p>
          </table:table-cell>
          <table:table-cell table:style-name="ce4" office:value-type="string" calcext:value-type="string">
            <text:p>[27] Potapova GI, Shapot VS. Sopriazhennost' immunodepresii i narusheniĭ nukleinovogo obmena limfoidnoĭ tkani kak proiavlenie paraneoplasticheskogo sindroma [Combination of immunodepression and disorders in nucleic acid metabolism of lymphoid tissue as a manifestation of a paraneoplastic syndrome]. Arkh Patol. 1987;49(6):10-8. Russian. PMID: 3310967. </text:p>
          </table:table-cell>
          <table:table-cell table:style-name="ce4" office:value-type="string" calcext:value-type="string">
            <text:p>[28] Shelepov VP, Pasha-zade GR, Chekulaev VA, Shapot VS. Vzaimosviaz' narusheniĭ obmena gliukozy i sekretsii somatotropnogo gormona, tiroksina, tirotropina, pokazatelia gematokrita u krys s perevivnymi gepatomami [Relation between disorders of glucose metabolism, secretion of somatotropic hormone, thyroxine, thyrotropin and hematocrit indices in rats with transplanted hepatomas]. Eksp Onkol. 1987;9(6):62-7. Russian. PMID: 3436292. </text:p>
          </table:table-cell>
          <table:table-cell table:style-name="ce4" office:value-type="string" calcext:value-type="string">
            <text:p>[36] Hendrickse RG. Clinical implications of food contaminated by aflatoxins. Ann Acad Med Singap. 1991 Jan;20(1):84-90. PMID: 2029170. </text:p>
          </table:table-cell>
          <table:table-cell table:style-name="ce4" office:value-type="string" calcext:value-type="string">
            <text:p>[42] Talal N, Dang H, Ahmed SA, Kraig E, Fischbach M. Interleukin 2, T cell receptor and sex hormone studies in autoimmune mice. J Rheumatol Suppl. 1987 Jun;14 Suppl 13:21-5. PMID: 3112377. </text:p>
          </table:table-cell>
          <table:table-cell table:style-name="ce4" office:value-type="string" calcext:value-type="string">
            <text:p>[49] Malpuech-Brugère C, Kuryszko J, Nowacki W, Rock E, Rayssiguier Y, Mazur A. Early morphological and immunological alterations in the spleen during magnesium deficiency in the rat. Magnes Res. 1998 Sep;11(3):161-9. PMID: 9800684. </text:p>
          </table:table-cell>
          <table:table-cell table:style-name="ce4" office:value-type="string" calcext:value-type="string">
            <text:p>[52] Kitchen LW, Cotter SM. Effect of diethylcarbamazine on serum antibody to feline oncornavirus-associated cell membrane antigen in feline leukemia virus cats. J Clin Lab Immunol. 1988 Feb;25(2):101-3. PMID: 2836593. </text:p>
          </table:table-cell>
          <table:table-cell table:number-columns-repeated="16373"/>
        </table:table-row>
        <table:table-row table:style-name="ro13">
          <table:table-cell table:style-name="ce5" office:value-type="string" calcext:value-type="string">
            <text:p><text:a xlink:href="https://github.com/peatysharing/ray_newsletters_with_references/tree/main/Articles/2006%20Iron's%20Dangers" xlink:type="simple">2006 Iron's Dangers</text:a> </text:p>
          </table:table-cell>
          <table:table-cell table:style-name="ce28" office:value-type="string" calcext:value-type="string">
            <text:p>[02] Ozsoylu S. Lipid peroxidation in iron deficiency anemia. Acta Haematol. 1994;91(3):170. doi: 10.1159/000204327. PMID: 8091940. </text:p>
          </table:table-cell>
          <table:table-cell office:value-type="string" calcext:value-type="string">
            <text:p>[06] Chiao JJ, Kirschner RE, Fantini GA. Iron delocalization occurs during ischemia and persists on reoxygenation of skeletal muscle. J Lab Clin Med. 1994 Sep;124(3):432-8. PMID: 8083587.</text:p>
          </table:table-cell>
          <table:table-cell table:style-name="ce4" office:value-type="string" calcext:value-type="string">
            <text:p>[07] Choi JH, Kim DW, Yu B. Modulation of age-related alterations of iron, ferritin, and lipid peroxidation in rat brain synaptosomes. J Nutr Health Aging. 1998;2(3):133-7. PMID: 10995054. </text:p>
          </table:table-cell>
          <table:table-cell table:style-name="ce4" office:value-type="string" calcext:value-type="string">
            <text:p>[21] Savoiardo M, Girotti F, Strada L, Ciceri E. Magnetic resonance imaging in progressive supranuclear palsy and other parkinsonian disorders. J Neural Transm Suppl. 1994;42:93-110. doi: 10.1007/978-3-7091-6641-3_8. PMID: 7964700. </text:p>
          </table:table-cell>
          <table:table-cell table:style-name="ce4" office:value-type="string" calcext:value-type="string">
            <text:p>[22] Strain JJ. Putative role of dietary trace elements in coronary heart disease and cancer. Br J Biomed Sci. 1994 Sep;51(3):241-51. PMID: 7881323. </text:p>
          </table:table-cell>
          <table:table-cell office:value-type="string" calcext:value-type="string">
            <text:p>[25] Amer. J. of Surgery 155, p. 43, 1988.</text:p>
          </table:table-cell>
          <table:table-cell table:style-name="ce4" office:value-type="string" calcext:value-type="string">
            <text:p>[26] Transfusions: Amer. J. of Surgery 155, p. 43, 1988. </text:p>
          </table:table-cell>
          <table:table-cell table:style-name="ce4" office:value-type="string" calcext:value-type="string">
            <text:p>[27] Salonen, JT, Nyyssonen, K, Korpela, H, Tuomilehto, J, Seppanen, R, Salonen, R. High stored iron levels are associated with excess risk of myocardial infarction in eastern Finnish men. Circulation 1992;86:803-811 </text:p>
          </table:table-cell>
          <table:table-cell table:style-name="ce4" office:value-type="string" calcext:value-type="string">
            <text:p>[28] Sullivan, J. (1981). Iron and the sex difference in heart disease risk. The Lancet, 317(8233), 1293-1294. </text:p>
          </table:table-cell>
          <table:table-cell table:style-name="ce4" office:value-type="string" calcext:value-type="string">
            <text:p>[29] Salonen JT, Nyyssönen K, Korpela H, Tuomilehto J, Seppänen R, Salonen R. High stored iron levels are associated with excess risk of myocardial infarction in eastern Finnish men. Circulation. 1992 Sep;86(3):803-11. doi: 10.1161/01.cir.86.3.803. PMID: 1516192. </text:p>
          </table:table-cell>
          <table:table-cell table:style-name="ce4" office:value-type="string" calcext:value-type="string">
            <text:p>[30] Stevens, Richard G., et al. "Body iron stores and the risk of cancer." New England Journal of Medicine 319.16 (1988): 1047-1052. </text:p>
          </table:table-cell>
          <table:table-cell table:style-name="ce4"/>
          <table:table-cell table:number-columns-repeated="16371"/>
        </table:table-row>
        <table:table-row table:style-name="ro13">
          <table:table-cell table:style-name="ce5" office:value-type="string" calcext:value-type="string">
            <text:p><text:a xlink:href="https://github.com/peatysharing/ray_newsletters_with_references/tree/main/Articles/2006%20Menopause%20and%20its%20causes" xlink:type="simple">2006 Menopause and its causes</text:a> </text:p>
          </table:table-cell>
          <table:table-cell table:style-name="ce4" office:value-type="string" calcext:value-type="string">
            <text:p>[01] L. C. Strong, Biological Aspects of Cancer and Aging, Pergamon Press, 1968. </text:p>
          </table:table-cell>
          <table:table-cell table:style-name="ce4" office:value-type="string" calcext:value-type="string">
            <text:p>[03] Wilson PW, Garrison RJ, Castelli WP. Postmenopausal estrogen use, cigarette smoking, and cardiovascular morbidity in women over 50. The Framingham Study. N Engl J Med. 1985 Oct 24;313(17):1038-43. doi: 10.1056/NEJM198510243131702. PMID: 2995808. </text:p>
          </table:table-cell>
          <table:table-cell table:style-name="ce4" office:value-type="string" calcext:value-type="string">
            <text:p>[04] P. M. Wise, "Influence of estrogen on aging of the central nervous system: Its role in declining female reproductive function," in Menopause: Evaluation, Treatment, and Health Concerns, pages 53-70, 1989. </text:p>
          </table:table-cell>
          <table:table-cell office:value-type="string" calcext:value-type="string">
            <text:p>[05] Nencioni, T., and F. Polvani, Calcitonin, p. 297-305, A. Pecile, editor, Elsevier, N.Y., 1985.</text:p>
          </table:table-cell>
          <table:table-cell table:style-name="ce4" office:value-type="string" calcext:value-type="string">
            <text:p>[06] T. I. Belova, "Structural damage to the mesencephalic reticular formation induced by immobilization stress," Bull. Exp. Biol. &amp; Med. 108(7), 126030, 1989 </text:p>
          </table:table-cell>
          <table:table-cell table:style-name="ce4" office:value-type="string" calcext:value-type="string">
            <text:p>[07] Fourrier F, Jallot A, Leclerc L, Jourdain M, Racadot A, Chagnon JL, Rime A, Chopin C. Sex steroid hormones in circulatory shock, sepsis syndrome, and septic shock. Circ Shock. 1994 Aug;43(4):171-8. PMID: 7895322. </text:p>
          </table:table-cell>
          <table:table-cell table:number-columns-repeated="16377"/>
        </table:table-row>
        <table:table-row table:style-name="ro9">
          <table:table-cell table:style-name="ce5" office:value-type="string" calcext:value-type="string">
            <text:p><text:a xlink:href="https://github.com/peatysharing/ray_newsletters_with_references/tree/main/Articles/2006%20Oils%20in%20Context" xlink:type="simple">2006 Oils in Context</text:a> </text:p>
          </table:table-cell>
          <table:table-cell table:style-name="ce4" office:value-type="string" calcext:value-type="string">
            <text:p>[06] Lemeshko VV, Nikitchenko IuV, Kaliman PA. Vozrastnye ocobennosti induktsii perekisnogo okisleniia lipidov v pecheni krys pri golodanii [Age characteristics of lipid peroxide oxidation induction in the rat liver during fasting]. Ukr Biokhim Zh (1978). 1982 May-Jun;54(3):325-7. Russian. PMID: 7101479. </text:p>
          </table:table-cell>
          <table:table-cell table:style-name="ce4" office:value-type="string" calcext:value-type="string">
            <text:p>[09] Abuirmeileh, N. M., "The effect of dietary fats on liver mitochondrial fatty acid profiles in the rat," Dirasat (Ser.): Nat. Sci. (Univ. Jordan) 7(2), 51-7, 1980. </text:p>
          </table:table-cell>
          <table:table-cell table:style-name="ce4" office:value-type="string" calcext:value-type="string">
            <text:p>[11] Vladimirov YA, Olenev VI, Suslova TB, Cheremisina ZP. Lipid peroxidation in mitochondrial membrane. Adv Lipid Res. 1980;17:173-249. doi: 10.1016/b978-0-12-024917-6.50011-2. PMID: 6992527. </text:p>
          </table:table-cell>
          <table:table-cell table:style-name="ce4" office:value-type="string" calcext:value-type="string">
            <text:p>[23] Prof. Ray Wolfe, "Chemistry of nutrients and world food," Univ. of Ore. Chem. 121, October 16, 1986. </text:p>
          </table:table-cell>
          <table:table-cell table:style-name="ce4" office:value-type="string" calcext:value-type="string">
            <text:p>[47] Lankin, V. Z., and E. A. Neifakh, Izv. Akad. Nauk SSR, Ser. Biol. 2, 263. : Izv Akad Nauk SSSR Biol 1968 Mar-Apr;2:263-8 [Higher fatty acids in the process of malignant growth].[Article in Russian] </text:p>
          </table:table-cell>
          <table:table-cell table:style-name="ce4" office:value-type="string" calcext:value-type="string">
            <text:p>[48] Slater TF. Lipid peroxidation. Biochem Soc Trans. 1982 Apr;10(2):70-1. doi: 10.1042/bst0100070. PMID: 6802689. </text:p>
          </table:table-cell>
          <table:table-cell table:style-name="ce4" office:value-type="string" calcext:value-type="string">
            <text:p>[49-B] , "Le fonction immunologique et le cancer," Ann. Biol. XVI95-6), 271-6, 1977 </text:p>
          </table:table-cell>
          <table:table-cell table:style-name="ce4" office:value-type="string" calcext:value-type="string">
            <text:p>[49-C] Vladimirov YA, Olenev VI, Suslova TB, Cheremisina ZP. Lipid peroxidation in mitochondrial membrane. Adv Lipid Res. 1980;17:173-249. doi: 10.1016/b978-0-12-024917-6.50011-2. PMID: 6992527. </text:p>
          </table:table-cell>
          <table:table-cell table:style-name="ce4" office:value-type="string" calcext:value-type="string">
            <text:p>[51] Jurkowski JJ, Cave WT Jr. Dietary effects of menhaden oil on the growth and membrane lipid composition of rat mammary tumors. J Natl Cancer Inst. 1985 May;74(5):1145-50. PMID: 3858582. </text:p>
          </table:table-cell>
          <table:table-cell table:style-name="ce4" office:value-type="string" calcext:value-type="string">
            <text:p>[55-B] KLINE BE, MILLER JA, et al. The carcinogenicity of p-dimethylaminoazobenzene in diets containing the fatty acids of hydrogenated coconut oil or of corn oil. Cancer Res. 1946 Jan;6:1-4. PMID: 21008267. </text:p>
          </table:table-cell>
          <table:table-cell table:style-name="ce4" office:value-type="string" calcext:value-type="string">
            <text:p>[70-C] Harman D. Lipofuscin and ceroid formation: the cellular recycling system. Adv Exp Med Biol. 1989;266:3-15. doi: 10.1007/978-1-4899-5339-1_1. PMID: 2486157. </text:p>
          </table:table-cell>
          <table:table-cell table:style-name="ce4" office:value-type="string" calcext:value-type="string">
            <text:p>[76] Laitinen, M., et al., "Effects of dietary cholesterol feeding on the membranes of liver ce ls and on the cholesterol metabolism in the rat," Int. J. Bioch. 14(3), 239 41, 1982 </text:p>
          </table:table-cell>
          <table:table-cell table:style-name="ce4" office:value-type="string" calcext:value-type="string">
            <text:p>[80] Tarayre JP, Delhon A, Lauressergues H, Stenger A, Barbara M, Bru M, Villanova G, Caillol V, Aliaga M. Action anti-oedémateuse d'un extrait hexanique de drupes de Serenoa repens Bartr [Anti-edematous action of a hexane extract of the stone fruit of Serenoa repens Bartr]. Ann Pharm Fr. 1983;41(6):559-70. French. PMID: 6677168. </text:p>
          </table:table-cell>
          <table:table-cell table:number-columns-repeated="16370"/>
        </table:table-row>
        <table:table-row table:style-name="ro9">
          <table:table-cell table:style-name="ce5" office:value-type="string" calcext:value-type="string">
            <text:p><text:a xlink:href="https://github.com/peatysharing/ray_newsletters_with_references/tree/main/Articles/2006%20Osteoporosis%2C%20harmful%20calcification%2C%20and%20nervemuscle%20malfunctions" xlink:type="simple">2006 Osteoporosis, harmful calcification, and nervemusc</text:a> </text:p>
          </table:table-cell>
          <table:table-cell table:style-name="ce4" office:value-type="string" calcext:value-type="string">
            <text:p>[02] Bushinsky DA. Acidosis and bone. Miner Electrolyte Metab. 1994;20(1-2):40-52. PMID: 8202051. </text:p>
          </table:table-cell>
          <table:table-cell table:style-name="ce4" office:value-type="string" calcext:value-type="string">
            <text:p>[04-B] A. H. Knell, I. J. Fairchild, and K. Swett, Palaios 8, 512-525, 1993. (Late proterozoic ocean was supersaturated with calcium carbonate.)</text:p>
          </table:table-cell>
          <table:table-cell table:style-name="ce4" office:value-type="string" calcext:value-type="string">
            <text:p>[05-A] Dallemagne, M. J. "Acquisitions recentes dans Ie domaine de la biochimie de 1'os." Acta Physiother. RheumatoI. Belg 3 (1947): 77. </text:p>
          </table:table-cell>
          <table:table-cell table:style-name="ce28" office:value-type="string" calcext:value-type="string">
            <text:p>[07-B] P. S. Dannies, "Control of prolactin production by estrogen," chapter 9, p. 289-310, in Biochemical Actions of Hormones XII, Academic Press, 1985. </text:p>
          </table:table-cell>
          <table:table-cell table:style-name="ce4" office:value-type="string" calcext:value-type="string">
            <text:p>[07-D] Nencioni, T. O. R. Q. U. A. T. O., and F. I. L. I. P. P. O. Polvani. "Rationale for the use of calcitonin in the prevention of postmenopausal osteoporosis." Calcitonin: Chemistry, physiology, pharmacology and clinical aspects. Elsevier Amsterdam, 1984. 297-305. </text:p>
          </table:table-cell>
          <table:table-cell office:value-type="string" calcext:value-type="string">
            <text:p>[08-A] Johnston Jr, C. C., et al. "Age-related bone loss." Osteoporosis II (1979): 91-100.</text:p>
            <text:p/>
          </table:table-cell>
          <table:table-cell table:style-name="ce4" office:value-type="string" calcext:value-type="string">
            <text:p>[14-A] Silberberg, M., and R. Silberberg. "Effect of progesterone on growing cartilage and bone in immature guinea pigs." (1941): 85- </text:p>
          </table:table-cell>
          <table:table-cell table:style-name="ce4" office:value-type="string" calcext:value-type="string">
            <text:p>[15-B] Carpenter, K. L. H., et al. "Production of ceroid and oxidized lipids by macrophages in vitro." Lipofuscin-1987: State of the Art. Budapest: Akademlal Kiado Amsterdam: Elsevier Science (1988): 245-268. </text:p>
          </table:table-cell>
          <table:table-cell table:style-name="ce4" office:value-type="string" calcext:value-type="string">
            <text:p>[17] S. M. Plotnikov, et al., "Anxiety, atherogenesis, and antioxidant protection: Clinico-pathogenetic relationships," Bull. Exp. Biol. &amp; Medicine 117(2), 221, 1994 </text:p>
          </table:table-cell>
          <table:table-cell table:style-name="ce4" office:value-type="string" calcext:value-type="string">
            <text:p>[22-B] Toussirot E, Kremer P, Benmansour A, Wendling D. Giant calcification in soft tissue after shoulder corticosteroid injection. J Rheumatol. 1996 Jan;23(1):181-2. PMID: 8838530. </text:p>
          </table:table-cell>
          <table:table-cell table:style-name="ce4" office:value-type="string" calcext:value-type="string">
            <text:p>[27-B] Etcharry-Bouyx F, Ceccaldi M, Poncet M, Pellissier JF. Maladie de Fahr et mitochondriopathie [Fahr's disease and mitochondrial myopathy]. Rev Neurol (Paris). 1995 Dec;151(12):731-3. French. PMID: 8787104. </text:p>
          </table:table-cell>
          <table:table-cell table:style-name="ce4" office:value-type="string" calcext:value-type="string">
            <text:p>[30-A] J. P. Bonjour and R. Rizzoli, "Inadequate protein intake and osteoporosis: Possible involvement of the IGF system,:" Nutritional Aspects of Osteoporosis '84, Challenges of Mod. Med. 7, 399-406, 1995. </text:p>
          </table:table-cell>
          <table:table-cell table:style-name="ce4" office:value-type="string" calcext:value-type="string">
            <text:p>[33-A] Sauer GR, Genge BR, Wu LN, Donachy JE. A facilitative role for carbonic anhydrase activity in matrix vesicle mineralization. Bone Miner. 1994 Jul;26(1):69-79. doi: 10.1016/s0169-6009(08)80163-8. PMID: 7950506. </text:p>
          </table:table-cell>
          <table:table-cell table:style-name="ce4" office:value-type="string" calcext:value-type="string">
            <text:p>[33-B] Reichart E, Claudon F, Sablière S. Le stockage carbonique dans divers organes au cours de l'hypercapnie chronique expérimentale [CO2 storage in various organs during chronic experimental hypercapnia (author's transl)]. Bull Eur Physiopathol Respir. 1976 Jan-Feb;12(1):19-32. French. PMID: 1016773. </text:p>
          </table:table-cell>
          <table:table-cell table:style-name="ce4" office:value-type="string" calcext:value-type="string">
            <text:p>[34-C] Gulyĭ MF. O roli uglekisloty i ammoniĭnogo azota v reguliatsii obemna veshchestv i fiziologicheskikh funktsiĭ u geterotrofnykh organizmov [Role of carbonic acid and ammonium nitrogen in regulation of metabolism and physiological function in heterotrophic organisms]. Ukr Biokhim Zh (1978). 1980 Mar-Apr;52(2):141-5. Russian. PMID: 6770510. </text:p>
          </table:table-cell>
          <table:table-cell table:style-name="ce4" office:value-type="string" calcext:value-type="string">
            <text:p>[35] Schaefer KE, Carey CR, Dougherty JH Jr, Morgan C, Messier AA. Effect of intermittent exposure to 3% CO2 on respiration, acid-base balance, and calcium-phosphorus metabolism. Undersea Biomed Res. 1979;6 Suppl:S115-34. PMID: 505620. </text:p>
          </table:table-cell>
          <table:table-cell table:style-name="ce4" office:value-type="string" calcext:value-type="string">
            <text:p>[37] Rasmussen UF, Rasmussen HN, Andersen AJ, Fogd Jørgensen P, Quistorff B. Characterization of mitochondria from pig muscle: higher activity of exo-NADH oxidase in animals suffering from malignant hyperthermia. Biochem J. 1996 Apr 15;315 ( Pt 2)(Pt 2):659-63. doi: 10.1042/bj3150659. PMID: 8615844; PMCID: PMC1217247. </text:p>
          </table:table-cell>
          <table:table-cell table:number-columns-repeated="16366"/>
        </table:table-row>
        <table:table-row table:style-name="ro15">
          <table:table-cell table:style-name="ce5" office:value-type="string" calcext:value-type="string">
            <text:p><text:a xlink:href="https://github.com/peatysharing/ray_newsletters_with_references/tree/main/Articles/2006%20The%20problem%20of%20Alzheimer's%20disease%20as%20a%20clue%20to%20immortality" xlink:type="simple">2006 The problem of Alzheimer's disease as a clue to immortality</text:a></text:p>
          </table:table-cell>
          <table:table-cell table:style-name="ce4" office:value-type="string" calcext:value-type="string">
            <text:p>[05] A. I. Zotin, "Aging and rejuvenation from the standpoint of the thermodynamics of irreversible processes," Priroda 9, 49-55, 1970. </text:p>
          </table:table-cell>
          <table:table-cell table:style-name="ce4" office:value-type="string" calcext:value-type="string">
            <text:p>[06] Tikhomirova MM, Vatti KV, Mamon LA, Barabanova LV, Kutskova IuA. Mekhanizmy, obespechivaiushchie ustoĭchivost' geneticheskogo materiala kletki k stressovym vozdeĭstviiam [Mechanisms ensuring the resistance of the genetic material of the cell to stress exposures]. Genetika. 1994 Aug;30(8):1097-104. Russian. PMID: 7995514. </text:p>
          </table:table-cell>
          <table:table-cell table:style-name="ce4" office:value-type="string" calcext:value-type="string">
            <text:p>[08] Jendryczko A, Tomala J, Janosz P. Effects of two low-dose oral contraceptives on erythrocyte superoxide dismutase, catalase and glutathione peroxidase activities. Zentralbl Gynakol. 1993;115(11):469-72. PMID: 8296490. </text:p>
          </table:table-cell>
          <table:table-cell table:style-name="ce4" office:value-type="string" calcext:value-type="string">
            <text:p>[09] Olney JW. Excitotoxins in foods. Neurotoxicology. 1994 Fall;15(3):535-44. PMID: 7854587. </text:p>
          </table:table-cell>
          <table:table-cell table:style-name="ce4" office:value-type="string" calcext:value-type="string">
            <text:p>[10] Savolainen K, Hirvonen MR, Naarala J. Phosphoinositide second messengers in cholinergic excitotoxicity. Neurotoxicology. 1994 Fall;15(3):493-502. PMID: 7854583. </text:p>
          </table:table-cell>
          <table:table-cell table:style-name="ce4" office:value-type="string" calcext:value-type="string">
            <text:p>[11] L. N. Simanovskiy and Zh. A. Chotoyev, "The effect of hypoxia on glycogenolysis and glycolysis rates in the rat brain," Zhurnal Evolyutsionnoy Biokhimii i Fiziologii 6(5), 577-579, 1970 </text:p>
          </table:table-cell>
          <table:table-cell table:style-name="ce4" office:value-type="string" calcext:value-type="string">
            <text:p>[12] Ye. Sadovskiy, "For the prolongation of human life," Sovetskaya Belorussiya 23, page 4, Dec. 1970. "...the accumulation of </text:p>
          </table:table-cell>
          <table:table-cell table:style-name="ce4" office:value-type="string" calcext:value-type="string">
            <text:p>[29-B] Nogues R, Sitges-Serra A, Sancho JJ, Sanz F, Monne J, Girvent M, Gubern JM. Influence of nutrition, thyroid hormones, and rectal temperature on in-hospital mortality of elderly patients with acute illness. Am J Clin Nutr. 1995 Mar;61(3):597-602. doi: 10.1093/ajcn/61.3.597. Erratum in: Am J Clin Nutr 1995 Sep;62(3):649. PMID: 7872226. </text:p>
          </table:table-cell>
          <table:table-cell table:style-name="ce4" office:value-type="string" calcext:value-type="string">
            <text:p>[30] Vannucci RC, Towfighi J, Heitjan DF, Brucklacher RM. Carbon dioxide protects the perinatal brain from hypoxic-ischemic damage: an experimental study in the immature rat. Pediatrics. 1995 Jun;95(6):868-74. PMID: 7761212. </text:p>
          </table:table-cell>
          <table:table-cell table:style-name="ce4" office:value-type="string" calcext:value-type="string">
            <text:p>[34-B] Frye CA, Sturgis JD. Neurosteroids affect spatial/reference, working, and long-term memory of female rats. Neurobiol Learn Mem. 1995 Jul;64(1):83-96. doi: 10.1006/nlme.1995.1046. PMID: 7582815. </text:p>
          </table:table-cell>
          <table:table-cell table:style-name="ce4" office:value-type="string" calcext:value-type="string">
            <text:p>[41-B] Sirotkin AV. Direct influence of melatonin on steroid, nonapeptide hormones, and cyclic nucleotide secretion by granulosa cells isolated from porcine ovaries. J Pineal Res. 1994 Oct;17(3):112-7. doi: 10.1111/j.1600-079x.1994.tb00121.x. PMID: 7897582. </text:p>
          </table:table-cell>
          <table:table-cell table:style-name="ce4" office:value-type="string" calcext:value-type="string">
            <text:p>[41-C] Sapolsky RM. Glucocorticoid toxicity in the hippocampus: reversal by supplementation with brain fuels. J Neurosci. 1986 Aug;6(8):2240-4. doi: 10.1523/JNEUROSCI.06-08-02240.1986. PMID: 3746406; PMCID: PMC6568753. </text:p>
          </table:table-cell>
          <table:table-cell table:style-name="ce4" office:value-type="string" calcext:value-type="string">
            <text:p>[41-D] Sapolsky RM. Glucocorticoids, hippocampal damage and the glutamatergic synapse. Prog Brain Res. 1990;86:13-23. doi: 10.1016/s0079-6123(08)63163-5. PMID: 1982366. </text:p>
          </table:table-cell>
          <table:table-cell table:style-name="ce4" office:value-type="string" calcext:value-type="string">
            <text:p>[41-E] Schwartz, Michal, et al. "GROWTH-ASSOCIATED TRIGGERING FACTORS AND CENTRAL-NERVOUS-SYSTEM REGENERATION." Trophic Factors And The Nervous System 3 (1990): 47-56. </text:p>
          </table:table-cell>
          <table:table-cell table:style-name="ce4" office:value-type="string" calcext:value-type="string">
            <text:p>[41-F] Ordway RW, Singer JJ, Walsh JV Jr. Direct regulation of ion channels by fatty acids. Trends Neurosci. 1991 Mar;14(3):96-100. doi: 10.1016/0166-2236(91)90069-7. PMID: 1709540. </text:p>
          </table:table-cell>
          <table:table-cell table:style-name="ce4" office:value-type="string" calcext:value-type="string">
            <text:p>[43-A] Autore G, Cicala C, Cirino G, Maiello FM, Mascolo N, Capasso F. Essential fatty acid-deficient diet modifies PAF levels in stomach and duodenum of endotoxin-treated rats. J Lipid Mediat Cell Signal. 1994 Mar;9(2):145-53. PMID: 8012761. </text:p>
          </table:table-cell>
          <table:table-cell table:style-name="ce4" office:value-type="string" calcext:value-type="string">
            <text:p>[43-B] Rafael J, Patzelt J, Schäfer H, Elmadfa I. The effect of essential fatty acid deficiency on basal respiration and function of liver mitochondria in rats. J Nutr. 1984 Feb;114(2):255-62. doi: 10.1093/jn/114.2.255. PMID: 6693988. </text:p>
          </table:table-cell>
          <table:table-cell table:style-name="ce4" office:value-type="string" calcext:value-type="string">
            <text:p>[44-B] Nagy, Imre Zs. "Semiconduction of proteins as an attribute of the living state: the ideas of Albert Szent-Györgyi revisited in light of the recent knowledge regarding oxygen free radicals." Experimental gerontology 30.3-4 (1995): 327-335. </text:p>
          </table:table-cell>
          <table:table-cell table:style-name="ce4" office:value-type="string" calcext:value-type="string">
            <text:p>[57] ASCHHEIM, PIERRE. "Aging in the hypothalamichypophyseal ovarian axis in the rat." Hypothalamus, pituitary and aging (1976): 376-418. </text:p>
          </table:table-cell>
          <table:table-cell table:style-name="ce4" office:value-type="string" calcext:value-type="string">
            <text:p>[62] Williams DL, Wong JS, Wissig SL, Hamilton RL. Cell surface "blanket" of apolipoprotein E on rat adrenocortical cells. J Lipid Res. 1995 Apr;36(4):745-58. PMID: 7616121. </text:p>
          </table:table-cell>
          <table:table-cell table:style-name="ce4" office:value-type="string" calcext:value-type="string">
            <text:p>[64] Robel P, Young J, Corpéchot C, Mayo W, Perché F, Haug M, Simon H, Baulieu EE. Biosynthesis and assay of neurosteroids in rats and mice: functional correlates. J Steroid Biochem Mol Biol. 1995 Jun;53(1-6):355-60. doi: 10.1016/0960-0760(95)00074-a. PMID: 7626480. </text:p>
          </table:table-cell>
          <table:table-cell table:style-name="ce4" office:value-type="string" calcext:value-type="string">
            <text:p>[65] Pasqualini JR, Maloche C, Maroni M, Chetrite G. Effect of the progestagen Promegestone (R-5020) on mRNA of the oestrone sulphatase in the MCF-7 human mammary cancer cells. Anticancer Res. 1994 Jul-Aug;14(4A):1589-93. PMID: 7979190. </text:p>
          </table:table-cell>
          <table:table-cell table:style-name="ce4" office:value-type="string" calcext:value-type="string">
            <text:p>[66] Trooster, W. J., et al. "Treatment of acute experimental allergic encephalomyelitis in the lewis rat with the sex-hormone progesterone." International journal of immunopathology and pharmacology 7.3 (1994): 183-192. </text:p>
          </table:table-cell>
          <table:table-cell office:value-type="string" calcext:value-type="string">
            <text:p>[83] Pasquini JM, Adamo AM. Thyroid hormones and the central nervous system. Dev Neurosci. 1994;16(1-2):1-8. doi: 10.1159/000112080. PMID: 7867512.</text:p>
            <text:p/>
          </table:table-cell>
          <table:table-cell table:style-name="ce4" office:value-type="string" calcext:value-type="string">
            <text:p>[84] Martínez M, Hernanz A, Ferrándiz ML, De Juan E, Sevila I, Martínez N, Miquel J. Glucose deprivation increases aspartic acid release from synaptosomes of aged mice. Brain Res. 1995 Feb 27;673(1):149-52. doi: 10.1016/0006-8993(94)01423-f. PMID: 7757468. </text:p>
          </table:table-cell>
          <table:table-cell office:value-type="string" calcext:value-type="string">
            <text:p>[93] Norris LA, Bonnar J. Effect of oestrogen dose on whole blood platelet activation in women taking new low dose oral contraceptives. Thromb Haemost. 1994 Dec;72(6):926-30. PMID: 7740465.</text:p>
            <text:p/>
          </table:table-cell>
          <table:table-cell table:style-name="ce4" office:value-type="string" calcext:value-type="string">
            <text:p>[95] Autore G, Cicala C, Cirino G, Maiello FM, Mascolo N, Capasso F. Essential fatty acid-deficient diet modifies PAF levels in stomach and duodenum of endotoxin-treated rats. J Lipid Mediat Cell Signal. 1994 Mar;9(2):145-53. PMID: 8012761. </text:p>
          </table:table-cell>
          <table:table-cell table:style-name="ce4" office:value-type="string" calcext:value-type="string">
            <text:p>[97] . K. Clinton, et al., "The combined effects of dietary fat and estrogen on survival, 7,12-dimethyl- benz(a)-anthracene induced breast cancer and prolactin metabolism in rats," J. Nutr. 125(5), 1192-1204, 1995. </text:p>
          </table:table-cell>
          <table:table-cell table:style-name="ce4" office:value-type="string" calcext:value-type="string">
            <text:p>[104] Chan PH, Fishman RA. Brain edema: induction in cortical slices by polyunsaturated fatty acids. Science. 1978 Jul 28;201(4353):358-60. doi: 10.1126/science.663662. PMID: 663662. </text:p>
          </table:table-cell>
          <table:table-cell office:value-type="string" calcext:value-type="string">
            <text:p>[116] Court, Jennifer A., and Elaine K. Perry. "CNS Nicotinic Receptors: Possible Therapeutic Targets in Neurodegenerative Disorders." CNS Drugs 2.3 (1994): 216-233.</text:p>
          </table:table-cell>
          <table:table-cell table:style-name="ce4" office:value-type="string" calcext:value-type="string">
            <text:p>[126] Loeb, Leo, V. Suntzeff, and E. L. Burns. "Changes in the nature of the stroma in vagina, cervix and uterus of the mouse produced by long-continued injections of estrogen and by advancing age." The American Journal of Cancer 35.2 (1939): 159-174. </text:p>
          </table:table-cell>
          <table:table-cell office:value-type="string" calcext:value-type="string">
            <text:p>[127] Loeb L, Suntzeff V, Burns EL. THE EFFECTS OF AGE AND ESTROGEN ON THE STROMA OF VAGINA, CERVIX AND UTERUS IN THE MOUSE. Science. 1938 Nov 4;88(2288):432-3. doi: 10.1126/science.88.2288.432. PMID: 17752344.</text:p>
            <text:p/>
          </table:table-cell>
          <table:table-cell table:style-name="ce4" office:value-type="string" calcext:value-type="string">
            <text:p>[128] Rossmanith WG. Gonadotropin secretion during aging in women: review article. Exp Gerontol. 1995 May-Aug;30(3-4):369-81. doi: 10.1016/0531-5565(94)00030-7. PMID: 7556515. </text:p>
          </table:table-cell>
          <table:table-cell table:style-name="ce4" office:value-type="string" calcext:value-type="string">
            <text:p>[129] Brawer JR, Schipper H, Naftolin F. Ovary-dependent degeneration in the hypothalamic arcuate nucleus. Endocrinology. 1980 Jul;107(1):274-9. doi: 10.1210/endo-107-1-274. PMID: 7189710. </text:p>
          </table:table-cell>
          <table:table-cell table:style-name="ce4" office:value-type="string" calcext:value-type="string">
            <text:p>[130] Desjardins GC, Beaudet A, Meaney MJ, Brawer JR. Estrogen-induced hypothalamic beta-endorphin neuron loss: a possible model of hypothalamic aging. Exp Gerontol. 1995 May-Aug;30(3-4):253-67. doi: 10.1016/0531-5565(94)00040-a. PMID: 7556506. </text:p>
          </table:table-cell>
          <table:table-cell table:style-name="ce4" office:value-type="string" calcext:value-type="string">
            <text:p>[131] Melis GB, Paoletti AM, Gambacciani M, Mais V, Fioretti P. Evidence that estrogens inhibit LH secretion through opioids in postmenopausal women using naloxone. Neuroendocrinology. 1984 Jul;39(1):60-3. doi: 10.1159/000123956. PMID: 6087184. </text:p>
          </table:table-cell>
          <table:table-cell table:style-name="ce4" office:value-type="string" calcext:value-type="string">
            <text:p>[132] Sipe HJ Jr, Jordan SJ, Hanna PM, Mason RP. The metabolism of 17 beta-estradiol by lactoperoxidase: a possible source of oxidative stress in breast cancer. Carcinogenesis. 1994 Nov;15(11):2637-43. doi: 10.1093/carcin/15.11.2637. PMID: 7955118. </text:p>
          </table:table-cell>
          <table:table-cell table:style-name="ce4" office:value-type="string" calcext:value-type="string">
            <text:p>[133] Santagati S, Melcangi RC, Celotti F, Martini L, Maggi A. Estrogen receptor is expressed in different types of glial cells in culture. J Neurochem. 1994 Dec;63(6):2058-64. doi: 10.1046/j.1471-4159.1994.63062058.x. PMID: 7964723. </text:p>
          </table:table-cell>
          <table:table-cell table:style-name="ce4" office:value-type="string" calcext:value-type="string">
            <text:p>[134] Liu D, Li L. Prostaglandin F2 alpha rises in response to hydroxyl radical generated in vivo. Free Radic Biol Med. 1995 Mar;18(3):571-6. doi: 10.1016/0891-5849(94)00154-c. PMID: 9101249. </text:p>
          </table:table-cell>
          <table:table-cell table:style-name="ce4" office:value-type="string" calcext:value-type="string">
            <text:p>[135] Owens J Jr, Schwartzkroin PA. Suppression of evoked IPSPs by arachidonic acid and prostaglandin F2 alpha. Brain Res. 1995 Sep 11;691(1-2):223-8. doi: 10.1016/0006-8993(95)00405-f. PMID: 8590057. </text:p>
          </table:table-cell>
          <table:table-cell table:style-name="ce4" office:value-type="string" calcext:value-type="string">
            <text:p>[136] Quail EA, Yeoh GC. The effect of iron status on glyceraldehyde 3-phosphate dehydrogenase expression in rat liver. FEBS Lett. 1995 Feb 13;359(2-3):126-8. doi: 10.1016/0014-5793(95)00023-3. PMID: 7867783. </text:p>
          </table:table-cell>
          <table:table-cell table:style-name="ce4" office:value-type="string" calcext:value-type="string">
            <text:p>[137] Liehr JG, Ricci MJ, Jefcoate CR, Hannigan EV, Hokanson JA, Zhu BT. 4-Hydroxylation of estradiol by human uterine myometrium and myoma microsomes: implications for the mechanism of uterine tumorigenesis. Proc Natl Acad Sci U S A. 1995 Sep 26;92(20):9220-4. doi: 10.1073/pnas.92.20.9220. PMID: 7568105; PMCID: PMC40956. </text:p>
          </table:table-cell>
          <table:table-cell table:style-name="ce4" office:value-type="string" calcext:value-type="string">
            <text:p>[138] Liehr JG, Roy D. Free radical generation by redox cycling of estrogens. Free Radic Biol Med. 1990;8(4):415-23. doi: 10.1016/0891-5849(90)90108-u. PMID: 2199344. </text:p>
          </table:table-cell>
          <table:table-cell table:style-name="ce4" office:value-type="string" calcext:value-type="string">
            <text:p>[139] Fourrier, Francois, et al. "Sex steroid hormones in circulatory shock, sepsis syndrome, and septic shock." Circulatory shock 43.4 (1994): 171-178. </text:p>
          </table:table-cell>
          <table:table-cell table:number-columns-repeated="16339"/>
        </table:table-row>
        <table:table-row table:style-name="ro9">
          <table:table-cell table:style-name="ce5" office:value-type="string" calcext:value-type="string">
            <text:p><text:a xlink:href="https://github.com/peatysharing/ray_newsletters_with_references/tree/main/Articles/2006%20The%20transparency%20of%20life%20Cataracts%20as%20a%20model%20of%20age-related%20disease" xlink:type="simple">2006 The transparency of life Cataracts as a model of age</text:a> </text:p>
          </table:table-cell>
          <table:table-cell office:value-type="string" calcext:value-type="string">
            <text:p>[07] Tsubota K, Laing RA, Kenyon KR. Noninvasive measurements of pyridine nucleotide and flavoprotein in the lens. Invest Ophthalmol Vis Sci. 1987 May;28(5):785-9. PMID: 3570689.</text:p>
            <text:p/>
          </table:table-cell>
          <table:table-cell office:value-type="string" calcext:value-type="string">
            <text:p>[08] Larionov, L. N. "Use of pyrimidine bases and ATP for conservative treatment of early cataracts." Oftalmologicheskii zhurnal 32.3 (1977): 221-222.</text:p>
            <text:p/>
          </table:table-cell>
          <table:table-cell table:style-name="ce4" office:value-type="string" calcext:value-type="string">
            <text:p>[11] Avarachan PJ, Rawal UM. State of electrolytes, osmotic balance and the activity of ATPase in the lenses of selenite--induced cataracts. Indian J Ophthalmol. 1987;35(5-6):210-3. PMID: 2977778. </text:p>
          </table:table-cell>
          <table:table-cell table:style-name="ce4" office:value-type="string" calcext:value-type="string">
            <text:p>[15] McNamara NA, Polse KA, Bonanno JA. Stromal acidosis modulates corneal swelling. Invest Ophthalmol Vis Sci. 1994 Mar;35(3):846-50. PMID: 8125747. </text:p>
          </table:table-cell>
          <table:table-cell office:value-type="string" calcext:value-type="string">
            <text:p>[25] Mizuno A, Nishigori H, Iwatsuru M. Glucocorticoid-induced cataract in chick embryo monitored by Raman spectroscopy. Invest Ophthalmol Vis Sci. 1989 Jan;30(1):132-7. PMID: 2912907.</text:p>
            <text:p/>
          </table:table-cell>
          <table:table-cell office:value-type="string" calcext:value-type="string">
            <text:p>[26] Babizhaev, M. A., A. I. Deev, and G. M. Nikolaev. "NMR study of the state of water in the human lens during cataract development." Biofizika 30.4 (1985): 671-674.</text:p>
            <text:p/>
            <text:p/>
          </table:table-cell>
          <table:table-cell office:value-type="string" calcext:value-type="string">
            <text:p>[27] Hightower KR, Reddy VN. Ca++-induced cataract. Invest Ophthalmol Vis Sci. 1982 Feb;22(2):263-7. PMID: 7056640.</text:p>
            <text:p/>
          </table:table-cell>
          <table:table-cell table:style-name="ce4" office:value-type="string" calcext:value-type="string">
            <text:p>[28] Larionov, L. N. "Use of pyrimidine bases and ATP for conservative treatment of early cataracts." Oftalmologicheskii zhurnal 32.3 (1977): 221-222. </text:p>
          </table:table-cell>
          <table:table-cell table:style-name="ce4" office:value-type="string" calcext:value-type="string">
            <text:p>[29] Tsubota K, Laing RA, Kenyon KR. Noninvasive measurements of pyridine nucleotide and flavoprotein in the lens. Invest Ophthalmol Vis Sci. 1987 May;28(5):785-9. PMID: 3570689. </text:p>
          </table:table-cell>
          <table:table-cell office:value-type="string" calcext:value-type="string">
            <text:p>[30] Laursen AB. Concentrations of some ribonucleotides, L-lactate, and pyruvate in human senile cataractous lenses with special reference to anterior capsular/subcapsular opacity. Acta Ophthalmol (Copenh). 1976 Dec;54(6):677-92. doi: 10.1111/j.1755-3768.1976.tb01787.x. PMID: 990018.</text:p>
            <text:p/>
          </table:table-cell>
          <table:table-cell table:number-columns-repeated="16373"/>
        </table:table-row>
        <table:table-row table:style-name="ro4">
          <table:table-cell table:style-name="ce5" office:value-type="string" calcext:value-type="string">
            <text:p><text:a xlink:href="https://github.com/peatysharing/ray_newsletters_with_references/tree/main/Articles/2006%20Thyroid%20Therapies%2C%20Confusion%2C%20and%20Fraud" xlink:type="simple">2006 Thyroid Therapies, Confusion, and Fraud</text:a> </text:p>
          </table:table-cell>
          <table:table-cell table:style-name="ce4" office:value-type="string" calcext:value-type="string">
            <text:p>[18] Novik V, Cárdenas IE, González R, Peña M, López Moreno JM. Insuficiencia cardíaca grave como complicación de hipotiroidismo primario [Severe cardiac failure as complication of primary hypothyroidism]. Rev Med Chil. 1996 Oct;124(10):1248-50. Spanish. PMID: 9239915. </text:p>
          </table:table-cell>
          <table:table-cell table:style-name="ce4"/>
          <table:table-cell table:number-columns-repeated="16381"/>
        </table:table-row>
        <table:table-row table:style-name="ro4">
          <table:table-cell table:style-name="ce5" office:value-type="string" calcext:value-type="string">
            <text:p><text:a xlink:href="https://github.com/peatysharing/ray_newsletters_with_references/tree/main/Articles/2006%20Tryptophan%2C%20serotonin%2C%20and%20aging" xlink:type="simple">2006 Tryptophan, serotonin, and aging</text:a> </text:p>
          </table:table-cell>
          <table:table-cell table:style-name="ce4" office:value-type="string" calcext:value-type="string">
            <text:p>[11] Chaouloff F. Effects of acute physical exercise on central serotonergic systems. Med Sci Sports Exerc. 1997 Jan;29(1):58-62. doi: 10.1097/00005768-199701000-00009. PMID: 9000156. </text:p>
          </table:table-cell>
          <table:table-cell table:style-name="ce4" office:value-type="string" calcext:value-type="string">
            <text:p>[15] File SE, Fluck E, Fernandes C. Beneficial effects of glycine (bioglycin) on memory and attention in young and middle-aged adults. J Clin Psychopharmacol. 1999 Dec;19(6):506-12. doi: 10.1097/00004714-199912000-00004. PMID: 10587285. </text:p>
          </table:table-cell>
          <table:table-cell table:style-name="ce4" office:value-type="string" calcext:value-type="string">
            <text:p>[20] Gross B, Ronen N, Honigman S, Livne E. Tryptophan toxicity--time and dose response in rats. Adv Exp Med Biol. 1999;467:507-16. PMID: 10721094. </text:p>
          </table:table-cell>
          <table:table-cell table:style-name="ce4" office:value-type="string" calcext:value-type="string">
            <text:p>[21] Gusev EI, Skvortsova VI, Komissarova IA, Dambinova SA, Raevskiĭ KS, Alekseev AA, Bashkatova VG, Kovalenko AV, Kudrin VS, Iakovleva EV. Neĭroprotektivnoe deĭstvie glitsina v ostrom periode ishemicheskogo insul'ta [Neuroprotective effects of glycine in the acute period of ischemic stroke]. Zh Nevrol Psikhiatr Im S S Korsakova. 1999;99(2):12-20. Russian. PMID: 10081129. </text:p>
          </table:table-cell>
          <table:table-cell table:style-name="ce4" office:value-type="string" calcext:value-type="string">
            <text:p>[26] Hernández-Rodríguez J, Chagoya G. Brain serotonin synthesis and Na+,K+-ATPase activity are increased postnatally after prenatal administration of L-tryptophan. Brain Res. 1986 Mar;390(2):221-6. doi: 10.1016/s0006-8993(86)80230-x. PMID: 3006868. </text:p>
          </table:table-cell>
          <table:table-cell table:style-name="ce4" office:value-type="string" calcext:value-type="string">
            <text:p>[32] Levine ME, Duffy LK. Seasonal variation of the amino acid, L-tryptophan, in interior Alaska. Int J Circumpolar Health. 1998;57 Suppl 1:386-8. PMID: 10093312. </text:p>
          </table:table-cell>
          <table:table-cell table:number-columns-repeated="16377"/>
        </table:table-row>
        <table:table-row table:style-name="ro7">
          <table:table-cell table:style-name="ce5" office:value-type="string" calcext:value-type="string">
            <text:p><text:a xlink:href="https://github.com/peatysharing/ray_newsletters_with_references/tree/main/Articles/2006%20Unsaturated%20Vegetable%20Oils%20Toxic" xlink:type="simple">2006 Unsaturated Vegetable Oils Toxic</text:a> </text:p>
          </table:table-cell>
          <table:table-cell table:style-name="ce4" office:value-type="string" calcext:value-type="string">
            <text:p>[03] Britton RS, Bacon BR. Role of free radicals in liver diseases and hepatic fibrosis. Hepatogastroenterology. 1994 Aug;41(4):343-8. PMID: 7959569. </text:p>
          </table:table-cell>
          <table:table-cell table:style-name="ce4" office:value-type="string" calcext:value-type="string">
            <text:p>[13] Gutteridge JM. Antioxidants, nutritional supplements and life-threatening diseases. Br J Biomed Sci. 1994 Sep;51(3):288-95. PMID: 7881327. </text:p>
          </table:table-cell>
          <table:table-cell table:style-name="ce28" office:value-type="string" calcext:value-type="string">
            <text:p>[15] Hartroft, W. S., and E. A. Porta. "Ceroid pigments." chapter VIII in Present Knowledge in Nutrition, 3rd Edition, Nutrition Foundation, NY (1967).</text:p>
          </table:table-cell>
          <table:table-cell table:style-name="ce4" office:value-type="string" calcext:value-type="string">
            <text:p>[16-A] Helbock HJ, Motchnik PA, Ames BN. Toxic hydroperoxides in intravenous lipid emulsions used in preterm infants. Pediatrics. 1993 Jan;91(1):83-7. Doi: 10.1542/peds.91.1.83 PMID: 8416510. </text:p>
          </table:table-cell>
          <table:table-cell office:value-type="string" calcext:value-type="string">
            <text:p>[16-B] Science News 143, p.78, 1993. "Toxic 'fats' in preemie supplement."</text:p>
          </table:table-cell>
          <table:table-cell table:style-name="ce4" office:value-type="string" calcext:value-type="string">
            <text:p>[19] Johnston PV. Dietary fat, eicosanoids, and immunity. Adv Lipid Res. 1985;21:103-41. doi: 10.1016/b978-0-12-024921-3.50010-1. PMID: 3895844. </text:p>
          </table:table-cell>
          <table:table-cell table:style-name="ce4" office:value-type="string" calcext:value-type="string">
            <text:p>[22] J. K. G. Kramer, et al., Lipids 17, p.372, 1983. </text:p>
          </table:table-cell>
          <table:table-cell table:number-columns-repeated="16376"/>
        </table:table-row>
        <table:table-row table:style-name="ro13">
          <table:table-cell table:style-name="ce5" office:value-type="string" calcext:value-type="string">
            <text:p><text:a xlink:href="https://github.com/peatysharing/ray_newsletters_with_references/tree/main/Articles/2006%20Vegetables%2C%20etc.%20—%20Who%20Defines%20Food" xlink:type="simple">2006 Vegetables, etc. — Who Defines Food</text:a> </text:p>
          </table:table-cell>
          <table:table-cell table:style-name="ce4" office:value-type="string" calcext:value-type="string">
            <text:p>[04] Balachandran B, Sivaswamy SN, Sivaramakrishnan VM. Genotoxic effects of some foods &amp; food components in Swiss mice. Indian J Med Res. 1991 Oct;94:378-83. PMID: 1794895. </text:p>
          </table:table-cell>
          <table:table-cell table:style-name="ce4" office:value-type="string" calcext:value-type="string">
            <text:p>[05] Zusman I. Comparative anticancer effects of vaccination and dietary factors on experimentally-induced cancers. In Vivo. 1998 Nov-Dec;12(6):675-89. PMID: 9891232. </text:p>
          </table:table-cell>
          <table:table-cell table:style-name="ce28" office:value-type="string" calcext:value-type="string">
            <text:p>[15] Pan, X. Y. "Comparison of the cytotoxic effect of fresh garlic, diallyl trisulfide, 5-fluorouracil (5-FU), mitomycin C (MMC) and Cis-DDP on two lines of gastric cancer cells." Zhonghua zhong liu za zhi [Chinese journal of oncology] 7.2 (1985): 103-105. </text:p>
          </table:table-cell>
          <table:table-cell table:style-name="ce28" office:value-type="string" calcext:value-type="string">
            <text:p>[17] Davidson J. Attempts to overcome anti-nutritive factors in field beans (Vicia faba L) and field peas (Pisum sativum) fed in diets to laying hens. Proc Nutr Soc. 1977 Sep;36(2):51A. PMID: 905287. </text:p>
          </table:table-cell>
          <table:table-cell table:number-columns-repeated="16379"/>
        </table:table-row>
        <table:table-row table:style-name="ro3">
          <table:table-cell table:style-name="ce5" office:value-type="string" calcext:value-type="string">
            <text:p><text:a xlink:href="https://github.com/peatysharing/ray_newsletters_with_references/tree/main/Articles/2006%20Vitamin%20E%20Estrogen%20antagonist%2C%20energy%20promoter%2C%20and%20anti-inflammatory" xlink:type="simple">2006 Vitamin E Estrogen antagonist, energy promoter, a</text:a> </text:p>
          </table:table-cell>
          <table:table-cell table:style-name="ce4" office:value-type="string" calcext:value-type="string">
            <text:p>[09] Davidson J. Attempts to overcome anti-nutritive factors in field beans (Vicia faba L) and field peas (Pisum sativum) fed in diets to laying hens. Proc Nutr Soc. 1977 Sep;36(2):51A. PMID: 905287. </text:p>
          </table:table-cell>
          <table:table-cell table:style-name="ce4" office:value-type="string" calcext:value-type="string">
            <text:p>[11] JL, Lepe Zúñiga. "Jaundice caused by microangiopathic hemolysis associated to septicemia in the newborn." Boletín Médico del Hospital Infantil de México 37.3 (1980): 457-467. </text:p>
          </table:table-cell>
          <table:table-cell table:style-name="ce28" office:value-type="string" calcext:value-type="string">
            <text:p>[14] Hughes PE, Tove SB. Occurrence of alpha-tocopherolquinone and alpha-tocopherolquinol in microorganisms. J Bacteriol. 1982 Sep;151(3):1397-402. doi: 10.1128/jb.151.3.1397-1402.1982. PMID: 6809730; PMCID: PMC220420. </text:p>
          </table:table-cell>
          <table:table-cell table:style-name="ce4" office:value-type="string" calcext:value-type="string">
            <text:p>[26] Parkhomets, V. P., S. B. Silonov, and H. V. Donchenko. "Effect of alpha-tocopherol, tocopheryl quinone and other complexes with tocopherol-binding proteins on the activity of enzymes metabolizing arachidonic acid." Ukrains' kyi Biokhimichnyi Zhurnal (1999) 73.1 (2001): 43-47. </text:p>
          </table:table-cell>
          <table:table-cell table:style-name="ce4" office:value-type="string" calcext:value-type="string">
            <text:p>[27] Patzelt-Wenczler R. Einfluss von Vitamin E auf dis Synthese von ungesättigten Fettsäuren [Effect of vitamin E on the synthesis of polyunsaturated fatty acids (author's transl)]. Int J Vitam Nutr Res. 1981;51(1):26-33. German. PMID: 7239794. </text:p>
          </table:table-cell>
          <table:table-cell table:style-name="ce4" office:value-type="string" calcext:value-type="string">
            <text:p>[31] Simon-Schnass I, Korniszewski L. The influence of vitamin E on rheological parameters in high altitude mountaineers. Int J Vitam Nutr Res. 1990;60(1):26-34. PMID: 2387667. </text:p>
          </table:table-cell>
          <table:table-cell table:number-columns-repeated="16377"/>
        </table:table-row>
        <table:table-row table:style-name="ro3">
          <table:table-cell table:style-name="ce5" office:value-type="string" calcext:value-type="string">
            <text:p><text:a xlink:href="https://github.com/peatysharing/ray_newsletters_with_references/tree/main/Articles/2007%20BSE%20—%20mad%20cow%20—%20scrapie%2C%20etc.%20Stimulated%20amyloid%20degeneration%20and%20the%20toxic%20fats" xlink:type="simple">2007 BSE — mad cow — scrapie, etc. Stimulated amyloi</text:a> </text:p>
          </table:table-cell>
          <table:table-cell table:style-name="ce4" office:value-type="string" calcext:value-type="string">
            <text:p>[03] Anderson RE. Disseminated amyloidosis in germfree mice. Spontaneous prevalence, relationship to ionizing radiation and pathogenetic implications. Am J Pathol. 1971 Oct;65(1):43-50. PMID: 5109976; PMCID: PMC2047519. </text:p>
          </table:table-cell>
          <table:table-cell table:style-name="ce4" office:value-type="string" calcext:value-type="string">
            <text:p>[19] Dawson G, Dawson SA, Siakotos AN. Phospholipases and the molecular basis for the formation of ceroid in Batten disease. Adv Exp Med Biol. 1989;266:259-70; discussion 271. doi: 10.1007/978-1-4899-5339-1_18. PMID: 2486153. </text:p>
          </table:table-cell>
          <table:table-cell table:style-name="ce4" office:value-type="string" calcext:value-type="string">
            <text:p>[22] Exner M, Susani M, Witztum JL, Hovorka A, Curtiss LK, Spitzauer S, Kerjaschki D. Lipoproteins accumulate in immune deposits and are modified by lipid peroxidation in passive Heymann nephritis. Am J Pathol. 1996 Oct;149(4):1313-20. PMID: 8863678; PMCID: PMC1865180. </text:p>
          </table:table-cell>
          <table:table-cell table:style-name="ce4" office:value-type="string" calcext:value-type="string">
            <text:p>[49] Harris C. A lipofuscin-like pigment in the kidneys of estrogen-treated rats. Arch Pathol. 1966 Oct;82(4):353-5. PMID: 5954049. </text:p>
          </table:table-cell>
          <table:table-cell table:style-name="ce4" office:value-type="string" calcext:value-type="string">
            <text:p>[56] Kulagina TP. Kholesterin i zhirnye kisloty iader i khromatina timusa krys v otdalennye sroki posle gamma-oblucheniia [Cholesterol and fatty acids of the nuclei and chromatin of the rat thymus at long intervals following gamma irradiation]. Radiobiologiia. 1990 May-Jun;30(3):317-20. Russian. PMID: 2371388. </text:p>
          </table:table-cell>
          <table:table-cell table:style-name="ce4" office:value-type="string" calcext:value-type="string">
            <text:p>[57] Mandybur TJ, Gore I. Amyloid in late postradiation necrosis of brain. J Neuropathol Exp Neurol. 1968 Jan;27(1):157-8. PMID: 5656571. </text:p>
          </table:table-cell>
          <table:table-cell table:style-name="ce4" office:value-type="string" calcext:value-type="string">
            <text:p>[69] Savolainen K, Hirvonen MR, Naarala J. Phosphoinositide second messengers in cholinergic excitotoxicity. Neurotoxicology. 1994 Fall;15(3):493-502. PMID: 7854583. </text:p>
          </table:table-cell>
          <table:table-cell table:style-name="ce4" office:value-type="string" calcext:value-type="string">
            <text:p>[71] Annual Meeting of the American Psychological Association, New York, New York, September 3, 1979, "Fallout and the Decline of Scholastic Aptitude Scores," Ernest Sternglass and Stephen Bell. </text:p>
          </table:table-cell>
          <table:table-cell table:style-name="ce4" office:value-type="string" calcext:value-type="string">
            <text:p>[75] Wilson DM, Binder LI. Free fatty acids stimulate the polymerization of tau and amyloid beta peptides. In vitro evidence for a common effector of pathogenesis in Alzheimer's disease. Am J Pathol. 1997 Jun;150(6):2181-95. PMID: 9176408; PMCID: PMC1858305. </text:p>
          </table:table-cell>
          <table:table-cell table:number-columns-repeated="16374"/>
        </table:table-row>
        <table:table-row table:style-name="ro9">
          <table:table-cell table:style-name="ce5" office:value-type="string" calcext:value-type="string">
            <text:p><text:a xlink:href="https://github.com/peatysharing/ray_newsletters_with_references/tree/main/Articles/2007%20Cholesterol%2C%20longevity%2C%20intelligence%2C%20and%20health" xlink:type="simple">2007 Cholesterol, longevity, intelligence, and health</text:a> </text:p>
          </table:table-cell>
          <table:table-cell table:style-name="ce4" office:value-type="string" calcext:value-type="string">
            <text:p>[04] Allen DR, Browse NL, Rutt DL, Butler L, Fletcher C. The effect of cigarette smoke, nicotine, and carbon monoxide on the permeability of the arterial wall. J Vasc Surg. 1988 Jan;7(1):139-52. PMID: 3336120. </text:p>
          </table:table-cell>
          <table:table-cell table:style-name="ce4" office:value-type="string" calcext:value-type="string">
            <text:p>[05] Ziegler's Beitrage, 1913, lvi, 379; 1914, lvii, 201. Anitschkow, N.N. </text:p>
          </table:table-cell>
          <table:table-cell office:value-type="string" calcext:value-type="string">
            <text:p>[07] Baev, V. I., et al. "The unknown physiological role of carbon dioxide." Fiziologicheskiĭ zhurnal imeni IM Sechenova/Rossiĭskaia akademiia nauk. 81.2 (1995): 47-52.</text:p>
            <text:p/>
            <text:p/>
          </table:table-cell>
          <table:table-cell table:style-name="ce4" office:value-type="string" calcext:value-type="string">
            <text:p>[12] Burlakova EB. Molekuliarnye mekhanizym deĭstviia antioksidantov pri lechenii serdechno-sosudistykh zabolevaniĭ [Molecular mechanisms of the action of antioxidants in treating cardiovascular diseases]. Kardiologiia. 1980 Aug;20(8):48-52. Russian. PMID: 7412096. </text:p>
          </table:table-cell>
          <table:table-cell table:style-name="ce4" office:value-type="string" calcext:value-type="string">
            <text:p>[20] Feng ZH, Cheng S. [Relationship between oxysterols and atherosclerosis]. Sheng Li Ke Xue Jin Zhan. 1999 Jan;30(1):23-8. Chinese. PMID: 12532844. </text:p>
          </table:table-cell>
          <table:table-cell table:style-name="ce4" office:value-type="string" calcext:value-type="string">
            <text:p>[31] Kang BP, Mehta U, Bansal MP. Selenium supplementation protects from high fat diet-induced atherogenesis in rats: role of mitogen stimulated lymphocytes and macrophage NO production. Indian J Exp Biol. 2001 Aug;39(8):793-7. PMID: 12018582. </text:p>
          </table:table-cell>
          <table:table-cell table:style-name="ce4" office:value-type="string" calcext:value-type="string">
            <text:p>[49] Posokhov VS, Rozenberg OA, Khanson KP. Modifikatsiia radiochuvstvitel'nosti limfotsitov timusa krys s pomoshch'iu obogashchennykh kholesterinom autoliposom [Modification of radiation sensitivity of lymphocytes of the rat thymus gland using cholesterol-enriched autoliposomes]. Biull Eksp Biol Med. 1992 Feb;113(2):136-8. Russian. PMID: 1611053. </text:p>
          </table:table-cell>
          <table:table-cell table:style-name="ce4" office:value-type="string" calcext:value-type="string">
            <text:p>[68] Voskresenskiĭ ON, Vitt VV. Izmeneniia v arterial'noĭ stenke krolikov pri dlitel'nom kormlenii ikh nativnym i okislennym zhirom (k voprosu o beskholesterinovoĭ modeli ateroskleroza [Changes in the arterial wall in rabbits following their prolonged ingestion of native and oxidized fat (a non-cholesterol model of arteriosclerosis)]. Arkh Patol. 1971;33(6):51-5. Russian. PMID: 5141383. </text:p>
          </table:table-cell>
          <table:table-cell table:number-columns-repeated="16375"/>
        </table:table-row>
        <table:table-row table:style-name="ro9">
          <table:table-cell table:style-name="ce5" office:value-type="string" calcext:value-type="string">
            <text:p><text:a xlink:href="https://github.com/peatysharing/ray_newsletters_with_references/tree/main/Articles/2007%20Eclampsia%20in%20the%20Real%20Organism%20A%20Paradigm%20of%20General%20Distress%20Applicable%20in%20Infants%2C%20Adults%2C%20Etc" xlink:type="simple">2007 Eclampsia in the Real Organism A Paradigm of General Distress Applicable in Infants, Adults, Etc</text:a> </text:p>
          </table:table-cell>
          <table:table-cell table:style-name="ce4" office:value-type="string" calcext:value-type="string">
            <text:p>[02] Chase A. The great pellagra cover-up: eugenics v. poor white trash. Psychol Today. 1975 Feb;8(9):82-6. PMID: 11661227. </text:p>
          </table:table-cell>
          <table:table-cell table:style-name="ce4" office:value-type="string" calcext:value-type="string">
            <text:p>[03] Prevention Handbook, Natl. Assoc. for Retarded Citizens, 1974. </text:p>
          </table:table-cell>
          <table:table-cell table:style-name="ce4" office:value-type="string" calcext:value-type="string">
            <text:p>[09] D. Shanklin and J. Hodin, Maternal Nutrition and Child Health, C. C. Thomas, 1978. </text:p>
          </table:table-cell>
          <table:table-cell table:style-name="ce4" office:value-type="string" calcext:value-type="string">
            <text:p>[10] H.H. Reese, H. A. Paskind, and E. L. Sevringhaus, 1936 Year Book of Neurology, Psychiatry and Endocrinology, Year Book Publishers, Chicago, 1937 </text:p>
          </table:table-cell>
          <table:table-cell table:style-name="ce4" office:value-type="string" calcext:value-type="string">
            <text:p>[11] Strauss, Maurice B. "Observations on the etiology of the toxemias of pregnancy. The relationship of nutritional deficiency, hypoproteinuria, and elevated venous pressure to water retention in pregnancy." (1935): 811-824. </text:p>
          </table:table-cell>
          <table:table-cell table:style-name="ce4" office:value-type="string" calcext:value-type="string">
            <text:p>[12] "Albumin concentration can be used for mild preeclampsia," Obstet. Gynecol. News, October 1, 1974. </text:p>
          </table:table-cell>
          <table:table-cell table:style-name="ce4" office:value-type="string" calcext:value-type="string">
            <text:p>[15] "Plasma volume 'a clue' to hypertension risks," Obstet. Gynecol. Observer, August/September, 1975. </text:p>
          </table:table-cell>
          <table:table-cell table:style-name="ce4" office:value-type="string" calcext:value-type="string">
            <text:p>[18] Müller C, Obhof W, Druschky KF, Ulmer HU. Reversible bilaterale Veränderungen im zerebralen Kernspintomogramm bei Eklampsie [Reversible bilateral changes in cerebral proton-spin tomography in eclampsia]. Dtsch Med Wochenschr. 1996 Sep 27;121(39):1184-8. German. doi: 10.1055/s-2008-1043124. PMID: 8925743. </text:p>
          </table:table-cell>
          <table:table-cell table:style-name="ce4" office:value-type="string" calcext:value-type="string">
            <text:p>[19] Uzan S, Merviel P, Beaufils M, Bréart G, Salat-Baroux J. Aspirine pendant la grossesse indications et modalités de prescription après la publication des derniers essais [Aspirin during pregnancy. Indications and modalities of prescription after the publication of the later trials]. Presse Med. 1996 Jan 6-13;25(1):31-6. French. PMID: 8728890. </text:p>
          </table:table-cell>
          <table:table-cell table:style-name="ce4" office:value-type="string" calcext:value-type="string">
            <text:p>[22] Sibai BM. An aspirin a day to prevent prematurity. Clin Perinatol. 1992 Jun;19(2):305-17. PMID: 1617877. </text:p>
          </table:table-cell>
          <table:table-cell table:number-columns-repeated="16373"/>
        </table:table-row>
        <table:table-row table:style-name="ro10">
          <table:table-cell table:style-name="ce5" office:value-type="string" calcext:value-type="string">
            <text:p><text:a xlink:href="https://github.com/peatysharing/ray_newsletters_with_references/tree/main/Articles/2007%20Estrogen%2C%20progesterone%2C%20and%20cancer%20Conflicts%20of%20interest%20in%20regulation%20and%20product%20promotion" xlink:type="simple">2007 Estrogen, progesterone, and cancer Conflicts of int</text:a> </text:p>
          </table:table-cell>
          <table:table-cell table:style-name="ce4" office:value-type="string" calcext:value-type="string">
            <text:p>[01] National Toxicology Program (US). Annual Report on Carcinogens: Summary. US Department of Health and Human Services, Public Health Service, 1998. </text:p>
          </table:table-cell>
          <table:table-cell table:style-name="ce4" office:value-type="string" calcext:value-type="string">
            <text:p>[15] Letter addressed to Dr. Wendell Kilgore from Helen P. Shu, Ph.D., Syntex (U.S.A.) Inc., dated December 3, 1987. </text:p>
          </table:table-cell>
          <table:table-cell table:style-name="ce4" office:value-type="string" calcext:value-type="string">
            <text:p>[16] Barrat J, de Lignières B, Marpeau L, Larue L, Fournier S, Nahoul K, Linares G, Giorgi H, Contesso G. Effet in vivo de l'administration locale de progestérone sur l'activité mitotique des galactophores humains. Résultat d'une étude pilote [The in vivo effect of the local administration of progesterone on the mitotic activity of human ductal breast tissue. Results of a pilot study]. J Gynecol Obstet Biol Reprod (Paris). 1990;19(3):269-74. French. PMID: 2345268. </text:p>
          </table:table-cell>
          <table:table-cell table:style-name="ce4" office:value-type="string" calcext:value-type="string">
            <text:p>[18] Brisson, Jacques, Sylvie Bérubé, and Caroline Diorio. "Breast density: a biomarker to better understand and prevent breast cancer." Bulletin du cancer 93.9 (2006): 847-855. </text:p>
          </table:table-cell>
          <table:table-cell table:style-name="ce4" office:value-type="string" calcext:value-type="string">
            <text:p>[28] Formby B, Wiley TS. Progesterone inhibits growth and induces apoptosis in breast cancer cells: inverse effects on Bcl-2 and p53. Ann Clin Lab Sci. 1998 Nov-Dec;28(6):360-9. PMID: 9846203. </text:p>
          </table:table-cell>
          <table:table-cell table:style-name="ce4" office:value-type="string" calcext:value-type="string">
            <text:p>[36] Hu Z, Deng X. [The effect of progesterone on proliferation and apoptosis in ovarian cancer cell]. Zhonghua Fu Chan Ke Za Zhi. 2000 Jul;35(7):423-6. Chinese. PMID: 11776191. </text:p>
          </table:table-cell>
          <table:table-cell table:style-name="ce4" office:value-type="string" calcext:value-type="string">
            <text:p>[53] Sturtevant FM. Breast cancer and oral contraceptives: critique of the proposition that high potency progestogen products confer excess risk. Biomed Pharmacother. 1984;38(8):371-9. PMID: 6525434. </text:p>
          </table:table-cell>
          <table:table-cell table:number-columns-repeated="16376"/>
        </table:table-row>
        <table:table-row table:style-name="ro16">
          <table:table-cell table:style-name="ce5" office:value-type="string" calcext:value-type="string">
            <text:p><text:a xlink:href="https://github.com/peatysharing/ray_newsletters_with_references/tree/main/Articles/2007%20How%20do%20you%20know%20Students%2C%20patients%2C%20and%20discovery" xlink:type="simple">2007 How do you know Students, patients, and discovery</text:a> </text:p>
          </table:table-cell>
          <table:table-cell table:style-name="ce4" office:value-type="string" calcext:value-type="string">
            <text:p>[01] Anokhin, P. K. "Essays on the physiology of functional systems." Medicine 448 (1975): 307-321. </text:p>
          </table:table-cell>
          <table:table-cell table:style-name="ce4" office:value-type="string" calcext:value-type="string">
            <text:p>[02] Anokhin, P. K. "Philosophical aspects of the theory of functional systems: Selected Works." Moscow: Science (1978). </text:p>
          </table:table-cell>
          <table:table-cell table:style-name="ce28" office:value-type="string" calcext:value-type="string">
            <text:p>[03] Anokhin, P. K. "Cybernetics of functional systems." Moscow: Meditsina, p. 400 (1998). </text:p>
          </table:table-cell>
          <table:table-cell table:number-columns-repeated="16380"/>
        </table:table-row>
        <table:table-row table:style-name="ro10">
          <table:table-cell table:style-name="ce5" office:value-type="string" calcext:value-type="string">
            <text:p><text:a xlink:href="https://github.com/peatysharing/ray_newsletters_with_references/tree/main/Articles/2007%20Preventing%20and%20treating%20cancer%20with%20progesterone" xlink:type="simple">2007 Preventing and treating cancer with progesterone</text:a> </text:p>
          </table:table-cell>
          <table:table-cell table:style-name="ce4" office:value-type="string" calcext:value-type="string">
            <text:p>[05] Barrat J, de Lignières B, Marpeau L, Larue L, Fournier S, Nahoul K, Linares G, Giorgi H, Contesso G. Effet in vivo de l'administration locale de progestérone sur l'activité mitotique des galactophores humains. Résultat d'une étude pilote [The in vivo effect of the local administration of progesterone on the mitotic activity of human ductal breast tissue. Results of a pilot study]. J Gynecol Obstet Biol Reprod (Paris). 1990;19(3):269-74. French. PMID: 2345268. </text:p>
          </table:table-cell>
          <table:table-cell table:style-name="ce4" office:value-type="string" calcext:value-type="string">
            <text:p>[32] Laborit H, Lamothe C, Thuret F. Action inhibitrice sur la respiration des coupes de tissus du rat (cerveau, foie) d'atmosphères oxygénées sans CO2. Implications physico-pathologiques [The inhibiting effect of atmospheres oxygenated without CO2 on the respiration of rat tissue slices (brain, liver). Physiopathological implications]. Agressologie. 1971;12(2):105-12. French. PMID: 5166324. </text:p>
          </table:table-cell>
          <table:table-cell table:style-name="ce4" office:value-type="string" calcext:value-type="string">
            <text:p>[41] Leo JC, Wang SM, Guo CH, Aw SE, Zhao Y, Li JM, Hui KM, Lin VC. Gene regulation profile reveals consistent anticancer properties of progesterone in hormone-independent breast cancer cells transfected with progesterone receptor. Int J Cancer. 2005 Nov 20;117(4):561-8. doi: 10.1002/ijc.21186. PMID: 15945099. </text:p>
          </table:table-cell>
          <table:table-cell table:style-name="ce4" office:value-type="string" calcext:value-type="string">
            <text:p>[68] Sturtevant FM. Breast cancer and oral contraceptives: critique of the proposition that high potency progestogen products confer excess risk. Biomed Pharmacother. 1984;38(8):371-9. PMID: 6525434. </text:p>
          </table:table-cell>
          <table:table-cell table:style-name="ce4" office:value-type="string" calcext:value-type="string">
            <text:p>[75] Van Vugt DA, Meites J. Influence of endogenous opiates on anterior pituitary function. Fed Proc. 1980 Jun;39(8):2533-8. PMID: 6247213. </text:p>
          </table:table-cell>
          <table:table-cell table:number-columns-repeated="16378"/>
        </table:table-row>
        <table:table-row table:style-name="ro5">
          <table:table-cell table:style-name="ce5" office:value-type="string" calcext:value-type="string">
            <text:p><text:a xlink:href="https://github.com/peatysharing/ray_newsletters_with_references/tree/main/Articles/2007%20Progesterone%20Deceptions" xlink:type="simple">2007 Progesterone Deceptions</text:a> </text:p>
          </table:table-cell>
          <table:table-cell table:style-name="ce4" office:value-type="string" calcext:value-type="string">
            <text:p>[03] Djerassi, Carl. "The making of the pill; Russell Marker's extraction of sex hormones from Mexican yams was only the beginning." Science'84 5 (1984): 127-130. </text:p>
          </table:table-cell>
          <table:table-cell table:style-name="ce4" office:value-type="string" calcext:value-type="string">
            <text:p>[04] 4. R. Kehl, Les Glandes Endocrines, Presses Universitaires de France, Paris, 1952. </text:p>
          </table:table-cell>
          <table:table-cell table:style-name="ce4" office:value-type="string" calcext:value-type="string">
            <text:p>[09] Fraschini, A. "Il metodo biologico di rinvigorimento." Edizioni Minerva Medica, Milan (1954). </text:p>
          </table:table-cell>
          <table:table-cell table:number-columns-repeated="16380"/>
        </table:table-row>
        <table:table-row table:style-name="ro6">
          <table:table-cell table:style-name="ce5" office:value-type="string" calcext:value-type="string">
            <text:p><text:a xlink:href="https://github.com/peatysharing/ray_newsletters_with_references/tree/main/Articles/2007%20Progesterone%2C%20not%20estrogen%2C%20is%20the%20coronary%20protection%20factor%20of%20women" xlink:type="simple">2007 Progesterone, not estrogen, is the coronary protec</text:a> </text:p>
          </table:table-cell>
          <table:table-cell office:value-type="string" calcext:value-type="string">
            <text:p>[09] Raddino R, Manca C, Poli E, Bolognesi R, Visioli O. Effects of 17 beta-estradiol on the isolated rabbit heart. Arch Int Pharmacodyn Ther. 1986 May;281(1):57-65. PMID: 3092754.</text:p>
            <text:p/>
          </table:table-cell>
          <table:table-cell table:number-columns-repeated="16382"/>
        </table:table-row>
        <table:table-row table:style-name="ro8">
          <table:table-cell table:style-name="ce5" office:value-type="string" calcext:value-type="string">
            <text:p><text:a xlink:href="https://github.com/peatysharing/ray_newsletters_with_references/tree/main/Articles/2007%20RU486%2C%20Cancer%2C%20Estrogen%2C%20and%20Progesterone" xlink:type="simple">2007 RU486, Cancer, Estrogen, and Progesterone</text:a> </text:p>
          </table:table-cell>
          <table:table-cell table:style-name="ce4" office:value-type="string" calcext:value-type="string">
            <text:p>[14] El Etreby MF, Liang Y, Lewis RW. Induction of apoptosis by mifepristone and tamoxifen in human LNCaP prostate cancer cells in culture. Prostate. 2000 Apr 1;43(1):31-42. doi: 10.1002/(sici)1097-0045(20000401)43:1&lt;31::aid-pros5&gt;3.0.co;2-#. PMID: 10725863. </text:p>
          </table:table-cell>
          <table:table-cell table:style-name="ce4" office:value-type="string" calcext:value-type="string">
            <text:p>[16] Formby B, Wiley TS. Progesterone inhibits growth and induces apoptosis in breast cancer cells: inverse effects on Bcl-2 and p53. Ann Clin Lab Sci. 1998 Nov-Dec;28(6):360-9. PMID: 9846203. </text:p>
          </table:table-cell>
          <table:table-cell table:style-name="ce4" office:value-type="string" calcext:value-type="string">
            <text:p>[27] JOLLES B. Progesterone in the treatment of advanced malignant tumours of breast, ovary and uterus. Br J Cancer. 1962 Jun;16(2):209-21. doi: 10.1038/bjc.1962.24. PMID: 14452177; PMCID: PMC2070932. </text:p>
          </table:table-cell>
          <table:table-cell table:style-name="ce4" office:value-type="string" calcext:value-type="string">
            <text:p>[28] Kalinina EV, Novichkova MD, Shcherbak NP, Saprin AN. Ingibiruiushchee deĭstvie progesterona na glutation-s-transferazy P1-1 i ego antiproliferativnyĭ èffekt na kletki linii K562 èritroleĭkemii cheloveka [Inhibitory effect of progesterone P1-1 on glutathione-s-transferase and its antiproliferative effect on human erythroleukemia K562 cells]. Vopr Onkol. 2000;46(1):68-73. Russian. PMID: 10789228. </text:p>
          </table:table-cell>
          <table:table-cell table:style-name="ce4" office:value-type="string" calcext:value-type="string">
            <text:p>[30] Lin VC, Ng EH, Aw SE, Tan MG, Ng EH, Chan VS, Ho GH. Progestins inhibit the growth of MDA-MB-231 cells transfected with progesterone receptor complementary DNA. Clin Cancer Res. 1999 Feb;5(2):395-403. PMID: 10037189. </text:p>
          </table:table-cell>
          <table:table-cell table:style-name="ce4" office:value-type="string" calcext:value-type="string">
            <text:p>[33] Lin VC, Ng EH, Aw SE, Tan MG, Ng EH, Chan VS, Ho GH. Progestins inhibit the growth of MDA-MB-231 cells transfected with progesterone receptor complementary DNA. Clin Cancer Res. 1999 Feb;5(2):395-403. PMID: 10037189. </text:p>
          </table:table-cell>
          <table:table-cell table:style-name="ce4" office:value-type="string" calcext:value-type="string">
            <text:p>[39] Macaione S, Ientile R, Lentini M, Di Giorgio RM. Effects of estrogens and progesterone on GABA system in ovariectomized rat retina. Ital J Biochem. 1981 Jul-Aug;30(4):279-89. PMID: 7298312. </text:p>
          </table:table-cell>
          <table:table-cell table:style-name="ce4" office:value-type="string" calcext:value-type="string">
            <text:p>[41] Mauvais-Jarvis P, Gompel A, Malet C, Kuttenn F. Antiestrogènes et prolifération cellulaire mammaire normale humaine [Antiestrogens and normal human breast cell proliferation]. Ann Endocrinol (Paris). 1989;50(3):181-8. French. PMID: 2683973. </text:p>
          </table:table-cell>
          <table:table-cell table:number-columns-repeated="16375"/>
        </table:table-row>
        <table:table-row table:style-name="ro3">
          <table:table-cell table:style-name="ce5" office:value-type="string" calcext:value-type="string">
            <text:p><text:a xlink:href="https://github.com/peatysharing/ray_newsletters_with_references/tree/main/Articles/2007%20Salt%2C%20energy%2C%20metabolic%20rate%2C%20and%20longevity" xlink:type="simple">2007 Salt, energy, metabolic rate, and longevity</text:a> </text:p>
          </table:table-cell>
          <table:table-cell table:style-name="ce4" office:value-type="string" calcext:value-type="string">
            <text:p>[08] Asano Y. Increased cell membrane permeability to Na+ and K+ induced by thyroid hormone in rat skeletal muscle. Experientia Suppl. 1978;32:199-203. doi: 10.1007/978-3-0348-5559-4_22. PMID: 148368. </text:p>
          </table:table-cell>
          <table:table-cell table:style-name="ce4" office:value-type="string" calcext:value-type="string">
            <text:p>[13] Bryant KR, Rothwell NJ, Stock MJ. Influence of sodium intake on thermogenesis and brown adipose tissue in the rat. Int J Obes. 1984;8(3):221-31. PMID: 6086543. </text:p>
          </table:table-cell>
          <table:table-cell table:style-name="ce4" office:value-type="string" calcext:value-type="string">
            <text:p>[14] Cara DC, Malucelli BE. Effect of hyperosmotic sodium chloride solution on vascular permeability and inflammatory edema in rats. Braz J Med Biol Res. 1988;21(2):281-3. PMID: 3144402. </text:p>
          </table:table-cell>
          <table:table-cell table:style-name="ce4" office:value-type="string" calcext:value-type="string">
            <text:p>[15] Chinet A, Friedli C, Seydoux J, Girardier L. Does cytoplasmic alkalinization trigger mitochondrial energy dissipation in the brown adipocyte? Experientia Suppl. 1978;32:25-32. doi: 10.1007/978-3-0348-5559-4_2. PMID: 25782. </text:p>
          </table:table-cell>
          <table:table-cell table:style-name="ce4" office:value-type="string" calcext:value-type="string">
            <text:p>[27] Girardier L, Seydoux J. Tissu adipeux brun, pompe à sodium et thermogénèse [Brown fat, sodium pump and thermogenesis]. J Physiol (Paris). 1972 Oct;65:Suppl:234A. French. PMID: 4649916. </text:p>
          </table:table-cell>
          <table:table-cell table:style-name="ce4" office:value-type="string" calcext:value-type="string">
            <text:p>[38] Junger WG, Liu FC, Loomis WH, Hoyt DB. Hypertonic saline enhances cellular immune function. Circ Shock. 1994 Apr;42(4):190-6. PMID: 8055665. </text:p>
          </table:table-cell>
          <table:table-cell table:style-name="ce4" office:value-type="string" calcext:value-type="string">
            <text:p>[44] Komatsu S, Fukao A, Hisamichi S. [Stomach cancer mortality and nutrition intake in northern Japan--especially on relation to sodium chloride]. Gan No Rinsho. 1990 Feb;Spec No:275-84. Japanese. PMID: 2313882. </text:p>
          </table:table-cell>
          <table:table-cell table:style-name="ce4" office:value-type="string" calcext:value-type="string">
            <text:p>[47] Levine TB, Cohn JN, Vrobel T, Franciosa JA. High renin in heart failure: a manifestation of hyponatremia. Trans Assoc Am Physicians. 1979;92:203-7. PMID: 398618. </text:p>
          </table:table-cell>
          <table:table-cell table:style-name="ce4" office:value-type="string" calcext:value-type="string">
            <text:p>[49] Luypaert P, Vincent JL, Domb M, Van der Linden P, Blecic S, Azimi G, Bernard A. Fluid resuscitation with hypertonic saline in endotoxic shock. Circ Shock. 1986;20(4):311-20. PMID: 3791579. </text:p>
          </table:table-cell>
          <table:table-cell table:style-name="ce4" office:value-type="string" calcext:value-type="string">
            <text:p>[54] Matsuoka T, Wisner DH. Resuscitation of uncontrolled liver hemorrhage: effects on bleeding, oxygen delivery, and oxygen consumption. J Trauma. 1996 Sep;41(3):439-45. doi: 10.1097/00005373-199609000-00009. PMID: 8810960. </text:p>
          </table:table-cell>
          <table:table-cell table:style-name="ce4" office:value-type="string" calcext:value-type="string">
            <text:p>[68] Podvigina TT. Vliianie kortikosteroidnykh gormonov na potrevlenie kisloroda mitokhondriiami i gomogenatami kory i gippokampa krys [Corticosteroid hormone effect on oxygen consumption of rat brain and hippocampus mitochondria and homogenates]. Ukr Biokhim Zh (1978). 1980 Jan-Feb;52(1):36-9. Russian. PMID: 7376273. </text:p>
          </table:table-cell>
          <table:table-cell table:style-name="ce4" office:value-type="string" calcext:value-type="string">
            <text:p>[89] Tarazi RC. Hemodynamic role of extracellular fluid in hypertension. Circ Res. 1976 Jun;38(6 Suppl 2):73-83. doi: 10.1161/01.res.38.6.73. PMID: 773571. </text:p>
          </table:table-cell>
          <table:table-cell table:number-columns-repeated="16371"/>
        </table:table-row>
        <table:table-row table:style-name="ro13">
          <table:table-cell table:style-name="ce5" office:value-type="string" calcext:value-type="string">
            <text:p><text:a xlink:href="https://github.com/peatysharing/ray_newsletters_with_references/tree/main/Articles/2007%20Stem%20cells%2C%20cell%20culture%2C%20and%20culture%20Issues%20in%20regeneration" xlink:type="simple">2007 Stem cells, cell culture, and culture Issues in regener</text:a> </text:p>
          </table:table-cell>
          <table:table-cell table:style-name="ce4" office:value-type="string" calcext:value-type="string">
            <text:p>[08] Vrach delp. 1937, 20: 803-820. Summary of 20 years' achievements in ophthalmology. Filatov VP. </text:p>
          </table:table-cell>
          <table:table-cell table:style-name="ce4" office:value-type="string" calcext:value-type="string">
            <text:p>[09] Filatov, V. P. "Tissue transplantation in intra-ocular diseases." Vestnik oftal 12 (1938): 107-159. </text:p>
          </table:table-cell>
          <table:table-cell table:style-name="ce4" office:value-type="string" calcext:value-type="string">
            <text:p>[10] Filatov, V. P., and E. A. Verbitska. "Intramuscular injections of cod liver oil in therapy of pigmented retinitis." Med zhur 9 (1937): 847-853. </text:p>
          </table:table-cell>
          <table:table-cell table:style-name="ce28" office:value-type="string" calcext:value-type="string">
            <text:p>FILATOV VP, VERBITSKA VA. The treatment of retinitis pigmentosa with intramuscular injections of cod liver oil. <text:s/>American review of Soviet medicine Vol 3, 1946 Jun; p. 388-95. PMID: 20985825. </text:p>
          </table:table-cell>
          <table:table-cell table:style-name="ce28" office:value-type="string" calcext:value-type="string">
            <text:p>[12] Ibid, “Retinitis pigmentosa.” <text:s/>p.395-7. PMID: 20985826.</text:p>
          </table:table-cell>
          <table:table-cell table:style-name="ce28" office:value-type="string" calcext:value-type="string">
            <text:p>[13] Ibid, “The implantation of preserved placenta in retinitis pigmentosa” p 397. PMID: 20985827.</text:p>
          </table:table-cell>
          <table:table-cell table:style-name="ce4" office:value-type="string" calcext:value-type="string">
            <text:p>[16] Guimarães AR, Costa Rosa LF, Safi DA, Curi R. Metabolic and functional changes in macrophages of rats fed polyunsaturated or saturated fatty acid rich-diets during ageing. Biochem Int. 1992 Jun;27(1):9-16. PMID: 1627181. </text:p>
          </table:table-cell>
          <table:table-cell table:style-name="ce4" office:value-type="string" calcext:value-type="string">
            <text:p>[17] Guimarães AR, Costa Rosa LF, Sitnik RH, Curi R. Effect of polyunsaturated (PUFA n-6) and saturated fatty acids-rich diets on macrophage metabolism and function. Biochem Int. 1991 Feb;23(3):533-43. PMID: 1877991. </text:p>
          </table:table-cell>
          <table:table-cell table:style-name="ce4" office:value-type="string" calcext:value-type="string">
            <text:p>[18] He MC, Li J, Zhao CH. [Effect of hypoxia on mesenchymal stem cells - review]. Zhongguo Shi Yan Xue Ye Xue Za Zhi. 2007 Apr;15(2):433-6. Chinese. PMID: 17493364. </text:p>
          </table:table-cell>
          <table:table-cell table:style-name="ce4" office:value-type="string" calcext:value-type="string">
            <text:p>[26] Knopov MSh, Kliasov AV. Zhizn', otdannaia bor'be so slepotoĭ. (k 130-letiiu so dnia rozhdeniia V. P. Filatova) [Life devoted to fight against blindness (on the occasion of the 130th birthday anniversary of V. P. Filatov)]. Vestn Oftalmol. 2005 Jan-Feb;121(1):54-6. Russian. PMID: 15759855. </text:p>
          </table:table-cell>
          <table:table-cell table:style-name="ce4" office:value-type="string" calcext:value-type="string">
            <text:p>[33] L. V. Polezhaev and E. N. Karnaukhova, "Stimulation of physiologic regeneration of nervous tissue of the cerebral cortex and its significance for biogenic therapy of neuro-mental diseases," pages 86-116 in Sbornik: Klinicheskie eksperimentalnye osnovy biogennoi terapii psikhozov, 1962. </text:p>
          </table:table-cell>
          <table:table-cell table:style-name="ce4" office:value-type="string" calcext:value-type="string">
            <text:p>[34] Doklady AN SSSR 150, 430-433, 1963., "Stimulation of nerve cell reproduction of cerebral cortex in mammals," L. V. Polezhaev and E. N. Karnaukhove </text:p>
          </table:table-cell>
          <table:table-cell table:style-name="ce4" office:value-type="string" calcext:value-type="string">
            <text:p>[38] Polezhaev LV, Cherkasova LV, Vitvitsky VN, Timonin AV. Normalization of protein synthesis and the structure of brain dystrophic neurons after the action of hypoxia, 10% NaCl and organ-specific RNA. J Hirnforsch. 1991;32(5):659-64. PMID: 1725877. </text:p>
          </table:table-cell>
          <table:table-cell table:number-columns-repeated="16370"/>
        </table:table-row>
        <table:table-row table:style-name="ro9">
          <table:table-cell table:style-name="ce5" office:value-type="string" calcext:value-type="string">
            <text:p><text:a xlink:href="https://github.com/peatysharing/ray_newsletters_with_references/tree/main/Articles/2007%20Suitable%20Fats%2C%20Unsuitable%20Fats%20-%20Issues%20in%20Nutrition" xlink:type="simple">2007 Suitable Fats, Unsuitable Fats - Issues in Nutrition</text:a> </text:p>
          </table:table-cell>
          <table:table-cell table:style-name="ce4" office:value-type="string" calcext:value-type="string">
            <text:p>[10] Bursten SL, Federighi DA, Parsons P, Harris WE, Abraham E, Moore EE Jr, Moore FA, Bianco JA, Singer JW, Repine JE. An increase in serum C18 unsaturated free fatty acids as a predictor of the development of acute respiratory distress syndrome. Crit Care Med. 1996 Jul;24(7):1129-36. doi: 10.1097/00003246-199607000-00011. PMID: 8674324. </text:p>
          </table:table-cell>
          <table:table-cell table:style-name="ce4" office:value-type="string" calcext:value-type="string">
            <text:p>[17] Higazi AA, Aziza R, Samara AA, Mayer M. Regulation of fibrinolysis by non-esterified fatty acids. Biochem J. 1994 May 15;300 ( Pt 1)(Pt 1):251-5. doi: 10.1042/bj3000251. PMID: 8198542; PMCID: PMC1138149. </text:p>
          </table:table-cell>
          <table:table-cell table:style-name="ce4" office:value-type="string" calcext:value-type="string">
            <text:p>[29] Mascolo N, Izzo AA, Autore G, Maiello FM, Di Carlo G, Capasso F. Acetic acid-induced colitis in normal and essential fatty acid deficient rats. J Pharmacol Exp Ther. 1995 Jan;272(1):469-75. PMID: 7815363. </text:p>
          </table:table-cell>
          <table:table-cell table:style-name="ce4" office:value-type="string" calcext:value-type="string">
            <text:p>[41] Steerenberg PA, Beekhof PK, Feskens EJ, Lips CJ, Höppener JW, Beems RB. Long-term effect of fish oil diet on basal and stimulated plasma glucose and insulin levels in ob/ob mice. Diabetes Nutr Metab. 2002 Aug;15(4):205-14. PMID: 12416657. </text:p>
          </table:table-cell>
          <table:table-cell table:number-columns-repeated="16379"/>
        </table:table-row>
        <table:table-row table:style-name="ro13">
          <table:table-cell table:style-name="ce5" office:value-type="string" calcext:value-type="string">
            <text:p><text:a xlink:href="https://github.com/peatysharing/ray_newsletters_with_references/tree/main/Articles/2007%20TSH%2C%20temperature%2C%20pulse%20rate%2C%20and%20other%20indicators%20in%20hypothyroidism" xlink:type="simple">2007 TSH, temperature, pulse rate, and other indicators in hypothyroidism</text:a> </text:p>
          </table:table-cell>
          <table:table-cell table:style-name="ce4" office:value-type="string" calcext:value-type="string">
            <text:p>[31] Klein A, Bruser B, Robinson JB, Pinkerton PH, Malkin A. Effect of a non-viral fraction of acquired immunodeficiency syndrome plasma on the vulnerability of lymphocytes to cortisol. J Endocrinol. 1987 Feb;112(2):259-64. doi: 10.1677/joe.0.1120259. PMID: 3493318. </text:p>
          </table:table-cell>
          <table:table-cell table:number-columns-repeated="16382"/>
        </table:table-row>
        <table:table-row table:style-name="ro4">
          <table:table-cell table:style-name="ce5" office:value-type="string" calcext:value-type="string">
            <text:p><text:a xlink:href="https://github.com/peatysharing/ray_newsletters_with_references/tree/main/Articles/2007%20The%20Great%20Fish%20Oil%20Experiment" xlink:type="simple">2007 The Great Fish Oil Experiment</text:a> </text:p>
          </table:table-cell>
          <table:table-cell table:style-name="ce4" office:value-type="string" calcext:value-type="string">
            <text:p>[02] Boeskor A, Gabbiani G. Der Einfluss der Hypophysektomie und der Hormone der Hypophyse auf das Dextranödem der Ratte [Influence of hypophysectomy and pituitary hormones on dextran edema in rats]. Endokrinologie. 1968;53(3):217-21. German. PMID: 4305991. </text:p>
          </table:table-cell>
          <table:table-cell table:style-name="ce4" office:value-type="string" calcext:value-type="string">
            <text:p>[05] Ghawche F, Bordet R, Destée A. Encéphalopathie d'Hashimoto: toxique ou auto-immune? [Hashimoto's encephalopathy: toxic or autoimmune mechanism?]. Rev Neurol (Paris). 1992;148(5):371-3. French. PMID: 1448653. </text:p>
          </table:table-cell>
          <table:table-cell table:style-name="ce4" office:value-type="string" calcext:value-type="string">
            <text:p>[13] Latinville D, Bernardi O, Cougoule JP, Bioulac B, Henry P, Loiseau P, Mauriac L. Thyroïdite d'Hashimoto et encéphalopathie myoclonique. Hypothèses pathogéniques [Hashimoto's thyroiditis and myoclonic encephalopathy. Pathogenic hypothesis]. Rev Neurol (Paris). 1985;141(1):55-8. French. PMID: 3920744. </text:p>
          </table:table-cell>
          <table:table-cell table:style-name="ce4" office:value-type="string" calcext:value-type="string">
            <text:p>[15] McCann SM, Rettori V, Milenkovic L, Jurcovicová J, González MC. Role of monokines in control of anterior pituitary hormone release. Adv Exp Med Biol. 1990;274:315-29. doi: 10.1007/978-1-4684-5799-5_20. PMID: 2239430. </text:p>
          </table:table-cell>
          <table:table-cell table:style-name="ce4" office:value-type="string" calcext:value-type="string">
            <text:p>[19] Mizia-Stec K, Zych F, Widala E. Mastopatia a wole obojetne--wzajemne powiazania [Mastopathy and simple goiter--mutual relationships]. Przegl Lek. 1998;55(5):250-8. Polish. PMID: 9741192. </text:p>
          </table:table-cell>
          <table:table-cell table:style-name="ce4" office:value-type="string" calcext:value-type="string">
            <text:p>[24] Vrancken AF, Braun KP, de Valk HW, Rinkel GJ. Epilepsie, stoornissen van gedrag en bewustzijn bij normale thyroxinewaarden: denk tóch aan de schildklier [Epilepsy, disturbances of behavior and consciousness in presence of normal thyroxine levels: still, consider the thyroid gland]. Ned Tijdschr Geneeskd. 2000 Jan 1;144(1):5-8. Dutch. PMID: 10665296. </text:p>
          </table:table-cell>
          <table:table-cell table:number-columns-repeated="16377"/>
        </table:table-row>
        <table:table-row table:style-name="ro6">
          <table:table-cell table:style-name="ce5" office:value-type="string" calcext:value-type="string">
            <text:p><text:a xlink:href="https://github.com/peatysharing/ray_newsletters_with_references/tree/main/Articles/2008%20Adaptive%20substance%2C%20creative%20regeneration" xlink:type="simple">2008 Adaptive substance, creative regeneration</text:a> </text:p>
          </table:table-cell>
          <table:table-cell table:style-name="ce4" office:value-type="string" calcext:value-type="string">
            <text:p>[08] Cone CD Jr. Autosynchrony and self-induced mitosis in sarcoma cell networks. Acta Cytol. 1969 Oct;13(10):576-82. PMID: 5260008. </text:p>
          </table:table-cell>
          <table:table-cell table:style-name="ce4" office:value-type="string" calcext:value-type="string">
            <text:p>[16] Cutolo M, Masi AT. Circadian rhythms and arthritis. Rheum Dis Clin North Am. 2005 Feb;31(1):115-29, ix-x. doi: 10.1016/j.rdc.2004.09.005. PMID: 15639059. </text:p>
          </table:table-cell>
          <table:table-cell table:style-name="ce4" office:value-type="string" calcext:value-type="string">
            <text:p>[16] Kryukov V.I. An attention model based on the principle of dominanta // Proceedings in Nonlinear Science. Neurocomputers and Attention. I: Neurobiology, Synchronization, and Chaos. 1989. Ed. by A.Y. Holden and V.I. Kryukov, pp. 319-351 </text:p>
          </table:table-cell>
          <table:table-cell table:style-name="ce4" office:value-type="string" calcext:value-type="string">
            <text:p>[19] Kryukov V.I. An attention model based on the principle of dominanta // Proceedings in Nonlinear Science. Neurocomputers and Attention. I: Neurobiology, Synchronization, and Chaos. 1989. Ed. by A.Y. Holden and V.I. Kryukov, pp. 319-351 </text:p>
          </table:table-cell>
          <table:table-cell table:style-name="ce4" office:value-type="string" calcext:value-type="string">
            <text:p>[20] John TM, George JC. Diurnal variation in the effect of melatonin on plasma and muscle free fatty acid levels in the pigeon. Endocrinol Exp. 1976 Jun;10(2):131-7. PMID: 1084268. </text:p>
          </table:table-cell>
          <table:table-cell table:number-columns-repeated="16378"/>
        </table:table-row>
        <table:table-row table:style-name="ro3">
          <table:table-cell table:style-name="ce5" office:value-type="string" calcext:value-type="string">
            <text:p><text:a xlink:href="https://github.com/peatysharing/ray_newsletters_with_references/tree/main/Articles/2008%20Natural%20Estrogens" xlink:type="simple">2008 Natural Estrogens</text:a> </text:p>
          </table:table-cell>
          <table:table-cell table:style-name="ce4" office:value-type="string" calcext:value-type="string">
            <text:p>[01] Petrakis NL, Barnes S, King EB, Lowenstein J, Wiencke J, Lee MM, Miike R, Kirk M, Coward L. Stimulatory influence of soy protein isolate on breast secretion in pre- and postmenopausal women. Cancer Epidemiol Biomarkers Prev. 1996 Oct;5(10):785-94. PMID: 8896889. </text:p>
          </table:table-cell>
          <table:table-cell table:style-name="ce4" office:value-type="string" calcext:value-type="string">
            <text:p>[07] Grubeck-Loebenstein B, Kletter K, Kiss A, Vierhapper H, Waldhäusl W. Endemische Struma in Osterreich. Ist Jodmangel die primäre Kropfursache? [Endemic goiter in Austria. Is iodine deficiency the primary cause of goiter?]. Schweiz Med Wochenschr. 1982 Oct 30;112(44):1526-30. German. PMID: 7156942. </text:p>
          </table:table-cell>
          <table:table-cell table:style-name="ce4" office:value-type="string" calcext:value-type="string">
            <text:p>[09] Whitten PL, Lewis C, Russell E, Naftolin F. Potential adverse effects of phytoestrogens. J Nutr. 1995 Mar;125(3 Suppl):771S-776S. doi: 10.1093/jn/125.3_Suppl.771S. PMID: 7884563. </text:p>
          </table:table-cell>
          <table:table-cell table:style-name="ce4" office:value-type="string" calcext:value-type="string">
            <text:p>[27] Rubio Lotvin B. Estrógenos de origen vegetal. Actualización [Estrogens of vegetable origin]. Ginecol Obstet Mex. 1998 Mar;66:111-8. Spanish. PMID: 9608188. </text:p>
          </table:table-cell>
          <table:table-cell table:number-columns-repeated="16379"/>
        </table:table-row>
        <table:table-row table:style-name="ro13">
          <table:table-cell table:style-name="ce5" office:value-type="string" calcext:value-type="string">
            <text:p><text:a xlink:href="https://github.com/peatysharing/ray_newsletters_with_references/tree/main/Articles/2009%20Calcium%20and%20Disease%20Hypertension%2C%20organ%20calcification%2C%20%26%20shock%2C%20vs.%20respiratory%20energy" xlink:type="simple">2009 Calcium and Disease Hypertension, organ calcificat</text:a> </text:p>
          </table:table-cell>
          <table:table-cell table:style-name="ce4" office:value-type="string" calcext:value-type="string">
            <text:p>[01] Amann K, Ritz E, Wiest G, Klaus G, Mall G. A role of parathyroid hormone for the activation of cardiac fibroblasts in uremia. J Am Soc Nephrol. 1994 Apr;4(10):1814-9. doi: 10.1681/ASN.V4101814. PMID: 8068880. </text:p>
          </table:table-cell>
          <table:table-cell table:style-name="ce4" office:value-type="string" calcext:value-type="string">
            <text:p>[07] Canzanello VJ, Kraut JA, Holick MF, Johns C, Liu CC, Madias NE. Effect of chronic respiratory acidosis on calcium metabolism in the rat. J Lab Clin Med. 1995 Jul;126(1):81-7. PMID: 7602239. </text:p>
          </table:table-cell>
          <table:table-cell table:style-name="ce4" office:value-type="string" calcext:value-type="string">
            <text:p>[10] Christensen KA, Myers JT, Swanson JA. pH-dependent regulation of lysosomal calcium in macrophages. J Cell Sci. 2002 Feb 1;115(Pt 3):599-607. doi: 10.1242/jcs.115.3.599. PMID: 11861766. </text:p>
          </table:table-cell>
          <table:table-cell table:style-name="ce4" office:value-type="string" calcext:value-type="string">
            <text:p>[11] Cogen PH, Zimmerman EA. Ovarian steroid hormones and cerebral function. Adv Neurol. 1979;26:123-33. PMID: 42283. </text:p>
          </table:table-cell>
          <table:table-cell table:style-name="ce4" office:value-type="string" calcext:value-type="string">
            <text:p>[14] Dyro FM. Quadriparesis as an unusual manifestation of hypercalcemia. J Maine Med Assoc. 1977 Oct;68(10):370-1. PMID: 908889. </text:p>
          </table:table-cell>
          <table:table-cell table:style-name="ce4" office:value-type="string" calcext:value-type="string">
            <text:p>[21] Gannagé-Yared MH, Tohmé A, Halaby G. L'hypovitaminose D, problème mondial majeur de santé publique [Hypovitaminosis D: a major worldwide public health problem]. Presse Med. 2001 Apr 7;30(13):653-8. French. PMID: 11346909. </text:p>
          </table:table-cell>
          <table:table-cell table:style-name="ce4" office:value-type="string" calcext:value-type="string">
            <text:p>[27] Grecu EO, Weinshelbaum A, Simmons R. Effective therapy of glucocorticoid-induced osteoporosis with medroxyprogesterone acetate. Calcif Tissue Int. 1990 May;46(5):294-9. doi: 10.1007/BF02563818. PMID: 2140069. </text:p>
          </table:table-cell>
          <table:table-cell table:style-name="ce4" office:value-type="string" calcext:value-type="string">
            <text:p>[29] Haas PJ. Antiallergische Wirkung von Kalzium per os. Eine klinisch-experimentelle Studie [Antiallergic effect of oral calcium. A clinico-experimental study]. Fortschr Med. 1985 Mar 28;103(12):328-30. German. PMID: 3872822. </text:p>
          </table:table-cell>
          <table:table-cell table:style-name="ce4" office:value-type="string" calcext:value-type="string">
            <text:p>[30] Hilgard P, Hohage R, Schmitt W, Minne H, Ziegler R. The possible role of platelets as trigger in intravascular coagulation associated with acute hyperparathyroidism. Acta Univ Carol Med Monogr. 1972;53:427-32. PMID: 4670750. </text:p>
          </table:table-cell>
          <table:table-cell table:style-name="ce4" office:value-type="string" calcext:value-type="string">
            <text:p>[34] Massry SG. Pathogenesis of the anemia of uremia: role of secondary hyperparathyroidism. Kidney Int Suppl. 1983 Dec;16:S204-7. PMID: 6376915. </text:p>
          </table:table-cell>
          <table:table-cell table:style-name="ce4" office:value-type="string" calcext:value-type="string">
            <text:p>[49] Ouchi Y, Orimo H. [Calcium and magnesium metabolism in the aged]. Nihon Ronen Igakkai Zasshi. 1989 May;26(3):216-22. Japanese. PMID: 2795971. </text:p>
          </table:table-cell>
          <table:table-cell table:style-name="ce4" office:value-type="string" calcext:value-type="string">
            <text:p>[59] Rude RK, Kirchen ME, Gruber HE, Meyer MH, Luck JS, Crawford DL. Magnesium deficiency-induced osteoporosis in the rat: uncoupling of bone formation and bone resorption. Magnes Res. 1999 Dec;12(4):257-67. PMID: 10612083. </text:p>
          </table:table-cell>
          <table:table-cell table:style-name="ce4" office:value-type="string" calcext:value-type="string">
            <text:p>[60] Schmid C. Hyperkalzämie [Hypercalcemia]. Schweiz Med Wochenschr. 1994 Jun 25;124(25):1122-8. German. PMID: 8029686. </text:p>
          </table:table-cell>
          <table:table-cell table:style-name="ce4" office:value-type="string" calcext:value-type="string">
            <text:p>[69] Utz G, Hauck AM. Orale anwendung von Kalzium plus Vitamin D2 bei allergischem Asthma bronchiale [Oral application of calcium and vitamin D2 in allergic bronchial asthma (author's transl)]. MMW Munch Med Wochenschr. 1976 Oct 22;118(43):1395-8. German. PMID: 825744. </text:p>
          </table:table-cell>
          <table:table-cell table:style-name="ce4" office:value-type="string" calcext:value-type="string">
            <text:p>[76] Zofková I, Kanceva RL. Nové látky s pozitivním úcinkem na kost [New drugs with positive effects on bones]. Cas Lek Cesk. 1997 Jul 30;136(15):459-63. Czech. PMID: 9340191. </text:p>
          </table:table-cell>
          <table:table-cell table:number-columns-repeated="16368"/>
        </table:table-row>
        <table:table-row table:style-name="ro8">
          <table:table-cell table:style-name="ce5" office:value-type="string" calcext:value-type="string">
            <text:p><text:a xlink:href="https://github.com/peatysharing/ray_newsletters_with_references/tree/main/Articles/2009%20Estrogen%2C%20memory%20and%20heredity%20Imprinting%20and%20the%20stress%20response" xlink:type="simple">2009 Estrogen, memory and heredity Imprinting and</text:a> </text:p>
          </table:table-cell>
          <table:table-cell table:style-name="ce4" office:value-type="string" calcext:value-type="string">
            <text:p>[15] Beliaeva ES, Pasiukova EG, Gvozdev VA. "Adaptivnye transpozitsii" retrotranspozonov v genome Drosophila melanogaster, soprovozdaiushchiesia uvelicheniem presposoblennosti osobeĭ ["Adaptive transposition" of retrotransposons in the Drosophila melanogaster genome accompanying the increase in features of adaptability]. Genetika. 1994 Jun;30(6):725-30. Russian. PMID: 7958784. </text:p>
          </table:table-cell>
          <table:table-cell table:style-name="ce4" office:value-type="string" calcext:value-type="string">
            <text:p>[16] Vasil'eva LA, Ratner VA, Bubenshchikova EV. Stressovaia induktsiia transpozitsiĭ retrotranspozonov drozofily: real'nost' iavleniia, kharakternye osobennosti i vozmozhnaia rol' v bystroĭ évoliutsii [Stress induction of retrotransposon transposition in Drosophila: reality of the phenomenon, characteristic features, possible role in rapid evolution]. Genetika. 1997 Aug;33(8):1083-93. Russian. PMID: 9378300. </text:p>
          </table:table-cell>
          <table:table-cell table:style-name="ce4" office:value-type="string" calcext:value-type="string">
            <text:p>[17] Kanapin AA, Ivanov VA, Il'in IuV. Konservativnye oblasti potentsial'nykh belkovykh produktov ORF1 mobil'nykh élementov i belkov retrovirusov, kodiruemykh genom gag [Conserved regions of potential ORF1 protein products of mobile elements and retroviral proteins, encoded by the gag gene]. Mol Biol (Mosk). 1995 May-Jun;29(3):522-8. Russian. PMID: 8552056. </text:p>
          </table:table-cell>
          <table:table-cell table:style-name="ce4" office:value-type="string" calcext:value-type="string">
            <text:p>[18] Belokhvostov AS, Osipovich VK, Veselova OM, Kolodiazhnaia VA. Analiz DNK retrotranspozonpodobnykh geneticheskikh élementov LINE v plazme krovi krys, podvergshikhsia vozdeĭstviiu élektromagnitnykh voli radiodiapazona [DNA analysis of retroposon-like genetic LINE elements in blood plasma of rats exposed to radio-diapason electromagnetic waves]. Radiats Biol Radioecol. 1995 May-Jun;35(3):356-63. Russian. PMID: 7550893. </text:p>
          </table:table-cell>
          <table:table-cell table:style-name="ce4" office:value-type="string" calcext:value-type="string">
            <text:p>[19] Reznik NL, Zolotova LI, Shuppe NG. Induktsiia virusopodobnykh chastits Tu1 mini-Tu1-élementom v SPT3-mutantom shtamme Saccharomyces cerevisiae [Induction of virus-like particles Tu1 by the mini-Tu1 element in the SPT3 mutant strain of Saccharomyces cerevisiae]. Dokl Akad Nauk. 1995 Jan;340(1):138-40. Russian. PMID: 7703889. </text:p>
          </table:table-cell>
          <table:table-cell table:style-name="ce4" office:value-type="string" calcext:value-type="string">
            <text:p>[20] Semin BV, Il'in IuV. Vnekletochnye virusopodobnye chastitsy retrotranspozona Gypsy (MDG 4) kak faktor infektsionnosti [Extracellular virus-like particles retrotransposon Gypsy (MDG 4) as an infectivity factor]. Dokl Akad Nauk. 1994 Dec;339(6):838-41. Russian. PMID: 7888999. </text:p>
          </table:table-cell>
          <table:table-cell table:style-name="ce4" office:value-type="string" calcext:value-type="string">
            <text:p>[21] Avedisov SN, Il'in IuV. Ekspressiia tret'eĭ otkrytoĭ ramki schityvaniia retrotranspozona drozofily MDG4, podobno retrovirusnym env-genam, osushchestvliaetsiia cherez splaĭsing [Expression of the third open reading frame of the drosophila MDG4 retrotransposon similar to the retroviral env-genes, occurring through splicing]. Mol Biol (Mosk). 1994 Jul-Aug;28(4):813-21. Russian. PMID: 7990809. </text:p>
          </table:table-cell>
          <table:table-cell table:style-name="ce4" office:value-type="string" calcext:value-type="string">
            <text:p>[23] Glushkova IV, Beliaeva ESp, Gvozdev VA. Podderzhanie chisla kopiĭ retrotranspozona MDG3 v genome Drosophila melanogaster [Maintenance of the copy number of retrotransposon MDG3 in the Drosophila melanogaster genome]. Genetika. 1991 Mar;27(3):404-10. Russian. PMID: 1649781. </text:p>
          </table:table-cell>
          <table:table-cell table:style-name="ce4" office:value-type="string" calcext:value-type="string">
            <text:p>[25] Ratner VA, Amikishiev VG. Analiz motivov funktsional'nykh saĭtov MDG2 v obespechenii ego vozmozhnykh molekuliarnykh funktsiĭ [Analysis of motifs of functional MDG2 sites in assuring its possible molecular functions]. Genetika. 1996 Jul;32(7):902-13. Russian. PMID: 8974911. </text:p>
          </table:table-cell>
          <table:table-cell table:style-name="ce4" office:value-type="string" calcext:value-type="string">
            <text:p>[33] Andrianov BV, Shuppe NG. Tv1--novoe semeĭstvo retrotranspozonov Drosophila virilis [Tv1--a new family of Drosophila virilis retrotransposons]. Genetika. 1994 Apr;30(4):437-44. Russian. PMID: 8045392. </text:p>
          </table:table-cell>
          <table:table-cell table:style-name="ce4" office:value-type="string" calcext:value-type="string">
            <text:p>[34] Gerasimova TI, Ladvishchenko AB, Mogila VA, Georgieva SG, Kiselev SL, Maksymiv DV. Transpozitsionnye vzryvy i khromosomnye perestroĭki v nestabil'nykh liniiakh drozofily [Transpositional bursts and chromosome rearrangements in unstable lines of Drosophila]. Genetika. 1990 Mar;26(3):399-411. Russian. PMID: 1972365. </text:p>
          </table:table-cell>
          <table:table-cell table:style-name="ce4" office:value-type="string" calcext:value-type="string">
            <text:p>[35] Korokhov NP, Pyrinova GB, Kurtsman MIa, Tomsons VP, Salganik RI. Issledovanie prirody éndogennykh retrovirusopodobnykh chastits pecheni krys [Nature of the endogenous retrovirus-like particles of the rat liver]. Eksp Onkol. 1986;8(2):29-32. Russian. PMID: 2421998. </text:p>
          </table:table-cell>
          <table:table-cell table:number-columns-repeated="16371"/>
        </table:table-row>
        <table:table-row table:style-name="ro4">
          <table:table-cell table:style-name="ce5" office:value-type="string" calcext:value-type="string">
            <text:p><text:a xlink:href="https://github.com/peatysharing/ray_newsletters_with_references/tree/main/Articles/2009%20Fats%20and%20degeneration" xlink:type="simple">2009 Fats and degeneration</text:a> </text:p>
          </table:table-cell>
          <table:table-cell table:style-name="ce4" office:value-type="string" calcext:value-type="string">
            <text:p>[05] Barousse AP. Fibromatosis, relaxina y progesterona [Fibromatosis, relaxin and progesterone]. Medicina (B Aires). 1978 Mar-Apr;38(2):215-6. Spanish. PMID: 682940. </text:p>
          </table:table-cell>
          <table:table-cell table:style-name="ce4" office:value-type="string" calcext:value-type="string">
            <text:p>[06] Bilder CR, Barousse AP, Mazure PA. Progesterone as therapy for retroperitoneal fibrosis. Medicina (B Aires). 1985;45(2):159-63. PMID: 3841924. </text:p>
          </table:table-cell>
          <table:table-cell table:style-name="ce4" office:value-type="string" calcext:value-type="string">
            <text:p>[07] Bicher HI, Dalrymple GV, Ashbrook D, Smith R, Harris D. Effect of ionizing radiation on liver microcirculation and oxygenation. Adv Exp Med Biol. 1976;75:497-503. doi: 10.1007/978-1-4684-3273-2_59. PMID: 1015431. </text:p>
          </table:table-cell>
          <table:table-cell table:style-name="ce4" office:value-type="string" calcext:value-type="string">
            <text:p>[10] Bicher HI, Dalrymple GV, Ashbrook D, Smith R, Harris D. Effect of ionizing radiation on liver microcirculation and oxygenation. Adv Exp Med Biol. 1976;75:497-503. doi: 10.1007/978-1-4684-3273-2_59. PMID: 1015431. </text:p>
          </table:table-cell>
          <table:table-cell table:style-name="ce4" office:value-type="string" calcext:value-type="string">
            <text:p>[11] Calder PC, Newsholme EA. Influence of antioxidant vitamins on fatty acid inhibition of lymphocyte proliferation. Biochem Mol Biol Int. 1993 Jan;29(1):175-83. PMID: 8490563. </text:p>
          </table:table-cell>
          <table:table-cell table:style-name="ce4" office:value-type="string" calcext:value-type="string">
            <text:p>[22] Griffini P, Fehres O, Klieverik L, Vogels IM, Tigchelaar W, Smorenburg SM, Van Noorden CJ. Dietary omega-3 polyunsaturated fatty acids promote colon carcinoma metastasis in rat liver. Cancer Res. 1998 Aug 1;58(15):3312-9. PMID: 9699661. </text:p>
          </table:table-cell>
          <table:table-cell table:style-name="ce4" office:value-type="string" calcext:value-type="string">
            <text:p>[23] Gupta R, Prakash H. Association of dietary ghee intake with coronary heart disease and risk factor prevalence in rural males. J Indian Med Assoc. 1997 Mar;95(3):67-9, 83. PMID: 9212571. </text:p>
          </table:table-cell>
          <table:table-cell table:style-name="ce4" office:value-type="string" calcext:value-type="string">
            <text:p>[29] Hoffmann H. Zur Altersabhängigkeit von Ketecholaminwirkungen beim Menschen IV. Beeinflussung der lipolytischen Wirkung von alpha- und beta-Adrenergika durch spezifische Hemmstoffe [Age-dependence of catecholamine effects in man. IV. Effects of specific inhibitors on the lipolytic action of alpha and beta adrenergics]. Z Gesamte Inn Med. 1976 Oct 15;31(20):838-43. German. PMID: 14447. </text:p>
          </table:table-cell>
          <table:table-cell table:style-name="ce4" office:value-type="string" calcext:value-type="string">
            <text:p>[33] Bilder CR, Barousse AP, Mazure PA. Progesterone as therapy for retroperitoneal fibrosis. Medicina (B Aires). 1985;45(2):159-63. PMID: 3841924. </text:p>
          </table:table-cell>
          <table:table-cell table:style-name="ce4" office:value-type="string" calcext:value-type="string">
            <text:p>[34] Ip C, Carter CA, Ip MM. Requirement of essential fatty acid for mammary tumorigenesis in the rat. Cancer Res. 1985 May;45(5):1997-2001. PMID: 3921234. </text:p>
          </table:table-cell>
          <table:table-cell table:style-name="ce4" office:value-type="string" calcext:value-type="string">
            <text:p>[37] Krantz S, Lober M. Ubersicht: Hämorrhagische Diathese als Folge einer akuten Einwirkung von ionisierenden Strahlen [Review: hemorrhagic diathesis resulting from acute exposure to ionizing radiation]. Folia Haematol Int Mag Klin Morphol Blutforsch. 1977;104(1):1-10. German. PMID: 69565. </text:p>
          </table:table-cell>
          <table:table-cell table:style-name="ce4" office:value-type="string" calcext:value-type="string">
            <text:p>[39] Lanari A, Molinas FC, Castro Ríos M, Paz RA. Eficaz tratamiento de diversas fibromatosis con progesterona. Mediastinitis fibrosa, tumores desmoides, fibrosis paraneoplásica [Effective treatment of several types of fibromatosis with progesterone. Fibrous mediastinitis, desmoid tumors, paraneoplastic fibrosis]. Medicina (B Aires). 1978 Mar-Apr;38(2):123-32. Spanish. PMID: 682926. </text:p>
          </table:table-cell>
          <table:table-cell table:style-name="ce4" office:value-type="string" calcext:value-type="string">
            <text:p>[40] Lanari A. Progesterona en fibromatosis y en aterosclerosis [Progesterone in fibromatosis and atherosclerosis]. Medicina (B Aires). 1979 Nov-Dec;39(6):826-35. Spanish. PMID: 550047. </text:p>
          </table:table-cell>
          <table:table-cell table:style-name="ce4" office:value-type="string" calcext:value-type="string">
            <text:p>[43] Lindquist O, Bagge L, Saldeen T. Induction of endogenous fibrinolysis inhibition in the dog. Effect of intravascular coagulation and release of free fatty acids. Acta Chir Scand. 1976;142(1):20-5. PMID: 1266538. </text:p>
          </table:table-cell>
          <table:table-cell table:style-name="ce4" office:value-type="string" calcext:value-type="string">
            <text:p>[56] Nanji AA, Yang EK, Fogt F, Sadrzadeh SM, Dannenberg AJ. Medium chain triglycerides and vitamin E reduce the severity of established experimental alcoholic liver disease. J Pharmacol Exp Ther. 1996 Jun;277(3):1694-700. PMID: 8667240. </text:p>
          </table:table-cell>
          <table:table-cell table:style-name="ce4" office:value-type="string" calcext:value-type="string">
            <text:p>[58] Nanji AA, Jokelainen K, Tipoe GL, Rahemtulla A, Dannenberg AJ. Dietary saturated fatty acids reverse inflammatory and fibrotic changes in rat liver despite continued ethanol administration. J Pharmacol Exp Ther. 2001 Nov;299(2):638-44. PMID: 11602676. </text:p>
          </table:table-cell>
          <table:table-cell table:style-name="ce4" office:value-type="string" calcext:value-type="string">
            <text:p>[61] Pozharisskaia TD, Vasil'eva TP, Sokolova EN, Alekseeva II. K mekhanizmu rasstroĭstv krovoobrashcheniia u zhivotnykh, obluchennykh v bol'shih dozakh [Mechanism of circulatory disorders in animals irradiated at high doses]. Radiobiologiia. 1985 Nov-Dec;25(6):763-7. Russian. PMID: 4080994. </text:p>
          </table:table-cell>
          <table:table-cell table:style-name="ce4" office:value-type="string" calcext:value-type="string">
            <text:p>[69] Smídová L, Base J, Mourek J, Cechová I. Proportion of individual fatty acids in the non-esterified (free) fatty acid (FFA) fraction in the serum of laboratory rats of different ages. Physiol Bohemoslov. 1990;39(2):125-34. PMID: 2144352. </text:p>
          </table:table-cell>
          <table:table-cell table:style-name="ce4" office:value-type="string" calcext:value-type="string">
            <text:p>[71] Staub F, Winkler A, Peters J, Kempski O, Baethmann A. Mechanisms of glial swelling by arachidonic acid. Acta Neurochir Suppl (Wien). 1994;60:20-3. doi: 10.1007/978-3-7091-9334-1_5. PMID: 7976545. </text:p>
          </table:table-cell>
          <table:table-cell table:number-columns-repeated="16364"/>
        </table:table-row>
        <table:table-row table:style-name="ro9">
          <table:table-cell table:style-name="ce5" office:value-type="string" calcext:value-type="string">
            <text:p><text:a xlink:href="https://github.com/peatysharing/ray_newsletters_with_references/tree/main/Articles/2009%20Gelatin%2C%20stress%2C%20longevity" xlink:type="simple">2009 Gelatin, stress, longevity</text:a> </text:p>
          </table:table-cell>
          <table:table-cell table:style-name="ce4" office:value-type="string" calcext:value-type="string">
            <text:p>[04] Durelli L, Quattrocolo G, Buffa C, Valentini C, Mutani R. Antagonismo fra epilessia focale e taurina somministrata per perfusione corticale [Antagonism between focal epilepsy and taurine administered by cortical perfusion]. Riv Neurol. 1976 Mar-Jun;46(3):254-61. Italian. PMID: 191897. </text:p>
          </table:table-cell>
          <table:table-cell table:style-name="ce4" office:value-type="string" calcext:value-type="string">
            <text:p>[08] Rincón J, Greenblatt RB, Schwartz RP. 'Not Cushing's syndrome'. Am Fam Physician. 1979 May;19(5):77-86. PMID: 220864. </text:p>
          </table:table-cell>
          <table:table-cell table:style-name="ce4" office:value-type="string" calcext:value-type="string">
            <text:p>[16] Stamm H. Purpura des Prämenstrums und des Klimakteriums [Purpura of the premenstrum and climacteric]. Thromb Diath Haemorrh Suppl. 1968;30:165-9. German. PMID: 5761048. </text:p>
          </table:table-cell>
          <table:table-cell table:style-name="ce4" office:value-type="string" calcext:value-type="string">
            <text:p>[18] Wang Q. [The roles of estrogen and progestin in epileptogenesis and their mechanisms of action]. Sheng Li Ke Xue Jin Zhan. 2000 Jul;31(3):231-3. Chinese. PMID: 12545710. </text:p>
          </table:table-cell>
          <table:table-cell table:style-name="ce4" office:value-type="string" calcext:value-type="string">
            <text:p>[22] Zaĭdenberg MA, Pisarzhevskiĭ SA, Nosova IM, Kerova AN, Dudnikova GN. Issledovanie reparativnykh protsessov v tkaniakh ran éksperimental'nykh zhivotnykh posle vvedeniia glitsina [Repair processes in wound tissues of experimental animals following administration of glycine]. Biull Eksp Biol Med. 1981 Nov;92(11):599-601. Russian. PMID: 6274451. </text:p>
          </table:table-cell>
          <table:table-cell table:number-columns-repeated="16378"/>
        </table:table-row>
        <table:table-row table:style-name="ro4">
          <table:table-cell table:style-name="ce5" office:value-type="string" calcext:value-type="string">
            <text:p><text:a xlink:href="https://github.com/peatysharing/ray_newsletters_with_references/tree/main/Articles/2009%20Glycemia%2C%20starch%2C%20and%20sugar%20in%20context" xlink:type="simple">2009 Glycemia, starch, and sugar in context</text:a> </text:p>
          </table:table-cell>
          <table:table-cell table:style-name="ce4" office:value-type="string" calcext:value-type="string">
            <text:p>[17] Girard J. Rôle des acides gras libres dans l'insulino-résistance du diabète non-insulino-dépendant [Role of free fatty acids in the insulin resistance of non-insulin-dependent diabetes]. Diabete Metab. 1995 Apr;21(2):79-88. French. PMID: 7621976. </text:p>
          </table:table-cell>
          <table:table-cell table:style-name="ce4" office:value-type="string" calcext:value-type="string">
            <text:p>[23] Grynberg A. Modifications du métabolisme énergétique cardiaque chez le diabétique [Modifications in myocardial energy metabolism in diabetic patients]]. Diabetes Metab. 2001 Nov;27(5 Pt 2):S12-9. French. PMID: 11910980. </text:p>
          </table:table-cell>
          <table:table-cell table:style-name="ce4" office:value-type="string" calcext:value-type="string">
            <text:p>[37] Kodentsova VM, Sadykova RE, Dreval' AV, Vrzhesinskaia OA, Sokol'nikov AA, Beketova NA. Vliianie urovnia belka v ratsione krys na obmen vodorastvorimykh vitaminov pri streptozototsinovom diabete [Effect of protein content in rat diet on water-soluble vitamin metabolism in streptozotocin-induced diabetes]. Probl Endokrinol (Mosk). 1992 Nov-Dec;38(6):53-4. Russian. PMID: 1302852. </text:p>
          </table:table-cell>
          <table:table-cell table:style-name="ce4" office:value-type="string" calcext:value-type="string">
            <text:p>[41] LAZAROW A. Protection against alloxan diabetes. Anat Rec. 1947 Mar;97(3):353. PMID: 20289367. </text:p>
          </table:table-cell>
          <table:table-cell table:style-name="ce4" office:value-type="string" calcext:value-type="string">
            <text:p>[43] Macor C, De Palo C, Vettor R, Sicolo N, De Palo E, Federspil G. Termogenesi postprandiale ed obesità: effetto del glucosio e del fruttosio [Postprandial thermogenesis and obesity: effects of glucose and fructose]. Minerva Endocrinol. 1990 Oct-Dec;15(4):273-7. Italian. PMID: 2099997. </text:p>
          </table:table-cell>
          <table:table-cell table:style-name="ce4" office:value-type="string" calcext:value-type="string">
            <text:p>[66] Yamazaki N, Suzuki Y, Kamikawa T, Ogawa K, Mizutani K, Kakizawa N, Yamamoto M. Arrhythmogenic effects of acute free fatty acid mobilization on ischemic heart. Recent Adv Stud Cardiac Struct Metab. 1976 May 26-29;12:271-7. PMID: 201997. </text:p>
          </table:table-cell>
          <table:table-cell table:number-columns-repeated="16377"/>
        </table:table-row>
        <table:table-row table:style-name="ro9">
          <table:table-cell table:style-name="ce5" office:value-type="string" calcext:value-type="string">
            <text:p><text:a xlink:href="https://github.com/peatysharing/ray_newsletters_with_references/tree/main/Articles/2009%20Intelligence%20and%20metabolism" xlink:type="simple">2009 Intelligence and metabolism</text:a> </text:p>
          </table:table-cell>
          <table:table-cell table:style-name="ce4" office:value-type="string" calcext:value-type="string">
            <text:p>[04] Ivan Illich and Etienne Verne, Imprisoned in the global classroom. London, Writers and Readers Publishing Cooperative, 1976. </text:p>
          </table:table-cell>
          <table:table-cell table:style-name="ce4" office:value-type="string" calcext:value-type="string">
            <text:p>[22] Probl Endokrinol (Mosk) 1979 May-Jun;25(3):49-52 [Role of serotonin receptors of the medial-basal hypothalamus in the mechanisms of negative feedback of the hypophyseal-testicular complex]. </text:p>
          </table:table-cell>
          <table:table-cell table:style-name="ce4" office:value-type="string" calcext:value-type="string">
            <text:p>[23] Kamoun A, Delalleau B, Ozun M. Un stimulant de la capture de sérotonine peut-il être un authentique antidépresseur? Résultats d'un essai thérapeutique multicentrique multinational [Can a serotonin uptake agonist be an authentic antidepressant? Results of a multicenter, multinational therapeutic trial]. Encephale. 1994 Sep-Oct;20(5):521-5. French. PMID: 7828515. </text:p>
          </table:table-cell>
          <table:table-cell table:style-name="ce4" office:value-type="string" calcext:value-type="string">
            <text:p>[27] Tugai VA, Kurs'kii MD, Fedoriv OM. Vplyv serotoninu na transport Ca2+ v mitokhondriiakh, spriazhenyi z funktsionuvanniam dykhal'noho lantsiuha [Effect of serotonin on Ca2+ transport in mitochondria conjugated with the respiratory chain]. Ukr Biokhim Zh. 1973 Jul-Aug;45(4):408-12. Ukrainian. PMID: 4767154. </text:p>
          </table:table-cell>
          <table:table-cell table:style-name="ce4" office:value-type="string" calcext:value-type="string">
            <text:p>[28] Kurskii MD, Tugai VA, Fedoriv AN. Vplyv serotoninu ĭ kal'tsiiu na okremi komponenty dykhe'noho lantsiuga mitolhondriĭ deiakykh tkanyn kroliv [Effect of serotonin and calcium on separate components of respiratory chain of mitochondria in some rabbit tissues]. Ukr Biokhim Zh. 1970;42(5):584-8. Ukrainian. PMID: 4324481. </text:p>
          </table:table-cell>
          <table:table-cell table:style-name="ce4" office:value-type="string" calcext:value-type="string">
            <text:p>[32] Zubovskaia AM. Vliianie serotonika na otdel'nye zven'ia okislitelnogo obmena mitokhondriĭ serdechnoĭ myshtsy krolikov [Effect of serotonin on some pathways of oxidative metabolism in the mitochondria of rabbit heart muscle]. Vopr Med Khim. 1968 Mar-Apr;14(2):152-7. Russian. PMID: 4300755. </text:p>
          </table:table-cell>
          <table:table-cell table:style-name="ce4" office:value-type="string" calcext:value-type="string">
            <text:p>[33] Warashina Y. [On the effect of serotonin on phosphorylation of rat liver mitochondria] . Hoppe-Seylers Zeitschrift fur Physiologische Chemie, 1967 Feb, 348(2):139-48.</text:p>
          </table:table-cell>
          <table:table-cell table:number-columns-repeated="16376"/>
        </table:table-row>
        <table:table-row table:style-name="ro17">
          <table:table-cell table:style-name="ce5" office:value-type="string" calcext:value-type="string">
            <text:p><text:a xlink:href="https://github.com/peatysharing/ray_newsletters_with_references/tree/main/Articles/2009%20Intuitive%20knowledge%20and%20its%20development" xlink:type="simple">2009 Intuitive knowledge and its development</text:a> </text:p>
          </table:table-cell>
          <table:table-cell table:style-name="ce4" office:value-type="string" calcext:value-type="string">
            <text:p>[04] Starchenko MG, Vorob'ev VA, Kliucharev VA, Bekhtereva NP, Medevedev SV. Issledovanie mozgovoĭ organizatsii tvorchestva. Soobshchenie I. Razrabotka psikhologicheskogo testa [The cerebral organization of creativity. I. The development of a psychological test]. Fiziol Cheloveka. 2000 Mar-Apr;26(2):5-9. Russian. PMID: 10816932. </text:p>
          </table:table-cell>
          <table:table-cell table:style-name="ce4" office:value-type="string" calcext:value-type="string">
            <text:p>[05] Vorob'ev VA, Korotkov AD, Pakhomov SV, Rozhdestvenskiĭ DG, Rudas MS, Bekhtereva NP, Medvedev SV. Mozgovoe obespechenie obrabotki zritel'no pred''iavliaemykh rechevykh stimulov na razlichnykh urovniakh ikh integratsii. Soobshchenie II. Orfograficheskie i sintaksicheskie aspekty [Brain processing of visually presented verbal stimuli at different levels of their integration. II. The orthographic and syntactic aspects]. Fiziol Cheloveka. 1998 Jul-Aug;24(4):55-63. Russian. PMID: 9778898. </text:p>
          </table:table-cell>
          <table:table-cell table:style-name="ce4" office:value-type="string" calcext:value-type="string">
            <text:p>[06] Vasilevskii VN. The systemic approach to the stability and plasticity of neurophysiological processes during adaptive brain activity. Neurosci Behav Physiol. 1986 Jul-Aug;16(4):333-9. doi: 10.1007/BF01148177. PMID: 3099225. </text:p>
          </table:table-cell>
          <table:table-cell table:style-name="ce4" office:value-type="string" calcext:value-type="string">
            <text:p>[08] Bekhtereva NP, Gogolitsyn IuL, Pakhomov SV. O fiziologicheskoĭ znachimosti izmeneniĭ chastoty razriadov mozga cheloveka pri odnokratnykh myslitel'nykh aktakh [Physiologic role of changes in the human neuron discharge rate during a single mental act]. Dokl Akad Nauk SSSR. 1986;289(5):1276-80. Russian. PMID: 3769753. </text:p>
          </table:table-cell>
          <table:table-cell table:style-name="ce4" office:value-type="string" calcext:value-type="string">
            <text:p>[09] Bekhtereva NP, Kropotov IuD, Ponomarev VA. Neĭrony-detektory oshibok v podkorkovykh strukturakh mozga cheloveka [Neurons-detectors of errors in subcortical structures of human brain]. Doklady Akademii Nauk SSSR. 1985;285(5):1233-5. Russian. PMID: 4085343. </text:p>
          </table:table-cell>
          <table:table-cell table:style-name="ce4" office:value-type="string" calcext:value-type="string">
            <text:p>[11] Bekhtereva NP, Dambinova SA, Gurchin FA, Smirnov VM, Korol'kov AV, Fiziol Zh SSSR Im I M Sechenova 1984 Aug;70(8):1092-9 [Neurochemical aspects of therapeutic electric stimulation]. </text:p>
          </table:table-cell>
          <table:table-cell table:style-name="ce4" office:value-type="string" calcext:value-type="string">
            <text:p>[12] Bekhtereva NP, Medvedev SV, Krol' EM. Issledovanie sviazannosti distantno raspolozhennykh neĭronakh populiatsiĭ golovnogo mozga cheloveka pri realizatsii myslitel'noĭ deiatel'nosti [Relationships of distantly located neuronal populations in the human brain in the realization of the thinking process]. Fiziol Zh SSSR Im I M Sechenova. 1984 Jul;70(7):892-903. Russian. PMID: 6489565. </text:p>
          </table:table-cell>
          <table:table-cell table:style-name="ce4" office:value-type="string" calcext:value-type="string">
            <text:p>[13] Bekhtereva NP. Ob otrazhenii smyslovykh kharakteristik myslitel'noĭ deitel'nosti v impul'snoĭ aktivnosti neĭronov [Reflection of the semantic characteristics of the thinking process in the impulse activity of neurons]. Fiziol Zh SSSR Im I M Sechenova. 1984 Jul;70(7):881-91. Russian. PMID: 6386545. </text:p>
          </table:table-cell>
          <table:table-cell table:style-name="ce4" office:value-type="string" calcext:value-type="string">
            <text:p>[14] Iliukhina VA. Natal'ia Petrovna Bekhtereva (k 60-letiiu so dnia rozhdeniia) [Natal'ia Petrovna Bekhtereva (on her 60th birthday)]. Fiziol Zh SSSR Im I M Sechenova. 1984 Jul;70(7):1071-5. Russian. PMID: 6386544. </text:p>
          </table:table-cell>
          <table:table-cell table:style-name="ce4" office:value-type="string" calcext:value-type="string">
            <text:p>[15] Bekhtereva NP, Kambarova DK, Ivanov GG. Cerebral organization of emotional reactions and states. Hum Physiol. 1982 Sep-Oct;8(5):303-16. PMID: 6985254. </text:p>
          </table:table-cell>
          <table:table-cell table:style-name="ce4" office:value-type="string" calcext:value-type="string">
            <text:p>[16] Bekhtereva NP. Bioelectrical correlates of protective mechanisms of the brain. Neurosci Behav Physiol. 1985 Jan-Feb;15(1):27-32. doi: 10.1007/BF01186445. PMID: 3873628. </text:p>
          </table:table-cell>
          <table:table-cell table:style-name="ce4" office:value-type="string" calcext:value-type="string">
            <text:p>[17] Bekhtereva NP. Vozmozhnosti neĭrofiziologii v izuchenii ustoĭchivogo patologicheskogo sostoianiia [Potentials of neurophysiology in the study of a resistant pathological state]. Vestn Akad Med Nauk SSSR. 1979;(7):30-7. Russian. PMID: 539093. </text:p>
          </table:table-cell>
          <table:table-cell table:style-name="ce4" office:value-type="string" calcext:value-type="string">
            <text:p>[19] Bekhtereva NP, Smirnov VM. Mozgovaia organizatsiia émotsiĭ cheloveka [Cerebral organization of human emotions]. Vestn Akad Med Nauk SSSR. 1975;(8):8-19. Russian. PMID: 1080623. </text:p>
          </table:table-cell>
          <table:table-cell table:style-name="ce4" office:value-type="string" calcext:value-type="string">
            <text:p>[20] Bekhtereva NP, Bundzen PV, Kaĭdel VD, David EE. Printsipy organizatsii struktury prostanstvenno-vremennogo koda kratkosrochnoĭ verbal'noĭ pamiati [Principles of the organization of the structure of the space-time code of short-term verbal memory]. Fiziol Zh SSSR Im I M Sechenova. 1973 Dec;59(12):1785-802. Russian. PMID: 4790816. </text:p>
          </table:table-cell>
          <table:table-cell table:style-name="ce4" office:value-type="string" calcext:value-type="string">
            <text:p>[21] Bekhtereva NP, Bondarchuk AN, Smirnov VM, Meliucheva LA. Lechebnye électrostimuliatsii glubokikh struktur mozga [Therapeutic electric stimulation of deep brain structures]. Vopr Neirokhir. 1972 Jan-Feb;36(1):7-12. Russian. PMID: 5013728. </text:p>
          </table:table-cell>
          <table:table-cell table:style-name="ce4" office:value-type="string" calcext:value-type="string">
            <text:p>[22] Bekhtereva NP. Printsipy funktsional'noĭ organizatsii mozga cheloveka [Principles of functional organization of the human brain]. Vestn Akad Med Nauk SSSR. 1972;27(9):43-9. Russian. PMID: 4344853. </text:p>
          </table:table-cell>
          <table:table-cell table:style-name="ce4" office:value-type="string" calcext:value-type="string">
            <text:p>[23] Bekhtereva NP, Bundzen PV, Matveev IuK, Kaplunovskiĭ AS. Funktsional'naia reorganizatsiia aktivnosti neĭronnykh populiatsiĭ mozga cheloveka pri kratkovremennoĭ verbal'noĭ pamiati [Functional reorganization of the activity of human brain neuron populations during short-term verbal memory]. Fiziol Zh SSSR Im I M Sechenova. 1971 Dec;57(12):1745-61. Russian. PMID: 4334295. </text:p>
          </table:table-cell>
          <table:table-cell table:number-columns-repeated="16366"/>
        </table:table-row>
        <table:table-row table:style-name="ro6">
          <table:table-cell table:style-name="ce5" office:value-type="string" calcext:value-type="string">
            <text:p><text:a xlink:href="https://github.com/peatysharing/ray_newsletters_with_references/tree/main/Articles/2009%20Lactate%20vs.%20CO2%20in%20wounds%2C%20sickness%2C%20and%20aging%3B%20the%20other%20approach%20to%20cancer" xlink:type="simple">2009 Lactate vs. CO2 in wounds, sickness, and aging;</text:a> </text:p>
          </table:table-cell>
          <table:table-cell table:style-name="ce4" office:value-type="string" calcext:value-type="string">
            <text:p>[11] Burk D, Woods M. Newer aspects of glucose fermentation in cancer growth and control. Arch Geschwulstforsch. 1967;28(4):305-19. PMID: 4300243. </text:p>
          </table:table-cell>
          <table:table-cell table:style-name="ce4" office:value-type="string" calcext:value-type="string">
            <text:p>[22] HERSHEY FB. An estradiol sensitive transhydrogenase in normal and malignant breast tissue. Surg Forum. 1958;9:614-9. PMID: 13635463. </text:p>
          </table:table-cell>
          <table:table-cell table:style-name="ce4" office:value-type="string" calcext:value-type="string">
            <text:p>[50] Schmid-Schönbein H. Blood rheology and physiology of microcirculation. Ric Clin Lab. 1981;11 Suppl 1:13-33. PMID: 7188106. </text:p>
          </table:table-cell>
          <table:table-cell table:style-name="ce4" office:value-type="string" calcext:value-type="string">
            <text:p>[57] Yamazaki Y, Saito A, Hasegawa K, Takahashi H. [Blood lactate concentrations as predictors of outcome in serious hemorrhagic shock patients]. Masui. 2006 Jun;55(6):699-703. Japanese. PMID: 16780079. </text:p>
          </table:table-cell>
          <table:table-cell table:number-columns-repeated="16379"/>
        </table:table-row>
        <table:table-row table:style-name="ro6">
          <table:table-cell table:style-name="ce5" office:value-type="string" calcext:value-type="string">
            <text:p><text:a xlink:href="https://github.com/peatysharing/ray_newsletters_with_references/tree/main/Articles/2009%20Membranes%2C%20plasma%20membranes%2C%20and%20surfaces" xlink:type="simple">2009 Membranes, plasma membranes, and surfaces</text:a> </text:p>
          </table:table-cell>
          <table:table-cell table:style-name="ce4" office:value-type="string" calcext:value-type="string">
            <text:p>[09] Cope FW, Damadian R. Biological ion exchanger resins. IV. Evidence for potassium association with fixed charges in muscle and brain by pulsed nuclear magnetic resonance of 39K. Physiol Chem Phys. 1974;6(1):17-30. PMID: 4836049. </text:p>
          </table:table-cell>
          <table:table-cell table:style-name="ce4" office:value-type="string" calcext:value-type="string">
            <text:p>[19] Damadian R, Cope FW. Potassium nuclear magnetic resonance relaxations in muscle and brain, and in normal E. coli and a potassium transport mutant. Physiol Chem Phys. 1973;5(6):511-4. PMID: 4594813. </text:p>
          </table:table-cell>
          <table:table-cell table:style-name="ce4" office:value-type="string" calcext:value-type="string">
            <text:p>[21] D. N. Nasonov, Local Reaction of Protoplasm and Gradual Excitation, Israel Program for Scientific Translations, Jerusalem, Office of Technical Services, U.S. Dept.of Commerce, Washington, DC, 1962. </text:p>
          </table:table-cell>
          <table:table-cell table:style-name="ce4" office:value-type="string" calcext:value-type="string">
            <text:p>[22] Nathansohn, Alexander. Ueber die Regulation der Aufnahme anorganischer Salze durch die Knollen von Dahlia. Jahrb. Wiss. Bot. 39, p.607, 1903. </text:p>
          </table:table-cell>
          <table:table-cell table:style-name="ce4" office:value-type="string" calcext:value-type="string">
            <text:p>[24] Troshin, A. S. "The distribution of creatinine between frog muscles and the surrounding solution." Byull Eksp Biol i Med 34 (1952): 59-63. </text:p>
          </table:table-cell>
          <table:table-cell table:number-columns-repeated="16378"/>
        </table:table-row>
        <table:table-row table:style-name="ro8">
          <table:table-cell table:style-name="ce5" office:value-type="string" calcext:value-type="string">
            <text:p><text:a xlink:href="https://github.com/peatysharing/ray_newsletters_with_references/tree/main/Articles/2009%20Multiple%20sclerosis%2C%20protein%2C%20fats%2C%20and%20progesterone" xlink:type="simple">2009 Multiple sclerosis, protein, fats, and progesterone</text:a> </text:p>
          </table:table-cell>
          <table:table-cell table:style-name="ce4" office:value-type="string" calcext:value-type="string">
            <text:p>[02] Ansar Ahmed S, Penhale WJ, Talal N. Sex hormones, immune responses, and autoimmune diseases. Mechanisms of sex hormone action. Am J Pathol. 1985 Dec;121(3):531-51. PMID: 3907369; PMCID: PMC1887926. </text:p>
          </table:table-cell>
          <table:table-cell table:style-name="ce4" office:value-type="string" calcext:value-type="string">
            <text:p>[12] Chaouloff F. Effects of acute physical exercise on central serotonergic systems. Med Sci Sports Exerc. 1997 Jan;29(1):58-62. doi: 10.1097/00005768-199701000-00009. PMID: 9000156. </text:p>
          </table:table-cell>
          <table:table-cell table:style-name="ce4" office:value-type="string" calcext:value-type="string">
            <text:p>[16] Greco A, Minghetti L, Sette G, Fieschi C, Levi G. Cerebrospinal fluid isoprostane shows oxidative stress in patients with multiple sclerosis. Neurology. 1999 Nov 10;53(8):1876-9. doi: 10.1212/wnl.53.8.1876. PMID: 10563647. </text:p>
          </table:table-cell>
          <table:table-cell table:style-name="ce4" office:value-type="string" calcext:value-type="string">
            <text:p>[18] Gupta JK, Ingegno AP, Cook AW, Pertschuk LP. Multiple sclerosis and malabsorption. Am J Gastroenterol. 1977 Dec;68(6):560-5. PMID: 612212. </text:p>
          </table:table-cell>
          <table:table-cell table:style-name="ce4" office:value-type="string" calcext:value-type="string">
            <text:p>[21] Irkeç C, Ercan S, Irkeç M. Leukotrienler ve nörolojik hastaliklar [Leukotrienes and neurological diseases]. Mikrobiyol Bul. 1989 Oct;23(4):342-7. Turkish. PMID: 2488942. </text:p>
          </table:table-cell>
          <table:table-cell table:style-name="ce4" office:value-type="string" calcext:value-type="string">
            <text:p>[24] Jiménez R, Jiménez E, Mora LA, Vargas W, Atmetlla F, Carrillo JM. Pretrombosis en la desnutrición infantil [Prethrombosis in child malnutrition]. Arch Latinoam Nutr. 1980 Dec;30(4):580-9. Spanish. PMID: 6793001. </text:p>
          </table:table-cell>
          <table:table-cell table:style-name="ce4" office:value-type="string" calcext:value-type="string">
            <text:p>[26] Karlov VA, Makarov VA, Savina EB, Seleznev AN, Savin AA. Rol' narusheniĭ sistemy gemostaza v patogeneze rasseiannogo skleroza i puti ikh korrektsii [Role of disorders of the hemostatic system in the pathogenesis of multiple sclerosis and ways of correcting them]. Zh Nevropatol Psikhiatr Im S S Korsakova. 1985;85(2):198-206. Russian. PMID: 3984606. </text:p>
          </table:table-cell>
          <table:table-cell table:style-name="ce4" office:value-type="string" calcext:value-type="string">
            <text:p>[27] Karlov VA, Savin AA, Smertina LP, Redchits EG, Seleznev AN, Svetaĭlo LIu, Margosiuk NV, Stulin ID. Izmeneniia reologicheskikh svoĭstv krovi pri rasseiannom skleroze i ikh korrektsiia [Changes in rheological properties of blood in multiple sclerosis and their correction]. Zh Nevropatol Psikhiatr Im S S Korsakova. 1990;90(11):47-50. Russian. PMID: 1706550. </text:p>
          </table:table-cell>
          <table:table-cell table:style-name="ce4" office:value-type="string" calcext:value-type="string">
            <text:p>[29] Li EJ, Cook JA, Spicer KM, Wise WC, Rokach J, Halushka PV. Resistance of essential fatty acid-deficient rats to endotoxin-induced increases in vascular permeability. Circ Shock. 1990 Jun;31(2):159-70. PMID: 2188748. </text:p>
          </table:table-cell>
          <table:table-cell table:style-name="ce4" office:value-type="string" calcext:value-type="string">
            <text:p>[33] Mayer M. Essential fatty acids and related molecular and cellular mechanisms in multiple sclerosis: new looks at old concepts. Folia Biol (Praha). 1999;45(4):133-41. PMID: 10732726. </text:p>
          </table:table-cell>
          <table:table-cell table:style-name="ce4" office:value-type="string" calcext:value-type="string">
            <text:p>[39] Ogata J, Feigin I. Schwann cells and regenerated peripheral myelin in multiple sclerosis: an ultrastructural study. Neurology. 1975 Aug;25(8):713-6. doi: 10.1212/wnl.25.8.713. PMID: 1171404. </text:p>
          </table:table-cell>
          <table:table-cell table:style-name="ce4" office:value-type="string" calcext:value-type="string">
            <text:p>[42] Paterson PY, Koh CS, Kwaan HC. Role of the clotting system in the pathogenesis of neuroimmunologic disease. Fed Proc. 1987 Jan;46(1):91-6. PMID: 2433164. </text:p>
          </table:table-cell>
          <table:table-cell table:style-name="ce4" office:value-type="string" calcext:value-type="string">
            <text:p>[43] Parsons RB, Waring RH, Ramsden DB, Williams AC. In vitro effect of the cysteine metabolites homocysteic acid, homocysteine and cysteic acid upon human neuronal cell lines. Neurotoxicology. 1998 Aug-Oct;19(4-5):599-603. PMID: 9745917. </text:p>
          </table:table-cell>
          <table:table-cell table:style-name="ce4" office:value-type="string" calcext:value-type="string">
            <text:p>[44] Pechenova TN, Sushkova VV, Solodova EV, Gulyĭ MF. Vliianie izbytka triptofana v ratsione na aminokislotnyĭ sostav kollagena kozhi i nachal'nyĭ étap biosinteza belka v pecheni krys [Effect of tryptophan excess in a diet on amino acid composition of skin collagen and on an initial stage of protein biosynthesis in rat liver]. Ukr Biokhim Zh (1978). 1983 Mar-Apr;55(2):146-50. Ukrainian. PMID: 6845440. </text:p>
          </table:table-cell>
          <table:table-cell table:style-name="ce4" office:value-type="string" calcext:value-type="string">
            <text:p>[45] Paterson PY, Koh CS, Kwaan HC. Role of the clotting system in the pathogenesis of neuroimmunologic disease. Fed Proc. 1987 Jan;46(1):91-6. PMID: 2433164. </text:p>
          </table:table-cell>
          <table:table-cell table:style-name="ce4" office:value-type="string" calcext:value-type="string">
            <text:p>[48] del Real MA, Hernández A, Vaamonde J, Gudín M. Exacerbación de la espasticidad inducida por inhibidores de la recaptación de serotonina [Exacerbation of spasticity induced by serotonin reuptake inhibitors. Letter]. Neurologia. 1996 Aug-Sep;11(7):272. Spanish. PMID: 8974431. </text:p>
          </table:table-cell>
          <table:table-cell table:style-name="ce4" office:value-type="string" calcext:value-type="string">
            <text:p>[50] Río J, Colín A, Salvador F, Tintoré M, Viguera ML, Montalbán J, Codina A. Periflebitis retiniana en la esclerosis múltiple. Estudio prospectivo [Retinal periphlebitis in multiple sclerosis. A prospective study]. Neurologia. 1993 Oct;8(8):252-5. Spanish. PMID: 8240837. </text:p>
          </table:table-cell>
          <table:table-cell table:style-name="ce4" office:value-type="string" calcext:value-type="string">
            <text:p>[59] Talal N. Sex hormones and modulation of immune response in SLE. Clin Rheum Dis. 1982 Apr;8(1):23-8. Doi: 10.1016/S0307-742X(21)00196-X, PMID: 6749398. </text:p>
          </table:table-cell>
          <table:table-cell table:style-name="ce4" office:value-type="string" calcext:value-type="string">
            <text:p>[62] Vinegar R, Truax JF, Selph JL, Johnston PR, Venable AL, McKenzie KK. Pathway to carrageenan-induced inflammation in the hind limb of the rat. Fed Proc. 1987 Jan;46(1):118-26. PMID: 3100339. </text:p>
          </table:table-cell>
          <table:table-cell table:number-columns-repeated="16364"/>
        </table:table-row>
        <table:table-row table:style-name="ro18">
          <table:table-cell table:style-name="ce5" office:value-type="string" calcext:value-type="string">
            <text:p><text:a xlink:href="https://github.com/peatysharing/ray_newsletters_with_references/tree/main/Articles/2009%20Thyroid%2C%20insomnia%2C%20and%20the%20insanities%20Commonalities%20in%20disease" xlink:type="simple">2009 Thyroid, insomnia, and the insanities Commonalities in disease</text:a> </text:p>
          </table:table-cell>
          <table:table-cell table:style-name="ce4" office:value-type="string" calcext:value-type="string">
            <text:p>[02] Semenov VL. Vliianie mediatorov vospaleniia na dykhanie mitokhondriĭ pecheni krys [Effect of inflammatory mediators on respiration in rat liver mitochondria]. Ukr Biokhim Zh (1978). 1990 Nov-Dec;62(6):93-7. Russian. PMID: 2087796. </text:p>
          </table:table-cell>
          <table:table-cell table:style-name="ce4" office:value-type="string" calcext:value-type="string">
            <text:p>[03] Medvedev AE. Reguliatsiia biogennymi aminami énergeticheskikh funktsiĭ mitokhondriĭ [Regulation by biogenic amines of energy functions of mitochondria]. Vopr Med Khim. 1990 Sep-Oct;36(5):18-21. Russian. PMID: 2174585. </text:p>
          </table:table-cell>
          <table:table-cell table:style-name="ce4" office:value-type="string" calcext:value-type="string">
            <text:p>[04] Medvedev AE, Gorkin VZ. Rol' monoaminoksidaz v reguliatsii énergeticheskikh funktsiĭ mitokhondriĭ [The role of monoamine oxidase in the regulation of mitochondrial energy functions]. Vopr Med Khim. 1991 Sep-Oct;37(5):2-6. Russian. PMID: 1759390. </text:p>
          </table:table-cell>
          <table:table-cell table:style-name="ce4" office:value-type="string" calcext:value-type="string">
            <text:p>[05] Kut'ko II, Frolov VM, Rachkauskas GS, Pavlenko VV, Petrunia AM. Sostoianie mikrogemodinamiki i énergeticheskogo obmena u bol'nykh shizofrenieĭ [Microhemodynamics and energy metabolism in schizophrenia patients]. Lik Sprava. 1997 Jan-Feb;(1):61-5. Russian. PMID: 9221148. </text:p>
          </table:table-cell>
          <table:table-cell table:style-name="ce4" office:value-type="string" calcext:value-type="string">
            <text:p>[11] Ichida S, Oda Y, Tokunaga H, Hayashi T, Murakami T, Kita T. Mechanisms of specific change by estradiol in sensitivity of rat uterus to serotonin. J Pharmacol Exp Ther. 1984 Apr;229(1):244-9. PMID: 6538599. </text:p>
          </table:table-cell>
          <table:table-cell office:value-type="string" calcext:value-type="string">
            <text:p>[23] Gulidova GP, Khzardzhian VG, Mikhaĭlova NM. Vliianie litiia na énergeticheskiĭ metabolizm nervnoi tkani [Effect of lithium on the energy metabolism of nervous tissue]. Zh Nevropatol Psikhiatr Im S S Korsakova. 1977;77(8):1179-86. Russian. PMID: 143178.</text:p>
          </table:table-cell>
          <table:table-cell table:style-name="ce4" office:value-type="string" calcext:value-type="string">
            <text:p>[24] Ambanelli U, Manganelli P. Sifnificato clinico delle alterazioni del metabolismo del triptofano [Clinical significance of changes in tryptophan metabolism]. Ateneo Parmense Acta Biomed. 1975 Jan-Apr;46(1-2):5-19. Italian. PMID: 1095026. </text:p>
          </table:table-cell>
          <table:table-cell table:style-name="ce4" office:value-type="string" calcext:value-type="string">
            <text:p>[38] Katz G, Durst R, Zislin J, Knobler H, Knobler HY. [Jet lag causing or exacerbating psychiatric disorders]. Harefuah. 2000 May 15;138(10):809-12, 912. Hebrew. PMID: 10883240. </text:p>
          </table:table-cell>
          <table:table-cell table:style-name="ce4" office:value-type="string" calcext:value-type="string">
            <text:p>[41] Wang X. [Developments observation of serum thyrohormone level in schizophrenics]. Zhonghua Shen Jing Jing Shen Ke Za Zhi. 1991 Oct;24(5):268-71, 316-7. Chinese. PMID: 1752176. </text:p>
          </table:table-cell>
          <table:table-cell table:style-name="ce4" office:value-type="string" calcext:value-type="string">
            <text:p>[43] Turianitsa IM, Lavkaĭ IIu, Mishanich II, Margitich VM, Razhov KF. Tireoidnyĭ status bol'nykh shizofrenieĭ [Status of the thyroid gland in patients with schizophrenia]. Zh Nevropatol Psikhiatr Im S S Korsakova. 1991;91(1):122-3. Russian. PMID: 1647093. </text:p>
          </table:table-cell>
          <table:table-cell table:style-name="ce4" office:value-type="string" calcext:value-type="string">
            <text:p>[49] Picó-Santiago G. La enfermedad de Alzheimer: la historia que no se ha contado [Alzheimer's disease: the untold story]. P R Health Sci J. 1993 Jun;12(2):85-7. Spanish. PMID: 8210290. </text:p>
          </table:table-cell>
          <table:table-cell table:style-name="ce4" office:value-type="string" calcext:value-type="string">
            <text:p>[51] Kovaleva ES, Orlov ON, Tsutsu'lkovskaia MIa, Vladimirova TV, Beliaev BS. Dinamika protsessov perekisnogo okisleniia lipidov v organizme bo'lnykh shizofrenieĭ [Lipid peroxidation processes in patients with schizophrenia]. Zh Nevropatol Psikhiatr Im S S Korsakova. 1989;89(5):108-10. Russian. PMID: 2781907. </text:p>
          </table:table-cell>
          <table:table-cell table:style-name="ce4" office:value-type="string" calcext:value-type="string">
            <text:p>[52] Govorin NV, Govorin AV, Skazhutin SA. Znachenie narusheniĭ protsessov perekisnogo okisleniia lipidov u bol'nykh nepreryvnoĭ paranoidnoĭ shizofrenieĭ s terapevticheskoĭ rezistentnost'iu [Significance of disorders of the processes of lipid peroxidation in patients with persistent paranoid schizophrenia resistant to the treatment]. Zh Nevropatol Psikhiatr Im S S Korsakova. 1991;91(7):121-4. Russian. PMID: 1684458. </text:p>
          </table:table-cell>
          <table:table-cell table:style-name="ce4" office:value-type="string" calcext:value-type="string">
            <text:p>[53] Bastrikova NA, Shestakova SV, Antonova SV, Krushinskaia IaV, Goncharenko EN, Kudriashova NIu, Novoderzhkina IS, Sokolova NA, Kozhura VL. Soderzhanie biogennykh aminov v tkaniakh krys v postreanimatsionnom periode posle gemorragicheskogo shoka i vliianie preparata semaks [The biogenic amine content of rat tissues in the postresuscitation period following hemorrhagic shock and the effect of the preparation semax]. Patol Fiziol Eksp Ter. 1999 Jul-Sep;(3):19-22. Russian. PMID: 10498989. </text:p>
          </table:table-cell>
          <table:table-cell table:style-name="ce4" office:value-type="string" calcext:value-type="string">
            <text:p>[58] Ermolov AS, Epifanova NM, Romasenko MV, Luzhnikov EA, Ishmukhametov AI, Golikov PP, Khvatov VB, Kukshina AA, Davydov BV, Kuksova NS, et al. Rol' giperbaricheskoĭ oksigenatsii v lechenii postgipoksicheskoĭ éntsefalopatii toksicheskogo geneza [Role of hyperbaric oxygenation in the treatment of posthypoxic encephalopathy of toxic etiology]. Anesteziol Reanimatol. 1998 Nov-Dec;(6):20-5. Russian. PMID: 10050327. </text:p>
          </table:table-cell>
          <table:table-cell table:style-name="ce4" office:value-type="string" calcext:value-type="string">
            <text:p>[60] Neĭkoya M. Lechenie ostroĭ shizofrenii antibiotikami, gamma-globulinom i vitaminami [Treatment of acute schizophrenia with antibiotics, gamma-globulin and vitamins]. Zh Nevropatol Psikhiatr Im S S Korsakova. 1966;66(6):912-7. Russian. PMID: 4174770. </text:p>
          </table:table-cell>
          <table:table-cell table:style-name="ce4" office:value-type="string" calcext:value-type="string">
            <text:p>[65] Deimel H, Lohmann S. Zur körperlichen Leistungsfähigkeit von schizophren erkrankten Patienten [Physical capacity of schizophrenic patients]. Rehabilitation (Stuttg). 1983 May;22(2):81-5. German. PMID: 6867458. </text:p>
          </table:table-cell>
          <table:table-cell table:style-name="ce4" office:value-type="string" calcext:value-type="string">
            <text:p>[83] Lin B, Zhu S, Shao B. [Changes of plasma levels of monoamines in normal pregnancy and pregnancy-induced hypertension women and their significance]. Zhonghua Fu Chan Ke Za Zhi. 1996 Nov;31(11):670-2. Chinese. PMID: 9387528. </text:p>
          </table:table-cell>
          <table:table-cell table:style-name="ce4" office:value-type="string" calcext:value-type="string">
            <text:p>[84] Kodama C, Mizoguchi Y, Kawada N, Sakagami Y, Seki S, Kobayashi K, Morisawa S. Serotonin and tryptamine metabolism in the acute hepatic failure model: changes in tryptophan and its metabolites in the liver, brain and kidney. Osaka City Med J. 1989 Jun;35(1):1-11. PMID: 2748146. </text:p>
          </table:table-cell>
          <table:table-cell table:number-columns-repeated="16364"/>
        </table:table-row>
        <table:table-row table:style-name="ro3">
          <table:table-cell table:style-name="ce5" office:value-type="string" calcext:value-type="string">
            <text:p><text:a xlink:href="https://github.com/peatysharing/ray_newsletters_with_references/tree/main/Articles/2009%20Water%20swelling%2C%20tension%2C%20pain%2C%20fatigue%2C%20aging" xlink:type="simple">2009 Water swelling, tension, pain, fatigue, aging</text:a> </text:p>
          </table:table-cell>
          <table:table-cell table:style-name="ce4" office:value-type="string" calcext:value-type="string">
            <text:p>[04] Bekker VI, Svechnikova NV. Vozrastnye i polovye razlichiia v soderzhanii al'dosterona v plazme perifericheskoĭ krovi [Sex and age differences in the peripheral blood aldosterone levels]. Probl Endokrinol (Mosk). 1981 Sep-Oct;27(5):42-5. Russian. PMID: 7291159. </text:p>
          </table:table-cell>
          <table:table-cell table:style-name="ce28" office:value-type="string" calcext:value-type="string">
            <text:p>[21] Inoue Y, Kaneko T. [Effects of pH on the endocrine system and metabolism]. Nihon Rinsho. 1992 Sep;50(9):2124-8. Japanese. PMID: 1434002. </text:p>
          </table:table-cell>
          <table:table-cell table:style-name="ce4" office:value-type="string" calcext:value-type="string">
            <text:p>[24] Iartsev VN, Karachentseva OV, Dvoretskiĭ DP. Effekty ékzogennogo noradrenalina i melatonina na neĭrogennuiu vazoreaktivnost' [Effects of exogenic noradrenaline and melatonin on the neurogenic vasoreactivity]. Ross Fiziol Zh Im I M Sechenova. 2004 Nov;90(11):1363-9. Russian. PMID: 15646204. </text:p>
          </table:table-cell>
          <table:table-cell table:style-name="ce4" office:value-type="string" calcext:value-type="string">
            <text:p>[28] Korey M, Peyman GA, Berkowitz R. The effect of hypertonic ointments on corneal alkali burns. Ann Ophthalmol. 1977 Nov;9(11):1383-7. PMID: 931280. </text:p>
          </table:table-cell>
          <table:table-cell table:style-name="ce4" office:value-type="string" calcext:value-type="string">
            <text:p>[32] Lux HD, Heinemann U, Dietzel I. Ionic changes and alterations in the size of the extracellular space during epileptic activity. Adv Neurol. 1986;44:619-39. PMID: 3518349. </text:p>
          </table:table-cell>
          <table:table-cell table:style-name="ce4" office:value-type="string" calcext:value-type="string">
            <text:p>[42] Nazarov AN, Lobachik VI, Zhidkov VV, Borisov GI, Abrosimov SV. Osobennosti gidratatsionnogo statusa u bol'nykh gipotireozom [Characteristics of the hydration status of patients with hypothyroidism]. Probl Endokrinol (Mosk). 1987 Jan-Feb;33(1):18-21. Russian. PMID: 3823017. </text:p>
          </table:table-cell>
          <table:table-cell table:style-name="ce4" office:value-type="string" calcext:value-type="string">
            <text:p>[44] Norby L, Mark AL, Kaloyanides GJ. On the pathogenesis of Bartter's syndrome: report of studies in a patient with this disorder. Clin Nephrol. 1976 Sep;6(3):404-13. PMID: 991467. </text:p>
          </table:table-cell>
          <table:table-cell table:style-name="ce4" office:value-type="string" calcext:value-type="string">
            <text:p>[46] Surg. Gynec. Obst. 52, 941 (May), 1931. [Hypertonic saline and peristalsis] Orr, FG, Johnstone, PN, and Haden, RL. </text:p>
          </table:table-cell>
          <table:table-cell table:style-name="ce4" office:value-type="string" calcext:value-type="string">
            <text:p>[59] Schreiber V, Pribyl T. Antioestrogenic action of the aldosterone antagonist canrenoate K in the rat (adenohypophysis, ceruloplasmin). Physiol Bohemoslov. 1977;26(5):385-95. PMID: 144921. </text:p>
          </table:table-cell>
          <table:table-cell table:style-name="ce4" office:value-type="string" calcext:value-type="string">
            <text:p>[61] D. Shanklin and J. Hodin, Maternal Nutrition and Child Health, CC Thomas, 1979. </text:p>
          </table:table-cell>
          <table:table-cell table:style-name="ce4" office:value-type="string" calcext:value-type="string">
            <text:p>[62] Shmidt AN. K ucheniiu o miotonii. Miotoniia u miksédematika [On myotonia doctrine. Myotonia in myxedema patients. 1903]. Zh Nevrol Psikhiatr Im S S Korsakova. 2000;100(8):4-9. Russian. PMID: 10983359. </text:p>
          </table:table-cell>
          <table:table-cell table:style-name="ce4" office:value-type="string" calcext:value-type="string">
            <text:p>[76] Zahner SL, Prahlad KV, Mitchell JL. Regulation of ODC activity in the thymus and liver of rats by adrenal hormones. Cytobios. 1986;45(180):25-34. PMID: 3709232. </text:p>
          </table:table-cell>
          <table:table-cell table:number-columns-repeated="16371"/>
        </table:table-row>
        <table:table-row table:style-name="ro3">
          <table:table-cell table:style-name="ce5" office:value-type="string" calcext:value-type="string">
            <text:p><text:a xlink:href="https://github.com/peatysharing/ray_newsletters_with_references/tree/main/Articles/2011%20Milk%20in%20context%20allergies%2C%20ecology%2C%20and%20some%20myths" xlink:type="simple">2011 Milk in context allergies, ecology, and some myths</text:a> </text:p>
          </table:table-cell>
          <table:table-cell table:style-name="ce4" office:value-type="string" calcext:value-type="string">
            <text:p>[12] Denko CW, Whitehouse MW. Experimental inflammation induced by naturally occurring microcrystalline calcium salts. J Rheumatol. 1976 Mar;3(1):54-62. PMID: 1271389. </text:p>
          </table:table-cell>
          <table:table-cell table:style-name="ce4" office:value-type="string" calcext:value-type="string">
            <text:p>[24] [39] Kanbara Y, Kono N, Nakaya M, Ishikawa Y, Fujiwara O, Kitazawa R, Kitazawa S. [Immunohistological evaluation of parathyroid hormone-related protein in breast cancer with and without calcification on mammography]. Nihon Geka Gakkai Zasshi. 1993 Apr;94(4):394-9. Japanese. PMID: 8321185. </text:p>
          </table:table-cell>
          <table:table-cell table:number-columns-repeated="16381"/>
        </table:table-row>
        <table:table-row table:style-name="ro3">
          <table:table-cell table:style-name="ce5" office:value-type="string" calcext:value-type="string">
            <text:p><text:a xlink:href="https://github.com/peatysharing/ray_newsletters_with_references/tree/main/Articles/2012%20Cascara%2C%20energy%2C%20cancer%20and%20the%20FDA's%20laxative%20abuse" xlink:type="simple">2012 Cascara, energy, cancer and the FDA's laxative abu</text:a> </text:p>
          </table:table-cell>
          <table:table-cell table:style-name="ce4" office:value-type="string" calcext:value-type="string">
            <text:p>[04] Chang CJ, Ashendel CL, Geahlen RL, McLaughlin JL, Waters DJ. Oncogene signal transduction inhibitors from medicinal plants. In Vivo. 1996 Mar-Apr;10(2):185-90. PMID: 8744799. </text:p>
          </table:table-cell>
          <table:table-cell table:style-name="ce4" office:value-type="string" calcext:value-type="string">
            <text:p>[18] Kim MS, Park MJ, Kim SJ, Lee CH, Yoo H, Shin SH, Song ES, Lee SH. Emodin suppresses hyaluronic acid-induced MMP-9 secretion and invasion of glioma cells. Int J Oncol. 2005 Sep;27(3):839-46. PMID: 16077936. </text:p>
          </table:table-cell>
          <table:table-cell table:style-name="ce4" office:value-type="string" calcext:value-type="string">
            <text:p>[20] Li HL, Chen HL, Li H, Zhang KL, Chen XY, Wang XW, Kong QY, Liu J. Regulatory effects of emodin on NF-kappaB activation and inflammatory cytokine expression in RAW 264.7 macrophages. Int J Mol Med. 2005 Jul;16(1):41-7. PMID: 15942676. </text:p>
          </table:table-cell>
          <table:table-cell table:style-name="ce4" office:value-type="string" calcext:value-type="string">
            <text:p>[24] Meng KW, Lv Y, Yu L, Wu SL, Pan CE. Effects of emodin and double blood supplies on liver regeneration of reduced size graft liver in rat model. World J Gastroenterol. 2005 May 21;11(19):2941-4. doi: 10.3748/wjg.v11.i19.2941. PMID: 15902732; PMCID: PMC4305663. </text:p>
          </table:table-cell>
          <table:table-cell table:style-name="ce4" office:value-type="string" calcext:value-type="string">
            <text:p>[25] Miller FN, Sims DE. Contractile elements in the regulation of macromolecular permeability. Fed Proc. 1986 Feb;45(2):84-8. PMID: 3510914. </text:p>
          </table:table-cell>
          <table:table-cell table:style-name="ce4" office:value-type="string" calcext:value-type="string">
            <text:p>[38] Wang XH, Wu SY, Zhen YS. Inhibitory effects of emodin on angiogenesis. Yao Xue Xue Bao. 2004 Apr;39(4):254-8. PMID: 15303652. </text:p>
          </table:table-cell>
          <table:table-cell table:style-name="ce4" office:value-type="string" calcext:value-type="string">
            <text:p>[43] Zhan Y, Wei H, Wang Z, Huang X, Xu Q, Li D, Lu H. [Effects of emodin on hepatic fibrosis in rats]. Zhonghua Gan Zang Bing Za Zhi. 2001 Aug;9(4):235-6. Chinese. PMID: 11602058. </text:p>
          </table:table-cell>
          <table:table-cell table:style-name="ce4" office:value-type="string" calcext:value-type="string">
            <text:p>[46] Zhang L, Hung MC. Sensitization of HER-2/neu-overexpressing non-small cell lung cancer cells to chemotherapeutic drugs by tyrosine kinase inhibitor emodin. Oncogene. 1996 Feb 1;12(3):571-6. PMID: 8637714. </text:p>
          </table:table-cell>
          <table:table-cell table:style-name="ce4" office:value-type="string" calcext:value-type="string">
            <text:p>[47] Zhang L, Lau YK, Xia W, Hortobagyi GN, Hung MC. Tyrosine kinase inhibitor emodin suppresses growth of HER-2/neu-overexpressing breast cancer cells in athymic mice and sensitizes these cells to the inhibitory effect of paclitaxel. Clin Cancer Res. 1999 Feb;5(2):343-53. PMID: 10037184. </text:p>
          </table:table-cell>
          <table:table-cell table:number-columns-repeated="16374"/>
        </table:table-row>
        <table:table-row table:style-name="ro10">
          <table:table-cell table:style-name="ce5" office:value-type="string" calcext:value-type="string">
            <text:p><text:a xlink:href="https://github.com/peatysharing/ray_newsletters_with_references/tree/main/Articles/2012%20Genes%2C%20Carbon%20Dioxide%20and%20Adaptation" xlink:type="simple">2012 Genes, Carbon Dioxide and Adaptation</text:a> </text:p>
          </table:table-cell>
          <table:table-cell table:style-name="ce4" office:value-type="string" calcext:value-type="string">
            <text:p>[03] Boljevic S, Kogan AH, Gracev SV, Jelisejeva SV, Daniljak IG. Osobina ugljen dioksida da inhibise stvaranje aktivnih oblika kiseonika u ćelijama coveka i zivotinja i znacaj ove pojave u biologiji i medicini [Carbon dioxide inhibits the generation of active forms of oxygen in human and animal cells and the significance of the phenomenon in biology and medicine]. Vojnosanit Pregl. 1996 Jul-Aug;53(4):261-74. Serbian. PMID: 9229940. </text:p>
          </table:table-cell>
          <table:table-cell table:style-name="ce4" office:value-type="string" calcext:value-type="string">
            <text:p>[04] Baev VI, Kuprava MV. Funktsional'naia aktivnost' neĭtrofilov perifericheskoī krovi krys pri sochetannom deĭstvii gipoksii, giperkapnii i okhlazhdeniia [Functional activity of peripheral blood neutrophils of rats during combined effects of hypoxia, hypercapnia and cooling]. Aviakosm Ekolog Med. 1997;31(6):56-9. Russian. PMID: 9483283. </text:p>
          </table:table-cell>
          <table:table-cell table:style-name="ce4" office:value-type="string" calcext:value-type="string">
            <text:p>[05] Kogan AKh, Grachev SV, Eliseeva SV, Bolevich S. Uglekislyĭ gaz--universal'nyĭ ingibitor generatsii aktivnykh form kisloroda kletkami (k rasshifrovke odnoĭ zagadki évoliutsii) [Carbon dioxide--a universal inhibitor of the generation of active oxygen forms by cells (deciphering one enigma of evolution)]. Izv Akad Nauk Ser Biol. 1997 Mar-Apr;(2):204-17. Russian. PMID: 9190222. </text:p>
          </table:table-cell>
          <table:table-cell table:style-name="ce4" office:value-type="string" calcext:value-type="string">
            <text:p>[06] Ukr Biokhim Zh 1978 Mar-Apr;50(2):150-4.. [Content of adenine nucleotides and creatinephosphate in brain, myocardium, liver and skeletal muscle under combined action of hypercapnia, hypoxia and cooling]. Baev VI, Drukina MA </text:p>
          </table:table-cell>
          <table:table-cell table:style-name="ce4" office:value-type="string" calcext:value-type="string">
            <text:p>[07] Baev VI, Vasil'ev VV, Nikolaeva EN. Rol' fiksatsii CO2 v povyshenii ustoĭchivosti organizma k ostroĭ gipoksii [Role of CO2 fixation in increasing the body's resistance to acute hypoxia]. Fiziol Zh SSSR Im I M Sechenova. 1978 Oct;64(10):1456-62. Russian. PMID: 720676. </text:p>
          </table:table-cell>
          <table:table-cell table:style-name="ce4" office:value-type="string" calcext:value-type="string">
            <text:p>[08] Baev VI, Drukina MA. Soderzhanie piridinnukleotidov v mozge i miokarde krys pri sochetannom vozdeĭstvii giperkapnii, gipoksii i okhlazhdeniia [Pyridine nucleotide content in the brain and myocardium of rats under combined effect of hypercapnia, hypoxia and cooling]. Vopr Med Khim. 1976 Jan-Feb;22(1):37-41. Russian. PMID: 16390. </text:p>
          </table:table-cell>
          <table:table-cell table:number-columns-repeated="16377"/>
        </table:table-row>
        <table:table-row table:style-name="ro9">
          <table:table-cell table:style-name="ce5" office:value-type="string" calcext:value-type="string">
            <text:p><text:a xlink:href="https://github.com/peatysharing/ray_newsletters_with_references/tree/main/Articles/2012%20Glucose%20and%20sucrose%20for%20diabetes" xlink:type="simple">2012 Glucose and sucrose for diabetes</text:a> </text:p>
          </table:table-cell>
          <table:table-cell table:style-name="ce4" office:value-type="string" calcext:value-type="string">
            <text:p>[01] Artus M. Etude, chez le jeune rat en croissance, des effets de l'administration d'un régime a base d'amidon ou de saccharose sur certains paramètres du métabolisme calcique [Effects of administering diets with starch or sucrose basis on certain parameters of calcium metabolism in the young, growing rat]. Ann Nutr Aliment. 1975;29(4):305-12. French. PMID: 1221903. </text:p>
          </table:table-cell>
          <table:table-cell table:style-name="ce4" office:value-type="string" calcext:value-type="string">
            <text:p>[08] Girard J. Rôle des acides gras libres dans l'insulino-résistance du diabète non-insulino-dépendant [Role of free fatty acids in the insulin resistance of non-insulin-dependent diabetes]. Diabete Metab. 1995 Apr;21(2):79-88. French. PMID: 7621976. </text:p>
          </table:table-cell>
          <table:table-cell table:style-name="ce4" office:value-type="string" calcext:value-type="string">
            <text:p>[09] Girard J. Rôle des acides gras libres dans la sécrétion et l'action de l'insuline: mécanismes de la lipotoxicité [Contribution of free fatty acids to impairment of insulin secretion and action. mechanism of beta-cell lipotoxicity]. Med Sci (Paris). 2005 Dec;21 Spec No:19-25. French. PMID: 16598900. </text:p>
          </table:table-cell>
          <table:table-cell table:style-name="ce4" office:value-type="string" calcext:value-type="string">
            <text:p>[22] Lezcano Meza D, Terán Ortiz L, Carvajal Sandoval G, Gutiérrez de la Cadena M, Terán Escandón D, Estrada Parra S. Effect of glycine on the immune response of the experimentally diabetic rats. Rev Alerg Mex. 2006 Nov-Dec;53(6):212-6. PMID: 17361755. </text:p>
          </table:table-cell>
          <table:table-cell table:style-name="ce4" office:value-type="string" calcext:value-type="string">
            <text:p>[27] Muggeo M. Accelerated complications in Type 2 diabetes mellitus: the need for greater awareness and earlier detection. Diabet Med. 1998;15 Suppl 4:S60-2. doi: 10.1002/(sici)1096-9136(1998120)15:4+3.3.co;2-a. PMID: 9868995. </text:p>
          </table:table-cell>
          <table:table-cell table:number-columns-repeated="16378"/>
        </table:table-row>
        <table:table-row table:style-name="ro9">
          <table:table-cell table:style-name="ce5" office:value-type="string" calcext:value-type="string">
            <text:p><text:a xlink:href="https://github.com/peatysharing/ray_newsletters_with_references/tree/main/Articles/2012%20Osteoporosis%2C%20aging%2C%20tissue%20renewal%2C%20and%20product%20science" xlink:type="simple">2012 Osteoporosis, aging, tissue renewal, and product science</text:a> </text:p>
          </table:table-cell>
          <table:table-cell table:style-name="ce4" office:value-type="string" calcext:value-type="string">
            <text:p>[01] Artus M. Etude, chez le jeune rat en croissance, des effets de l'administration d'un régime a base d'amidon ou de saccharose sur certains paramètres du métabolisme calcique [Effects of administering diets with starch or sucrose basis on certain parameters of calcium metabolism in the young, growing rat]. Ann Nutr Aliment. 1975;29(4):305-12. French. PMID: 1221903. </text:p>
          </table:table-cell>
          <table:table-cell table:style-name="ce4" office:value-type="string" calcext:value-type="string">
            <text:p>[06] Bunyaratavej N, Kittimanon N, Jitivirai T, Tongthongthip B. Highly recommended dose of MK4 for osteoporosis. J Med Assoc Thai. 2009 Sep;92 Suppl5:S4-6. PMID: 19894328. </text:p>
          </table:table-cell>
          <table:table-cell table:style-name="ce4" office:value-type="string" calcext:value-type="string">
            <text:p>[07] Bushinsky DA, Ori Y. Effects of metabolic and respiratory acidosis on bone. Curr Opin Nephrol Hypertens. 1993 Jul;2(4):588-96. PMID: 7859021. </text:p>
          </table:table-cell>
          <table:table-cell table:style-name="ce4" office:value-type="string" calcext:value-type="string">
            <text:p>[17] Chen ZW, Wu ZX, Sang HX, Qin GL, Wang LS, Feng J, Wang J, Li XJ, Wang JC, Zhang D. [Effect of aspirin administration for the treatment of osteoporosis in ovariectomized rat model]. Zhonghua Yi Xue Za Zhi. 2011 Apr 5;91(13):925-9. Chinese. PMID: 21600123. </text:p>
          </table:table-cell>
          <table:table-cell table:style-name="ce4" office:value-type="string" calcext:value-type="string">
            <text:p>[18] Colle M, Ruffie A, Ruedas E, Chebbo M. L'ostéocalcine chez l'enfant de petite taille et ses variations nocturnes [Osteocalcin in children of short stature and its nocturnal variations]. Arch Fr Pediatr. 1987 Dec;44(10):839-41. French. PMID: 3502236. </text:p>
          </table:table-cell>
          <table:table-cell table:style-name="ce4" office:value-type="string" calcext:value-type="string">
            <text:p>[20] DeSanto NG, DiIorio B, Capasso G, Capodicasa G, Giordano DR, Aulisio M, Paduano C, Stamler J. Circadian rhythm with acrophase at night for urinary excretion of calcium and magnesium in childhood: population-based data of the cimitile study in southern Italy. Miner Electrolyte Metab. 1988;14(4):235-9. PMID: 3211091. </text:p>
          </table:table-cell>
          <table:table-cell table:style-name="ce4" office:value-type="string" calcext:value-type="string">
            <text:p>[40] Litovka IH, Berezovs'ka OP. Kysneva depryvatsiia iak initsiator osteohenezu pry hipokineziï [Oxygen deprivation as the initiator of osteogenesis in hypokinesia]. Fiziol Zh (1994). 2003;49(2):58-65. Ukrainian. PMID: 12945116. </text:p>
          </table:table-cell>
          <table:table-cell table:style-name="ce4" office:value-type="string" calcext:value-type="string">
            <text:p>[42] Lorinet A. Etude comparée de l'effet du glucose et du fructose libres et combinés sur l'absorption et la rétention du calcium [Comparative study of the effect of free and combined glucose and fructose on the absorption and retention of calcium]. Ann Nutr Aliment. 1975;29(4):313-9. French. PMID: 1221904. </text:p>
          </table:table-cell>
          <table:table-cell table:style-name="ce4" office:value-type="string" calcext:value-type="string">
            <text:p>[61] Rovenský J, Stancíková M, Masaryk P, Svík K, Istok R. Eggshell calcium in the prevention and treatment of osteoporosis. Int J Clin Pharmacol Res. 2003;23(2-3):83-92. PMID: 15018022. </text:p>
          </table:table-cell>
          <table:table-cell table:style-name="ce4" office:value-type="string" calcext:value-type="string">
            <text:p>[64] Semenov VL. Vliianie mediatorov vospaleniia na dykhanie mitokhondriĭ pecheni krys [Effect of inflammatory mediators on respiration in rat liver mitochondria]. Ukr Biokhim Zh (1978). 1990 Nov-Dec;62(6):93-7. Russian. PMID: 2087796. </text:p>
          </table:table-cell>
          <table:table-cell table:style-name="ce4" office:value-type="string" calcext:value-type="string">
            <text:p>[67] Strizhkov VV. Metabolizm kletok shchitovidnoĭ zhelezy pod vliianiem prolaktina i émotsional'no-fizicheskogo stressa [Metabolism of thyroid gland cells as affected by prolactin and emotional-physical stress]. Probl Endokrinol (Mosk). 1991 Sep-Oct;37(5):54-8. Russian. PMID: 1780295. </text:p>
          </table:table-cell>
          <table:table-cell table:number-columns-repeated="16372"/>
        </table:table-row>
        <table:table-row table:style-name="ro13">
          <table:table-cell table:style-name="ce5" office:value-type="string" calcext:value-type="string">
            <text:p><text:a xlink:href="https://github.com/peatysharing/ray_newsletters_with_references/tree/main/Articles/2012%20Pathological%20Science%20%26%20General%20Electric%20-%20Threatening%20the%20Paradigm" xlink:type="simple">2012 Pathological Science &amp; General Electric - Threatenin</text:a> </text:p>
          </table:table-cell>
          <table:table-cell table:style-name="ce4" office:value-type="string" calcext:value-type="string">
            <text:p>[09] Popular Science, June 1973, How you can grow your own polywater, PA Christian and LH Berka</text:p>
          </table:table-cell>
          <table:table-cell table:style-name="ce4" office:value-type="string" calcext:value-type="string">
            <text:p>[16] Eldarov, A. L., and Iu A. KHOLODOV. "EFFECT OF A CONSTANT MAGNETIC FIELD ON THE MOTOR ACTIVITY OF BIRDS." Zhurnal obshchei biologii 25 (1964): 224-229. </text:p>
          </table:table-cell>
          <table:table-cell table:style-name="ce4" office:value-type="string" calcext:value-type="string">
            <text:p>[20] D. Green-Kelly, B.V. Derjaguin, Research in Surface Forces vol. 2, p. 117, Consultants Bureau, NY (1966).</text:p>
          </table:table-cell>
          <table:table-cell table:style-name="ce4" office:value-type="string" calcext:value-type="string">
            <text:p>[24] McIntyre GI. Increased cell hydration promotes both tumor growth and metastasis: a biochemical mechanism consistent with genetic signatures. Med Hypotheses. 2007;69(5):1127-30. doi: 10.1016/j.mehy.2007.01.080. Epub 2007 Mar 30. PMID: 17399912. </text:p>
          </table:table-cell>
          <table:table-cell table:number-columns-repeated="16379"/>
        </table:table-row>
        <table:table-row table:style-name="ro18">
          <table:table-cell table:style-name="ce5" office:value-type="string" calcext:value-type="string">
            <text:p><text:a xlink:href="https://github.com/peatysharing/ray_newsletters_with_references/tree/main/Articles/2012%20Protective%20CO2%20and%20aging" xlink:type="simple">2012 Protective CO2 and aging</text:a> </text:p>
          </table:table-cell>
          <table:table-cell table:style-name="ce4" office:value-type="string" calcext:value-type="string">
            <text:p>[02] Baev VI, Vasil'ev VV, Nikolaeva EN. Rol' fiksatsii CO2 v povyshenii ustoĭchivosti organizma k ostroĭ gipoksii [Role of CO2 fixation in increasing the body's resistance to acute hypoxia]. Fiziol Zh SSSR Im I M Sechenova. 1978 Oct;64(10):1456-62. Russian. PMID: 720676. </text:p>
          </table:table-cell>
          <table:table-cell table:style-name="ce4" office:value-type="string" calcext:value-type="string">
            <text:p>[03] Baev VI, Vasil'eva IV, L'vov SN, Shugaleĭ IV. O neizvestnoĭ fiziologicheskoĭ roli uglekisloty [The unknown physiological role of carbon dioxide]. Fiziol Zh Im I M Sechenova. 1995 Feb;81(2):47-52. Russian. PMID: 7581542. </text:p>
          </table:table-cell>
          <table:table-cell table:style-name="ce4" office:value-type="string" calcext:value-type="string">
            <text:p>[05] Boljevic S, Kogan AH, Gracev SV, Jelisejeva SV, Daniljak IG. Osobina ugljen dioksida da inhibise stvaranje aktivnih oblika kiseonika u ćelijama coveka i zivotinja i znacaj ove pojave u biologiji i medicini [Carbon dioxide inhibits the generation of active forms of oxygen in human and animal cells and the significance of the phenomenon in biology and medicine]. Vojnosanit Pregl. 1996 Jul-Aug;53(4):261-74. Serbian. PMID: 9229940. </text:p>
          </table:table-cell>
          <table:table-cell table:style-name="ce4" office:value-type="string" calcext:value-type="string">
            <text:p>[11] Daniliak IG, Kogan AKh, Sumarokov AV, Bolevich S. Izmenenie chuvstvitel'nosti leĭkotsitov k ingibiruiushchemu vliianiiu CO2 na generatsiiu imi aktivnykh form kisloroda u bol'nykh bronkhial'noĭ astmoĭ [Changes in the sensitivity of leukocytes to the inhibiting effect of CO2 on their generation of active forms of oxygen in bronchial asthma patients]. Ter Arkh. 1995;67(3):23-6. Russian. PMID: 7770796. </text:p>
          </table:table-cell>
          <table:table-cell table:style-name="ce4" office:value-type="string" calcext:value-type="string">
            <text:p>[17] Kogan AKh, Manuĭlov BM, Grachev SV, Bolevich S, Tsypin AB, Daniliak IG. CO2--prirodnyĭ ingibitor generatsii aktivnykh form kisloroda fagotsitami [CO2--a natural inhibitor of active oxygen form generation by phagocytes]. Biull Eksp Biol Med. 1994 Oct;118(10):395-8. Russian. PMID: 7865818. </text:p>
          </table:table-cell>
          <table:table-cell table:style-name="ce4" office:value-type="string" calcext:value-type="string">
            <text:p>[18] Kogan AKh, Grachev SV, Eliseeva SV, Bolevich S. Uglekislyĭ gaz--universal'nyĭ ingibitor generatsii aktivnykh form kisloroda kletkami (k rasshifrovke odnoĭ zagadki évoliutsii) [Carbon dioxide--a universal inhibitor of the generation of active oxygen forms by cells (deciphering one enigma of evolution)]. Izv Akad Nauk Ser Biol. 1997 Mar-Apr;(2):204-17. Russian. PMID: 9190222. </text:p>
          </table:table-cell>
          <table:table-cell table:style-name="ce4" office:value-type="string" calcext:value-type="string">
            <text:p>[19] Kogan AKh, Grachev SV, Eliseeva SV, Bolevich S. Svoĭstvo uglekislogo gaza ingibirovat' generatsiiu superoksidnogo anion-radikala kletkami i ego biomeditsinskoe znachenie [Ability of carbon dioxide to inhibit generation of superoxide anion radical in cells and its biomedical role]. Vopr Med Khim. 1996 Jul-Sep;42(3):193-202. Russian. PMID: 9139450. </text:p>
          </table:table-cell>
          <table:table-cell table:style-name="ce4" office:value-type="string" calcext:value-type="string">
            <text:p>[20] Dokl Akad Nauk. 1996 May;348(3):413-6. [New evidence for the inhibitory action of CO2 on generation of superoxide anion radicals by phagocytes in various tissues. (Mechanism of bio- and eco-effects of CO2)] Kogan AKh, Grachev SV, Bolevich S, Eliseeva S </text:p>
          </table:table-cell>
          <table:table-cell table:style-name="ce4" office:value-type="string" calcext:value-type="string">
            <text:p>[21] Kogan AKh, Grachev SV, Eliseeva SV. Ingibirovanie uglekislym gazom generatsii aktivnykh form kisloroda kletkami vnutrennikh organov i ego biologicheskoe znachenie [Carbon dioxide gas inhibition of active forms of oxygen generation by cells in the internal organs and its biological significance]. Biull Eksp Biol Med. 1996 Apr;121(4):407-10. Russian. PMID: 8829452. </text:p>
          </table:table-cell>
          <table:table-cell table:style-name="ce4" office:value-type="string" calcext:value-type="string">
            <text:p>[22] Fiziol Cheloveka. 1995 Jul-Aug;21(4):128-36. [CO2--a natural inhibitor of the generation of active species of oxygen in phagocytes] </text:p>
          </table:table-cell>
          <table:table-cell table:style-name="ce4" office:value-type="string" calcext:value-type="string">
            <text:p>[23] Kogan AKh, Bolevich S, Daniliak IG. Sravnitel'noe issledovanie vliianiia dioksida ugleroda na generatsiiu aktivnykh form kisloroda leĭkotsitami v norme i pri bronkhial'noĭ astme [Comparative study of the effect of carbon dioxide on the generation of active forms of oxygen by leukocytes in health and in bronchial asthma]. Patol Fiziol Eksp Ter. 1995 Jul-Sep;(3):34-40. Russian. PMID: 7501434. </text:p>
          </table:table-cell>
          <table:table-cell table:style-name="ce4" office:value-type="string" calcext:value-type="string">
            <text:p>[26] Malyshev VV, Vasil'eva LS, Belogorov SB, Nefedova TV. Adaptatsiia k vysotnoĭ gipoksii pozvoliaet ogranichit' aktivatsiiu perekisnogo okisleniia lipidov pri vospalenii i stresse [Adaptation to high altitude hypoxia facilitates a limitation of lipid peroxidation activation in inflammation and stress]. Biull Eksp Biol Med. 1995 Jun;119(6):590-3. Russian. PMID: 8589380. </text:p>
          </table:table-cell>
          <table:table-cell table:style-name="ce4" office:value-type="string" calcext:value-type="string">
            <text:p>[28] Pikulev AT, Dzhugurian NA, Zyrianova TN, Lavrova VM, Mostovnikov VA. Aktivnost' nekotorykh fermentov obmena glutaminovoĭ kisloty i tsikla Krebsa v golovnom mozge krys pri lazernom obluchenii na fone izmenennogo funktsional'nogo sostoianiia adrenoretseptorov [Enzyme activity of glutamic acid metabolism and the Krebs cycle in the brain of rats laser-irradiated against a background of altered adrenoreceptor function]. Radiobiologiia. 1984 Jan-Feb;24(1):29-34. Russian. PMID: 6143345. </text:p>
          </table:table-cell>
          <table:table-cell table:style-name="ce4" office:value-type="string" calcext:value-type="string">
            <text:p>[32] Shugaleĭ IV, L'vov SN, Baev VI, Tselinskiĭ IV. Zashchitnoe deĭstvie bikarbonata natriia pri intoksikatsii nitrit-ionom [Protective effect of sodium bicarbonate in nitrite ion poisoning]. Ukr Biokhim Zh (1978). 1994 Jan-Feb;66(1):109-12. Russian. PMID: 7974833. </text:p>
          </table:table-cell>
          <table:table-cell table:style-name="ce4" office:value-type="string" calcext:value-type="string">
            <text:p>[33] Stofan DA, Callahan LA, DiMARCO AF, Nethery DE, Supinski GS. Modulation of release of reactive oxygen species by the contracting diaphragm. Am J Respir Crit Care Med. 2000 Mar;161(3 Pt 1):891-8. PMID: 10712339. </text:p>
          </table:table-cell>
          <table:table-cell table:style-name="ce4" office:value-type="string" calcext:value-type="string">
            <text:p>[36] Tarakanov IA, Dymetska A, Tarasova NN. [The effect of the NMDA-receptor blocker MK-801 on sensitivity of the respiratory system to carbon dioxide]. Patol Fiziol Eksp Ter. 2005 Apr-Jun;(2):13-5. Russian. PMID: 16078649. </text:p>
          </table:table-cell>
          <table:table-cell table:style-name="ce4" office:value-type="string" calcext:value-type="string">
            <text:p>[39] Vannucci RC, Towfighi J, Heitjan DF, Brucklacher RM. Carbon dioxide protects the perinatal brain from hypoxic-ischemic damage: an experimental study in the immature rat. Pediatrics. 1995 Jun;95(6):868-74. PMID: 7761212. </text:p>
          </table:table-cell>
          <table:table-cell table:style-name="ce4" office:value-type="string" calcext:value-type="string">
            <text:p>[40] Vannucci RC, Brucklacher RM, Vannucci SJ. Effect of carbon dioxide on cerebral metabolism during hypoxia-ischemia in the immature rat. Pediatr Res. 1997 Jul;42(1):24-9. doi: 10.1203/00006450-199707000-00005. PMID: 9212033. </text:p>
          </table:table-cell>
          <table:table-cell table:number-columns-repeated="16365"/>
        </table:table-row>
        <table:table-row table:style-name="ro4">
          <table:table-cell table:style-name="ce5" office:value-type="string" calcext:value-type="string">
            <text:p><text:a xlink:href="https://github.com/peatysharing/ray_newsletters_with_references/tree/main/Articles/2012%20Regeneration%20and%20degeneration%20Types%20of%20inflammation%20change%20with%20aging" xlink:type="simple">2012 Regeneration and degeneration Types of inflammati</text:a> </text:p>
          </table:table-cell>
          <table:table-cell table:style-name="ce4" office:value-type="string" calcext:value-type="string">
            <text:p>[01] Adam O. Dietary fatty acids and immune reactions in synovial tissue. Eur J Med Res. 2003 Aug 20;8(8):381-7. PMID: 12915334. </text:p>
          </table:table-cell>
          <table:table-cell office:value-type="string" calcext:value-type="string">
            <text:p>[04] Baev VI, Kuprava MV. Funktsional'naia aktivnost' neĭtrofilov perifericheskoī krovi krys pri sochetannom deĭstvii gipoksii, giperkapnii i okhlazhdeniia [Functional activity of peripheral blood neutrophils of rats during combined effects of hypoxia, hypercapnia and cooling]. Aviakosm Ekolog Med. 1997;31(6):56-9. Russian. PMID: 9483283. </text:p>
          </table:table-cell>
          <table:table-cell table:style-name="ce4" office:value-type="string" calcext:value-type="string">
            <text:p>[16] Egashira Y, Sato M, Tanabe A, Saito K, Fujigaki S, Sanada H. Dietary linoleic acid suppresses gene expression of rat liver alpha-amino-beta-carboxymuconate-epsilon-semialdehyde decarboxylase (ACMSD) and increases quinolinic acid in serum. Adv Exp Med Biol. 2003;527:671-4. doi: 10.1007/978-1-4615-0135-0_79. PMID: 15206789. </text:p>
          </table:table-cell>
          <table:table-cell table:style-name="ce4" office:value-type="string" calcext:value-type="string">
            <text:p>[18] Gao F, Yang CX, Mo W, Liu YW, He YQ. Hyaluronan oligosaccharides are potential stimulators to angiogenesis via RHAMM mediated signal pathway in wound healing. Clin Invest Med. 2008;31(3):E106-16. doi: 10.25011/cim.v31i3.3467. PMID: 18544273. </text:p>
          </table:table-cell>
          <table:table-cell table:style-name="ce4" office:value-type="string" calcext:value-type="string">
            <text:p>[20] Krasiński R, Tchórzewski H. Hialuronian jako czynnik regulujacy proces zapalenia [Hyaluronan-mediated regulation of inflammation]. Postepy Hig Med Dosw (Online). 2007 Nov 19;61:683-9. Polish. PMID: 18033205. </text:p>
          </table:table-cell>
          <table:table-cell table:style-name="ce4" office:value-type="string" calcext:value-type="string">
            <text:p>[26] Lewin-Kowalik J, Gołka B, Larysz-Brysz M, Swiech-Sabuda E, Granek A. Experimental hyperthyroidism increases the effectiveness of predegenerated peripheral nerve graft implantation into hippocampus of adult rats. Restor Neurol Neurosci. 2002;20(5):181-7. PMID: 12515894. </text:p>
          </table:table-cell>
          <table:table-cell table:style-name="ce4" office:value-type="string" calcext:value-type="string">
            <text:p>[29] Morykwas MJ, Perry SL, Argenta LC. Effects of prostaglandins and indomethacin on the cellular inflammatory response following surgical trauma in fetal rabbits. Int J Tissue React. 1993;15(4):151-6. PMID: 8188454. </text:p>
          </table:table-cell>
          <table:table-cell table:style-name="ce4" office:value-type="string" calcext:value-type="string">
            <text:p>[32] Ozbek A, Ozbek E. Mononükleer fagositik sistem üyesi olarak adrenal makrofajlarin histolojik olarak kobay modelinde gösterilmesi [Histologic demonstration of adrenal macrophages as a member of mononuclear phagocytic system in guinea pig models]. Mikrobiyol Bul. 2006 Oct;40(4):325-32. Turkish. PMID: 17205690. </text:p>
          </table:table-cell>
          <table:table-cell table:style-name="ce4" office:value-type="string" calcext:value-type="string">
            <text:p>[43] Winkelmann E, Winkelmann A. Experimentelle Untersuchungen zur Regeneration des Telencephalon von Ambystoma mesicanum nach Resektion beider Hemisphären [Experimental studies on the regeneration of the telencephalon of Ambystoma mexicanum after the resection of both hemispheres]. Z Mikrosk Anat Forsch. 1970;82(2):149-71. German. PMID: 5509326. </text:p>
          </table:table-cell>
          <table:table-cell table:number-columns-repeated="16374"/>
        </table:table-row>
        <table:table-row table:style-name="ro9">
          <table:table-cell table:style-name="ce5" office:value-type="string" calcext:value-type="string">
            <text:p><text:a xlink:href="https://github.com/peatysharing/ray_newsletters_with_references/tree/main/Articles/2012%20Serotonin%2C%20depression%2C%20and%20aggression%20The%20problem%20of%20brain%20energy" xlink:type="simple">2012 Serotonin, depression, and aggression The problem of brain energy</text:a> </text:p>
          </table:table-cell>
          <table:table-cell table:style-name="ce4" office:value-type="string" calcext:value-type="string">
            <text:p>[04] Tugai VA, Kurs'kii MD, Fedoriv OM. Vplyv serotoninu na transport Ca2+ v mitokhondriiakh, spriazhenyi z funktsionuvanniam dykhal'noho lantsiuha [Effect of serotonin on Ca2+ transport in mitochondria conjugated with the respiratory chain]. Ukr Biokhim Zh. 1973 Jul-Aug;45(4):408-12. Ukrainian. PMID: 4767154. </text:p>
          </table:table-cell>
          <table:table-cell table:style-name="ce4" office:value-type="string" calcext:value-type="string">
            <text:p>[05] Kurskii MD, Tugai VA, Fedoriv AN. Vplyv serotoninu ĭ kal'tsiiu na okremi komponenty dykhe'noho lantsiuga mitolhondriĭ deiakykh tkanyn kroliv [Effect of serotonin and calcium on separate components of respiratory chain of mitochondria in some rabbit tissues]. Ukr Biokhim Zh. 1970;42(5):584-8. Ukrainian. PMID: 4324481. </text:p>
          </table:table-cell>
          <table:table-cell table:style-name="ce4" office:value-type="string" calcext:value-type="string">
            <text:p>[09] Zubovskaia AM. Vliianie serotonika na otdel'nye zven'ia okislitelnogo obmena mitokhondriĭ serdechnoĭ myshtsy krolikov [Effect of serotonin on some pathways of oxidative metabolism in the mitochondria of rabbit heart muscle]. Vopr Med Khim. 1968 Mar-Apr;14(2):152-7. Russian. PMID: 4300755. </text:p>
          </table:table-cell>
          <table:table-cell table:style-name="ce4" office:value-type="string" calcext:value-type="string">
            <text:p>[10] Warashina Y. [On the effect of serotonin on phosphorylation of rat liver mitochondria]. Hoppe-Seylers Zeitschrift fur Physiologische Chemie, 1967 Feb, 348(2):139-48 </text:p>
          </table:table-cell>
          <table:table-cell table:number-columns-repeated="16379"/>
        </table:table-row>
        <table:table-row table:style-name="ro8">
          <table:table-cell table:style-name="ce5" office:value-type="string" calcext:value-type="string">
            <text:p><text:a xlink:href="https://github.com/peatysharing/ray_newsletters_with_references/tree/main/Articles/2012%20Sugar%20issues" xlink:type="simple">2012 Sugar issues</text:a> </text:p>
          </table:table-cell>
          <table:table-cell table:style-name="ce4" office:value-type="string" calcext:value-type="string">
            <text:p>[01] Adolph M, Eckart A, Eckart J. Fruktose vs. Glukose in der total parenteralen Ernährung kritisch kranker Patienten [Fructose vs. glucose in total parenteral nutrition in critically ill patients]. Anaesthesist. 1995 Nov;44(11):770-81. German. doi: 10.1007/s001010050212. PMID: 8678268. </text:p>
          </table:table-cell>
          <table:table-cell table:style-name="ce4" office:value-type="string" calcext:value-type="string">
            <text:p>[21] Guala A, Pastore G, Liverani ME, Giroletti G, Gulino E, Meriggi AL, Licardi G, Garipoli V. Glucose or sucrose as an analgesic for newborns: a randomised controlled blind trial. Minerva Pediatr. 2001 Aug;53(4):271-4. PMID: 11573063. </text:p>
          </table:table-cell>
          <table:table-cell office:value-type="string" calcext:value-type="string">
            <text:p>[37] Nigerian J. Biochem. Mol Biology 23(1): 12-14, 2008. Depleted blood</text:p>
            <text:p>fructose in diabetes. Osuagwu CG and Madumere HE</text:p>
          </table:table-cell>
          <table:table-cell table:style-name="ce4" office:value-type="string" calcext:value-type="string">
            <text:p>[57] Paulin Nadi Wahjudi, Emmelyn Hsieh, Mary E Patterson, Catherine S Mao, WN Paul Lee, Carbohydrate Analysis of High Fructose Corn Syrup (HFCS) Containing Commercial Beverages, Jo urnal of the American Medical Association November 10, 2010; doi: 10.1096/fasebj.24.1_supplement.562.1</text:p>
          </table:table-cell>
          <table:table-cell table:style-name="ce4" office:value-type="string" calcext:value-type="string">
            <text:p>[60] Witt KA, Huber JD, Egleton RD, Davis TP. Insulin enhancement of opioid peptide transport across the blood-brain barrier and assessment of analgesic effect. J Pharmacol Exp Ther. 2000 Dec;295(3):972-8. PMID: 11082431. </text:p>
          </table:table-cell>
          <table:table-cell table:style-name="ce4" office:value-type="string" calcext:value-type="string">
            <text:p>[04] Artus M. Etude, chez le jeune rat en croissance, des effets de l'administration d'un régime a base d'amidon ou de saccharose sur certains paramètres du métabolisme calcique [Effects of administering diets with starch or sucrose basis on certain parameters of calcium metabolism in the young, growing rat]. Ann Nutr Aliment. 1975;29(4):305-12. French. PMID: 1221903. </text:p>
          </table:table-cell>
          <table:table-cell table:style-name="ce4" office:value-type="string" calcext:value-type="string">
            <text:p>[56] Villaume C, Rousselle D, Mejean L, Beck B, Drouin P, Debry G. Glucose et C-peptide plasmatiques après ingestion de saccharose et d'amidon chez le diabétique insulino-dépendant équilibré. Importance de la disponibilité du glucose [Plasma glucose and C-peptide after ingestion of sucrose and starch in controlled insulin-dependent diabetics. Importance of glucose availability]. Diabete Metab. 1984 Sep;10(3):206-10. French. PMID: 6489578. </text:p>
          </table:table-cell>
          <table:table-cell table:style-name="ce4" office:value-type="string" calcext:value-type="string">
            <text:p>[22] Ishiguro K. [Involvement of tau protein kinase in amyloid-beta-induced neurodegeneration]. Rinsho Byori. 1998 Oct;46(10):1003-7. Japanese. PMID: 9816911. </text:p>
          </table:table-cell>
          <table:table-cell table:style-name="ce4" office:value-type="string" calcext:value-type="string">
            <text:p>[31] Macor C, De Palo C, Vettor R, Sicolo N, De Palo E, Federspil G. Termogenesi postprandiale ed obesità: effetto del glucosio e del fruttosio [Postprandial thermogenesis and obesity: effects of glucose and fructose]. Minerva Endocrinol. 1990 Oct-Dec;15(4):273-7. Italian. PMID: 2099997. </text:p>
          </table:table-cell>
          <table:table-cell table:style-name="ce11" office:value-type="string" calcext:value-type="string">
            <text:p>idk this whole list needs redone</text:p>
          </table:table-cell>
          <table:table-cell table:number-columns-repeated="16373"/>
        </table:table-row>
        <table:table-row table:style-name="ro4">
          <table:table-cell table:style-name="ce5" office:value-type="string" calcext:value-type="string">
            <text:p><text:a xlink:href="https://github.com/peatysharing/ray_newsletters_with_references/tree/main/Articles/2013%20Fatigue%2C%20aging%2C%20and%20recuperation" xlink:type="simple">2013 Fatigue, aging, and recuperation</text:a> </text:p>
          </table:table-cell>
          <table:table-cell table:style-name="ce4" office:value-type="string" calcext:value-type="string">
            <text:p>[01] Angelino PF, Gallo C, Vacca G. L'iposistolia cronica nel cuore senile [Chronic hyposystole in the senile heart]. Minerva Med. 1966 Feb 21;57(15):599-604. Italian. PMID: 5929997. </text:p>
          </table:table-cell>
          <table:table-cell table:style-name="ce4" office:value-type="string" calcext:value-type="string">
            <text:p>[08] De Nardo D, Franconi G, Sabino D. Iperammoniemia in corso di ipotiroidismo: un insolito reperto bioumorale normalizzato con il trattamento ormonale sostitutivo [Hyperammonemia during hypothyroidism: an unusual biohumoral finding normalized by hormonal replacement treatment]. Ann Ital Med Int. 1999 Jul-Sep;14(3):196-201. Italian. PMID: 10566186. </text:p>
          </table:table-cell>
          <table:table-cell table:style-name="ce4" office:value-type="string" calcext:value-type="string">
            <text:p>[14] Drost-Hansen W. Effects of pressure on the structure of water in various aqueous systems. Symp Soc Exp Biol. 1972;26:61-101. PMID: 4574863. </text:p>
          </table:table-cell>
          <table:table-cell table:style-name="ce4" office:value-type="string" calcext:value-type="string">
            <text:p>[15] Drost-Hansen W. Temperature effects on cell-functioning--a critical role for vicinal water. Cell Mol Biol (Noisy-le-grand). 2001 Jul;47(5):865-83. PMID: 11728100. </text:p>
          </table:table-cell>
          <table:table-cell table:style-name="ce4" office:value-type="string" calcext:value-type="string">
            <text:p>[26] Ing RD, Nazeeri MN, Zeldes S, Dulchavsky SA, Diebel LN. Hypertonic saline/dextran improves septic myocardial performance. Am Surg. 1994 Jul;60(7):505-7; discussion 508. PMID: 7516630. </text:p>
          </table:table-cell>
          <table:table-cell table:style-name="ce4" office:value-type="string" calcext:value-type="string">
            <text:p>[28] Kuchár S, Mozes S, Boda K, Koppel J. The effect of androgen and estrogen on food intake and body weight in rats--age dependency. Endokrinologie. 1982 Nov;80(3):294-8. PMID: 7166161. </text:p>
          </table:table-cell>
          <table:table-cell table:style-name="ce4" office:value-type="string" calcext:value-type="string">
            <text:p>[34] Lutsenko NI, Mel'nichuk DA, Zhuravskiĭ NI. Vliianie razlichnykh kontsentratsiĭ uglekisloty na protsessy glikoliza i tsikl trikarbonovykh kislot v tkani pecheni krys [Effect of carbonic acid of different concentrations of the glycolysis processes and tricarboxylic acid cycle in rat liver tissues]. Ukr Biokhim Zh (1978). 1978 Sep-Oct;50(5):635-40. Russian. PMID: 726098. </text:p>
          </table:table-cell>
          <table:table-cell office:value-type="string" calcext:value-type="string">
            <text:p>[36] Kosm Biol Aviakosm Med. 1983 Nov-Dec;17(6):46-9. [Metabolic disorders in men kept in an environment with a low ammonia content and their correction by physical exercise] [Article in Russian] Mukhamedieva LN, Zhuravlev VV, Nikitin EI, Grishina KV, Ivanova SM. </text:p>
            <text:p/>
          </table:table-cell>
          <table:table-cell table:style-name="ce4" office:value-type="string" calcext:value-type="string">
            <text:p>[37] OPPENHEIMER CH, DROST-HANSEN W. A relationship between multiple temperature optima for biological systems and the properties of water. J Bacteriol. 1960 Jul;80(1):21-4. doi: 10.1128/jb.80.1.21-24.1960. PMID: 14428935; PMCID: PMC278810. </text:p>
          </table:table-cell>
          <table:table-cell table:style-name="ce4" office:value-type="string" calcext:value-type="string">
            <text:p>[53] STERNBERG J, PASCOE-DAWSON E. Studies on the mechanism of the catabolic action of estrogens. Rev Can Biol. 1959 Apr;18(1):23-52. PMID: 13646238. </text:p>
          </table:table-cell>
          <table:table-cell table:style-name="ce4" office:value-type="string" calcext:value-type="string">
            <text:p>[54] Tasaki I, Byrne PM. The origin of rapid changes in birefringence, light scattering and dye absorbance associated with excitation of nerve fibers. Jpn J Physiol. 1993;43 Suppl 1:S67-75. PMID: 7505858. </text:p>
          </table:table-cell>
          <table:table-cell table:number-columns-repeated="16372"/>
        </table:table-row>
        <table:table-row table:style-name="ro3">
          <table:table-cell table:style-name="ce5" office:value-type="string" calcext:value-type="string">
            <text:p><text:a xlink:href="https://github.com/peatysharing/ray_newsletters_with_references/tree/main/Articles/2013%20Fats%2C%20functions%20%26%20malfunctions" xlink:type="simple">2013 Fats, functions &amp; malfunctions</text:a> </text:p>
          </table:table-cell>
          <table:table-cell table:style-name="ce4" office:value-type="string" calcext:value-type="string">
            <text:p>[01] Program No. 680.23. 2004 Washington, DC: Society for Neuroscience, 2004. Online.Postmortem rat brain analysis of phospholipid composition using P31 NMR spectroscopy,Adineh M, Kent M, Shah S, Polelstra R, White P, Simkins R </text:p>
          </table:table-cell>
          <table:table-cell table:style-name="ce4" office:value-type="string" calcext:value-type="string">
            <text:p>[04] Autore G, Cicala C, Cirino G, Maiello FM, Mascolo N, Capasso F. Essential fatty acid-deficient diet modifies PAF levels in stomach and duodenum of endotoxin-treated rats. J Lipid Mediat Cell Signal. 1994 Mar;9(2):145-53. PMID: 8012761. </text:p>
          </table:table-cell>
          <table:table-cell table:style-name="ce4" office:value-type="string" calcext:value-type="string">
            <text:p>[07] Bálint Z, Holczinger L. Neutral lipids in nuclei and chromatin fraction of young and old Ehrlich ascites tumor cells. Neoplasma. 1978;25(1):25-9. PMID: 634406. </text:p>
          </table:table-cell>
          <table:table-cell table:style-name="ce4" office:value-type="string" calcext:value-type="string">
            <text:p>[18] Cook JA, Wise WC, Callihan CS. Resistance of essential fatty acid-deficient rats to endotoxic shock. Circ Shock. 1979;6(4):333-42. PMID: 394879. </text:p>
          </table:table-cell>
          <table:table-cell table:style-name="ce4" office:value-type="string" calcext:value-type="string">
            <text:p>[24] Durand G, Desnoyers F. Acides gras polyinsaturés et vieillissement. Les lipofuscines : structure, origine, évolution [Polyunsaturated fatty acids and aging. Lipofuscins : structure, origin and development]. Ann Nutr Aliment. 1980;34(2):317-32. French. PMID: 7001991. </text:p>
          </table:table-cell>
          <table:table-cell table:style-name="ce4" office:value-type="string" calcext:value-type="string">
            <text:p>[27] Fabiano G, Pezzolla A, Filograna MA, Ferrarese F. Lo shock traumatico. Aspetti fisiopatologici [Traumatic shock--physiopathologic aspects]. G Chir. 2008 Jan-Feb;29(1-2):51-7. Italian. PMID: 18252151. </text:p>
          </table:table-cell>
          <table:table-cell table:style-name="ce4" office:value-type="string" calcext:value-type="string">
            <text:p>[30] Grigorov IuG, Kozlovskaia SG, Semes'ko TM, Asadov ShA. Osobennosti fakticheskogo pitaniia populiatsii dolgozhiteleĭ v Azerbaĭdzhane [Characteristics of actual nutrition of the long-lived population of Azerbaijan]. Vopr Pitan. 1991 Mar-Apr;(2):36-40. Russian. PMID: 1830710. </text:p>
          </table:table-cell>
          <table:table-cell table:style-name="ce4" office:value-type="string" calcext:value-type="string">
            <text:p>[32] Hawley HP, Gordon GB. The effects of long chain free fatty acids on human neutrophil function and structure. Lab Invest. 1976 Feb;34(2):216-22. PMID: 175217. </text:p>
          </table:table-cell>
          <table:table-cell table:style-name="ce4" office:value-type="string" calcext:value-type="string">
            <text:p>[76] Singh RK, Hardy RW, Wang MH, Williford J, Gladson CL, McDonald JM, Siegal GP. Stearate inhibits human tumor cell invasion. Invasion Metastasis. 1995;15(3-4):144-55. PMID: 8621270. </text:p>
          </table:table-cell>
          <table:table-cell table:style-name="ce4" office:value-type="string" calcext:value-type="string">
            <text:p>[77] Smídová L, Base J, Mourek J, Cechová I. Proportion of individual fatty acids in the non-esterified (free) fatty acid (FFA) fraction in the serum of laboratory rats of different ages. Physiol Bohemoslov. 1990;39(2):125-34. PMID: 2144352. </text:p>
          </table:table-cell>
          <table:table-cell table:number-columns-repeated="16373"/>
        </table:table-row>
        <table:table-row table:style-name="ro13">
          <table:table-cell table:style-name="ce5" office:value-type="string" calcext:value-type="string">
            <text:p><text:a xlink:href="https://github.com/peatysharing/ray_newsletters_with_references/tree/main/Articles/2013%20Growth%20hormone%20Hormone%20of%20Stress%2C%20Aging%2C%20%26%20Death" xlink:type="simple">2013 Growth hormone Hormone of Stress, Aging, &amp; Death</text:a> </text:p>
          </table:table-cell>
          <table:table-cell table:style-name="ce4" office:value-type="string" calcext:value-type="string">
            <text:p>[10] Shorey CD, Manning LA, Grant AL, Everitt AV. Morphometrical analysis of the short-term effects of hypophysectomy and food restriction on skeletal muscle fibers in relation to growth and aging changes in the rat. Growth Dev Aging. 1992 Summer;56(2):85-93. PMID: 1517008. </text:p>
          </table:table-cell>
          <table:table-cell table:style-name="ce4" office:value-type="string" calcext:value-type="string">
            <text:p>[12] Friesen HG, Shiu RP, Elsholtz H, Simpson S, Hughes J. Prolactin and growth hormone receptors. Ciba Found Symp. 1982;(90):263-78. doi: 10.1002/9780470720721.ch15. PMID: 6291882. </text:p>
          </table:table-cell>
          <table:table-cell table:number-columns-repeated="16381"/>
        </table:table-row>
        <table:table-row table:style-name="ro4">
          <table:table-cell table:style-name="ce5" office:value-type="string" calcext:value-type="string">
            <text:p><text:a xlink:href="https://github.com/peatysharing/ray_newsletters_with_references/tree/main/Articles/2013%20Hot%20flashes%2C%20energy%2C%20and%20aging" xlink:type="simple">2013 Hot flashes, energy, and aging</text:a> </text:p>
          </table:table-cell>
          <table:table-cell table:style-name="ce4" office:value-type="string" calcext:value-type="string">
            <text:p>[02] Aoki TT. Metabolic adaptations to starvation, semistarvation, and carbohydrate restriction. Prog Clin Biol Res. 1981;67:161-77. PMID: 7029558. </text:p>
          </table:table-cell>
          <table:table-cell table:style-name="ce4" office:value-type="string" calcext:value-type="string">
            <text:p>[08] Butareva LB, I'lina EM, Balan VE. Patogeneticheskie mekhanizmy vozniknoveniia "prilivov" u bo'lnykh s klimaktericheskimi rasstroĭstvami simpatiko-adrenalovogo kharaktera [Pathogenetic mechanisms of the development of "hot flushes" in patients with climacteric disorders of the sympathetic-adrenal type]. Akush Ginekol (Mosk). 1989 Oct;(10):30-3. Russian. PMID: 2618952. </text:p>
          </table:table-cell>
          <table:table-cell table:style-name="ce4" office:value-type="string" calcext:value-type="string">
            <text:p>[11] Chen Y, Lü X, Huang Y, Xin X, Ye X. [Changes of plasma serotonin precursor metabolite concentrations in postmenopausal women with hot flushes]. Zhonghua Fu Chan Ke Za Zhi. 2002 Dec;37(12):726-8. Chinese. PMID: 12622915. </text:p>
          </table:table-cell>
          <table:table-cell table:style-name="ce4" office:value-type="string" calcext:value-type="string">
            <text:p>[57] Yakubo K, Makino T, Takayama S, Sakai A, Iizuka R. [Endocrinological analysis of climacteric symptoms and gonadal dysfunction by CRF test]. Nihon Sanka Fujinka Gakkai Zasshi. 1990 Jun;42(6):553-60. Japanese. PMID: 2169510. </text:p>
          </table:table-cell>
          <table:table-cell table:number-columns-repeated="16379"/>
        </table:table-row>
        <table:table-row table:style-name="ro7">
          <table:table-cell table:style-name="ce5" office:value-type="string" calcext:value-type="string">
            <text:p><text:a xlink:href="https://github.com/peatysharing/ray_newsletters_with_references/tree/main/Articles/2013%20Multiple%20sclerosis%20and%20other%20hormone-related%20brain%20syndromes" xlink:type="simple">2013 Multiple sclerosis and other hormone-related brain s</text:a> </text:p>
          </table:table-cell>
          <table:table-cell table:style-name="ce4" office:value-type="string" calcext:value-type="string">
            <text:p>[03] Lambert, J. J., J. A. Peters, and G. A. Cottrell. "Actions of synthetic and endogenous steroids on the GABAA receptor." Trends in pharmacological sciences 8.6 (1987): 224-227. </text:p>
          </table:table-cell>
          <table:table-cell table:style-name="ce4" office:value-type="string" calcext:value-type="string">
            <text:p>[06-A] P. M. Wise, Menopause, 1984 </text:p>
          </table:table-cell>
          <table:table-cell table:style-name="ce4" office:value-type="string" calcext:value-type="string">
            <text:p>[08] C. B. Nemeroff, (Excitotoxins) 290-305, 1984. </text:p>
          </table:table-cell>
          <table:table-cell table:style-name="ce4" office:value-type="string" calcext:value-type="string">
            <text:p>[11] V. Gisclard and P. M. Vanhoutte, Physiologist 28, 324(48.1). </text:p>
          </table:table-cell>
          <table:table-cell table:style-name="ce4" office:value-type="string" calcext:value-type="string">
            <text:p>[12-A] W. A. D. A. Anderson, Pathology, 1953; H. H. Reese, et al.</text:p>
          </table:table-cell>
          <table:table-cell table:style-name="ce4" office:value-type="string" calcext:value-type="string">
            <text:p>[12-B] , 1936 Yearbook of Neurology, Psychiatry, and Endocrinology, Yearbook Publishers, Chicago, 1937. </text:p>
          </table:table-cell>
          <table:table-cell table:style-name="ce4" office:value-type="string" calcext:value-type="string">
            <text:p>[13] T. J. Putnam, Ann Int Med 9, 854-63, 1936; JAMA 108, 1477, 1937 </text:p>
          </table:table-cell>
          <table:table-cell table:style-name="ce4" office:value-type="string" calcext:value-type="string">
            <text:p>[14] R. S. Dow and G. Berglund, Arch Neurol and Psychiatry 47, 1, 1992 </text:p>
          </table:table-cell>
          <table:table-cell table:style-name="ce4" office:value-type="string" calcext:value-type="string">
            <text:p>[15] R. W. Estabrook, et al., Biochem Z. 338, 741-55, 1963 </text:p>
          </table:table-cell>
          <table:table-cell table:style-name="ce4" office:value-type="string" calcext:value-type="string">
            <text:p>[17] J. M. Matthieu, et al., Ann Endoc. 1974. </text:p>
          </table:table-cell>
          <table:table-cell table:style-name="ce4" office:value-type="string" calcext:value-type="string">
            <text:p>[18] K. Iwaharhi, et al., J Ster Biochem and Mol Biol 44(2), 163-4, 1993. </text:p>
          </table:table-cell>
          <table:table-cell table:style-name="ce4" office:value-type="string" calcext:value-type="string">
            <text:p>19] D. C. Gajdusek, Chapter 63, page 1519 in Virology (B. N. Fields, et al., editors), Raven Press, N.Y., 1985 </text:p>
          </table:table-cell>
          <table:table-cell table:number-columns-repeated="16371"/>
        </table:table-row>
        <table:table-row table:style-name="ro9">
          <table:table-cell table:style-name="ce5" office:value-type="string" calcext:value-type="string">
            <text:p><text:a xlink:href="https://github.com/peatysharing/ray_newsletters_with_references/tree/main/Articles/2013%20Phosphate%2C%20activation%2C%20and%20aging" xlink:type="simple">2013 Phosphate, activation, and aging</text:a> </text:p>
          </table:table-cell>
          <table:table-cell table:style-name="ce28" office:value-type="string" calcext:value-type="string">
            <text:p>[03] Azin AL. Kislorod, uglekislota i kal'tsievyĭ kontrol' mekhanizmov rasslableniia v gladkoĭ muskulature arteriĭ golovnogo mozga [Oxygen, carbon dioxide and calcium control of the mechanisms of relaxation in the cerebral artery smooth musculature]. Fiziol Zh SSSR Im I M Sechenova. 1982 Jan;68(1):59-63. Russian. PMID: 6277705. </text:p>
          </table:table-cell>
          <table:table-cell table:style-name="ce4" office:value-type="string" calcext:value-type="string">
            <text:p>[08] Campbell PI, al-Mahrouq HA, Abraham MI, Kempson SA. Specific inhibition of rat renal Na+/phosphate cotransport by picolinamide. J Pharmacol Exp Ther. 1989 Oct;251(1):188-92. PMID: 2529366. </text:p>
          </table:table-cell>
          <table:table-cell table:style-name="ce4" office:value-type="string" calcext:value-type="string">
            <text:p>[09] Canzanello VJ, Kraut JA, Holick MF, Johns C, Liu CC, Madias NE. Effect of chronic respiratory acidosis on calcium metabolism in the rat. J Lab Clin Med. 1995 Jul;126(1):81-7. PMID: 7602239. </text:p>
          </table:table-cell>
          <table:table-cell table:style-name="ce4" office:value-type="string" calcext:value-type="string">
            <text:p>[16] Duan J, Karmazyn M. A rapid phosphate-induced depression of heart subsarcolemmal mitochondrial oxidative phosphorylation. Res Commun Chem Pathol Pharmacol. 1989 Mar;63(3):361-72. PMID: 2727388. </text:p>
          </table:table-cell>
          <table:table-cell table:style-name="ce4" office:value-type="string" calcext:value-type="string">
            <text:p>[25] Hughes WS, Aurbach GD, Sharp ME, Marx SJ. The effect of the bicarbonate anion on serum ionized calcium concentration in vitro. J Lab Clin Med. 1984 Jan;103(1):93-103. PMID: 6317778. </text:p>
          </table:table-cell>
          <table:table-cell table:style-name="ce4" office:value-type="string" calcext:value-type="string">
            <text:p>[57] Yu XQ, Nikolic-Paterson DJ, Mu W, Giachelli CM, Atkins RC, Johnson RJ, Lan HY. A functional role for osteopontin in experimental crescentic glomerulonephritis in the rat. Proc Assoc Am Physicians. 1998 Jan-Feb;110(1):50-64. PMID: 9460083. </text:p>
          </table:table-cell>
          <table:table-cell table:number-columns-repeated="16377"/>
        </table:table-row>
        <table:table-row table:style-name="ro3">
          <table:table-cell table:style-name="ce5" office:value-type="string" calcext:value-type="string">
            <text:p><text:a xlink:href="https://github.com/peatysharing/ray_newsletters_with_references/tree/main/Articles/2013%20Prostate%20Cancer" xlink:type="simple">2013 Prostate Cancer</text:a> </text:p>
          </table:table-cell>
          <table:table-cell table:style-name="ce4" office:value-type="string" calcext:value-type="string">
            <text:p>[05] Drago JR. The induction of NB rat prostatic carcinomas. Anticancer Res. 1984 Jul-Oct;4(4-5):255-6. PMID: 6486730. </text:p>
          </table:table-cell>
          <table:table-cell table:style-name="ce4" office:value-type="string" calcext:value-type="string">
            <text:p>[06] Geller J, Vazakas G, Fruchtman B, Newman H, Nakao K, Loh A. The effect of cyproterone acetate on advanced carcinoma of the prostate. Surg Gynecol Obstet. 1968 Oct;127(4):748-58. PMID: 5675191. </text:p>
          </table:table-cell>
          <table:table-cell table:style-name="ce4" office:value-type="string" calcext:value-type="string">
            <text:p>[19] McKeehan WL, Adams PS, Rosser MP. Direct mitogenic effects of insulin, epidermal growth factor, glucocorticoid, cholera toxin, unknown pituitary factors and possibly prolactin, but not androgen, on normal rat prostate epithelial cells in serum-free, primary cell culture. Cancer Res. 1984 May;44(5):1998-2010. PMID: 6370422. </text:p>
          </table:table-cell>
          <table:table-cell table:style-name="ce4" office:value-type="string" calcext:value-type="string">
            <text:p>[21] LOSTROH AJ, LI CH. Stimulation of the sex accessories of hypophysectomized male rats by non-gonadotrophic hormones of the pituitary gland. Acta Endocrinol (Copenh). 1957 May;25(1):1-16. doi: 10.1530/acta.0.0250001. PMID: 13434693. </text:p>
          </table:table-cell>
          <table:table-cell table:style-name="ce4" office:value-type="string" calcext:value-type="string">
            <text:p>[22] Merk FB, Warhol MJ, Kwan PW, Leav I, Alroy J, Ofner P, Pinkus GS. Multiple phenotypes of prostatic glandular cells in castrated dogs after individual or combined treatment with androgen and estrogen. Morphometric, ultrastructural, and cytochemical distinctions. Lab Invest. 1986 Apr;54(4):442-56. PMID: 2421104. </text:p>
          </table:table-cell>
          <table:table-cell table:style-name="ce4" office:value-type="string" calcext:value-type="string">
            <text:p>[24] Rolland PH, Martin PM, Jacquemier J, Rolland AM, Toga M. Prostaglandin in human breast cancer: Evidence suggesting that an elevated prostaglandin production is a marker of high metastatic potential for neoplastic cells. J Natl Cancer Inst. 1980 May;64(5):1061-70. PMID: 6767871. </text:p>
          </table:table-cell>
          <table:table-cell table:style-name="ce4" office:value-type="string" calcext:value-type="string">
            <text:p>[26] Schuman LM, Mandel J, Blackard C, Bauer H, Scarlett J, McHugh R. Epidemiologic study of prostatic cancer: preliminary report. Cancer Treat Rep. 1977 Mar-Apr;61(2):181-6. PMID: 194689. </text:p>
          </table:table-cell>
          <table:table-cell office:value-type="string" calcext:value-type="string">
            <text:p>[27] Siiteri, P.K. and P. C. MacDonald, "Role of extraglandular estrogen in human endocrinology," In Handbook of Physiology, section 7, Endocrinology Vol II (Eds. S. R. Geiger, et al.,) pp. 615-629, Williams &amp; Wilkins, Baltimore</text:p>
          </table:table-cell>
          <table:table-cell table:style-name="ce4" office:value-type="string" calcext:value-type="string">
            <text:p>[30] TULLNER WW. HORMONAL FACTORS IN THE ADRENAL-DEPENDENT GROWTH OF THE RAT VENTRAL PROSTATE. Natl Cancer Inst Monogr. 1963 Oct;12:211-23. PMID: 14072993. </text:p>
          </table:table-cell>
          <table:table-cell table:style-name="ce4" office:value-type="string" calcext:value-type="string">
            <text:p>[34] Vermeulen, A. "Hormonal factors related to abnormal growth of the prostate." Prostate Cancer. 48 (1979): 81-92. <text:s/>UICC, Geneva</text:p>
          </table:table-cell>
          <table:table-cell table:number-columns-repeated="16373"/>
        </table:table-row>
        <table:table-row table:style-name="ro9">
          <table:table-cell table:style-name="ce5" office:value-type="string" calcext:value-type="string">
            <text:p><text:a xlink:href="https://github.com/peatysharing/ray_newsletters_with_references/tree/main/Articles/2013%20Rosacea%2C%20inflammation%2C%20and%20aging%2C%20The%20inefficiency%20of%20stress" xlink:type="simple">2013 Rosacea, inflammation, and aging, The inefficiency</text:a> </text:p>
          </table:table-cell>
          <table:table-cell office:value-type="string" calcext:value-type="string">
            <text:p>[01] Anisimov VN, Okulov VB. Uroven' éstradiola v krovi i G2-keĭlona v slizistoĭ obolochke vlagalishcha u krys raznogo vozrasta [Blood estradiol level and G2-chalone content in the vaginal mucosa in rats of different ages]. Probl Endokrinol (Mosk). 1981 Mar-Apr;27(2):48-52. Russian. PMID: 6453335.</text:p>
          </table:table-cell>
          <table:table-cell table:style-name="ce4" office:value-type="string" calcext:value-type="string">
            <text:p>[02] Batey DW, Eckhert CD. Analysis of flavins in ocular tissues of the rabbit. Invest Ophthalmol Vis Sci. 1991 Jun;32(7):1981-5. PMID: 2055692. </text:p>
          </table:table-cell>
          <table:table-cell table:style-name="ce4" office:value-type="string" calcext:value-type="string">
            <text:p>[03] BELLOMIO S. Contributo clinico alla conoscenza della alattoflavinosi oculare [Clinical contribution on riboflavin deficiency of the eye]. Boll Ocul. 1955 Mar;34(3):157-70. Italian. PMID: 14389481. </text:p>
          </table:table-cell>
          <table:table-cell table:style-name="ce4" office:value-type="string" calcext:value-type="string">
            <text:p>[05] BLINOVA LI, TSYPIN LM, SHEINBERG AI. [The content of riboflavin and ascorbic acid in the cornea in burns of the eye]. Vestn Oftalmol. 1961 Nov-Dec;74:48-53. Russian. PMID: 13870011. </text:p>
          </table:table-cell>
          <table:table-cell table:style-name="ce4" office:value-type="string" calcext:value-type="string">
            <text:p>[09] Eikvar L, Kirkebøen KA. Reseptormedierte effekter av adenosin og koffein [Receptor mediated effects of adenosine and caffeine]. Tidsskr Nor Laegeforen. 1998 Mar 30;118(9):1390-5. Norwegian. PMID: 9599504. </text:p>
          </table:table-cell>
          <table:table-cell table:style-name="ce4" office:value-type="string" calcext:value-type="string">
            <text:p>[11] FUNATSU H, MOTEGI T. [The effects of vitamin B2 group on the corneal metabolism. I]. Nippon Ganka Gakkai Zasshi. 1961 Dec 10;65:2439-44. Japanese. PMID: 13895903. </text:p>
          </table:table-cell>
          <table:table-cell table:style-name="ce4" office:value-type="string" calcext:value-type="string">
            <text:p>[15] GOUGEROT H, GRUPPER C, PLAS G. Ariboflavinose cutanéo-muqueuse; rosacée de la cornée et dermite séborrhéique médio-faciale [Cutaneous-mucosal ariboflavinosis; rosacea of cornea and medio-facial seborrheic dermatitis]. Bull Soc Fr Dermatol Syphiligr. 1950 May-Jun;57(3):277-80. Undetermined Language. PMID: 14801575. </text:p>
          </table:table-cell>
          <table:table-cell table:style-name="ce4" office:value-type="string" calcext:value-type="string">
            <text:p>[26] Lanari A, de Kremer GH. Fibrosis y cirrosis en el conejo por acción del dietilestilbestrol y su inhibición por la progesterona [Fibrosis and cirrhosis in the rabbit induced by diethylstilbestrol and its inhibition with progesterone]. Medicina (B Aires). 1985;45(2):110-6. Spanish. PMID: 3841921. </text:p>
          </table:table-cell>
          <table:table-cell table:style-name="ce4" office:value-type="string" calcext:value-type="string">
            <text:p>[43] www.emedicine.com/oph/topic115.htm </text:p>
          </table:table-cell>
          <table:table-cell table:style-name="ce4" office:value-type="string" calcext:value-type="string">
            <text:p>[49] SIMKOVA M. Vliv vitaminu B1 a B2 na onemocnĕnä rohovky [Effect of vitamin B1 and B2 on diseases of the cornea]. Cesk Oftalmol. 1951;7(1):37-42. Undetermined Language. PMID: 14822039. </text:p>
          </table:table-cell>
          <table:table-cell table:style-name="ce4" office:value-type="string" calcext:value-type="string">
            <text:p>[53] TAKETANI T. [Variations of total vitamin B2 content in the cornea, iris and ciliary body and the blood of rabbits in stress. (A preliminary report)]. Nihon Ganka Kiyo. 1962 Nov;13:489-94. Japanese. PMID: 13984683. </text:p>
          </table:table-cell>
          <table:table-cell table:style-name="ce4" office:value-type="string" calcext:value-type="string">
            <text:p>[56] WIESINGER H, KAUNITZ H, SLANETZ CA. Hornhautveränderungen bei Ratten im Riboflavinmangel [Corneal changes in riboflavin-deficient rats]. Ophthalmologica. 1955 Jun;129(6):389-95. German. doi: 10.1159/000302581. PMID: 14394645. </text:p>
          </table:table-cell>
          <table:table-cell table:style-name="ce4" office:value-type="string" calcext:value-type="string">
            <text:p>[57] Wilhelmi G, Gdynia R. Uber die phlogogenen Eigenschaften der Michsäure im Tierexperiment [On the phlogogenic properties of lactic acid in animal experiments]. Arzneimittelforschung. 1968 Dec;18(12):1525-9. German. PMID: 5756245. </text:p>
          </table:table-cell>
          <table:table-cell table:style-name="ce4" office:value-type="string" calcext:value-type="string">
            <text:p>[60] Yu AC, Chan PH, Fishman RA. Effects of arachidonic acid on glutamate and gamma-aminobutyric acid uptake in primary cultures of rat cerebral cortical astrocytes and neurons. J Neurochem. 1986 Oct;47(4):1181-9. doi: 10.1111/j.1471-4159.1986.tb00738.x. PMID: 2875129. </text:p>
          </table:table-cell>
          <table:table-cell table:style-name="ce4" office:value-type="string" calcext:value-type="string">
            <text:p>[61] Zaun H. Hautveränderungen unter der Einnahme hormonaler Kontrazeptiva [Skin changes from taking hormonal contraceptives]. Med Monatsschr Pharm. 1981 Jun;4(6):161-5. German. PMID: 7242455. </text:p>
          </table:table-cell>
          <table:table-cell table:number-columns-repeated="16368"/>
        </table:table-row>
        <table:table-row table:style-name="ro13">
          <table:table-cell table:style-name="ce5" office:value-type="string" calcext:value-type="string">
            <text:p><text:a xlink:href="https://github.com/peatysharing/ray_newsletters_with_references/tree/main/Articles/2013%20When%20energy%20fails%20Edema%2C%20heart%20failure%2C%20hypertension%2C%20sarcopenia%2C%20etc" xlink:type="simple">2013 When energy fails Edema, heart failure, hypertens</text:a> </text:p>
          </table:table-cell>
          <table:table-cell table:style-name="ce4" office:value-type="string" calcext:value-type="string">
            <text:p>[19] Hatton DC, Yue Q, McCarron DA. Mechanisms of calcium's effects on blood pressure. Semin Nephrol. 1995 Nov;15(6):593-602. PMID: 8588118. </text:p>
          </table:table-cell>
          <table:table-cell table:style-name="ce4" office:value-type="string" calcext:value-type="string">
            <text:p>[20] HEMPEL-JORGENSEN P, EILERSEN P. [The aldosterone-antagonistic effect of progesterone. A preliminary note on the effects of progesterone on 2 patients with liver cirrhosis]. Ugeskr Laeger. 1960 Feb 25;122:244-51. Danish. PMID: 14400966. </text:p>
          </table:table-cell>
          <table:table-cell table:style-name="ce4" office:value-type="string" calcext:value-type="string">
            <text:p>[34] Masugi F, Ogihara T, Hashizume K, Hasegawa T, Sakaguchi K, Kumahara Y. Changes in plasma lipids and uric acid with sodium loading and sodium depletion in patients with essential hypertension. J Hum Hypertens. 1988 Mar;1(4):293-8. PMID: 3221377. </text:p>
          </table:table-cell>
          <table:table-cell table:style-name="ce4" office:value-type="string" calcext:value-type="string">
            <text:p>[47] Ruppert M, Diehl J, Kolloch R, Overlack A, Kraft K, Göbel B, Hittel N, Stumpe KO. Short-term dietary sodium restriction increases serum lipids and insulin in salt-sensitive and salt-resistant normotensive adults. Klin Wochenschr. 1991;69 Suppl 25:51-7. PMID: 1921253. </text:p>
          </table:table-cell>
          <table:table-cell table:style-name="ce4" office:value-type="string" calcext:value-type="string">
            <text:p>[53] Sowers JR, Zemel MB, Standley PR, Zemel PC. Calcium and hypertension. J Lab Clin Med. 1989 Oct;114(4):338-48. PMID: 2677196. </text:p>
          </table:table-cell>
          <table:table-cell table:style-name="ce4" office:value-type="string" calcext:value-type="string">
            <text:p>[56] Tarazi RC. Hemodynamic role of extracellular fluid in hypertension. Circ Res. 1976 Jun;38(6 Suppl 2):73-83. doi: 10.1161/01.res.38.6.73. PMID: 773571. </text:p>
          </table:table-cell>
          <table:table-cell table:style-name="ce4" office:value-type="string" calcext:value-type="string">
            <text:p>[64] Zajicek G, Arber N, Schwartz-Arad D, Ariel I. Streaming pancreas: islet cell kinetics. Diabetes Res. 1990 Mar;13(3):121-5. PMID: 2091879. </text:p>
          </table:table-cell>
          <table:table-cell table:number-columns-repeated="16376"/>
        </table:table-row>
        <table:table-row table:style-name="ro3">
          <table:table-cell table:style-name="ce5" office:value-type="string" calcext:value-type="string">
            <text:p><text:a xlink:href="https://github.com/peatysharing/ray_newsletters_with_references/tree/main/Articles/2014%20Cancer%20Disorder%20and%20Energy" xlink:type="simple">2014 Cancer Disorder and Energy</text:a> </text:p>
          </table:table-cell>
          <table:table-cell table:style-name="ce4" office:value-type="string" calcext:value-type="string">
            <text:p>[38] Mazzoni MC, Borgström P, Intaglietta M, Arfors KE. Capillary narrowing in hemorrhagic shock is rectified by hyperosmotic saline-dextran reinfusion. Circ Shock. 1990 Aug;31(4):407-18. PMID: 1697790. </text:p>
          </table:table-cell>
          <table:table-cell table:style-name="ce4" office:value-type="string" calcext:value-type="string">
            <text:p>[41] Neĭfakh EA, Lankin VZ. Uvelichenie nenasyshchennykh zhirnykh kislot pri zlokachestvennom roste [Increase in unsaturated fatty acids during tumor growth]. Biofizika. 1967 Nov-Dec;12(6):1085-6. Russian. PMID: 4318222. </text:p>
          </table:table-cell>
          <table:table-cell table:style-name="ce4" office:value-type="string" calcext:value-type="string">
            <text:p>[51] Salvenmoser F, Kramar R, Seelich F. Uber das Vorkommen von Pyridinnucleotid-transhydrogenase in Mitochondrien verschiedener Ascitestumoren [Occurrence of pyridine nucleotide transhydrogenase in mitochondria of various ascites tumors]. Enzymologia. 1966 Apr 30;30(4):237-42. German. PMID: 4393283. </text:p>
          </table:table-cell>
          <table:table-cell table:style-name="ce4" office:value-type="string" calcext:value-type="string">
            <text:p>[64] SUEYOSHI Y, NAGAO Y. Studies on the linoleic acid contents in the phospholipids of the sarcoma. Keio J Med. 1962 Mar;11:25-32. doi: 10.2302/kjm.11.25. PMID: 13918168. </text:p>
          </table:table-cell>
          <table:table-cell table:style-name="ce4" office:value-type="string" calcext:value-type="string">
            <text:p>[68] Taylor DJ, Faragher EB, Evanson JM. Inflammatory cytokines stimulate glucose uptake and glycolysis but reduce glucose oxidation in human dermal fibroblasts in vitro. Circ Shock. 1992 Jun;37(2):105-10. PMID: 1511500. </text:p>
          </table:table-cell>
          <table:table-cell table:number-columns-repeated="16378"/>
        </table:table-row>
        <table:table-row table:style-name="ro19">
          <table:table-cell table:style-name="ce5" office:value-type="string" calcext:value-type="string">
            <text:p><text:a xlink:href="https://github.com/peatysharing/ray_newsletters_with_references/tree/main/Articles/2014%20Cataracts%20water%2C%20energy%2C%20light%2C%20and%20aging" xlink:type="simple">2014 Cataracts water, energy, light, and aging</text:a> </text:p>
          </table:table-cell>
          <table:table-cell table:style-name="ce4" office:value-type="string" calcext:value-type="string">
            <text:p>[11] Crabbe MJ. Cataract as a conformational disease--the Maillard reaction, alpha-crystallin and chemotherapy. Cell Mol Biol (Noisy-le-grand). 1998 Nov;44(7):1047-50. PMID: 9846886. </text:p>
          </table:table-cell>
          <table:table-cell table:style-name="ce4" office:value-type="string" calcext:value-type="string">
            <text:p>[12] Donaldson PJ, Grey AC, Merriman-Smith BR, Sisley AM, Soeller C, Cannell MB, Jacobs MD. Functional imaging: new views on lens structure and function. Clin Exp Pharmacol Physiol. 2004 Dec;31(12):890-5. doi: 10.1111/j.1440-1681.2004.04099.x. PMID: 15659055. </text:p>
          </table:table-cell>
          <table:table-cell table:style-name="ce4" office:value-type="string" calcext:value-type="string">
            <text:p>[29] Mori K. [Magnetic resonance imaging study on rat sugar cataract]. Nippon Ganka Gakkai Zasshi. 1993 Oct;97(10):1157-64. Japanese. PMID: 8256667. </text:p>
          </table:table-cell>
          <table:table-cell table:style-name="ce4" office:value-type="string" calcext:value-type="string">
            <text:p>[42] D.N.Stewart, 2008 dissertation UC Davis, Existence of protein turnover in adult human nuclear fiber cells. </text:p>
          </table:table-cell>
          <table:table-cell table:style-name="ce4" office:value-type="string" calcext:value-type="string">
            <text:p>[44] Tasaki I, Iwasa K. Rapid mechanical changes in crab nerve and squid axon during action potentials. J Physiol (Paris). 1981 May;77(9):1055-9. PMID: 7346626. </text:p>
          </table:table-cell>
          <table:table-cell table:style-name="ce4" office:value-type="string" calcext:value-type="string">
            <text:p>[48] Hu C, Zhang X, Hui Y. [The nuclear hardness and associated factors of age-related cataract]. Zhonghua Yan Ke Za Zhi. 2000 Sep;36(5):337-40. Chinese. PMID: 11853623. </text:p>
          </table:table-cell>
          <table:table-cell table:style-name="ce4"/>
          <table:table-cell table:number-columns-repeated="16376"/>
        </table:table-row>
        <table:table-row table:style-name="ro9">
          <table:table-cell table:style-name="ce5" office:value-type="string" calcext:value-type="string">
            <text:p><text:a xlink:href="https://github.com/peatysharing/ray_newsletters_with_references/tree/main/Articles/2014%20Meat%20physiology%2C%20stress%2C%20and%20degenerative%20physiology" xlink:type="simple">2014 Meat physiology, stress, and degenerative physiolo</text:a> </text:p>
          </table:table-cell>
          <table:table-cell table:style-name="ce4" office:value-type="string" calcext:value-type="string">
            <text:p>[04] Cipolla B, Guille F, Quemener V, Lévêque JM, Moulinoux JP, Lobel B. Intérêt diagnostique des polyamines érythrocytaires (PAE) dans l'adénocarcinome prostatique (AP): à propos de 100 patients [The diagnostic value of erythrocyte polyamines (EPA) in prostatic adenocarcinoma (PA): apropos of 100 patients]. Prog Urol. 1992 Feb;2(1):50-7. French. PMID: 1284385. </text:p>
          </table:table-cell>
          <table:table-cell table:style-name="ce4" office:value-type="string" calcext:value-type="string">
            <text:p>[14] THE DAILY CITIZEN, April 5, 1994. Robert Greene, "Soggy Chickens," AP, April 2, 1994; "Interview with Elaine Dodge,"</text:p>
          </table:table-cell>
          <table:table-cell table:style-name="ce4" office:value-type="string" calcext:value-type="string">
            <text:p>[16] Ideta T. [Studies on relationship between progressive muscular dystrophy and estrogen]. Kumamoto Igakkai Zasshi. 1969 Aug 25;43(8):661-80. Japanese. PMID: 5395315. </text:p>
          </table:table-cell>
          <table:table-cell table:style-name="ce4" office:value-type="string" calcext:value-type="string">
            <text:p>[20] Jonkman JH, Westenberg HG, Rijntjes NV, van der Kleijn E, Lindeboom SF. Whole body distribution of the quaternary ammonium compound thiazinamium (N-methylpromethazine) and promethazine in monkey and mice. Arzneimittelforschung. 1983;33(2):223-8. PMID: 6133524. </text:p>
          </table:table-cell>
          <table:table-cell table:style-name="ce4" office:value-type="string" calcext:value-type="string">
            <text:p>[22] Kovach JS, Svingen PA. Enhancement of the antiproliferative activity of human interferon by polyamine depletion. Cancer Treat Rep. 1985 Jan;69(1):97-103. PMID: 3917854. </text:p>
          </table:table-cell>
          <table:table-cell table:style-name="ce4" office:value-type="string" calcext:value-type="string">
            <text:p>[24] Kuchár S, Mozes S, Boda K, Koppel J. The effect of androgen and estrogen on food intake and body weight in rats--age dependency. Endokrinologie. 1982 Nov;80(3):294-8. PMID: 7166161. </text:p>
          </table:table-cell>
          <table:table-cell table:style-name="ce4" office:value-type="string" calcext:value-type="string">
            <text:p>[27] Lewis JS, Vijayanathan V, Thomas TJ, Pestell RG, Albanese C, Gallo MA, Thomas T. Activation of cyclin D1 by estradiol and spermine in MCF-7 breast cancer cells: a mechanism involving the p38 MAP kinase and phosphorylation of ATF-2. Oncol Res. 2005;15(3):113-28. doi: 10.3727/096504005776367924. PMID: 16050133. </text:p>
          </table:table-cell>
          <table:table-cell table:style-name="ce4" office:value-type="string" calcext:value-type="string">
            <text:p>[30] Luk GD, Desai TK, Conteas CN, Moshier JA, Silverman AL. Biochemical markers in colorectal cancer: diagnostic and therapeutic implications. Gastroenterol Clin North Am. 1988 Dec;17(4):931-40. PMID: 3068151. </text:p>
          </table:table-cell>
          <table:table-cell table:style-name="ce4" office:value-type="string" calcext:value-type="string">
            <text:p>[44] STERNBERG J, PASCOE-DAWSON E. Studies on the mechanism of the catabolic action of estrogens. Rev Can Biol. 1959 Apr;18(1):23-52. PMID: 13646238. </text:p>
          </table:table-cell>
          <table:table-cell table:style-name="ce4" office:value-type="string" calcext:value-type="string">
            <text:p>[45] <text:a xlink:href="https://web.archive.org/web/20160221022832/https://www.fsis.usda.gov/wps/portal/fsis/topics/food-safety-education/get-answers/food-safety-fact-sheets/meat-preparation/water-in-meat-and-poultry/CT_Index" xlink:type="simple">https://web.archive.org/web/20160221022832/https://www.fsis.usda.gov/wps/portal/fsis/topics/food-safety-education/get-answers/food-safety-fact-sheets/meat-preparation/water-in-meat-and-poultry/CT_Index</text:a></text:p>
          </table:table-cell>
          <table:table-cell table:style-name="ce4" office:value-type="string" calcext:value-type="string">
            <text:p>[46] Usuki F, Nakazato O, Osame M, Igata A. [Hyperestrogenemia in Duchenne muscular dystrophy (DMD)]. Rinsho Shinkeigaku. 1985 Jun;25(6):711-5. Japanese. PMID: 4053465. </text:p>
          </table:table-cell>
          <table:table-cell table:style-name="ce4" office:value-type="string" calcext:value-type="string">
            <text:p>[54] Zaletok S, Alexandrova N, Berdynskykh N, Ignatenko N, Gogol S, Orlovsky O, Tregubova N, Gerner E, Chekhun V. Role of polyamines in the function of nuclear transcription factor NF-kappaB in breast cancer cells. Exp Oncol. 2004 Sep;26(3):221-5. PMID: 15494691. </text:p>
          </table:table-cell>
          <table:table-cell table:style-name="ce4" office:value-type="string" calcext:value-type="string">
            <text:p>[55] Zagrebin VM. Biologicheskie markery predraka tolstoĭ kishki [Biological markers of precancer of the large intestine]. Arkh Patol. 1995 Jul-Aug;57(4):89-92. Russian. PMID: 8526767. </text:p>
          </table:table-cell>
          <table:table-cell table:number-columns-repeated="16370"/>
        </table:table-row>
        <table:table-row table:style-name="ro17">
          <table:table-cell table:style-name="ce5" office:value-type="string" calcext:value-type="string">
            <text:p><text:a xlink:href="https://github.com/peatysharing/ray_newsletters_with_references/tree/main/Articles/2015%20Heart%20and%20hormones" xlink:type="simple">2015 Heart and hormones</text:a> </text:p>
          </table:table-cell>
          <table:table-cell table:style-name="ce4" office:value-type="string" calcext:value-type="string">
            <text:p>[38] Somogyi J, Szalay J, Pándics T, Rosta K, Csermely P, Vér A. Uj szteroidhormon-család: az endogén szívglikozidok és szerepük a szervezetben fiziológiás és patológiás körülmények között [New steroid hormone family: endogenous cardiac glycosides and their role in physiologic and pathologic conditions]. Orv Hetil. 2004 Feb 8;145(6):259-66. Hungarian. PMID: 15038319. </text:p>
          </table:table-cell>
          <table:table-cell table:style-name="ce4" office:value-type="string" calcext:value-type="string">
            <text:p>[41] Tsyganiĭ AA, Medvinskaia NA, Rudenko AF. Vliianie digoksina, strofantina i izolanida na pogloshchenie kisloroda, okislitel'noe fosforilirovanie, kolichestvo tsitokhromov v mitokhondriiakh miokarda i ego ATF-aznuiu aktivnost' [Effect of digoxin, strophanthin and isolanid on oxygen absorption, oxidative phosphorylation and the amount of cytochromes in the myocardial mitochondria and their ATPase activity]. Farmakol Toksikol. 1982 Jan-Feb;45(1):30-2. Russian. PMID: 6459955. </text:p>
          </table:table-cell>
          <table:table-cell table:number-columns-repeated="16381"/>
        </table:table-row>
        <table:table-row table:style-name="ro9">
          <table:table-cell table:style-name="ce5" office:value-type="string" calcext:value-type="string">
            <text:p><text:a xlink:href="https://github.com/peatysharing/ray_newsletters_with_references/tree/main/Articles/2015%20Serotonin%20Effects%20in%20disease%2C%20aging%20and%20inflammation" xlink:type="simple">2015 Serotonin Effects in disease, aging and inflammation</text:a> </text:p>
          </table:table-cell>
          <table:table-cell table:style-name="ce4" office:value-type="string" calcext:value-type="string">
            <text:p>[04] Bazarevich GIa, Deviataev AM, Likhtenshteĭn AO, Natsvlishvili BP, Sadeko MKh. Rol' biologicheskoĭ aktivnosti serotonina v formirovanii sindroma "shokovogo" legkogo [Role of the biological activity of serotonin in the production of the "shock lung" syndrome]. Biull Eksp Biol Med. 1976 Oct;82(10):1181-3. Russian. PMID: 1029497. </text:p>
          </table:table-cell>
          <table:table-cell table:style-name="ce4" office:value-type="string" calcext:value-type="string">
            <text:p>[22] GADDUM JH. Antagonism between lysergic acid diethylamide and 5-hydroxytryptamine. J Physiol. 1953 Jul;121(1):15P. PMID: 13085323. </text:p>
          </table:table-cell>
          <table:table-cell table:style-name="ce4" office:value-type="string" calcext:value-type="string">
            <text:p>[34] Henley WN, Bellush LL, Tressler M. Bulbospinal serotonergic activity during changes in thyroid status. Can J Physiol Pharmacol. 1998 Dec;76(12):1120-31. doi: 10.1139/cjpp-76-12-1120. PMID: 10326834. </text:p>
          </table:table-cell>
          <table:table-cell table:style-name="ce4" office:value-type="string" calcext:value-type="string">
            <text:p>[44] Malick JB. The pharmacology of isolation-induced aggressive behavior in mice. Curr Dev Psychopharmacol. 1979;5:1-27. PMID: 35310. </text:p>
          </table:table-cell>
          <table:table-cell table:style-name="ce4" office:value-type="string" calcext:value-type="string">
            <text:p>[46] Medvedev AE, Gorkin VZ. Rol' monoaminoksidaz v reguliatsii énergeticheskikh funktsiĭ mitokhondriĭ [The role of monoamine oxidase in the regulation of mitochondrial energy functions]. Vopr Med Khim. 1991 Sep-Oct;37(5):2-6. Russian. PMID: 1759390. </text:p>
          </table:table-cell>
          <table:table-cell table:style-name="ce4" office:value-type="string" calcext:value-type="string">
            <text:p>[47] Medvedev AE. Reguliatsiia biogennymi aminami énergeticheskikh funktsiĭ mitokhondriĭ [Regulation by biogenic amines of energy functions of mitochondria]. Vopr Med Khim. 1990 Sep-Oct;36(5):18-21. Russian. PMID: 2174585. </text:p>
          </table:table-cell>
          <table:table-cell table:style-name="ce4" office:value-type="string" calcext:value-type="string">
            <text:p>[54] Schwark WS, Keesey RR. Thyroid hormone control of serotonin in developing rat brain. Res Commun Chem Pathol Pharmacol. 1975 Jan;10(1):37-50. PMID: 1124320. </text:p>
          </table:table-cell>
          <table:table-cell table:number-columns-repeated="16376"/>
        </table:table-row>
        <table:table-row table:style-name="ro3">
          <table:table-cell table:style-name="ce5" office:value-type="string" calcext:value-type="string">
            <text:p><text:a xlink:href="https://github.com/peatysharing/ray_newsletters_with_references/tree/main/Articles/2016%20Mitochondria%20and%20mortality" xlink:type="simple">2016 Mitochondria and mortality</text:a> </text:p>
          </table:table-cell>
          <table:table-cell table:style-name="ce4" office:value-type="string" calcext:value-type="string">
            <text:p>[02] Quatrini U, Licciardi A. Acid-base balance and blood lactate and pyruvate levels in albino rats bred under normobaric hypoxia or normoxia, after muscular work in a hypoxic or hypoxic-hypercapnic environment. Rev Pneumol Clin. 1986;42(5):238-41. PMID: 3809871. </text:p>
          </table:table-cell>
          <table:table-cell table:style-name="ce4" office:value-type="string" calcext:value-type="string">
            <text:p>[07] Rhodes RS. The effect of mitochondrial dysfunction on glucose metabolism during shock. Adv Shock Res. 1978;1:105-16. PMID: 262075. </text:p>
          </table:table-cell>
          <table:table-cell table:style-name="ce4" office:value-type="string" calcext:value-type="string">
            <text:p>[10] Park Y, Bowles DK, Kehrer JP. Protection against hypoxic injury in isolated-perfused rat heart by ruthenium red. J Pharmacol Exp Ther. 1990 May;253(2):628-35. PMID: 1692589. </text:p>
          </table:table-cell>
          <table:table-cell table:style-name="ce4" office:value-type="string" calcext:value-type="string">
            <text:p>[23] Harding JE, Charlton VE. Effect of lactate and beta-hydroxybutyrate infusions on brain metabolism in the fetal sheep. J Dev Physiol. 1990 Sep;14(3):139-46. PMID: 2100739. </text:p>
          </table:table-cell>
          <table:table-cell table:style-name="ce4" office:value-type="string" calcext:value-type="string">
            <text:p>[24] Soltero RG, Hansbrough JF. The effects of diaspirin cross-linked hemoglobin on hemodynamics, metabolic acidosis, and survival in burned rats. J Trauma. 1999 Feb;46(2):286-91. doi: 10.1097/00005373-199902000-00015. PMID: 10029035. </text:p>
          </table:table-cell>
          <table:table-cell table:style-name="ce4" office:value-type="string" calcext:value-type="string">
            <text:p>[25] Deb S, Martin B, Sun L, Ruff P, Burris D, Rich N, DeBreux S, Austin B, Rhee P. Resuscitation with lactated Ringer's solution in rats with hemorrhagic shock induces immediate apoptosis. J Trauma. 1999 Apr;46(4):582-8; discussion 588-9. doi: 10.1097/00005373-199904000-00005. PMID: 10217219. </text:p>
          </table:table-cell>
          <table:table-cell table:number-columns-repeated="16377"/>
        </table:table-row>
        <table:table-row table:style-name="ro20">
          <table:table-cell table:style-name="ce5" office:value-type="string" calcext:value-type="string">
            <text:p><text:a xlink:href="https://github.com/peatysharing/ray_newsletters_with_references/tree/main/Articles/2016%20The%20dark%20side%20of%20stress%20(Learned%20helplessness)" xlink:type="simple">2016 The dark side of stress (Learned helplessness)</text:a> </text:p>
          </table:table-cell>
          <table:table-cell table:style-name="ce4" office:value-type="string" calcext:value-type="string">
            <text:p>[21] Jeyarasasingam G, Yeluashvili M, Quik M. Nitric oxide is involved in acetylcholinesterase inhibitor-induced myopathy in rats. J Pharmacol Exp Ther. 2000 Oct;295(1):314-20. PMID: 10991996. </text:p>
          </table:table-cell>
          <table:table-cell table:style-name="ce4" office:value-type="string" calcext:value-type="string">
            <text:p>[27] Lyeth BG, Hayes RL. Cholinergic and opioid mediation of traumatic brain injury. J Neurotrauma. 1992 May;9 Suppl 2:S463-74. PMID: 1351951. </text:p>
          </table:table-cell>
          <table:table-cell table:style-name="ce4" office:value-type="string" calcext:value-type="string">
            <text:p>[51] Jeyarasasingam G, Yeluashvili M, Quik M. Nitric oxide is involved in acetylcholinesterase inhibitor-induced myopathy in rats. J Pharmacol Exp Ther. 2000 Oct;295(1):314-20. PMID: 10991996. </text:p>
          </table:table-cell>
          <table:table-cell table:style-name="ce4" office:value-type="string" calcext:value-type="string">
            <text:p>azi</text:p>
          </table:table-cell>
          <table:table-cell table:style-name="ce4" office:value-type="string" calcext:value-type="string">
            <text:p>[53] Coste J, Vial JC, Faury G, Deronzier A, Usson Y, Robert-Nicoud M, Verdetti J. NO synthesis, unlike respiration, influences intracellular oxygen tension. Biochem Biophys Res Commun. 2002 Jan 11;290(1):97-104. doi: 10.1006/bbrc.2001.6221. PMID: 11779139. </text:p>
          </table:table-cell>
          <table:table-cell table:style-name="ce4" office:value-type="string" calcext:value-type="string">
            <text:p>[54] Delfs JR, Zhu CH, Dichter MA. Coexistence of acetylcholinesterase and somatostatin-immunoreactivity in neurons cultured from rat cerebrum. Science. 1984 Jan 6;223(4631):61-3. doi: 10.1126/science.6140757. PMID: 6140757. </text:p>
          </table:table-cell>
          <table:table-cell table:style-name="ce4" office:value-type="string" calcext:value-type="string">
            <text:p>[55] Willis LM, Shukitt-Hale B, Joseph JA. Dietary polyunsaturated fatty acids improve cholinergic transmission in the aged brain. Genes Nutr. 2009 Dec;4(4):309-14. doi: 10.1007/s12263-009-0141-6. Epub 2009 Aug 29. PMID: 19727886; PMCID: PMC2775891. </text:p>
          </table:table-cell>
          <table:table-cell table:style-name="ce4" office:value-type="string" calcext:value-type="string">
            <text:p>[56] Sharma HS, Nyberg F, Gordh T, Alm P, Westman J. Topical application of insulin like growth factor-1 reduces edema and upregulation of neuronal nitric oxide synthase following trauma to the rat spinal cord. Acta Neurochir Suppl. 1997;70:130-3. doi: 10.1007/978-3-7091-6837-0_40. PMID: 9416300. </text:p>
          </table:table-cell>
          <table:table-cell table:style-name="ce4" office:value-type="string" calcext:value-type="string">
            <text:p>[57] Sharma B, Sharma PM. Arsenic toxicity induced endothelial dysfunction and dementia: pharmacological interdiction by histone deacetylase and inducible nitric oxide synthase inhibitors. Toxicol Appl Pharmacol. 2013 Nov 15;273(1):180-8. doi: 10.1016/j.taap.2013.07.017. Epub 2013 Aug 3. PMID: 23921152. </text:p>
          </table:table-cell>
          <table:table-cell table:style-name="ce4" office:value-type="string" calcext:value-type="string">
            <text:p>[58] Sharma B, Singh N. Pharmacological inhibition of inducible nitric oxide synthase (iNOS) and nicotinamide adenine dinucleotide phosphate (NADPH) oxidase, convalesce behavior and biochemistry of hypertension induced vascular dementia in rats. Pharmacol Biochem Behav. 2013 Feb;103(4):821-30. doi: 10.1016/j.pbb.2012.11.011. Epub 2012 Nov 30. PMID: 23201648. </text:p>
          </table:table-cell>
          <table:table-cell table:style-name="ce4" office:value-type="string" calcext:value-type="string">
            <text:p>[61] Librizzi L, Folco G, de Curtis M. Nitric oxide synthase inhibitors unmask acetylcholine-mediated constriction of cerebral vessels in the in vitro isolated guinea-pig brain. Neuroscience. 2000;101(2):283-7. doi: 10.1016/s0306-4522(00)00365-1. PMID: 11074151. </text:p>
          </table:table-cell>
          <table:table-cell table:style-name="ce4" office:value-type="string" calcext:value-type="string">
            <text:p>[63] Teaktong T, Graham A, Court J, Perry R, Jaros E, Johnson M, Hall R, Perry E. Alzheimer's disease is associated with a selective increase in alpha7 nicotinic acetylcholine receptor immunoreactivity in astrocytes. Glia. 2003 Jan 15;41(2):207-11. doi: 10.1002/glia.10132. PMID: 12509811. </text:p>
          </table:table-cell>
          <table:table-cell table:style-name="ce4" office:value-type="string" calcext:value-type="string">
            <text:p>[64] Steinert JR, Chernova T, Forsythe ID. Nitric oxide signaling in brain function, dysfunction, and dementia. Neuroscientist. 2010 Aug;16(4):435-52. doi: 10.1177/1073858410366481. PMID: 20817920. </text:p>
          </table:table-cell>
          <table:table-cell table:style-name="ce4" office:value-type="string" calcext:value-type="string">
            <text:p>[65] Doherty GH. Nitric oxide in neurodegeneration: potential benefits of non-steroidal anti-inflammatories. Neurosci Bull. 2011 Dec;27(6):366-82. doi: 10.1007/s12264-011-1530-6. PMID: 22108814; PMCID: PMC5560384. </text:p>
          </table:table-cell>
          <table:table-cell table:style-name="ce4" office:value-type="string" calcext:value-type="string">
            <text:p>[67] Manukhina EB, Goryacheva AV, Barskov IV, Viktorov IV, Guseva AA, Pshennikova MG, Khomenko IP, Mashina SY, Pokidyshev DA, Malyshev IY. Prevention of neurodegenerative damage to the brain in rats in experimental Alzheimer's disease by adaptation to hypoxia. Neurosci Behav Physiol. 2010 Sep;40(7):737-43. doi: 10.1007/s11055-010-9320-6. Epub 2010 Jul 16. PMID: 20635216. </text:p>
          </table:table-cell>
          <table:table-cell table:style-name="ce4" office:value-type="string" calcext:value-type="string">
            <text:p>[68] Levine JD, Strauss LR, Muenz LR, Dratman MB, Stewart KT, Adler NT. Thyroparathyroidectomy produces a progressive escape deficit in rats. Physiol Behav. 1990 Jul;48(1):165-7. doi: 10.1016/0031-9384(90)90278-c. PMID: 2236264. </text:p>
          </table:table-cell>
          <table:table-cell table:style-name="ce4" office:value-type="string" calcext:value-type="string">
            <text:p>[69] Flemmer DD, Dilsaver SC, Peck JA. Bright light blocks the capacity of inescapable swim stress to supersensitize a central muscarinic mechanism. Pharmacol Biochem Behav. 1990 Aug;36(4):775-8. doi: 10.1016/0091-3057(90)90076-t. PMID: 2217505. </text:p>
          </table:table-cell>
          <table:table-cell table:style-name="ce4" office:value-type="string" calcext:value-type="string">
            <text:p>[71] Martin P, Brochet D, Soubrie P, Simon P. Triiodothyronine-induced reversal of learned helplessness in rats. Biol Psychiatry. 1985 Sep;20(9):1023-5. doi: 10.1016/0006-3223(85)90202-1. PMID: 2992618. </text:p>
          </table:table-cell>
          <table:table-cell table:style-name="ce4" office:value-type="string" calcext:value-type="string">
            <text:p>[74] Östberg A, Virta J, Rinne JO, Oikonen V, Luoto P, Någren K, Arponen E, Tenovuo O. Cholinergic dysfunction after traumatic brain injury: preliminary findings from a PET study. Neurology. 2011 Mar 22;76(12):1046-50. doi: 10.1212/WNL.0b013e318211c1c4. PMID: 21422456. </text:p>
          </table:table-cell>
          <table:table-cell table:style-name="ce4" office:value-type="string" calcext:value-type="string">
            <text:p>[76] Katayama S, Kito S, Yamamura Y. Increase of muscarinic receptor following kainic acid lesions of the nucleus basalis magnocellularis in rat brain: an autoradiographic study. Res Commun Chem Pathol Pharmacol. 1990 Jun;68(3):391-4. PMID: 2385763. </text:p>
          </table:table-cell>
          <table:table-cell table:style-name="ce4" office:value-type="string" calcext:value-type="string">
            <text:p>[80] Lyeth BG, Hayes RL. Cholinergic and opioid mediation of traumatic brain injury. J Neurotrauma. 1992 May;9 Suppl 2:S463-74. PMID: 1351951. </text:p>
          </table:table-cell>
          <table:table-cell table:style-name="ce4" office:value-type="string" calcext:value-type="string">
            <text:p>[82] Oriaku ET, Soliman KF. Effect of stress and glucocorticoids on the gastrointestinal cholinergic enzymes. Arch Int Pharmacodyn Ther. 1986 Mar;280(1):136-44. PMID: 3718075. </text:p>
          </table:table-cell>
          <table:table-cell table:style-name="ce4" office:value-type="string" calcext:value-type="string">
            <text:p>[83] Nyquist Battie C, Moran N. Sympathectomy alters acetylcholinesterase expression in adult rat heart. Cardiovasc Res. 1990 Apr;24(4):335-9. doi: 10.1093/cvr/24.4.335. PMID: 2112043. </text:p>
          </table:table-cell>
          <table:table-cell table:style-name="ce4" office:value-type="string" calcext:value-type="string">
            <text:p>[84] Harris LW, Garry VF Jr, Moore RD. Biosynthesis of cholinesterase in rabbit bone marrow cells in culture. Biochem Pharmacol. 1974 Aug;23(15):2155-63. doi: 10.1016/0006-2952(74)90581-4. PMID: 4369814. </text:p>
          </table:table-cell>
          <table:table-cell table:style-name="ce4" office:value-type="string" calcext:value-type="string">
            <text:p>[85] Heller M, Hanahan DJ. Human erythrocyte membrane bound enzyme acetylcholinesterase. Biochim Biophys Acta. 1972 Jan 17;255(1):251-72. doi: 10.1016/0005-2736(72)90027-2. PMID: 4622094. </text:p>
          </table:table-cell>
          <table:table-cell table:style-name="ce4" office:value-type="string" calcext:value-type="string">
            <text:p>[86] Bartos EM, Glinos AD. Properties of growth-related acetylcholinesterase in a cell line of fibroblastic origin. J Cell Biol. 1976 Jun;69(3):638-46. doi: 10.1083/jcb.69.3.638. PMID: 1270513; PMCID: PMC2109698. </text:p>
          </table:table-cell>
          <table:table-cell table:style-name="ce4" office:value-type="string" calcext:value-type="string">
            <text:p>[87] Grahn RE, Watkins LR, Maier SF. Impaired escape performance and enhanced conditioned fear in rats following exposure to an uncontrollable stressor are mediated by glutamate and nitric oxide in the dorsal raphe nucleus. Behav Brain Res. 2000 Jul;112(1-2):33-41. doi: 10.1016/s0166-4328(00)00161-3. PMID: 10862933. </text:p>
          </table:table-cell>
          <table:table-cell table:style-name="ce4" office:value-type="string" calcext:value-type="string">
            <text:p>[88] Anisman H, Glazier SJ, Sklar LS. Cholinergic influences on escape deficits produced by uncontrollable stress. Psychopharmacology (Berl). 1981;74(1):81-7. doi: 10.1007/BF00431762. PMID: 6791211. </text:p>
          </table:table-cell>
          <table:table-cell table:style-name="ce4" office:value-type="string" calcext:value-type="string">
            <text:p>[89] [96] Gatón J, Fernández de la Gándara F, Velasco A. The role of the neurotransmitters acetylcholine and noradrenaline in the pathogenesis of stress ulcers. Comp Biochem Physiol C Comp Pharmacol Toxicol. 1993 Sep;106(1):125-9. doi: 10.1016/0742-8413(93)90263-k. PMID: 7903607. </text:p>
          </table:table-cell>
          <table:table-cell table:style-name="ce4" office:value-type="string" calcext:value-type="string">
            <text:p>[90] Mychasiuk R, Zahir S, Schmold N, Ilnytskyy S, Kovalchuk O, Gibb R. Parental enrichment and offspring development: modifications to brain, behavior and the epigenome. Behav Brain Res. 2012 Mar 17;228(2):294-8. doi: 10.1016/j.bbr.2011.11.036. Epub 2011 Dec 8. PMID: 22173001. </text:p>
          </table:table-cell>
          <table:table-cell table:style-name="ce4" office:value-type="string" calcext:value-type="string">
            <text:p>[91] [92] Battisti V, Bagatini MD, Maders LD, Chiesa J, Santos KF, Gonçalves JF, Abdalla FH, Battisti IE, Schetinger MR, Morsch VM. Cholinesterase activities and biochemical determinations in patients with prostate cancer: influence of Gleason score, treatment and bone metastasis. Biomed Pharmacother. 2012 Jun;66(4):249-55. doi: 10.1016/j.biopha.2011.11.005. Epub 2011 Dec 21. PMID: 22560633. </text:p>
          </table:table-cell>
          <table:table-cell table:style-name="ce4" office:value-type="string" calcext:value-type="string">
            <text:p>[93] Wang XY, Li XJ, Li DL, Wang CR, Guo XP. [Progesterone exerts neuroprotective effect on hypoxic-ischemic encephalopathy-induced brain damage via inhibition expression of inducible nitric oxide synthase and nitric oxide production]. Zhongguo Ying Yong Sheng Li Xue Za Zhi. 2012 May;28(3):253-4, 262. Chinese. PMID: 22860428. </text:p>
          </table:table-cell>
          <table:table-cell table:style-name="ce4" office:value-type="string" calcext:value-type="string">
            <text:p>[94] Yoshioka S, Acosta TJ, Okuda K. Roles of cytokines and progesterone in the regulation of the nitric oxide generating system in bovine luteal endothelial cells. Mol Reprod Dev. 2012 Oct;79(10):689-96. doi: 10.1002/mrd.22075. Epub 2012 Sep 11. PMID: 22847916. </text:p>
          </table:table-cell>
          <table:table-cell table:style-name="ce4" office:value-type="string" calcext:value-type="string">
            <text:p>[95] Gonzalez Deniselle MC, Carreras MC, Garay L, Gargiulo-Monachelli G, Meyer M, Poderoso JJ, De Nicola AF. Progesterone prevents mitochondrial dysfunction in the spinal cord of wobbler mice. J Neurochem. 2012 Jul;122(1):185-95. doi: 10.1111/j.1471-4159.2012.07753.x. PMID: 22486171. </text:p>
          </table:table-cell>
          <table:table-cell table:style-name="ce4" office:value-type="string" calcext:value-type="string">
            <text:p>[97] Hansenne M. P300 and personality: an investigation with the Cloninger's model. Biol Psychol. 1999 Jun;50(2):143-55. doi: 10.1016/s0301-0511(99)00008-3. PMID: 10403202. </text:p>
          </table:table-cell>
          <table:table-cell table:style-name="ce4" office:value-type="string" calcext:value-type="string">
            <text:p>[98] Clément JP, Teissier MP. Personnalité et risque de démence [Personality and risk of dementia]. Psychol Neuropsychiatr Vieil. 2010 Dec;8(4):243-54. French. doi: 10.1684/pnv.2010.0227. PMID: 21147663. </text:p>
          </table:table-cell>
          <table:table-cell table:style-name="ce4" office:value-type="string" calcext:value-type="string">
            <text:p>[99] Doi K, Iwahashi K, Tsunekawa K. Participation of the parasympathetic nervous system in the development of activity-stress ulcers. Jpn J Surg. 1991 Jan;21(1):43-9. doi: 10.1007/BF02470865. PMID: 2041240. </text:p>
          </table:table-cell>
          <table:table-cell table:style-name="ce4" office:value-type="string" calcext:value-type="string">
            <text:p>[101] Esteller M. DNA methylation and cancer therapy: new developments and expectations. Curr Opin Oncol. 2005 Jan;17(1):55-60. doi: 10.1097/01.cco.0000147383.04709.10. PMID: 15608514. </text:p>
          </table:table-cell>
          <table:table-cell table:style-name="ce4" office:value-type="string" calcext:value-type="string">
            <text:p>[102] Freund J, Brandmaier AM, Lewejohann L, Kirste I, Kritzler M, Krüger A, Sachser N, Lindenberger U, Kempermann G. Emergence of individuality in genetically identical mice. Science. 2013 May 10;340(6133):756-9. doi: 10.1126/science.1235294. PMID: 23661762. </text:p>
          </table:table-cell>
          <table:table-cell table:style-name="ce4" office:value-type="string" calcext:value-type="string">
            <text:p>[103] Breitner JC, Welsh KA, Helms MJ, Gaskell PC, Gau BA, Roses AD, Pericak-Vance MA, Saunders AM. Delayed onset of Alzheimer's disease with nonsteroidal anti-inflammatory and histamine H2 blocking drugs. Neurobiol Aging. 1995 Jul-Aug;16(4):523-30. doi: 10.1016/0197-4580(95)00049-k. PMID: 8544901. </text:p>
          </table:table-cell>
          <table:table-cell table:style-name="ce4" office:value-type="string" calcext:value-type="string">
            <text:p>[104] Diamond MC, Ingham CA, Johnson RE, Bennett EL, Rosenzweig MR. Effects of environment on morphology of rat cerebral cortex and hippocampus. J Neurobiol. 1976 Jan;7(1):75-85. doi: 10.1002/neu.480070108. PMID: 1249575. </text:p>
          </table:table-cell>
          <table:table-cell table:style-name="ce4" office:value-type="string" calcext:value-type="string">
            <text:p>[105] Wenk G, Sweeney J, Hughey D, Carson J, Olton D. Cholinergic function and memory: extensive inhibition of choline acetyltransferase fails to impair radial maze performance in rats. Pharmacol Biochem Behav. 1986 Sep;25(3):521-6. doi: 10.1016/0091-3057(86)90134-6. PMID: 3774818. </text:p>
          </table:table-cell>
          <table:table-cell table:style-name="ce4" office:value-type="string" calcext:value-type="string">
            <text:p>[105] Bergeman CS, Plomin R, McClearn GE, Pedersen NL, Friberg LT. Genotype-environment interaction in personality development: identical twins reared apart. Psychol Aging. 1988 Dec;3(4):399-406. doi: 10.1037//0882-7974.3.4.399. PMID: 3268285. </text:p>
          </table:table-cell>
          <table:table-cell table:style-name="ce4" office:value-type="string" calcext:value-type="string">
            <text:p>[106] Palmer J, Love S. Endothelin receptor antagonists: potential in Alzheimer's disease. Pharmacol Res. 2011 Jun;63(6):525-31. doi: 10.1016/j.phrs.2010.12.008. Epub 2010 Dec 27. PMID: 21193044. </text:p>
          </table:table-cell>
          <table:table-cell office:value-type="string" calcext:value-type="string">
            <text:p>[107] Edvinsson L, Owman Ch. Amino-retseptory v sosudakh mozga [Amine receptors in brain vessels]. Fiziol Zh SSSR Im I M Sechenova. 1975 Oct;61(10):1466-72. Russian. PMID: 1204859.</text:p>
          </table:table-cell>
          <table:table-cell table:style-name="ce4" office:value-type="string" calcext:value-type="string">
            <text:p>[108] Dhanushkodi A, Bindu B, Raju TR, Kutty BM. Exposure to enriched environment improves spatial learning performances and enhances cell density but not choline acetyltransferase activity in the hippocampus of ventral subicular-lesioned rats. Behav Neurosci. 2007 Jun;121(3):491-500. doi: 10.1037/0735-7044.121.3.491. PMID: 17592940. </text:p>
          </table:table-cell>
          <table:table-cell table:style-name="ce4" office:value-type="string" calcext:value-type="string">
            <text:p>[109] Tang H, Hua F, Wang J, Sayeed I, Wang X, Chen Z, Yousuf S, Atif F, Stein DG. Progesterone and vitamin D: Improvement after traumatic brain injury in middle-aged rats. Horm Behav. 2013 Aug;64(3):527-38. doi: 10.1016/j.yhbeh.2013.06.009. Epub 2013 Jul 27. PMID: 23896206; PMCID: PMC3833454. </text:p>
          </table:table-cell>
          <table:table-cell table:style-name="ce4" office:value-type="string" calcext:value-type="string">
            <text:p>[110] Kitamura Y, Matsuoka Y, Nomura Y, Taniguchi T. Induction of inducible nitric oxide synthase and heme oxygenase-1 in rat glial cells. Life Sci. 1998;62(17-18):1717-21. doi: 10.1016/s0024-3205(98)00134-9. PMID: 9585163. </text:p>
          </table:table-cell>
          <table:table-cell table:style-name="ce4" office:value-type="string" calcext:value-type="string">
            <text:p>[111] Kim SW, Yu BP, Sanderford M, Herlihy JT. Dietary restriction modulates the norepinephrine content and uptake of the heart and cardiac synaptosomes. Proc Soc Exp Biol Med. 1994 Oct;207(1):43-7. doi: 10.3181/00379727-207-43789. PMID: 7938035. </text:p>
          </table:table-cell>
          <table:table-cell table:style-name="ce4" office:value-type="string" calcext:value-type="string">
            <text:p>[112] Taton G, Delhaye M, Swillens S, Morisset J, Larose L, Longnecker DS, Poirier GG. Muscarinic cholinergic receptors in pancreatic acinar carcinoma of rat. Int J Cancer. 1985 Apr 15;35(4):493-7. doi: 10.1002/ijc.2910350412. PMID: 2580801. </text:p>
          </table:table-cell>
          <table:table-cell table:style-name="ce4" office:value-type="string" calcext:value-type="string">
            <text:p>[113] Chien JL, Warren JR. Muscarinic receptor coupling to intracellular calcium release in rat pancreatic acinar carcinoma. Cancer Res. 1986 Nov;46(11):5706-14. PMID: 3756918. </text:p>
          </table:table-cell>
          <table:table-cell office:value-type="string" calcext:value-type="string">
            <text:p>[114] Schuller HM. Neurotransmission and cancer: implications for prevention and therapy. Anticancer Drugs. 2008 Aug;19(7):655-71. doi: 10.1097/CAD.0b013e3283025b58. PMID: 18594207.</text:p>
          </table:table-cell>
          <table:table-cell table:style-name="ce4" office:value-type="string" calcext:value-type="string">
            <text:p>[115] Mawdsley JE, Rampton DS. Psychological stress in IBD: new insights into pathogenic and therapeutic implications. Gut. 2005 Oct;54(10):1481-91. doi: 10.1136/gut.2005.064261. PMID: 16162953; PMCID: PMC1774724. </text:p>
          </table:table-cell>
          <table:table-cell table:style-name="ce4" office:value-type="string" calcext:value-type="string">
            <text:p>[116] Rubin RT, Rhodes ME, O'Toole S, Czambel RK. Sexual diergism of hypothalamo-pituitary-adrenal cortical responses to low-dose physotigmine in elderly vs. young women and men. Neuropsychopharmacology. 2002 May;26(5):672-81. doi: 10.1016/S0893-133X(01)00376-1. PMID: 11927192. </text:p>
          </table:table-cell>
          <table:table-cell table:style-name="ce4" office:value-type="string" calcext:value-type="string">
            <text:p>[117] Singh M, Su C. Progesterone and neuroprotection. Horm Behav. 2013 Feb;63(2):284-90. doi: 10.1016/j.yhbeh.2012.06.003. Epub 2012 Jun 23. PMID: 22732134; PMCID: PMC3467329. </text:p>
          </table:table-cell>
          <table:table-cell table:style-name="ce4" office:value-type="string" calcext:value-type="string">
            <text:p>[118] Pettus EH, Wright DW, Stein DG, Hoffman SW. Progesterone treatment inhibits the inflammatory agents that accompany traumatic brain injury. Brain Res. 2005 Jul 5;1049(1):112-9. doi: 10.1016/j.brainres.2005.05.004. PMID: 15932748. </text:p>
          </table:table-cell>
          <table:table-cell table:style-name="ce4" office:value-type="string" calcext:value-type="string">
            <text:p>[119] Miller L, Alley EW, Murphy WJ, Russell SW, Hunt JS. Progesterone inhibits inducible nitric oxide synthase gene expression and nitric oxide production in murine macrophages. J Leukoc Biol. 1996 Mar;59(3):442-50. doi: 10.1002/jlb.59.3.442. PMID: 8604025. </text:p>
          </table:table-cell>
          <table:table-cell table:style-name="ce4" office:value-type="string" calcext:value-type="string">
            <text:p>[120] Hunt JS, Miller L, Roby KF, Huang J, Platt JS, DeBrot BL. Female steroid hormones regulate production of pro-inflammatory molecules in uterine leukocytes. J Reprod Immunol. 1997 Nov 15;35(2):87-99. doi: 10.1016/s0165-0378(97)00060-0. PMID: 9421794. </text:p>
          </table:table-cell>
          <table:table-cell table:style-name="ce4" office:value-type="string" calcext:value-type="string">
            <text:p>[122] Srinivasarao P, Narayanareddy K, Vajreswari A, Rupalatha M, Prakash PS, Rao P. Influence of dietary fat on the activities of subcellular membrane-bound enzymes from different regions of rat brain. Neurochem Int. 1997 Dec;31(6):789-94. doi: 10.1016/s0197-0186(97)00037-5. PMID: 9413840. </text:p>
          </table:table-cell>
          <table:table-cell table:number-columns-repeated="16324"/>
        </table:table-row>
        <table:table-row table:style-name="ro13">
          <table:table-cell table:style-name="ce5" office:value-type="string" calcext:value-type="string">
            <text:p><text:a xlink:href="https://github.com/peatysharing/ray_newsletters_with_references/tree/main/Articles/2021%20Some%20Effects%20of%20Progesterone%20in%20Men" xlink:type="simple">2021 Some Effects of Progesterone in Men</text:a> </text:p>
          </table:table-cell>
          <table:table-cell table:style-name="ce4" office:value-type="string" calcext:value-type="string">
            <text:p>[02] Wu F, Xiong ZQ, Mao SH, Hu JM, Wang JQ, Jiang HW, Ding Q. Aldosterone induces inflammatory cytokines in penile corpus cavernosum by activating the NF-κB pathway. Asian J Androl. 2018 Jan-Feb;20(1):24-29. doi: 10.4103/aja.aja_8_17. PMID: 28382926; PMCID: PMC5753550. </text:p>
          </table:table-cell>
          <table:table-cell table:number-columns-repeated="16382"/>
        </table:table-row>
        <table:table-row table:style-name="ro13">
          <table:table-cell table:style-name="ce5" office:value-type="string" calcext:value-type="string">
            <text:p><text:a xlink:href="https://github.com/peatysharing/ray_newsletters_with_references/tree/main/Articles/Energy%20and%20Structure%20in%20Biological%20Water" xlink:type="simple">Energy and Structure in Biological Water</text:a> </text:p>
          </table:table-cell>
          <table:table-cell office:value-type="string" calcext:value-type="string">
            <text:p>[02] Structure and Properties of Water Near Biological Interfaces, Laboratory for Water Research, Coral Cables (1970)</text:p>
          </table:table-cell>
          <table:table-cell table:style-name="ce4" office:value-type="string" calcext:value-type="string">
            <text:p>[04] Damadian R. Tumor detection by nuclear magnetic resonance. Science. 1971 Mar 19;171(3976):1151-3. doi: 10.1126/science.171.3976.1151. PMID: 5544870. </text:p>
          </table:table-cell>
          <table:table-cell table:style-name="ce4" office:value-type="string" calcext:value-type="string">
            <text:p>[05] Hazlewood CF, Nichols BL, Chang DC, Brown B. On the state of water in developing muscle: a study of the major phase of ordered water in skeletal muscle and its relationship to sodium concentration. Johns Hopkins Med J. 1971 Mar;128(3):117-31. PMID: 5553118. </text:p>
          </table:table-cell>
          <table:table-cell table:style-name="ce4" office:value-type="string" calcext:value-type="string">
            <text:p>[06] Aspects of Yeast Metabolism (A. K. Mills, ed., Blackwell, Oxford, 1968) </text:p>
          </table:table-cell>
          <table:table-cell table:style-name="ce4" office:value-type="string" calcext:value-type="string">
            <text:p>[09] Effect of High Pressure on Intensity of Glucose Consumption by Pressure Tolerant Bacteria" in Dokl. Biol. Sci. 126, 524 (1959) </text:p>
          </table:table-cell>
          <table:table-cell table:style-name="ce4" office:value-type="string" calcext:value-type="string">
            <text:p>[12] The Neoplastic Process and the Nervous System (State Medical Puhl. House), 1958 </text:p>
          </table:table-cell>
          <table:table-cell table:style-name="ce4" office:value-type="string" calcext:value-type="string">
            <text:p>[14] Burr HS. Biologic Organization and the Cancer Problem. Yale J Biol Med. 1940 Jan;12(3):277-82. PMID: 21433882; PMCID: PMC2602176. </text:p>
          </table:table-cell>
          <table:table-cell table:number-columns-repeated="16376"/>
        </table:table-row>
        <table:table-row table:style-name="ro7">
          <table:table-cell table:style-name="ce5" office:value-type="string" calcext:value-type="string">
            <text:p><text:a xlink:href="https://github.com/peatysharing/ray_newsletters_with_references/tree/main/Articles/Energy%2C%20structure%20and%20carbon%20dioxide%20A%20realistic%20view%20of%20the%20organism" xlink:type="simple">Energy, structure and carbon dioxide A realistic view o</text:a> </text:p>
          </table:table-cell>
          <table:table-cell table:style-name="ce4" office:value-type="string" calcext:value-type="string">
            <text:p>[01] Zh, Ukr Biokhim. "May-Jun; 67 (3): 84-92,[Role of low molecular weight metabolites as natural regulators of metabolism]." Mel'nychuk DO, Mykhailovs' kyi VO (1995). </text:p>
          </table:table-cell>
          <table:table-cell table:number-columns-repeated="16382"/>
        </table:table-row>
        <table:table-row table:style-name="ro7">
          <table:table-cell table:style-name="ce5" office:value-type="string" calcext:value-type="string">
            <text:p><text:a xlink:href="https://github.com/peatysharing/ray_newsletters_with_references/tree/main/Articles/Stress%20and%20Water" xlink:type="simple">Stress and Water</text:a> </text:p>
          </table:table-cell>
          <table:table-cell table:style-name="ce4" office:value-type="string" calcext:value-type="string">
            <text:p>[01] RC, VANNUCCI. "Carbon dioxide protects the perinatal brain from hypoxic-ischemic damage: an experimental study in the immature rat." Pediatrics 95 (1995): 868-874. </text:p>
          </table:table-cell>
          <table:table-cell table:style-name="ce4" office:value-type="string" calcext:value-type="string">
            <text:p>[02] Drost-Hansen, W. "Society Experimental Biologists Symposium Proceedings." (1972): 61-101. </text:p>
          </table:table-cell>
          <table:table-cell table:style-name="ce4" office:value-type="string" calcext:value-type="string">
            <text:p>[03] F. W. Cope, "A primer of water structuring and cation association in cels," Physiol. Chem. &amp; Physics 8, 479-483, 1976. </text:p>
          </table:table-cell>
          <table:table-cell table:style-name="ce4" office:value-type="string" calcext:value-type="string">
            <text:p>[05] V. V. Malyshev, et al., "Relationship between inflammation and the stress reaction," Bul. Exp. Biol. &amp; Med., 1194-1196, 1994. </text:p>
          </table:table-cell>
          <table:table-cell table:number-columns-repeated="16379"/>
        </table:table-row>
        <table:table-row table:style-name="ro1" table:number-rows-repeated="3">
          <table:table-cell table:style-name="ce5"/>
          <table:table-cell table:number-columns-repeated="16383"/>
        </table:table-row>
        <table:table-row table:style-name="ro1">
          <table:table-cell table:style-name="ce5"/>
          <table:table-cell table:style-name="ce23"/>
          <table:table-cell table:number-columns-repeated="16382"/>
        </table:table-row>
        <table:table-row table:style-name="ro1">
          <table:table-cell table:style-name="ce5" table:number-columns-spanned="2" table:number-rows-spanned="1"/>
          <table:covered-table-cell/>
          <table:table-cell table:number-columns-repeated="16382"/>
        </table:table-row>
        <table:table-row table:style-name="ro1" table:number-rows-repeated="1048478">
          <table:table-cell table:number-columns-repeated="16384"/>
        </table:table-row>
        <table:table-row table:style-name="ro1">
          <table:table-cell table:number-columns-repeated="16384"/>
        </table:table-row>
      </table:table>
      <table:table table:name="Newsletters" table:style-name="ta1">
        <table:table-column table:style-name="co32" table:number-columns-repeated="16384" table:default-cell-style-name="ce29"/>
        <table:table-row table:style-name="ro1">
          <table:table-cell table:style-name="ce28" office:value-type="string" calcext:value-type="string">
            <text:p>Newsletter</text:p>
          </table:table-cell>
          <table:table-cell office:value-type="string" calcext:value-type="string">
            <text:p>Reference 1</text:p>
          </table:table-cell>
          <table:table-cell office:value-type="string" calcext:value-type="string">
            <text:p>Reference 2</text:p>
          </table:table-cell>
          <table:table-cell office:value-type="string" calcext:value-type="string">
            <text:p>Reference 3</text:p>
          </table:table-cell>
          <table:table-cell office:value-type="string" calcext:value-type="string">
            <text:p>Reference 4</text:p>
          </table:table-cell>
          <table:table-cell office:value-type="string" calcext:value-type="string">
            <text:p>Reference 5</text:p>
          </table:table-cell>
          <table:table-cell office:value-type="string" calcext:value-type="string">
            <text:p>Reference 6</text:p>
          </table:table-cell>
          <table:table-cell office:value-type="string" calcext:value-type="string">
            <text:p>Reference 7</text:p>
          </table:table-cell>
          <table:table-cell office:value-type="string" calcext:value-type="string">
            <text:p>Reference 8</text:p>
          </table:table-cell>
          <table:table-cell office:value-type="string" calcext:value-type="string">
            <text:p>Reference 9</text:p>
          </table:table-cell>
          <table:table-cell office:value-type="string" calcext:value-type="string">
            <text:p>Reference 10</text:p>
          </table:table-cell>
          <table:table-cell office:value-type="string" calcext:value-type="string">
            <text:p>Reference 11</text:p>
          </table:table-cell>
          <table:table-cell office:value-type="string" calcext:value-type="string">
            <text:p>Reference 12</text:p>
          </table:table-cell>
          <table:table-cell office:value-type="string" calcext:value-type="string">
            <text:p>Reference 13</text:p>
          </table:table-cell>
          <table:table-cell office:value-type="string" calcext:value-type="string">
            <text:p>Reference 14</text:p>
          </table:table-cell>
          <table:table-cell office:value-type="string" calcext:value-type="string">
            <text:p>Reference 15</text:p>
          </table:table-cell>
          <table:table-cell office:value-type="string" calcext:value-type="string">
            <text:p>Reference 16</text:p>
          </table:table-cell>
          <table:table-cell office:value-type="string" calcext:value-type="string">
            <text:p>Reference 17</text:p>
          </table:table-cell>
          <table:table-cell office:value-type="string" calcext:value-type="string">
            <text:p>Reference 18</text:p>
          </table:table-cell>
          <table:table-cell office:value-type="string" calcext:value-type="string">
            <text:p>Reference 19</text:p>
          </table:table-cell>
          <table:table-cell office:value-type="string" calcext:value-type="string">
            <text:p>Reference 20</text:p>
          </table:table-cell>
          <table:table-cell table:number-columns-repeated="16363"/>
        </table:table-row>
        <table:table-row table:style-name="ro12">
          <table:table-cell table:style-name="ce28" office:value-type="string" calcext:value-type="string">
            <text:p><text:a xlink:href="https://github.com/peatysharing/ray_newsletters_with_references/tree/main/Newsletters/1986%20Hormone%20Balancing%20Natural%20Cure%20for%20Arthritis" xlink:type="simple">1986 Hormone Balancing Natural Cure for Arthritis</text:a> </text:p>
          </table:table-cell>
          <table:table-cell table:style-name="ce4" office:value-type="string" calcext:value-type="string">
            <text:p>[01] Meerson FZ. Rol' stressa v mekhanizme dolgovremennoĭ adaptatsii i profilaktika stressornykh povrezheniĭ [Role of stress in the mechanism of long-term-adaptation and the prevention of stress injuries]. Patol Fiziol Eksp Ter. 1980 Sep-Oct;(5):3-16. Russian. PMID: 6999435. </text:p>
          </table:table-cell>
          <table:table-cell table:style-name="ce4" office:value-type="string" calcext:value-type="string">
            <text:p>[04] 4. Rosenfeld, A. “Superpowder,” Omni magazine; 1980. </text:p>
          </table:table-cell>
          <table:table-cell table:number-columns-repeated="16381"/>
        </table:table-row>
        <table:table-row table:style-name="ro21">
          <table:table-cell table:style-name="ce28" office:value-type="string" calcext:value-type="string">
            <text:p><text:a xlink:href="https://github.com/peatysharing/ray_newsletters_with_references/tree/main/Newsletters/1988-06%20AIDS%2C%20Syphilis%20Treatments%2C%20and%20Ideas" xlink:type="simple">1988-06 AIDS, Syphilis Treatments, and Ideas</text:a> </text:p>
          </table:table-cell>
          <table:table-cell office:value-type="string" calcext:value-type="string">
            <text:p>[03] Ye. Chazov, et al, "Chemical asymmetry of the brain," Science in the USSR, No. 1, pp. 21-29, 1987</text:p>
          </table:table-cell>
          <table:table-cell table:number-columns-repeated="16382"/>
        </table:table-row>
        <table:table-row table:style-name="ro22">
          <table:table-cell table:style-name="ce5" office:value-type="string" calcext:value-type="string">
            <text:p><text:a xlink:href="https://github.com/peatysharing/ray_newsletters_with_references/tree/main/Articles/1988-09%20Natural%20Immunity%20And%20Viral%20Infections" xlink:type="simple">1988-09 Natural Immunity And Viral Infections</text:a> </text:p>
          </table:table-cell>
          <table:table-cell table:style-name="ce4" office:value-type="string" calcext:value-type="string">
            <text:p>[05] Cellerier, Rey, International de Médecine et de Chirurgie, Vol 28, 29-30, 1917</text:p>
          </table:table-cell>
          <table:table-cell table:style-name="ce6" office:value-type="string" calcext:value-type="string">
            <text:p>[08] “Study of antivirals' gonad risks urged," Medical World News, p. 108, Feb. 10, 1986.</text:p>
          </table:table-cell>
          <table:table-cell table:style-name="ce4" office:value-type="string" calcext:value-type="string">
            <text:p>[14] Kasai, N. O. B. U. H. I. K. O., and K. I. Y. O. S. H. I. Egawa. "Effect of endotoxin on cytochrome P-450 activity." Handbook of Endotoxin 3 (1985): 185-198. </text:p>
          </table:table-cell>
          <table:table-cell table:style-name="ce6" office:value-type="string" calcext:value-type="string">
            <text:p>[16] Ray Peat Newsletter #29 (1-49 missing), September 1983</text:p>
          </table:table-cell>
          <table:table-cell table:style-name="ce6" office:value-type="string" calcext:value-type="string">
            <text:p>[21] R. Salganik."Enzymes vs viruses," Science in the USSR 4, 98-103, 1985.</text:p>
          </table:table-cell>
          <table:table-cell table:style-name="ce6" table:number-columns-repeated="16378"/>
        </table:table-row>
        <table:table-row table:style-name="ro22">
          <table:table-cell table:style-name="ce28" office:value-type="string" calcext:value-type="string">
            <text:p><text:a xlink:href="https://github.com/peatysharing/ray_newsletters_with_references/tree/main/Newsletters/1989-01%20A%20New%20Approach%20to%20Detoxifying" xlink:type="simple">1989-01 A New Approach to Detoxifying</text:a> </text:p>
          </table:table-cell>
          <table:table-cell office:value-type="string" calcext:value-type="string">
            <text:p>[03] Chemical Abstracts 101 (1984), P9548 (NH3 and CO); 93656 (NH3 and CH4 ); 115982(propylene and nitrogen dioxide).</text:p>
          </table:table-cell>
          <table:table-cell table:number-columns-repeated="16382"/>
        </table:table-row>
        <table:table-row table:style-name="ro22">
          <table:table-cell table:style-name="ce28" office:value-type="string" calcext:value-type="string">
            <text:p><text:a xlink:href="https://github.com/peatysharing/ray_newsletters_with_references/tree/main/Newsletters/1989-05%20The%20Edema%20of%20Stress" xlink:type="simple">1989-05 The Edema of Stress</text:a> </text:p>
          </table:table-cell>
          <table:table-cell office:value-type="string" calcext:value-type="string">
            <text:p>[01-B] Shanklin and Hodin, lnfant Health and Matenral Nutrition, 1978.</text:p>
          </table:table-cell>
          <table:table-cell office:value-type="string" calcext:value-type="string">
            <text:p>[08-A] E.D. Danopoulos, The Possibility of treating malignancies with urea. TL/D Feb-March, 1988</text:p>
          </table:table-cell>
          <table:table-cell office:value-type="string" calcext:value-type="string">
            <text:p>[09] V.S. Shapat, Biochemical Aspects of Tumor Growht, Mir Publ., 1980</text:p>
          </table:table-cell>
          <table:table-cell table:style-name="ce4" office:value-type="string" calcext:value-type="string">
            <text:p>[11] Hasan H, Unsworth J. Hydration effects on muscle response. Physiol Chem Phys Med NMR. 1985;17(1):131-4. PMID: 3929281. </text:p>
          </table:table-cell>
          <table:table-cell office:value-type="string" calcext:value-type="string">
            <text:p>[14] K.H. Schutte, Metabolic Aspects of Health: Nutritional Elements in Health and Disease, Discovery Press, Kentfield, CA, 1979</text:p>
          </table:table-cell>
          <table:table-cell table:number-columns-repeated="16378"/>
        </table:table-row>
        <table:table-row table:style-name="ro23">
          <table:table-cell table:style-name="ce28" office:value-type="string" calcext:value-type="string">
            <text:p><text:a xlink:href="https://github.com/peatysharing/ray_newsletters_with_references/tree/main/Newsletters/1989-11%20Repairing%20Immunodeficiencies" xlink:type="simple">1989-11 Repairing Immunodeficiencies</text:a> </text:p>
          </table:table-cell>
          <table:table-cell table:style-name="ce4" office:value-type="string" calcext:value-type="string">
            <text:p>[19] Kohli J, Bhattacharya SK, Gupta VS, Sen P, Chakravarty AK. Effect of metronidazole on immune mechanism in experimental animals. Indian J Exp Biol. 1987 Mar;25(3):177-80. PMID: 3666815. </text:p>
          </table:table-cell>
          <table:table-cell table:style-name="ce4" office:value-type="string" calcext:value-type="string">
            <text:p>[22] Kovalev GV, Spasov AA, Bogachev NA, Petrianik VD, Ostrovskiĭ OV. Rol' GAMK-ergicheskoĭ sistemy v mekhanizme stress-reguliruiushchego deĭstviia fenibuta [Role of the GABAergic system in the mechanism of the stress-regulating action of phenibut]. Biull Eksp Biol Med. 1987 Nov;104(11):588-90. Russian. PMID: 3676496. </text:p>
          </table:table-cell>
          <table:table-cell table:number-columns-repeated="16381"/>
        </table:table-row>
        <table:table-row table:style-name="ro21">
          <table:table-cell table:style-name="ce28" office:value-type="string" calcext:value-type="string">
            <text:p><text:a xlink:href="https://github.com/peatysharing/ray_newsletters_with_references/tree/main/Newsletters/1991%20The%20Generality%20of%20Adaptogens" xlink:type="simple">1991 The Generality of Adaptogens</text:a> </text:p>
          </table:table-cell>
          <table:table-cell table:style-name="ce4" office:value-type="string" calcext:value-type="string">
            <text:p>[04] [unpublished] Large study on Procaine done at Edgemoor Geriatric Hospital, Santee, California, in 1960. </text:p>
          </table:table-cell>
          <table:table-cell table:number-columns-repeated="16382"/>
        </table:table-row>
        <table:table-row table:style-name="ro24">
          <table:table-cell table:style-name="ce28" office:value-type="string" calcext:value-type="string">
            <text:p><text:a xlink:href="https://github.com/peatysharing/ray_newsletters_with_references/tree/main/Newsletters/1991-04%20Estrogen%20in%201990" xlink:type="simple">1991-04 Estrogen in 1990</text:a> </text:p>
          </table:table-cell>
          <table:table-cell office:value-type="string" calcext:value-type="string">
            <text:p>[01] Sas, Geza, The Biology of Antithrombins, CRC Press, Boa Raton, 1990</text:p>
          </table:table-cell>
          <table:table-cell table:style-name="ce4" office:value-type="string" calcext:value-type="string">
            <text:p>[07] Beller FK, Ebert C. Effects of oral contraceptives on blood coagulation. A review. Obstet Gynecol Surv. 1985 Jul;40(7):425-36. doi: 10.1097/00006254-198507000-00003. PMID: 3895067. </text:p>
          </table:table-cell>
          <table:table-cell table:style-name="ce4" office:value-type="string" calcext:value-type="string">
            <text:p>[12] [26] Bonnar J, Haddon M, Hunter DH, Richards DH, Thornton C. Coagulation system changes in post-menopausal women receiving oestrogen preparations. Postgrad Med J. 1976;52 Suppl 6:30-6. PMID: 981116. </text:p>
          </table:table-cell>
          <table:table-cell office:value-type="string" calcext:value-type="string">
            <text:p>[22] DeSwiet, M. "Thromboembolism," in Med Disorders in Obstretic Practice, Ed., Blackwell Scientific, Oxford, 1984, 95</text:p>
          </table:table-cell>
          <table:table-cell table:style-name="ce4" office:value-type="string" calcext:value-type="string">
            <text:p>[23] Hellgren, M. "Thromboembolism and pregnancy." Studies on blood coagulation, fibrinolysis and treatment with heparin and antithrombin [Thesis]. Stockholm: Karolinska Institute (1981). </text:p>
          </table:table-cell>
          <table:table-cell table:style-name="ce4" table:number-columns-repeated="3"/>
          <table:table-cell/>
          <table:table-cell table:style-name="ce4" table:number-columns-repeated="4"/>
          <table:table-cell table:number-columns-repeated="16370"/>
        </table:table-row>
        <table:table-row table:style-name="ro25">
          <table:table-cell table:style-name="ce28" office:value-type="string" calcext:value-type="string">
            <text:p><text:a xlink:href="https://github.com/peatysharing/ray_newsletters_with_references/tree/main/Newsletters/1994-06%20Mortality%20Again" xlink:type="simple">1994-06 Mortality Again</text:a> </text:p>
          </table:table-cell>
          <table:table-cell table:style-name="ce4" office:value-type="string" calcext:value-type="string">
            <text:p>[01] Hershko C, Link G, Pinson A. Modification of iron uptake and lipid peroxidation by hypoxia, ascorbic acid, and alpha-tocopherol in iron-loaded rat myocardial cell cultures. J Lab Clin Med. 1987 Sep;110(3):355-61. PMID: 3611956. </text:p>
          </table:table-cell>
          <table:table-cell office:value-type="string" calcext:value-type="string">
            <text:p>[02] B. Eddinger., et al., Ann. Intern. Med, 106; 40-45, 1987</text:p>
          </table:table-cell>
          <table:table-cell table:number-columns-repeated="16381"/>
        </table:table-row>
        <table:table-row table:style-name="ro26">
          <table:table-cell table:style-name="ce28" office:value-type="string" calcext:value-type="string">
            <text:p><text:a xlink:href="https://github.com/peatysharing/ray_newsletters_with_references/tree/main/Newsletters/1994-07%20Chronic%20Fatigue" xlink:type="simple">1994-07 Chronic Fatigue</text:a> </text:p>
          </table:table-cell>
          <table:table-cell table:style-name="ce4" office:value-type="string" calcext:value-type="string">
            <text:p>[03] Hartroft, W. S., and E. A. Porta. "Present knowledge of ceroid pigment." Present knowledge in nutrition (1967): 28. </text:p>
          </table:table-cell>
          <table:table-cell table:style-name="ce4" office:value-type="string" calcext:value-type="string">
            <text:p>[04] BALO J, BANGA I. Effect of metal complexes upon experimental carcinoma. Acta Unio Int Contra Cancrum. 1957;13(3):463-5. PMID: 13469606. </text:p>
          </table:table-cell>
          <table:table-cell table:number-columns-repeated="16381"/>
        </table:table-row>
        <table:table-row table:style-name="ro25">
          <table:table-cell table:style-name="ce28" office:value-type="string" calcext:value-type="string">
            <text:p><text:a xlink:href="https://github.com/peatysharing/ray_newsletters_with_references/tree/main/Newsletters/1995%20Food-junk%20and%20some%20mystery%20ailments" xlink:type="simple">1995 Food-junk and some mystery ailments</text:a> </text:p>
          </table:table-cell>
          <table:table-cell table:style-name="ce4" office:value-type="string" calcext:value-type="string">
            <text:p>[01] Pathol Biol (Paris) 1979 Dec;27(10):615-626 [Biological and pharmacological effects of carrageenan].[Article in French] Roch-Arveiller M.</text:p>
          </table:table-cell>
          <table:table-cell table:style-name="ce4" office:value-type="string" calcext:value-type="string">
            <text:p>[05] Tobacman JK. Filament disassembly and loss of mammary myoepithelial cells after exposure to lambda-carrageenan. Cancer Res. 1997 Jul 15;57(14):2823-6. PMID: 9230181. </text:p>
          </table:table-cell>
          <table:table-cell table:style-name="ce4" office:value-type="string" calcext:value-type="string">
            <text:p>[07] Thomson AW. Carrageenan and the immune response. Biomedicine. 1978 May-Jun;28(3):148-52. PMID: 359059. </text:p>
          </table:table-cell>
          <table:table-cell table:style-name="ce4" office:value-type="string" calcext:value-type="string">
            <text:p>[10] Rod Riley. Crohn's disease and ulcerative colitis: morbidity and mortality. Health Rep. 1990;2(4):343-59. English, French. PMID: 2101290. </text:p>
          </table:table-cell>
          <table:table-cell table:style-name="ce4" office:value-type="string" calcext:value-type="string">
            <text:p>[15] Coppéré H, Audigier JC. Evolution de la mortalité par cirrhose en France entre 1925 et 1982 [Trends of mortality from cirrhosis in France between 1925 and 1982]. Gastroenterol Clin Biol. 1986 Jun-Jul;10(6-7):468-74. French. PMID: 3758591. </text:p>
          </table:table-cell>
          <table:table-cell table:style-name="ce4" office:value-type="string" calcext:value-type="string">
            <text:p>[17] Cortes-Espinosa T, Mondragón-Sánchez R, Hurtado-Andrade H, Sánchez-Cisneros R. Hepatocellular carcinoma and hepatic cirrhosis in Mexico: a 25 year necroscopy review. Hepatogastroenterology. 1997 Sep-Oct;44(17):1401-3. PMID: 9356862. </text:p>
          </table:table-cell>
          <table:table-cell table:style-name="ce4" office:value-type="string" calcext:value-type="string">
            <text:p>[18] Bartoloni St Omer F, Giannini A, Napoli P. Hepatocellular carcinoma and cirrhosis: a review of their relative incidence in a 25-year period in the Florence area. Hepatogastroenterology. 1984 Oct;31(5):215-7. PMID: 6096240. </text:p>
          </table:table-cell>
          <table:table-cell table:style-name="ce4" office:value-type="string" calcext:value-type="string">
            <text:p>[20] Pintera J. Increasing trend of hyperbilirubinemia incidence in the blood donors population. J Hyg Epidemiol Microbiol Immunol. 1990;34(4):343-8. PMID: 2100746. </text:p>
          </table:table-cell>
          <table:table-cell table:style-name="ce4" office:value-type="string" calcext:value-type="string">
            <text:p>[21] Bethke BA, Schubert GE. Primary hepatic cancer and liver cirrhosis. Autopsy study covering fifty years. Hepatogastroenterology. 1984 Oct;31(5):211-4. PMID: 6096239. </text:p>
          </table:table-cell>
          <table:table-cell table:style-name="ce4" office:value-type="string" calcext:value-type="string">
            <text:p>[22] Tarantino G, Morelli L, Califano C. Contraccettivi orali e danno epatico [Oral contraceptive and hepatic effects]. Riv Eur Sci Med Farmacol. 1990 Jun;12(3):165-8. Italian. PMID: 2101166. </text:p>
          </table:table-cell>
          <table:table-cell table:style-name="ce4" office:value-type="string" calcext:value-type="string">
            <text:p>[26] Acta Hepatogastroenterol (Stuttg) 1977 Apr;24(2):97-101 Plasma prolactin and prolactin release in liver cirrhosis. Wernze H, Schmitz E.</text:p>
          </table:table-cell>
          <table:table-cell table:style-name="ce4" office:value-type="string" calcext:value-type="string">
            <text:p>[29] Kujawa KI, Berning A, Odeyale C, Yaffe LJ. Effect of macrophage inhibition in carrageenan- and D-galactosamine-induced sensitivity to low-dose endotoxin. Prog Clin Biol Res. 1989;286:237-42. PMID: 2928367. </text:p>
          </table:table-cell>
          <table:table-cell table:style-name="ce4" office:value-type="string" calcext:value-type="string">
            <text:p>[33] Volkheimer G. Persorption von Mikropartikeln [Persorption of microparticles]. Pathologe. 1993 Sep;14(5):247-52. German. PMID: 8415433. </text:p>
          </table:table-cell>
          <table:table-cell table:style-name="ce4" office:value-type="string" calcext:value-type="string">
            <text:p>[36] Prokop O. Der Herbst-Volkheimer-Effekt [The Herbst-Volkheimer effect]. Kitasato Arch Exp Med. 1990 Apr;63(1):1-6. German. PMID: 2273756. </text:p>
          </table:table-cell>
          <table:table-cell table:style-name="ce4" office:value-type="string" calcext:value-type="string">
            <text:p>[37] Volkheimer G. Das Phänomen der Persorption--Historie und Fakten [The phenomenon of persorption--history and facts]. Z Arztl Fortbild (Jena). 1993 Mar 12;87(3):217-21. German. PMID: 8470407. </text:p>
          </table:table-cell>
          <table:table-cell table:style-name="ce4" office:value-type="string" calcext:value-type="string">
            <text:p>[39] R.F.V. Pulvertaft, PHA in relation to Burkitt's tumour, Lancet sept 12, pp 552-554, 1964. </text:p>
          </table:table-cell>
          <table:table-cell table:number-columns-repeated="16367"/>
        </table:table-row>
        <table:table-row table:style-name="ro24">
          <table:table-cell table:style-name="ce28" office:value-type="string" calcext:value-type="string">
            <text:p><text:a xlink:href="https://github.com/peatysharing/ray_newsletters_with_references/tree/main/Newsletters/1995-09%20Aging%20Ovaries%2C%20Not%20the%20Eggs" xlink:type="simple">1995-09 Aging Ovaries, Not the Eggs</text:a> </text:p>
          </table:table-cell>
          <table:table-cell table:style-name="ce4" office:value-type="string" calcext:value-type="string">
            <text:p>[02] Zeilmaker GH. Effects of prolonged feeding of an ovulation inhibitor (Lyndiol) on ageing of the hypothalamic-ovarian axis and pituitary gland tumorigenesis in rats. J Endocrinol. 1969 Jan;43(1):xxi-xxii. PMID: 5815247. </text:p>
          </table:table-cell>
          <table:table-cell table:style-name="ce4" office:value-type="string" calcext:value-type="string">
            <text:p>[03] Wise PM. Influence of estrogen on aging of the central nervous system: its role in declining female reproductive function. Prog Clin Biol Res. 1989;320:53-70. PMID: 2690143. </text:p>
          </table:table-cell>
          <table:table-cell table:style-name="ce4" office:value-type="string" calcext:value-type="string">
            <text:p>[04] WISE, PM, et al. "Neuroendocrine influences on aging of the female reproductive system." Frontiers in neuroendocrinology 12.4 (1991): 323-356. </text:p>
          </table:table-cell>
          <table:table-cell table:style-name="ce4" office:value-type="string" calcext:value-type="string">
            <text:p>[05] Li, Min Hsin, and W. U. Gardner. "Experimental studies on the pathogenesis and histogenesis of ovarian tumors in mice." Cancer Research 7.9 (1947): 549-566. </text:p>
          </table:table-cell>
          <table:table-cell table:style-name="ce4" office:value-type="string" calcext:value-type="string">
            <text:p>[06] GARDNER WU. Hormonal imbalances in tumorigenesis. Cancer Res. 1948 Sep;8(9):397-411. PMID: 18107381. </text:p>
          </table:table-cell>
          <table:table-cell office:value-type="string" calcext:value-type="string">
            <text:p>[09] Lee, NC, et al. "Estrogen therapy and the risk of breast ovary and endometrial cancer," Aging, Reproduction, and the Climacteric Mastroianni Jr. 1986,</text:p>
          </table:table-cell>
          <table:table-cell table:style-name="ce4" office:value-type="string" calcext:value-type="string">
            <text:p>[10] Bauer, Douglas C., Deborah Grady, and Alice Pressman. "Skin thickness, estrogen use, and bone mass in older women." Menopause 1.3 (1994): 131-136. </text:p>
          </table:table-cell>
          <table:table-cell table:number-columns-repeated="16376"/>
        </table:table-row>
        <table:table-row table:style-name="ro19">
          <table:table-cell table:style-name="ce28" office:value-type="string" calcext:value-type="string">
            <text:p><text:a xlink:href="https://github.com/peatysharing/ray_newsletters_with_references/tree/main/Newsletters/1996%20Using%20Sunlight%20To%20Sustain%20Life" xlink:type="simple">1996 Using Sunlight To Sustain Life</text:a> </text:p>
          </table:table-cell>
          <table:table-cell table:style-name="ce30" office:value-type="string" calcext:value-type="string">
            <text:p>[16] 16. J. I. Kitay, M. D Altschule, The Pineal Gland, Harvard Univ. Press, Cambridge, 1964. </text:p>
          </table:table-cell>
          <table:table-cell table:style-name="ce4" office:value-type="string" calcext:value-type="string">
            <text:p>[18] Kunkel and Williams, J. Biological Chemistry, 1951. </text:p>
          </table:table-cell>
          <table:table-cell table:style-name="ce4" office:value-type="string" calcext:value-type="string">
            <text:p>[23] Pastore D, Greco M, Petragallo VA, Passarella S. Increase in &lt;--H+/e- ratio of the cytochrome c oxidase reaction in mitochondria irradiated with helium-neon laser. Biochem Mol Biol Int. 1994 Oct;34(4):817-26. PMID: 7866309. </text:p>
          </table:table-cell>
          <table:table-cell table:style-name="ce4" office:value-type="string" calcext:value-type="string">
            <text:p>[24] A. T. Pikulev, et al., Radiobiology 24(1), 29-44, 1984. Krebs cycle enzymes. </text:p>
          </table:table-cell>
          <table:table-cell table:style-name="ce4" office:value-type="string" calcext:value-type="string">
            <text:p>[25] Yu. I. Prokopenko, Gigiyena i Sanitariya 12, pp. 8-10, 1982, “Adaptogenic light.” </text:p>
          </table:table-cell>
          <table:table-cell table:style-name="ce28"/>
          <table:table-cell table:number-columns-repeated="16377"/>
        </table:table-row>
        <table:table-row table:style-name="ro26">
          <table:table-cell table:style-name="ce28" office:value-type="string" calcext:value-type="string">
            <text:p><text:a xlink:href="https://github.com/peatysharing/ray_newsletters_with_references/tree/main/Newsletters/1996-04%20Osteoporosis%20and%20the%20Skin" xlink:type="simple">1996-04 Osteoporosis and the Skin</text:a> </text:p>
          </table:table-cell>
          <table:table-cell table:style-name="ce4" office:value-type="string" calcext:value-type="string">
            <text:p>[01] C.M. Papa and A.M. Kligman, chapter XI in Advances in the Biology of Skin, vol VI aging ed. Pergamon Press, 1965</text:p>
          </table:table-cell>
          <table:table-cell table:style-name="ce4" office:value-type="string" calcext:value-type="string">
            <text:p>[02] Gherondache, C. N., L. P. Romanoff, and G. Pincus. "Steroid hormones in aging men." Endocrines and aging. Charles C. Thomas Amsterdam, Oxford, 1967. 76-101. </text:p>
          </table:table-cell>
          <table:table-cell table:style-name="ce4" office:value-type="string" calcext:value-type="string">
            <text:p>[07] Porter SB, Ong DE, Chytil F. Vitamin A status affects chromatin structure. Int J Vitam Nutr Res. 1986;56(1):11-20. PMID: 2423469. </text:p>
          </table:table-cell>
          <table:table-cell office:value-type="string" calcext:value-type="string">
            <text:p>[08] Anonymous, "Estrogens for osteoporosis," FDA Drug Bulletin, 16(1), pages 5-6, June 1986</text:p>
          </table:table-cell>
          <table:table-cell office:value-type="string" calcext:value-type="string">
            <text:p>[09-A] S. Brody, et al, Maturitas (Netherlands) 4(2), 113-122 1982, </text:p>
          </table:table-cell>
          <table:table-cell office:value-type="string" calcext:value-type="string">
            <text:p>[09-B] M. Boross, et al. Aktuelle Gerontologie, (Stuttgart) 13(1), 15-18, 1983 </text:p>
          </table:table-cell>
          <table:table-cell office:value-type="string" calcext:value-type="string">
            <text:p>[10] F. P. Mandel, et al. J Reprod. Med. 27(8), 511-519, 1982</text:p>
          </table:table-cell>
          <table:table-cell office:value-type="string" calcext:value-type="string">
            <text:p>[11] T. Nencioni, and P. Polvani, Calcitonin, p297-305, A Pecile, editor, Elsevier, NY, 1985</text:p>
          </table:table-cell>
          <table:table-cell table:number-columns-repeated="16375"/>
        </table:table-row>
        <table:table-row table:style-name="ro22">
          <table:table-cell table:style-name="ce28" office:value-type="string" calcext:value-type="string">
            <text:p><text:a xlink:href="https://github.com/peatysharing/ray_newsletters_with_references/tree/main/Newsletters/1997%20Optimizing%20Respiration" xlink:type="simple">1997 Optimizing Respiration</text:a> </text:p>
          </table:table-cell>
          <table:table-cell table:style-name="ce4" office:value-type="string" calcext:value-type="string">
            <text:p>[09] Volkheimer G. Persorption von Mikropartikeln [Persorption of microparticles]. Pathologe. 1993 Sep;14(5):247-52. German. PMID: 8415433. </text:p>
          </table:table-cell>
          <table:table-cell table:number-columns-repeated="16382"/>
        </table:table-row>
        <table:table-row table:style-name="ro12">
          <table:table-cell table:style-name="ce28" office:value-type="string" calcext:value-type="string">
            <text:p><text:a xlink:href="https://github.com/peatysharing/ray_newsletters_with_references/tree/main/Newsletters/1998%20Bioelectric%20Fields%2C%20Regeneration%2C%20and%20the%20Lactic%20Acid%20Myth" xlink:type="simple">1998 Bioelectric Fields, Regeneration, and the Lactic</text:a> </text:p>
          </table:table-cell>
          <table:table-cell table:style-name="ce4" office:value-type="string" calcext:value-type="string">
            <text:p>[02] Robinson, K. R., and M. A. Messerli. "Electric embryos: the embryonic epithelium as a generator of developmental information." Nerve Growth and Nerve Guidance (1996): 131-150. </text:p>
          </table:table-cell>
          <table:table-cell table:style-name="ce4" office:value-type="string" calcext:value-type="string">
            <text:p>[03] McCaig, Colin D. "Nerve growth and guidance." (No Title) (1996). </text:p>
          </table:table-cell>
          <table:table-cell table:style-name="ce4" office:value-type="string" calcext:value-type="string">
            <text:p>[04] C. M. Child, The Origin and Development ofthe Nervous System, Univ. ofChicago Press, 1921. </text:p>
          </table:table-cell>
          <table:table-cell office:value-type="string" calcext:value-type="string">
            <text:p>[19] Buteyko, K.P., "The theory of CO2-deficient <text:s/>diseases of civilisation as an adaptation to the <text:s/>evolution <text:s/>of atmosphere," Kiberneticheskie <text:s/>Aspekty Adaptatsii Sistemy "Chelovek-Sreda," <text:s/>Tez. Seminara, Moscow, 1975. seminar thesis.</text:p>
          </table:table-cell>
          <table:table-cell table:style-name="ce4" office:value-type="string" calcext:value-type="string">
            <text:p>[20] Stubbs M, Rodrigues L, Howe FA, Wang J, Jeong KS, Veech RL, Griffiths JR. Metabolic consequences of a reversed pH gradient in rat tumors. Cancer Res. 1994 Aug 1;54(15):4011-6. PMID: 8033132. </text:p>
          </table:table-cell>
          <table:table-cell table:number-columns-repeated="16378"/>
        </table:table-row>
        <table:table-row table:style-name="ro15">
          <table:table-cell table:style-name="ce28" office:value-type="string" calcext:value-type="string">
            <text:p><text:a xlink:href="https://github.com/peatysharing/ray_newsletters_with_references/tree/main/Newsletters/1998%20Hayflickers%2C%20Dolly%2C%20And%20Dandruff" xlink:type="simple">1998 Hayflickers, Dolly, And Dandruff</text:a> </text:p>
          </table:table-cell>
          <table:table-cell table:style-name="ce4" office:value-type="string" calcext:value-type="string">
            <text:p>[02] Baraboĭ VA, Nikiforova NA, Moskalenko IP. Sposobnost' limfotsitov perifericheskoĭ krovi k reparatsii DNK i vyzhivaemost' krys [The ability of peripheral blood lymphocytes to repair DNA and the survival of rats]. Radiobiologiia. 1990 May-Jun;30(3):305-7. Russian. PMID: 2371387. </text:p>
          </table:table-cell>
          <table:table-cell table:style-name="ce4" office:value-type="string" calcext:value-type="string">
            <text:p>[03] Byrne E, Dennett X, Trounce I. Oxidative energy failure in post-mitotic cells: a major factor in senescence. Rev Neurol (Paris). 1991;147(6-7):532-5. PMID: 1962059. </text:p>
          </table:table-cell>
          <table:table-cell table:style-name="ce4" office:value-type="string" calcext:value-type="string">
            <text:p>[17] Wu WX, Derks JB, Zhang Q, Nathanielsz PW. Changes in heat shock protein-90 and -70 messenger ribonucleic acid in uterine tissues of the ewe in relation to parturition and regulation by estradiol and progesterone. Endocrinology. 1996 Dec;137(12):5685-93. doi: 10.1210/endo.137.12.8940400. PMID: 8940400. </text:p>
          </table:table-cell>
          <table:table-cell table:number-columns-repeated="16380"/>
        </table:table-row>
        <table:table-row table:style-name="ro23">
          <table:table-cell table:style-name="ce28" office:value-type="string" calcext:value-type="string">
            <text:p><text:a xlink:href="https://github.com/peatysharing/ray_newsletters_with_references/tree/main/Newsletters/1998%20Recharging%20the%20System" xlink:type="simple">1998 Recharging the System</text:a> </text:p>
          </table:table-cell>
          <table:table-cell table:style-name="ce4" office:value-type="string" calcext:value-type="string">
            <text:p>[02] Sharma GP, Eiseman B. Protective effect of ATP in experimental hemorrhagic shock. Surgery. 1966 Jan;59(1):66-75. PMID: 5901454. </text:p>
          </table:table-cell>
          <table:table-cell table:style-name="ce4" office:value-type="string" calcext:value-type="string">
            <text:p>[03] TALAAT SM, MASSION WH, SCHILLING JA. EFFECTS OF ADENOSINE TRIPHOSPHATE ADMINISTRATION IN IRREVERSIBLE HEMORRHAGIC SHOCK. Surgery. 1964 Jun;55:813-9. PMID: 14168003. </text:p>
          </table:table-cell>
          <table:table-cell table:style-name="ce4" office:value-type="string" calcext:value-type="string">
            <text:p>[04] G. R. Bartlett, The Human Red Cell in Vitro, pages 5-29, Greenwah and Jamieson, eds., Grune and Stratton, London, 1974 </text:p>
          </table:table-cell>
          <table:table-cell table:style-name="ce4" office:value-type="string" calcext:value-type="string">
            <text:p>[07] Keef KD, Pasco JS, Eckman DM. Purinergic relaxation and hyperpolarization in guinea pig and rabbit coronary artery: role of the endothelium. J Pharmacol Exp Ther. 1992 Feb;260(2):592-600. PMID: 1738109. </text:p>
          </table:table-cell>
          <table:table-cell table:style-name="ce4" office:value-type="string" calcext:value-type="string">
            <text:p>[13] Rønning G, Sager G, Revhaug A. Intraosseous infusion of a small volume of hyperosmotic fluid increases mean arterial pressure and lessens the catecholamine response in pigs with haemorrhagic shock. Eur J Surg. 1995 Oct;161(10):715-20. PMID: 8555337. </text:p>
          </table:table-cell>
          <table:table-cell table:style-name="ce4" office:value-type="string" calcext:value-type="string">
            <text:p>[14] Rønning G, Busund R, Revhaug A, Sager G. Effect of haemorrhagic shock and intraosseous resuscitation on plasma and urine catecholamine concentrations and urinary clearance in pigs. Eur J Surg. 1995 Jun;161(6):387-94. PMID: 7548373. </text:p>
          </table:table-cell>
          <table:table-cell table:style-name="ce4" office:value-type="string" calcext:value-type="string">
            <text:p>[18] MC, MAZZONI. "Capillary narrowing in hemorrhagic shock is rectified by hyperosmotic saline-dextran reinfusion." Circ Shock 31 (1990): 407-418. </text:p>
          </table:table-cell>
          <table:table-cell table:style-name="ce4" office:value-type="string" calcext:value-type="string">
            <text:p>[19] Pascual JM, Watson JC, Runyon AE, Wade CE, Kramer GC. Resuscitation of intraoperative hypovolemia: a comparison of normal saline and hyperosmotic/hyperoncotic solutions in swine. Crit Care Med. 1992 Feb;20(2):200-10. PMID: 1371098. </text:p>
          </table:table-cell>
          <table:table-cell table:style-name="ce4" office:value-type="string" calcext:value-type="string">
            <text:p>[27] Solomatina VD. Osobennosti obmena fosfornykh soedineniĭ v mitokhondriiakh pecheni karpa pri adaptatsii k povyshennomu urovniu uglekisloty v vode [Peculiarities of phosphoric compound metabolism in liver mitochondria of carp adapted to higher concentrations of CO2 in water]. Ukr Biokhim Zh (1978). 1980 Mar-Apr;52(2):183-6. Russian. PMID: 6247795. </text:p>
          </table:table-cell>
          <table:table-cell table:number-columns-repeated="16374"/>
        </table:table-row>
        <table:table-row table:style-name="ro25">
          <table:table-cell table:style-name="ce28" office:value-type="string" calcext:value-type="string">
            <text:p><text:a xlink:href="https://github.com/peatysharing/ray_newsletters_with_references/tree/main/Newsletters/1998%20Tissue%20Firmness%20and%20Elasticity%2C%20and%20Rothen's%20Resonance" xlink:type="simple">1998 Tissue Firmness and Elasticity, and Rothen's</text:a> </text:p>
          </table:table-cell>
          <table:table-cell table:style-name="ce4" office:value-type="string" calcext:value-type="string">
            <text:p>[02] Rothen A. Daily periodicity in the activity of a slide used to perform immunologic reactions at a liquid-solid interface. Proc Natl Acad Sci U S A. 1975 Jun;72(6):2462-4. doi: 10.1073/pnas.72.6.2462. PMID: 1094472; PMCID: PMC432780. </text:p>
          </table:table-cell>
          <table:table-cell table:style-name="ce4" office:value-type="string" calcext:value-type="string">
            <text:p>[04] Rothen A, Mathot C. Immunoelectroadsorption. The fundamentals of the immunoelectroadsorption method. Immunochemistry. 1969 Mar;6(2):241-51. PMID: 5778779. </text:p>
          </table:table-cell>
          <table:table-cell table:style-name="ce4" office:value-type="string" calcext:value-type="string">
            <text:p>[06] Mitsui Y, Yamamoto K, Yamamoto M, Matuoka K. Cell surface changes in senescent and Werner's syndrome fibroblasts: their role in cell proliferation. Adv Exp Med Biol. 1985;190:567-85. doi: 10.1007/978-1-4684-7853-2_30. PMID: 4083164. </text:p>
          </table:table-cell>
          <table:table-cell table:style-name="ce4" office:value-type="string" calcext:value-type="string">
            <text:p>[07] Bernhard SA. The intracellular equilibrium thermodynamic and steady-state concentrations of metabolites. Cell Biophys. 1988 Jan-Jun;12:119-32. doi: 10.1007/BF02918354. PMID: 2453275. </text:p>
          </table:table-cell>
          <table:table-cell table:style-name="ce4" office:value-type="string" calcext:value-type="string">
            <text:p>[16] Gospodarowicz D, Greenburg G, Birdwell CR. Determination of cellular shape by the extracellular matrix and its correlation with the control of cellular growth. Cancer Res. 1978 Nov;38(11 Pt 2):4155-71. PMID: 359133. </text:p>
          </table:table-cell>
          <table:table-cell table:style-name="ce4" office:value-type="string" calcext:value-type="string">
            <text:p>[18] Tauber JP, Cheng J, Gospodarowicz D. Effect of high and low density lipoproteins on proliferation of cultured bovine vascular endothelial cells. J Clin Invest. 1980 Oct;66(4):696-708. doi: 10.1172/JCI109907. PMID: 7419717; PMCID: PMC371644. </text:p>
          </table:table-cell>
          <table:table-cell table:number-columns-repeated="16377"/>
        </table:table-row>
        <table:table-row table:style-name="ro20">
          <table:table-cell table:style-name="ce28" office:value-type="string" calcext:value-type="string">
            <text:p><text:a xlink:href="https://github.com/peatysharing/ray_newsletters_with_references/tree/main/Newsletters/1999%20Carbon%20Monoxide%2C%20Stress%2C%20and%20Cancer" xlink:type="simple">1999 Carbon Monoxide, Stress, and Cancer</text:a> </text:p>
          </table:table-cell>
          <table:table-cell table:style-name="ce4" office:value-type="string" calcext:value-type="string">
            <text:p>[09] Strong LC, Matsunaga H. Effect of 5-methyl-cytidine on growth and regression of spontaneous tumours in mice. Cytobios. 1973 Jul-Aug;7(28):253-7. PMID: 4760571. </text:p>
          </table:table-cell>
          <table:table-cell table:style-name="ce4" office:value-type="string" calcext:value-type="string">
            <text:p>[14] Strong LC, Matsunaga H. Further studies on a transmissible entity in relation to the control of cancer in mice. J Surg Oncol. 1975;7(5):367-73. doi: 10.1002/jso.2930070507. PMID: 1177469. </text:p>
          </table:table-cell>
          <table:table-cell table:style-name="ce4" office:value-type="string" calcext:value-type="string">
            <text:p>[30] Decloître F, Martin M, Ouldelhkim M, Nizard C. Altérations du cytosquelette cellulaire et promotion tumorale hépatique [Modification of the cellular cytoskeleton and hepatic tumor promotion]. Bull Cancer. 1990;77(5):479-83. French. PMID: 2400820. </text:p>
          </table:table-cell>
          <table:table-cell table:style-name="ce4" office:value-type="string" calcext:value-type="string">
            <text:p>[37] Lafarge-Frayssinet C, Frayssinet C. Oncogènes et promotion tumorale [Oncogenes and tumor promotion]. Bull Cancer. 1990;77(5):475-8. French. PMID: 2400819. </text:p>
          </table:table-cell>
          <table:table-cell table:style-name="ce4" office:value-type="string" calcext:value-type="string">
            <text:p>[38] Lafarge-Frayssinet C, Morel-Chany E, Trincal G, Frayssinet C. Enhancement of DNA synthesis by biliverdin in a non-transformed liver cell strain. Cell Mol Biol Incl Cyto Enzymol. 1981;27(2-3):77-82. PMID: 6271402. </text:p>
          </table:table-cell>
          <table:table-cell table:style-name="ce4" office:value-type="string" calcext:value-type="string">
            <text:p>[40] Paradisi F, Graziano L, de Ritis F. A cytochemical study of some enzyme activities in biliverdin-treated cell cultures. Pathol Biol (Paris). 1975 Feb;23(2):101-5. PMID: 165446. </text:p>
          </table:table-cell>
          <table:table-cell table:style-name="ce4" office:value-type="string" calcext:value-type="string">
            <text:p>[42] Takahashi K, Hara E, Ogawa K, Kimura D, Fujita H, Shibahara S. Possible implications of the induction of human heme oxygenase-1 by nitric oxide donors. J Biochem. 1997 Jun;121(6):1162-8. doi: 10.1093/oxfordjournals.jbchem.a021710. PMID: 9354392. </text:p>
          </table:table-cell>
          <table:table-cell table:style-name="ce4" office:value-type="string" calcext:value-type="string">
            <text:p>[43] Kostoglou-Athanassiou I, Jacobs RA, Satta MA, Dahia PL, Costa A, Navarra P, Chew SL, Forsling ML, Grossman AB. Acute and subacute effects of endotoxin on hypothalamic gaseous neuromodulators. Ann N Y Acad Sci. 1998 May 1;840:249-61. doi: 10.1111/j.1749-6632.1998.tb09565.x. PMID: 9629253. </text:p>
          </table:table-cell>
          <table:table-cell table:style-name="ce4" office:value-type="string" calcext:value-type="string">
            <text:p>[44] Chekulaev VA, Shelepov VP, Pasha-zade GR, Shapot VS. Aktivatsiia lipoliza i ketogeneza v opukholevom organizme kak otrazhenie khronicheskogo stressornogo sostoianiia [Activation of lipolysis and ketogenesis in tumor-bearing animals as a reflection of chronic stress states]. Biokhimiia. 1987 Sep;52(9):1501-11. Russian. PMID: 3676360. </text:p>
          </table:table-cell>
          <table:table-cell table:style-name="ce4" office:value-type="string" calcext:value-type="string">
            <text:p>[45] Potapova GI, Shapot VS. Sopriazhennost' immunodepresii i narusheniĭ nukleinovogo obmena limfoidnoĭ tkani kak proiavlenie paraneoplasticheskogo sindroma [Combination of immunodepression and disorders in nucleic acid metabolism of lymphoid tissue as a manifestation of a paraneoplastic syndrome]. Arkh Patol. 1987;49(6):10-8. Russian. PMID: 3310967. </text:p>
          </table:table-cell>
          <table:table-cell table:style-name="ce4" office:value-type="string" calcext:value-type="string">
            <text:p>[50] Wetterberg L, Olsson MB, Alm-Agvald I. Ostrogenbehandling gav akuta porfyriattacker [Estrogen treatment caused acute attacks of porphyria]. Lakartidningen. 1995 May 24;92(21):2197-8, 2201. Swedish. PMID: 7776757. </text:p>
          </table:table-cell>
          <table:table-cell table:number-columns-repeated="16372"/>
        </table:table-row>
        <table:table-row table:style-name="ro12">
          <table:table-cell table:style-name="ce28" office:value-type="string" calcext:value-type="string">
            <text:p><text:a xlink:href="https://github.com/peatysharing/ray_newsletters_with_references/tree/main/Newsletters/1999-03%20Estrogen%20Receptors—what%20do%20they%20explain" xlink:type="simple">1999-03 Estrogen Receptors—what do they explain</text:a> </text:p>
          </table:table-cell>
          <table:table-cell table:style-name="ce4" office:value-type="string" calcext:value-type="string">
            <text:p>[06] ]16] McCall WV, Ellinwood EH Jr, Nishita JK, Lee TH. Clomiphene blocks the effect of intravenous estradiol on the firing rate of rat nigral dopamine neurons. Res Commun Chem Pathol Pharmacol. 1988 Apr;60(1):141-4. PMID: 3381008. </text:p>
          </table:table-cell>
          <table:table-cell table:style-name="ce4" office:value-type="string" calcext:value-type="string">
            <text:p>[11] Burtea C, David A, Butnaru F. The role of catecholamines in the distribution of steroid hormones in the striated and cardiac muscle. Rom J Endocrinol. 1993;31(1-2):41-8. PMID: 8173572. </text:p>
          </table:table-cell>
          <table:table-cell table:style-name="ce4" office:value-type="string" calcext:value-type="string">
            <text:p>[20] Verrecchia F, Hervé JC. Reversible inhibition of gap junctional communication elicited by several classes of lipophilic compounds in cultured rat cardiomyocytes. Can J Cardiol. 1997 Nov;13(11):1093-100. PMID: 9413243. </text:p>
          </table:table-cell>
          <table:table-cell table:style-name="ce4" office:value-type="string" calcext:value-type="string">
            <text:p>[27] Moss RL, Gu Q, Wong M. Estrogen: nontranscriptional signaling pathway. Recent Prog Horm Res. 1997;52:33-68; discussion 68-9. PMID: 9238847. </text:p>
          </table:table-cell>
          <table:table-cell table:style-name="ce4" office:value-type="string" calcext:value-type="string">
            <text:p>[28] Wiebe JP. Nongenomic actions of steroids on gonadotropin release. Recent Prog Horm Res. 1997;52:71-99; discussion 99-101. PMID: 9238848. </text:p>
          </table:table-cell>
          <table:table-cell table:style-name="ce4" office:value-type="string" calcext:value-type="string">
            <text:p>[29] Wiebe JP. Nongenomic actions of steroids on gonadotropin release. Recent Prog Horm Res. 1997;52:71-99; discussion 99-101. PMID: 9238848. </text:p>
          </table:table-cell>
          <table:table-cell table:style-name="ce4" office:value-type="string" calcext:value-type="string">
            <text:p>[30] Kobayashi K, Kobayashi H, Ueda M, Honda Y. Estrogen receptor expression in bovine and rat retinas. Invest Ophthalmol Vis Sci. 1998 Oct;39(11):2105-10. PMID: 9761289. </text:p>
          </table:table-cell>
          <table:table-cell table:style-name="ce4" office:value-type="string" calcext:value-type="string">
            <text:p>[33] Bodey B, Bodey B Jr, Kaiser HE. Immunocytochemical detection of prostate specific antigen expression in human breast carcinoma cells. Anticancer Res. 1997 Jul-Aug;17(4A):2577-81. PMID: 9252683. </text:p>
          </table:table-cell>
          <table:table-cell table:style-name="ce4" office:value-type="string" calcext:value-type="string">
            <text:p>[35] Tsukamoto Y, Kuwabara K, Hirota S, Kawano K, Yoshikawa K, Ozawa K, Kobayashi T, Yanagi H, Stern DM, Tohyama M, Kitamura Y, Ogawa S. Expression of the 150-kd oxygen-regulated protein in human breast cancer. Lab Invest. 1998 Jun;78(6):699-706. PMID: 9645760. </text:p>
          </table:table-cell>
          <table:table-cell table:number-columns-repeated="16374"/>
        </table:table-row>
        <table:table-row table:style-name="ro12">
          <table:table-cell table:style-name="ce28" office:value-type="string" calcext:value-type="string">
            <text:p><text:a xlink:href="https://github.com/peatysharing/ray_newsletters_with_references/tree/main/Newsletters/1999-12%20Homeostasis%20And%20Aging" xlink:type="simple">1999-12 Homeostasis And Aging</text:a> </text:p>
          </table:table-cell>
          <table:table-cell office:value-type="string" calcext:value-type="string">
            <text:p>[01] Pak GD, Sverchkova VS. Rol' uglekisloty v korrektsii koaguliatsionnogo gemostaza pri gipoksii [Role of carbon dioxide in the correction of coagulation hemostasis during hypoxia]. Kosm Biol Aviakosm Med. 1987 Nov-Dec;21(6):43-7. Russian. PMID: 3125377.</text:p>
          </table:table-cell>
          <table:table-cell table:style-name="ce4" office:value-type="string" calcext:value-type="string">
            <text:p>[02] Wong DW, Mishkin FS, Tanaka TT. The effects of bicarbonate on blood coagulation. JAMA. 1980 Jul 4;244(1):61-2. PMID: 7382058. </text:p>
          </table:table-cell>
          <table:table-cell table:style-name="ce4" office:value-type="string" calcext:value-type="string">
            <text:p>[03] Fujimoto M, Mizuno S. [Erythrocyte calcium and pH levels during postoperative tetany following radical operations for thyroid cancer]. Nihon Geka Gakkai Zasshi. 1987 Jul;88(7):864-71. Japanese. PMID: 3670271. </text:p>
          </table:table-cell>
          <table:table-cell table:style-name="ce4" office:value-type="string" calcext:value-type="string">
            <text:p>[04] Stadler G, Steurer J, Dür P, Binswanger U, Vetter W. Elektrolytveränderungen während und nach willkürlicher Hyperventilation [Electrolyte changes during and after voluntary hyperventilation]. Praxis (Bern 1994). 1995 Mar 21;84(12):328-34. German. PMID: 7701171. </text:p>
          </table:table-cell>
          <table:table-cell table:style-name="ce4" office:value-type="string" calcext:value-type="string">
            <text:p>[07] Davidoff F. Guanidine derivatives in medicine. N Engl J Med. 1973 Jul 19;289(3):141-6. doi: 10.1056/NEJM197307192890308. PMID: 4576011. </text:p>
          </table:table-cell>
          <table:table-cell table:style-name="ce4" office:value-type="string" calcext:value-type="string">
            <text:p>[08] Hermann LS. Biguanides and lactate metabolism: a review. Dan Med Bull. 1973 Jun;20(3):65-79. PMID: 4594325. </text:p>
          </table:table-cell>
          <table:table-cell table:style-name="ce4" office:value-type="string" calcext:value-type="string">
            <text:p>[19] Vannucci RC, Brucklacher RM, Vannucci SJ. Effect of carbon dioxide on cerebral metabolism during hypoxia-ischemia in the immature rat. Pediatr Res. 1997 Jul;42(1):24-9. doi: 10.1203/00006450-199707000-00005. PMID: 9212033. </text:p>
          </table:table-cell>
          <table:table-cell table:number-columns-repeated="16376"/>
        </table:table-row>
        <table:table-row table:style-name="ro14">
          <table:table-cell table:style-name="ce28" office:value-type="string" calcext:value-type="string">
            <text:p><text:a xlink:href="https://github.com/peatysharing/ray_newsletters_with_references/tree/main/Newsletters/2000-01%20Edema%2C%20estrogen%2C%20and%20aging" xlink:type="simple">2000-01 Edema, estrogen, and aging</text:a> </text:p>
          </table:table-cell>
          <table:table-cell table:style-name="ce4" office:value-type="string" calcext:value-type="string">
            <text:p>[01] Folgering H. The pathophysiology of hyperventilation syndrome. Monaldi Arch Chest Dis. 1999 Aug;54(4):365-72. PMID: 10546483. </text:p>
          </table:table-cell>
          <table:table-cell table:style-name="ce28" office:value-type="string" calcext:value-type="string">
            <text:p>[03] Obrosov AN. K voprosu o mekhanizme lechebnogo deĭstviia fizicheskikh faktorov [The mechanism of the therapeutic action of physical factors]. Vopr Kurortol Fizioter Lech Fiz Kult. 1990 Sep-Oct;(5):46-9. Russian. PMID: 2281625.</text:p>
          </table:table-cell>
          <table:table-cell table:style-name="ce4" office:value-type="string" calcext:value-type="string">
            <text:p>[04] Baum MA, Harris HW. Recent insights into the coordinate regulation of body water and divalent mineral ion metabolism. Am J Med Sci. 1998 Nov;316(5):321-8. doi: 10.1097/00000441-199811000-00005. PMID: 9822114. </text:p>
          </table:table-cell>
          <table:table-cell table:style-name="ce4" office:value-type="string" calcext:value-type="string">
            <text:p>[05] Stadler G, Steurer J, Dür P, Binswanger U, Vetter W. Elektrolytveränderungen während und nach willkürlicher Hyperventilation [Electrolyte changes during and after voluntary hyperventilation]. Praxis (Bern 1994). 1995 Mar 21;84(12):328-34. German. PMID: 7701171. </text:p>
          </table:table-cell>
          <table:table-cell table:style-name="ce4" office:value-type="string" calcext:value-type="string">
            <text:p>[06] Steurer J, Pei P, Vetter W. Einfluss einer kurzzeitigen Hyperventilation auf die Konzentration des ionisierten Serumcalciums [The effect of short-term hyperventilation on the concentration of ionized serum calcium]. Dtsch Med Wochenschr. 1997 Jul 11;122(28-29):887-9. German. doi: 10.1055/s-2008-1047705. PMID: 9264919. </text:p>
          </table:table-cell>
          <table:table-cell table:number-columns-repeated="16378"/>
        </table:table-row>
        <table:table-row table:style-name="ro26">
          <table:table-cell table:style-name="ce28" office:value-type="string" calcext:value-type="string">
            <text:p><text:a xlink:href="https://github.com/peatysharing/ray_newsletters_with_references/tree/main/Newsletters/2000-03%20Progesterone%20and%20ideas%20of%20balance%20in%20hormone%20replacement%20therapy" xlink:type="simple">2000-03 Progesterone and ideas of balance in hormo</text:a> </text:p>
          </table:table-cell>
          <table:table-cell table:style-name="ce4" office:value-type="string" calcext:value-type="string">
            <text:p>[25] T. Nencioni and F. Polvani, "Rationale for the use of calcitonin in the prevention of post-menopausal osteopo rosis," in Calcitonin, A. Pecile, editor, Elsevier Science Publ., 1985. </text:p>
          </table:table-cell>
          <table:table-cell table:style-name="ce4" office:value-type="string" calcext:value-type="string">
            <text:p>[26] C. C. Johnston, et aI., "Age-related bone loss," pages 91-100 in U. S. Barrel, editor, Osteoporosis II, Grone and Stratton, N. Y., 1979. </text:p>
          </table:table-cell>
          <table:table-cell table:number-columns-repeated="16381"/>
        </table:table-row>
        <table:table-row table:style-name="ro27">
          <table:table-cell table:style-name="ce28" office:value-type="string" calcext:value-type="string">
            <text:p><text:a xlink:href="https://github.com/peatysharing/ray_newsletters_with_references/tree/main/Newsletters/2000-10%20Estrogen%2C%20Aging%2C%20Radiation%2C%20Migraine%20%26%20Energy" xlink:type="simple">2000-10 Estrogen, Aging, Radiation, Migraine &amp;</text:a> </text:p>
          </table:table-cell>
          <table:table-cell table:style-name="ce28" office:value-type="string" calcext:value-type="string">
            <text:p>[03] Aschner M, Kimelberg HK. The use of astrocytes in culture as model systems for evaluating neurotoxic-induced-injury. Neurotoxicology. 1991 Fall;12(3):505-17. PMID: 1684034. </text:p>
          </table:table-cell>
          <table:table-cell table:style-name="ce4" office:value-type="string" calcext:value-type="string">
            <text:p>[04] Brignone JA, Campos de Brignone CM, Rodríguez RR, Marzi A, Rebagliati de Mignone I, Rodoni MJ, Susemihl MC. Effect in vivo of endogenous sexual hormones upon the liver mitochondrial function compared in male and female diabetic rats. Acta Physiol Pharmacol Latinoam. 1989;39(3):197-209. PMID: 2534494. </text:p>
          </table:table-cell>
          <table:table-cell table:style-name="ce4" office:value-type="string" calcext:value-type="string">
            <text:p>[07] Dawson TM, Dawson VL. ADP-ribosylation as a mechanism for the action of nitric oxide in the nervous system. New Horiz. 1995 Feb;3(1):85-92. PMID: 7704595. </text:p>
          </table:table-cell>
          <table:table-cell table:style-name="ce4" office:value-type="string" calcext:value-type="string">
            <text:p>[14] Felipo V, Hermenegildo C, Montoliu C, Llansola M, Miñana MD. Neurotoxicity of ammonia and glutamate: molecular mechanisms and prevention. Neurotoxicology. 1998 Aug-Oct;19(4-5):675-81. PMID: 9745928. </text:p>
          </table:table-cell>
          <table:table-cell table:style-name="ce4" office:value-type="string" calcext:value-type="string">
            <text:p>[15] Hirata T, Koehler RC, Kawaguchi T, Brusilow SW, Traystman RJ. Impaired pial arteriolar reactivity to hypercapnia during hyperammonemia depends on glutamine synthesis. Stroke. 1996 Apr;27(4):729-36. doi: 10.1161/01.str.27.4.729. PMID: 8614939. </text:p>
          </table:table-cell>
          <table:table-cell table:style-name="ce4" office:value-type="string" calcext:value-type="string">
            <text:p>[16] Gourdon I, Guérin MC, Torreilles J. Modulation de l'activité respiratoire des macrophages rénaux du loup (Dicentrarchus labrax) par exposition chronique à des concentrations sublétales d'ammoniaque [Modulation of respiratory activity of renal macrophages in sea bass (Dicentrarchus labrax) by chronic exposure to sublethal concentration of ammonia]. C R Seances Soc Biol Fil. 1997;191(4):617-25. French. PMID: 9404463. </text:p>
          </table:table-cell>
          <table:table-cell table:style-name="ce4" office:value-type="string" calcext:value-type="string">
            <text:p>[21] Kozakiewicz J, Wrzolkowa T. Badania nad ultrastruktura tkanki łacznej w profirii póznej oraz zwyrodnieniu starczym skóry (elastosis senilis [Ultrastructure of connective tissue in porphyria cutanea tarda and elastosis senilis]. Przegl Dermatol. 1973 May-Jun;60(3):289-96. Polish. PMID: 4748069. </text:p>
          </table:table-cell>
          <table:table-cell table:style-name="ce4" office:value-type="string" calcext:value-type="string">
            <text:p>[27] Lamartiniere CA. Modulation (feminization) of hepatic enzymes by an ectopic pituitary tumor. Endocrinology. 1985 Aug;117(2):523-6. doi: 10.1210/endo-117-2-523. PMID: 3926455. </text:p>
          </table:table-cell>
          <table:table-cell table:style-name="ce4" office:value-type="string" calcext:value-type="string">
            <text:p>[29] Ogonowski AA, May SW, Moore AB, Barrett LT, O'Bryant CL, Pollock SH. Antiinflammatory and analgesic activity of an inhibitor of neuropeptide amidation. J Pharmacol Exp Ther. 1997 Feb;280(2):846-53. PMID: 9023299. </text:p>
          </table:table-cell>
          <table:table-cell office:value-type="string" calcext:value-type="string">
            <text:p>[31] Pushkina NV, Tsybul'skiĭ IE, Lukash AI. Amidirovannost' belkov krovi v usloviiakh giperglikemii pri éksperimental'nom sakharnom diabete [Amidation of blood proteins during hyperglycemia in experimental diabetes mellitus]. Vopr Med Khim. 1987 Jul-Aug;33(4):52-5. Russian. PMID: 3660740.</text:p>
          </table:table-cell>
          <table:table-cell table:style-name="ce4" office:value-type="string" calcext:value-type="string">
            <text:p>[35] Kurs'kyĭ MD. Viddil biokhimiĭ m'iaziv [Department of the Biochemistry of Muscles]. Ukr Biokhim Zh (1978). 1995 May-Jun;67(3):59-69. Ukrainian. PMID: 7571074. </text:p>
          </table:table-cell>
          <table:table-cell table:number-columns-repeated="16372"/>
        </table:table-row>
        <table:table-row table:style-name="ro15">
          <table:table-cell table:style-name="ce28" office:value-type="string" calcext:value-type="string">
            <text:p><text:a xlink:href="https://github.com/peatysharing/ray_newsletters_with_references/tree/main/Newsletters/2001%20Fibrosis%2C%20Estrogen%2C%20stiffness%2C%20excitotoxicity%2C%20aging" xlink:type="simple">2001 Fibrosis, Estrogen, stiffness, excitotoxicity, aging</text:a></text:p>
          </table:table-cell>
          <table:table-cell table:style-name="ce4" office:value-type="string" calcext:value-type="string">
            <text:p>[10] Lahita RG. Collagen disease: the enemy within. Int J Fertil Womens Med. 1998 Sep-Oct;43(5):229-34. PMID: 9863615. </text:p>
          </table:table-cell>
          <table:table-cell table:style-name="ce4" office:value-type="string" calcext:value-type="string">
            <text:p>[11] Lanari A, de Kremer GH. Fibrosis y cirrosis en el conejo por acción del dietilestilbestrol y su inhibición por la progesterona [Fibrosis and cirrhosis in the rabbit induced by diethylstilbestrol and its inhibition with progesterone]. Medicina (B Aires). 1985;45(2):110-6. Spanish. PMID: 3841921. </text:p>
          </table:table-cell>
          <table:table-cell table:style-name="ce4" office:value-type="string" calcext:value-type="string">
            <text:p>[13] Medicina (B Aires) 1983;43(6 Pt 1):677-681. [Effect of progesterone on the development of experimental pleural adhesions]. </text:p>
          </table:table-cell>
          <table:table-cell table:style-name="ce4" office:value-type="string" calcext:value-type="string">
            <text:p>[18] Confino E, Friberg J, Vermesh M, Thomas W, Gleicher N. Effects of progesterone on postoperative adhesion formation in hysterectomized rabbits. Int J Fertil. 1988 Mar-Apr;33(2):139-42. PMID: 2898453. </text:p>
          </table:table-cell>
          <table:table-cell table:style-name="ce4" office:value-type="string" calcext:value-type="string">
            <text:p>[27] Breborowicz A, Martis L, Oreopoulos DG. In vitro influence of lactate on function of peritoneal fibroblasts. Adv Perit Dial. 1994;10:225-9. PMID: 7999834. </text:p>
          </table:table-cell>
          <table:table-cell office:value-type="string" calcext:value-type="string">
            <text:p>[44] NI Arlashchenko, Izv Akad Nauk Ser BioI 1995 May-Jun;(3):361-6. [Disruption of the permeability of blood-tissue barriers in mechanisms of primary reaction to irradiation] Russian.</text:p>
          </table:table-cell>
          <table:table-cell table:number-columns-repeated="16377"/>
        </table:table-row>
        <table:table-row table:style-name="ro25">
          <table:table-cell table:style-name="ce28" office:value-type="string" calcext:value-type="string">
            <text:p><text:a xlink:href="https://github.com/peatysharing/ray_newsletters_with_references/tree/main/Newsletters/2001%20Mary%20Shomon%20Interview" xlink:type="simple">2001 Mary Shomon Interview</text:a> </text:p>
          </table:table-cell>
          <table:table-cell table:style-name="ce4" office:value-type="string" calcext:value-type="string">
            <text:p>[10] Lin MT, Ho LT, Uang WN. Effects of anterior pituitary hormones and their releasing hormones on physiological and behavioral functions in rats. J Steroid Biochem. 1983 Jul;19(1B):433-8. doi: 10.1016/0022-4731(83)90200-5. PMID: 6350720. </text:p>
          </table:table-cell>
          <table:table-cell table:style-name="ce4" office:value-type="string" calcext:value-type="string">
            <text:p>[13] Nicolau GY, Haus E, Lakatua DJ, Bogdan C, Petrescu E, Sackett-Lundeen L, Berg HG, Ioaniţiu D, Popescu M, Chioran C. Endocrine circadian time structure in the aged. Endocrinologie. 1982 Jul-Sep;20(3):165-76. PMID: 6755633. </text:p>
          </table:table-cell>
          <table:table-cell table:number-columns-repeated="16381"/>
        </table:table-row>
        <table:table-row table:style-name="ro24">
          <table:table-cell table:style-name="ce28" office:value-type="string" calcext:value-type="string">
            <text:p><text:a xlink:href="https://github.com/peatysharing/ray_newsletters_with_references/tree/main/Newsletters/2001-02%20Estrogen%2C%20calcium%2C%20heavy%20metals%2C%20and%20nerve%20degeneration" xlink:type="simple">2001-02 Estrogen, calcium, heavy metals, and nerve </text:a> </text:p>
          </table:table-cell>
          <table:table-cell table:style-name="ce4" office:value-type="string" calcext:value-type="string">
            <text:p>[02] Barrett-Connor E, Goodman-Gruen D, Patay B. Endogenous sex hormones and cognitive function in older men. J Clin Endocrinol Metab. 1999 Oct;84(10):3681-5. doi: 10.1210/jcem.84.10.6086. PMID: 10523014. </text:p>
          </table:table-cell>
          <table:table-cell table:number-columns-repeated="16382"/>
        </table:table-row>
        <table:table-row table:style-name="ro20">
          <table:table-cell table:style-name="ce28" office:value-type="string" calcext:value-type="string">
            <text:p><text:a xlink:href="https://github.com/peatysharing/ray_newsletters_with_references/tree/main/Newsletters/2001-05%20Cocaine%20babies%2C%20criminal%20responsibility%2C%20and%20medicine" xlink:type="simple">2001-05 Cocaine babies, criminal responsibility, and</text:a> </text:p>
          </table:table-cell>
          <table:table-cell table:style-name="ce4" office:value-type="string" calcext:value-type="string">
            <text:p>[01] Grieve JF. Prevention of gestational failure by high protein diet. J Reprod Med. 1974 Nov;13(5):170-4. PMID: 4427320. </text:p>
          </table:table-cell>
          <table:table-cell table:style-name="ce4" office:value-type="string" calcext:value-type="string">
            <text:p>[03] Huether G. Amino acid availability and brain development: effects of nutritional and metabolic inadequacies. Eur J Clin Nutr. 1989;43 Suppl 1:19-25. PMID: 2567665. </text:p>
          </table:table-cell>
          <table:table-cell table:style-name="ce4" office:value-type="string" calcext:value-type="string">
            <text:p>[09] Mello NK, Sarnyai Z, Mendelson JH, Drieze JM, Kelly M. Acute effects of cocaine on anterior pituitary hormones in male and female rhesus monkeys. J Pharmacol Exp Ther. 1993 Aug;266(2):804-11. PMID: 8355210. </text:p>
          </table:table-cell>
          <table:table-cell table:style-name="ce4" office:value-type="string" calcext:value-type="string">
            <text:p>[10] Slotkin TA. Fetal nicotine or cocaine exposure: which one is worse? J Pharmacol Exp Ther. 1998 Jun;285(3):931-45. PMID: 9618392. </text:p>
          </table:table-cell>
          <table:table-cell table:style-name="ce4" office:value-type="string" calcext:value-type="string">
            <text:p>[11] Riley EP, LaFiette MH. The effects of prenatal cocaine exposure on subsequent learning in the rat. NIDA Res Monogr. 1996;164:53-77. PMID: 8809868. </text:p>
          </table:table-cell>
          <table:table-cell table:style-name="ce4" office:value-type="string" calcext:value-type="string">
            <text:p>[13] de Jong G, Pattinson RC, Odendaal HJ. Influence of perinatal care on stillbirths in patients of low socio-economic class. S Afr Med J. 1988 Jul 16;74(2):53-4. PMID: 3399970. </text:p>
          </table:table-cell>
          <table:table-cell table:style-name="ce4" office:value-type="string" calcext:value-type="string">
            <text:p>[18] Wolfe HM, Sokol RJ, Dombrowski MP, Bottoms SF, Norman GS. Increased neonatal urinary ammonia: a marker for in utero caloric deprivation? Am J Perinatol. 1989 Jan;6(1):4-7. doi: 10.1055/s-2007-999533. PMID: 2910317. </text:p>
          </table:table-cell>
          <table:table-cell table:style-name="ce4" office:value-type="string" calcext:value-type="string">
            <text:p>[19] [23] Chen WJ, McAlhany RE Jr, Maier SE, West JR. Cocaine exposure during the brain growth spurt failed to produce cerebellar Purkinje cell loss in rat pups. Teratology. 1996 Mar;53(3):145-51. doi: 10.1002/(SICI)1096-9926(199603)53:3&lt;145::AID-TERA1&gt;3.0.CO;2-3. PMID: 8761881. </text:p>
          </table:table-cell>
          <table:table-cell table:style-name="ce4" office:value-type="string" calcext:value-type="string">
            <text:p>[24] Mansani FE, Cavatorta E, Ceruti M, Coppola F, Vadora E. Effetti della infusione di l-aminoacidi naturali liberi alla madre nella terapia della insufficienza feto-placentare cronica [Effects of the infusion of free natural L-amino acids in the mother in the treatment of chronic feto-placental insufficiency]. Ateneo Parmense Acta Biomed. 1974 Jan-APR;45(1-2):29-40. Italian. PMID: 4157137. </text:p>
          </table:table-cell>
          <table:table-cell table:style-name="ce4" office:value-type="string" calcext:value-type="string">
            <text:p>[26] Fanard A, Picazo JJ. Cómo estimular la función placentaria [How to stimulate the placental function (author's transl)]. Reproduccion. 1976 Jan-Jun;3(1-2):15-25. Spanish. PMID: 1027640. </text:p>
          </table:table-cell>
          <table:table-cell table:number-columns-repeated="16373"/>
        </table:table-row>
        <table:table-row table:style-name="ro28">
          <table:table-cell table:style-name="ce28" office:value-type="string" calcext:value-type="string">
            <text:p><text:a xlink:href="https://github.com/peatysharing/ray_newsletters_with_references/tree/main/Newsletters/2001-10%20Thought%20and%20energy%2C%20mood%20and%20metabolism" xlink:type="simple">2001-10 Thought and energy, mood and metabolism</text:a> </text:p>
          </table:table-cell>
          <table:table-cell table:style-name="ce4" office:value-type="string" calcext:value-type="string">
            <text:p>[01] Papousek M. Chronobiologische Aspekte der Zyklothymie [Chronobiological aspects of cyclothymia (author's transl)]. Fortschr Neurol Psychiatr Grenzgeb. 1975 Aug;43(8):381-440. German. PMID: 170178. </text:p>
          </table:table-cell>
          <table:table-cell office:value-type="string" calcext:value-type="string">
            <text:p>[03] Watanabe A. [The influence of L-triiodothyronine on the action of desipramine on beta and serotonin 2A receptor, monoamines in the rat brain]. Nihon Shinkei Seishin Yakurigaku Zasshi. 1999 Oct;19(4):139-46. Japanese. PMID: 10681158.</text:p>
          </table:table-cell>
          <table:table-cell table:style-name="ce4" office:value-type="string" calcext:value-type="string">
            <text:p>[06] Kotake H, Oikawa S. [Syndrome X]. Nihon Rinsho. 1999 Mar;57(3):622-6. Japanese. PMID: 10199144. </text:p>
          </table:table-cell>
          <table:table-cell table:style-name="ce4" office:value-type="string" calcext:value-type="string">
            <text:p>[09] Donchenko GV, Kuchmerovskaia TM, Parkhomets PK, Obrosova IG, Klimenko AP, Efimov AS. Vliianie nikotinamida na zakhvat i vysvobozhdenie serotonina i GAMK sinaptosomami kory golovnogo mozga krys s diabetom, vyzvannym vozdeĭstviem streptozototsina [Effect of nicotinamide on the uptake and release of serotonin and GABA by cerebral cortex synaptosomes in rats with diabetes induced by streptozotocin]. Ukr Biokhim Zh (1978). 1995 Jan-Feb;67(1):105-11. Russian. PMID: 8588246. </text:p>
          </table:table-cell>
          <table:table-cell table:style-name="ce4" office:value-type="string" calcext:value-type="string">
            <text:p>[13] Thase ME. Treatment issues related to sleep and depression. J Clin Psychiatry. 2000;61 Suppl 11:46-50. PMID: 10926055. </text:p>
          </table:table-cell>
          <table:table-cell table:number-columns-repeated="16378"/>
        </table:table-row>
        <table:table-row table:style-name="ro29">
          <table:table-cell table:style-name="ce28" office:value-type="string" calcext:value-type="string">
            <text:p><text:a xlink:href="https://github.com/peatysharing/ray_newsletters_with_references/tree/main/Newsletters/2001-11%20Postpartum%2C%20Premenstrual%2C%20and%20Seasonal%20Serotonin%20Soaks" xlink:type="simple">2001-11 Postpartum, Premenstrual, and Seasonal S</text:a> </text:p>
          </table:table-cell>
          <table:table-cell table:style-name="ce4" office:value-type="string" calcext:value-type="string">
            <text:p>[01] Pringuey D, Bovier P, Chiaroni P, Widmer J, Dufour H, Gaillard JM, Tissot R. Transports membranaires érythrocytaires de la L-tyrosine et du L-tryptophane chez 66 sujets atteints de syndromes dépressifs. Résultats préliminaires [Erythrocyte membrane transport of L-tyrosine and L-tryptophan in 66 patients with depressive syndromes. Preliminary results]. Acta Psychiatr Belg. 1986 Mar-Apr;86(2):131-40. French. PMID: 3728058. </text:p>
          </table:table-cell>
          <table:table-cell table:style-name="ce4" office:value-type="string" calcext:value-type="string">
            <text:p>[02] Scarr E, Copolov DL, Dean B. A proposed pathological model in the hippocampus of subjects with schizophrenia. Clin Exp Pharmacol Physiol. 2001 Jan-Feb;28(1-2):70-3. doi: 10.1046/j.1440-1681.2001.03400.x. PMID: 11153541. </text:p>
          </table:table-cell>
          <table:table-cell table:style-name="ce4" office:value-type="string" calcext:value-type="string">
            <text:p>[03] Carrasco G, Cruz MA, Dominguez A, Gallardo V, Miguel P, González C. The expression and activity of monoamine oxidase A, but not of the serotonin transporter, is decreased in human placenta from pre-eclamptic pregnancies. Life Sci. 2000 Nov 3;67(24):2961-9. doi: 10.1016/s0024-3205(00)00883-3. PMID: 11133008. </text:p>
          </table:table-cell>
          <table:table-cell table:style-name="ce4" office:value-type="string" calcext:value-type="string">
            <text:p>[04] Schaeffer HJ, Sirotkin AV. Melatonin and serotonin regulate the release of insulin-like growth factor-I, oxytocin and progesterone by cultured human granulosa cells. Exp Clin Endocrinol Diabetes. 1997;105(2):109-12. doi: 10.1055/s-0029-1211736. PMID: 9137942. </text:p>
          </table:table-cell>
          <table:table-cell table:style-name="ce4" office:value-type="string" calcext:value-type="string">
            <text:p>[05] Levine ME, Duffy LK. Seasonal variation of the amino acid, L-tryptophan, in interior Alaska. Int J Circumpolar Health. 1998;57 Suppl 1:386-8. PMID: 10093312. </text:p>
          </table:table-cell>
          <table:table-cell table:style-name="ce4" office:value-type="string" calcext:value-type="string">
            <text:p>[10] van der Mast RC, Fekkes D. Serotonin and amino acids: partners in delirium pathophysiology? Semin Clin Neuropsychiatry. 2000 Apr;5(2):125-31. doi: 10.153/SCNP00500125. PMID: 10837101. </text:p>
          </table:table-cell>
          <table:table-cell table:style-name="ce4" office:value-type="string" calcext:value-type="string">
            <text:p>[13] Carlini EA, Lindsey CJ. Effect of serotonergic drugs on the aggressiveness induced by delta 9-tetrahydrocannabinol in rem-sleep-deprived rats. Braz J Med Biol Res. 1982 Oct;15(4-5):281-3. PMID: 6303479. </text:p>
          </table:table-cell>
          <table:table-cell table:style-name="ce4" office:value-type="string" calcext:value-type="string">
            <text:p>[14] Rúzsás C, Józsa R, Mess B. Inhibitory role of brain stem serotoninergic neuron system on thyroid function in rat. Endocrinol Exp. 1979 Mar;13(1):9-18. PMID: 160313. </text:p>
          </table:table-cell>
          <table:table-cell table:style-name="ce4" office:value-type="string" calcext:value-type="string">
            <text:p>[15] Anisimov VN, Zavarzina NIu, Zabezhinskiĭ MA, Popovich IG, Anikin IV, Zimina OA, Solov'ev MV, Shtylik AV, Arutiunian AV, Oparina TI, Prokopenko VM, Khavinson VKh. Vliianie melatonina na pokazateli biologicheskogo vozrasta, prodolzhitel'nost' zhizni i razvitie spontannykh opukholeĭ u mysheĭ [The effect of melatonin on the indices of biological age, on longevity and on the development of spontaneous tumors in mice]. Vopr Onkol. 2000;46(3):311-9. Russian. PMID: 10976278. </text:p>
          </table:table-cell>
          <table:table-cell table:style-name="ce4" office:value-type="string" calcext:value-type="string">
            <text:p>[17] Danilenko KV, Putilov AA, Russkikh GS, Duffy LK, Ebbesson SO. Diurnal and seasonal variations of melatonin and serotonin in women with seasonal affective disorder. Arctic Med Res. 1994 Jul;53(3):137-45. PMID: 7986318. </text:p>
          </table:table-cell>
          <table:table-cell table:style-name="ce4" office:value-type="string" calcext:value-type="string">
            <text:p>[18] Bozhko GKh, Tsaritsinskiĭ VI, Kostiukovskaia LS, Kulabukhov VM. Vliianie sveta povyshennoĭ intensivnosti na izmenenie soderzhaniia serotonina i melatonina u bol'nykh s depressieĭ [The effect of an increased intensity of light on changes in the serotonin and melatonin content in patients with depression]. Lik Sprava. 1994 Jul-Aug;(7-8):88-90. Russian. PMID: 7900366. </text:p>
          </table:table-cell>
          <table:table-cell table:number-columns-repeated="16372"/>
        </table:table-row>
        <table:table-row table:style-name="ro23">
          <table:table-cell table:style-name="ce28" office:value-type="string" calcext:value-type="string">
            <text:p><text:a xlink:href="https://github.com/peatysharing/ray_newsletters_with_references/tree/main/Newsletters/2002-09%20Lungs%20Shock%20Inflammation%20And%20Aging" xlink:type="simple">2002-09 Lungs Shock Inflammation And Aging</text:a> </text:p>
          </table:table-cell>
          <table:table-cell table:style-name="ce4" office:value-type="string" calcext:value-type="string">
            <text:p>[02] Ansari A, Collier J, Mohsenifar Z. Isolated reduction in single-breath diffusion capacity in young, healthy, asymptomatic women. Am J Med Sci. 1995 Dec;310(6):226-8. PMID: 7503101. </text:p>
          </table:table-cell>
          <table:table-cell table:style-name="ce4" office:value-type="string" calcext:value-type="string">
            <text:p>[04] Bazarevich GIa, Deviataev AM, Likhtenshteĭn AO, Natsvlishvili BP, Sadeko MKh. Rol' biologicheskoĭ aktivnosti serotonina v formirovanii sindroma "shokovogo" legkogo [Role of the biological activity of serotonin in the production of the "shock lung" syndrome]. Biull Eksp Biol Med. 1976 Oct;82(10):1181-3. Russian. PMID: 1029497. </text:p>
          </table:table-cell>
          <table:table-cell table:style-name="ce4" office:value-type="string" calcext:value-type="string">
            <text:p>[06] di Filippo A, Scardi S, Consalvo M, Ridolfi N, Pellegrini G, Paternostro E, Novelli GP. L'etano espirato come marker non invasivo della evoluzione della multiple organ dysfunction syndrome (MODS) sperimentale [Expired ethane as a non-invasive marker of the course of experimental multiple organ dysfunction syndrome (MODS)]. Minerva Anestesiol. 1994 Jun;60(6):295-303. Italian. PMID: 7984312. </text:p>
          </table:table-cell>
          <table:table-cell table:style-name="ce4" office:value-type="string" calcext:value-type="string">
            <text:p>[16] Kharitonov SA, Barnes PJ. Nitric oxide in exhaled air is a new marker of airway inflammation. Monaldi Arch Chest Dis. 1996 Dec;51(6):533-7. PMID: 9046169. </text:p>
          </table:table-cell>
          <table:table-cell table:style-name="ce4" office:value-type="string" calcext:value-type="string">
            <text:p>[27] van Bel F. Toediening van glucocorticosteroïden aan de te vroeg geborene: steeds meer aanwijzingen voor ongewenste bijwerkingen [Administration of glucocorticosteroids to premature infants: increasing evidence of adverse effects]. Ned Tijdschr Geneeskd. 2001 Dec 29;145(52):2521-5. Dutch. PMID: 11793826. </text:p>
          </table:table-cell>
          <table:table-cell table:number-columns-repeated="16378"/>
        </table:table-row>
        <table:table-row table:style-name="ro15">
          <table:table-cell table:style-name="ce28" office:value-type="string" calcext:value-type="string">
            <text:p><text:a xlink:href="https://github.com/peatysharing/ray_newsletters_with_references/tree/main/Newsletters/2002-11%20Progesterone%2C%20thyroid%2C%20cancer" xlink:type="simple">2002-11 Progesterone, thyroid, cancer</text:a> </text:p>
          </table:table-cell>
          <table:table-cell table:style-name="ce28" office:value-type="string" calcext:value-type="string">
            <text:p>[12] Confino E, Friberg J, Vermesh M, Thomas W, Gleicher N. Effects of progesterone on postoperative adhesion formation in hysterectomized rabbits. Int J Fertil. 1988 Mar-Apr;33(2):139-42. PMID: 2898453. </text:p>
          </table:table-cell>
          <table:table-cell table:style-name="ce4" office:value-type="string" calcext:value-type="string">
            <text:p>[14] Cragle RG. Dizygotic cattle twins and tissue tolerance. ORO-661. ORO Rep. 1967 Jul 1:50-5. PMID: 4890188. </text:p>
          </table:table-cell>
          <table:table-cell table:style-name="ce4" office:value-type="string" calcext:value-type="string">
            <text:p>[22] Garegnani TC, Barcat JA, Pistoia OA, Lanari A. Acción de la progesterona en la organización de adherencias pleurales experimentales [Effect of progesterone on the development of experimental pleural adhesions]. Medicina (B Aires). 1983;43(6 Pt 1):677-81. Spanish. PMID: 6679032. </text:p>
          </table:table-cell>
          <table:table-cell table:style-name="ce4" office:value-type="string" calcext:value-type="string">
            <text:p>[31] Kothari MV, Mehta LA. An epitaph for the gene. An obituary for genetics. An adieu for heredity. J Postgrad Med. 1997 Jul-Sep;43(3):57-60. PMID: 10740723. </text:p>
          </table:table-cell>
          <table:table-cell table:style-name="ce4" office:value-type="string" calcext:value-type="string">
            <text:p>[34] Lewis GC Jr. Progestin therapy for cancer of the uterine corpus. Pa Med. 1971 Apr;74(4):47-51. PMID: 4336781. </text:p>
          </table:table-cell>
          <table:table-cell table:style-name="ce4" office:value-type="string" calcext:value-type="string">
            <text:p>[39] Lahita RG. Collagen disease: the enemy within. Int J Fertil Womens Med. 1998 Sep-Oct;43(5):229-34. PMID: 9863615. </text:p>
          </table:table-cell>
          <table:table-cell table:style-name="ce4" office:value-type="string" calcext:value-type="string">
            <text:p>[40] Lanari A, de Kremer GH. Fibrosis y cirrosis en el conejo por acción del dietilestilbestrol y su inhibición por la progesterona [Fibrosis and cirrhosis in the rabbit induced by diethylstilbestrol and its inhibition with progesterone]. Medicina (B Aires). 1985;45(2):110-6. Spanish. PMID: 3841921. </text:p>
          </table:table-cell>
          <table:table-cell table:style-name="ce4" office:value-type="string" calcext:value-type="string">
            <text:p>[41] Rouayrenc JF, Vignon F, Bringer J, Pujol P. Les effets non-transcriptionnels des oestrogènes refont surface [Non-genomic steroid effects: estrogen action revisited]. Ann Endocrinol (Paris). 2000 Dec;61(6):517-523. French. PMID: 11148326. </text:p>
          </table:table-cell>
          <table:table-cell table:style-name="ce4" office:value-type="string" calcext:value-type="string">
            <text:p>[42] Rubin H. Cell damage, aging and transformation: a multilevel analysis of carcinogenesis. Anticancer Res. 1999 Nov-Dec;19(6A):4877-86. PMID: 10697601. </text:p>
          </table:table-cell>
          <table:table-cell table:number-columns-repeated="16374"/>
        </table:table-row>
        <table:table-row table:style-name="ro30">
          <table:table-cell table:style-name="ce28" office:value-type="string" calcext:value-type="string">
            <text:p><text:a xlink:href="https://github.com/peatysharing/ray_newsletters_with_references/tree/main/Newsletters/2003-03%20Estrogen's%20Mechanisms%20in%20Aging%20and%20Cancer" xlink:type="simple">2003-03 Estrogen's Mechanisms in Aging and Cancer</text:a></text:p>
          </table:table-cell>
          <table:table-cell table:style-name="ce4" office:value-type="string" calcext:value-type="string">
            <text:p>[02] Boljevic S, Kogan AH, Gracev SV, Jelisejeva SV, Daniljak IG. Osobina ugljen dioksida da inhibise stvaranje aktivnih oblika kiseonika u ćelijama coveka i zivotinja i znacaj ove pojave u biologiji i medicini [Carbon dioxide inhibits the generation of active forms of oxygen in human and animal cells and the significance of the phenomenon in biology and medicine]. Vojnosanit Pregl. 1996 Jul-Aug;53(4):261-74. Serbian. PMID: 9229940. </text:p>
          </table:table-cell>
          <table:table-cell table:style-name="ce4" office:value-type="string" calcext:value-type="string">
            <text:p>[04] Merlen JF. Microcirculation et contraceptifs oraux [Microcirculation and oral contraceptives]. Phlebologie. 1982 Apr-Jun;35(2):631-7. French. PMID: 7111432. </text:p>
          </table:table-cell>
          <table:table-cell table:style-name="ce4" office:value-type="string" calcext:value-type="string">
            <text:p>[06] Reid AC, Teasdale GM, McCulloch J. Hormonal influence on water permeability across the blood-brain barrier. Clin Exp Neurol. 1983;19:50-3. PMID: 6568928. </text:p>
          </table:table-cell>
          <table:table-cell table:style-name="ce4" office:value-type="string" calcext:value-type="string">
            <text:p>[08] Lagrue G, Behar A, Morville R. Etude de la fonction ovarienne au cours des oedèmes idiopathiques orthostatiques. Administration orale de progestérone et variations de la perméabilité capillaire [Ovarian function in orthostatic idiopathic edema. Oral administration of progesterone and changes in capillary permeability]. Presse Med. 1983 Dec 10;12(45):2859-62. French. PMID: 6228862. </text:p>
          </table:table-cell>
          <table:table-cell table:style-name="ce4" office:value-type="string" calcext:value-type="string">
            <text:p>[19] Kimoto Y, Tanji Y, Taguchi T, Sugimoto T, Watanabe T, Tsukamoto F, Kim S, Yoneda K, Takamura Y, Izukura M, Shiba E, Takai S. Antitumor effect of medium-chain triglyceride and its influence on the self-defense system of the body. Cancer Detect Prev. 1998;22(3):219-24. doi: 10.1046/j.1525-1500.1998.0oa32.x. PMID: 9618043. </text:p>
          </table:table-cell>
          <table:table-cell table:style-name="ce4" office:value-type="string" calcext:value-type="string">
            <text:p>[20] Trams G, Engel B, Lehmann F, Maass H. Specific binding of oestradiol in human uterine tissue. Acta Endocrinol (Copenh). 1973 Feb;72(2):351-60. doi: 10.1530/acta.0.0720351. PMID: 4739184. </text:p>
          </table:table-cell>
          <table:table-cell table:style-name="ce4" office:value-type="string" calcext:value-type="string">
            <text:p>[21] Engel LL, Weidenfield J, Merriam GR. Metabolism of diethylstilbestrol by rat liver: a preliminary report. J Toxicol Environ Health Suppl. 1976;1:37-44. PMID: 11352. </text:p>
          </table:table-cell>
          <table:table-cell table:style-name="ce4" office:value-type="string" calcext:value-type="string">
            <text:p>[27] Kimoto Y. Gene transcripts of eleven proteins with specific functions are all detected in human normal cells and tumor cell lines: a possible DNA--&gt;RNA basal constant flow. Hum Cell. 1995 Dec;8(4):202-10. PMID: 8721092. </text:p>
          </table:table-cell>
          <table:table-cell table:number-columns-repeated="16375"/>
        </table:table-row>
        <table:table-row table:style-name="ro14">
          <table:table-cell table:style-name="ce28" office:value-type="string" calcext:value-type="string">
            <text:p><text:a xlink:href="https://github.com/peatysharing/ray_newsletters_with_references/tree/main/Newsletters/2005%20Carbon%20monoxide%2C%20Estrogen%2C%20and%20the%20Medical%20Cancer%20Cult" xlink:type="simple">2005 Carbon monoxide, Estrogen, and the Medical</text:a> </text:p>
          </table:table-cell>
          <table:table-cell table:style-name="ce4" office:value-type="string" calcext:value-type="string">
            <text:p>[10] Correa ME, Finol HJ, Marquez A, Sosa L, Diaz NL. Ultrastructure of hepatocyte abnormalities in perimetastatic areas. J Submicrosc Cytol Pathol. 1998 Jul;30(3):371-7. PMID: 9723197. </text:p>
          </table:table-cell>
          <table:table-cell table:style-name="ce4" office:value-type="string" calcext:value-type="string">
            <text:p>[12] Eidemiller LR, Fletcher WS, Dennis DL, Krippaehne WW. Spontaneous remission of proven cancer. Northwest Med. 1971 Aug;70(8):539-43. PMID: 4327746. </text:p>
          </table:table-cell>
          <table:table-cell table:style-name="ce4" office:value-type="string" calcext:value-type="string">
            <text:p>[16] Figge, F. H. J., and G. S. Weiland. "The affinity of neoplastic, embryonic, and traumatized tissue for porphyrins and metalloporphyrins." Anatomical record. Vol. 100. No. 4. DIV JOHN WILEY &amp; SONS INC, 605 THIRD AVE, NEW YORK, NY 10158-0012: WILEY-LISS, 1948. </text:p>
          </table:table-cell>
          <table:table-cell table:style-name="ce4" office:value-type="string" calcext:value-type="string">
            <text:p>[31] Nagy P, Csaba IF. Uber die Wirkungsweise von Ostrogenen auf den In-vitro-Stoffwechsel des aus menschlicher Frühschwangerschaft stammended Trophoblasten [Action of oestrogens on in vitro metabolism of trophoblast from human early pregnancy (author's transl)]. Zentralbl Gynakol. 1982;104(2):111-6. German. PMID: 7080714. </text:p>
          </table:table-cell>
          <table:table-cell table:style-name="ce4" office:value-type="string" calcext:value-type="string">
            <text:p>[34] Pizer ES, Kurman RJ, Pasternack GR, Kuhajda FP. Expression of fatty acid synthase is closely linked to proliferation and stromal decidualization in cycling endometrium. Int J Gynecol Pathol. 1997 Jan;16(1):45-51. doi: 10.1097/00004347-199701000-00008. PMID: 8986532. </text:p>
          </table:table-cell>
          <table:table-cell table:style-name="ce4" office:value-type="string" calcext:value-type="string">
            <text:p>[47] Tian J, Zheng Y, Yang C. [Effect of sex hormones on heme oxygenase expression in rat ventral prostate]. Sheng Li Xue Bao. 2004 Feb 25;56(1):54-9. Chinese. PMID: 14985830. </text:p>
          </table:table-cell>
          <table:table-cell table:style-name="ce4" office:value-type="string" calcext:value-type="string">
            <text:p>[50] Yam D, Eliraz A, Berry EM. Diet and disease--the Israeli paradox: possible dangers of a high omega-6 polyunsaturated fatty acid diet. Isr J Med Sci. 1996 Nov;32(11):1134-43. PMID: 8960090. </text:p>
          </table:table-cell>
          <table:table-cell table:style-name="ce4" office:value-type="string" calcext:value-type="string">
            <text:p>[51] Zajicek G. Pernicious cachexia: a different view of cancer. Anticancer Res. 1999 Nov-Dec;19(6A):4907-12. PMID: 10697603. </text:p>
          </table:table-cell>
          <table:table-cell table:number-columns-repeated="16375"/>
        </table:table-row>
        <table:table-row table:style-name="ro15">
          <table:table-cell table:style-name="ce28" office:value-type="string" calcext:value-type="string">
            <text:p><text:a xlink:href="https://github.com/peatysharing/ray_newsletters_with_references/tree/main/Newsletters/2005%20Contexts%20for%20Asthma" xlink:type="simple">2005 Contexts for Asthma</text:a> </text:p>
          </table:table-cell>
          <table:table-cell table:style-name="ce4" office:value-type="string" calcext:value-type="string">
            <text:p>[14] Terral C, Godard P, Michel FB, Macabies J. Influence des estrogènes sur l'histamino-libération du sang total induite par des allergènes in vitro [Influence of estrogens on histamines liberation by whole blood induced by allergens in vitro]. C R Seances Soc Biol Fil. 1981;175(2):247-52. French. PMID: 6166357. </text:p>
          </table:table-cell>
          <table:table-cell table:style-name="ce4" office:value-type="string" calcext:value-type="string">
            <text:p>[25] Torreilles J, Guérin MC. Peut-on parler d'un stress NO? [Does nitric oxide stress exist?]. C R Seances Soc Biol Fil. 1995;189(3):389-400. French. PMID: 8521087. </text:p>
          </table:table-cell>
          <table:table-cell table:style-name="ce4" office:value-type="string" calcext:value-type="string">
            <text:p>[26] Bazarevich GIa, Deviataev AM, Likhtenshteĭn AO, Natsvlishvili BP, Sadeko MKh. Rol' biologicheskoĭ aktivnosti serotonina v formirovanii sindroma "shokovogo" legkogo [Role of the biological activity of serotonin in the production of the "shock lung" syndrome]. Biull Eksp Biol Med. 1976 Oct;82(10):1181-3. Russian. PMID: 1029497. </text:p>
          </table:table-cell>
          <table:table-cell table:style-name="ce4" office:value-type="string" calcext:value-type="string">
            <text:p>[40] Fehrenbach E, Northoff H. Free radicals, exercise, apoptosis, and heat shock proteins. Exerc Immunol Rev. 2001;7:66-89. PMID: 11579749. </text:p>
          </table:table-cell>
          <table:table-cell table:style-name="ce4" office:value-type="string" calcext:value-type="string">
            <text:p>[51] Coe JE, Ross MJ. Hamster female protein, a sex-limited pentraxin, is a constituent of Syrian hamster amyloid. J Clin Invest. 1985 Jul;76(1):66-74. doi: 10.1172/JCI111978. PMID: 4019787; PMCID: PMC423708. </text:p>
          </table:table-cell>
          <table:table-cell table:number-columns-repeated="16378"/>
        </table:table-row>
        <table:table-row table:style-name="ro28">
          <table:table-cell table:style-name="ce28" office:value-type="string" calcext:value-type="string">
            <text:p><text:a xlink:href="https://github.com/peatysharing/ray_newsletters_with_references/tree/main/Newsletters/2005-11%20Thyroiditis%2C%20Some%20confusions%20and%20causes%20of%20autoimmune%20diseases" xlink:type="simple">2005-11 Thyroiditis, Some confusions and causes</text:a> </text:p>
          </table:table-cell>
          <table:table-cell table:style-name="ce4" office:value-type="string" calcext:value-type="string">
            <text:p>[10] Genovesi G, Paolini P, Marcellini L, Vernillo E, Salvati G, Polidori G, Ricciardi D, de Nuccio I, Re M. Relationship between autoimmune thyroid disease Rand Alzheimer's disease. Panminerva Med. 1996 Mar;38(1):61-3. PMID: 8766884. </text:p>
          </table:table-cell>
          <table:table-cell table:style-name="ce4" office:value-type="string" calcext:value-type="string">
            <text:p>[12] Graebert KS, Popp GM, Kehle T, Herzog V. Regulated O-glycosylation of the Alzheimer beta-A4 amyloid precursor protein in thyrocytes. Eur J Cell Biol. 1995 Jan;66(1):39-46. PMID: 7750518. </text:p>
          </table:table-cell>
          <table:table-cell table:style-name="ce4" office:value-type="string" calcext:value-type="string">
            <text:p>[13] Graebert KS, Lemansky P, Kehle T, Herzog V. Localization and regulated release of Alzheimer amyloid precursor-like protein in thyrocytes. Lab Invest. 1995 May;72(5):513-23. PMID: 7745947. </text:p>
          </table:table-cell>
          <table:table-cell table:style-name="ce4" office:value-type="string" calcext:value-type="string">
            <text:p>[14] Ishii K, Hayashi A, Tamaoka A, Mizusawa H, Shoji S. [A case of Hashimoto's encephalopathy with a relapsing course related to menstrual cycle]. Rinsho Shinkeigaku. 1993 Sep;33(9):995-7. Japanese. PMID: 8299282. </text:p>
          </table:table-cell>
          <table:table-cell table:style-name="ce4" office:value-type="string" calcext:value-type="string">
            <text:p>[17] König F, von Hippel C, Petersdorff T, Kaschka W. Schilddrüsenautoantikörper bei depressiven Erkrankungen [Thyroid autoantibodies in depressive disorders]. Acta Med Austriaca. 1999;26(4):126-8. German. PMID: 10526630. </text:p>
          </table:table-cell>
          <table:table-cell table:style-name="ce4" office:value-type="string" calcext:value-type="string">
            <text:p>[18] Konno N, Iizuka N, Kawasaki K, Taguchi H, Miura K, Taguchi S, Murakami S, Hagiwara K, Noda Y, Ukawa S. [Screening for thyroid dysfunction in adults residing in Hokkaido Japan: in relation to urinary iodide concentration and thyroid autoantibodies]. Hokkaido Igaku Zasshi. 1994 May;69(3):614-26. Japanese. PMID: 7927185. </text:p>
          </table:table-cell>
          <table:table-cell table:style-name="ce4" office:value-type="string" calcext:value-type="string">
            <text:p>[29] Penhale WJ, Young PR. The influence of the normal microbial flora on the susceptibility of rats to experimental autoimmune thyroiditis. Clin Exp Immunol. 1988 May;72(2):288-92. PMID: 2970354; PMCID: PMC1541533. </text:p>
          </table:table-cell>
          <table:table-cell table:style-name="ce4" office:value-type="string" calcext:value-type="string">
            <text:p>[30] Poverennyĭ AM, Shinkarkina AP, Vinogradova IuE, Beziaeva GP, Podgorodnichenko VK, Tsyb AF. Veroiatnye posledstviia povrezhdeniia radioaktivnym ĭodom shchitovidnoĭ zhelezy v period Chernobyl'skoĭ avarii [The probable sequelae of thyroid damage from radioactive iodine during the Chernobyl accident]. Radiats Biol Radioecol. 1996 Jul-Aug;36(4):632-40. Russian. PMID: 8925035. </text:p>
          </table:table-cell>
          <table:table-cell table:style-name="ce4" office:value-type="string" calcext:value-type="string">
            <text:p>[36] Shinkarkina AP, Podgorodnichenko VK, Poverennyĭ AM. Antitela k mikrosomal'nomu antigenu shchitovidnoĭ zhelezy u deteĭ i podrostkov, podvergshikhsia radiatsionnomu vozdeĭstviiu v rezul'tate avarii na Chernobyl'skoĭ AES [Antibodies to the thyroid microsomal antigen in children and adolescents subjected to radiation exposure as a result of the accident at the Chernobyl Atomic Electric Power Station]. Radiats Biol Radioecol. 1994 Jan-Feb;34(1):3-7. Russian. PMID: 8148974. </text:p>
          </table:table-cell>
          <table:table-cell table:style-name="ce4" office:value-type="string" calcext:value-type="string">
            <text:p>[37] Schumm-Draeger PM, Länger F, Caspar G, Rippegather K, Herrmann G, Fortmeyer HP, Usadel KH, Hübner K. Spontane Hashimoto-artige Thyreoiditis im Modell der Katze [Spontaneous Hashimoto-like thyroiditis in cats]. Verh Dtsch Ges Pathol. 1996;80:297-301. German. PMID: 9065031. </text:p>
          </table:table-cell>
          <table:table-cell table:style-name="ce4" office:value-type="string" calcext:value-type="string">
            <text:p>[38] Sterzl I, Hrdá P, Procházková J, Bártová J, Matucha P. Reakce na kovy u pacientů s chronickou únavou a autoimunitními endokrinopatiemi [Reactions to metals in patients with chronic fatigue and autoimmune endocrinopathy]. Vnitr Lek. 1999 Sep;45(9):527-31. Czech. PMID: 10951876. </text:p>
          </table:table-cell>
          <table:table-cell table:style-name="ce4" office:value-type="string" calcext:value-type="string">
            <text:p>[42] Wémeau JL. Hypothyroïdies liées aux surcharges iodées [Hypothyroidism related to excess iodine]. Presse Med. 2002 Oct 26;31(35):1670-5. French. PMID: 12448334. </text:p>
          </table:table-cell>
          <table:table-cell table:number-columns-repeated="16371"/>
        </table:table-row>
        <table:table-row table:style-name="ro25">
          <table:table-cell table:style-name="ce28" office:value-type="string" calcext:value-type="string">
            <text:p><text:a xlink:href="https://github.com/peatysharing/ray_newsletters_with_references/tree/main/Newsletters/2006%20Autoimmunity" xlink:type="simple">2006 Autoimmunity</text:a> </text:p>
          </table:table-cell>
          <table:table-cell table:style-name="ce4" office:value-type="string" calcext:value-type="string">
            <text:p>[05] Ayres S Jr, Mihan R. Is vitamin E involved in the autoimmune mechanism? Cutis. 1978 Mar;21(3):321-5. PMID: 343998. </text:p>
          </table:table-cell>
          <table:table-cell table:style-name="ce4" office:value-type="string" calcext:value-type="string">
            <text:p>[07] Bennett M, Uauy R, Grundy SM. Dietary fatty acid effects on T-cell-mediated immunity in mice infected with mycoplasma pulmonis or given carcinogens by injection. Am J Pathol. 1987 Jan;126(1):103-13. PMID: 3812635; PMCID: PMC1899541. </text:p>
          </table:table-cell>
          <table:table-cell table:style-name="ce4" office:value-type="string" calcext:value-type="string">
            <text:p>[09] Blank M, Mendlovic S, Fricke H, Mozes E, Talal N, Shoenfeld Y. Sex hormone involvement in the induction of experimental systemic lupus erythematosus by a pathogenic anti-DNA idiotype in naive mice. J Rheumatol. 1990 Mar;17(3):311-7. PMID: 2332851. </text:p>
          </table:table-cell>
          <table:table-cell table:style-name="ce4" office:value-type="string" calcext:value-type="string">
            <text:p>[10] Bliznakov EG. Serotonin and its precursors as modulators of the immunological responsiveness in mice. J Med. 1980;11(2-3):81-105. PMID: 6967931. </text:p>
          </table:table-cell>
          <table:table-cell table:style-name="ce4" office:value-type="string" calcext:value-type="string">
            <text:p>[21] Ishii K, Hayashi A, Tamaoka A, Mizusawa H, Shoji S. [A case of Hashimoto's encephalopathy with a relapsing course related to menstrual cycle]. Rinsho Shinkeigaku. 1993 Sep;33(9):995-7. Japanese. PMID: 8299282. </text:p>
          </table:table-cell>
          <table:table-cell table:style-name="ce4" office:value-type="string" calcext:value-type="string">
            <text:p>[45] Talal N, Dang H, Ahmed SA, Kraig E, Fischbach M. Interleukin 2, T cell receptor and sex hormone studies in autoimmune mice. J Rheumatol Suppl. 1987 Jun;14 Suppl 13:21-5. PMID: 3112377. </text:p>
          </table:table-cell>
          <table:table-cell table:style-name="ce4" office:value-type="string" calcext:value-type="string">
            <text:p>[46] Talal N, Ahmed SA. Sex hormones, CD5+ (Lyl+) B-cells, and autoimmune diseases. Isr J Med Sci. 1988 Dec;24(12):725-8. PMID: 3265707. </text:p>
          </table:table-cell>
          <table:table-cell table:style-name="ce4" office:value-type="string" calcext:value-type="string">
            <text:p>[48] Talal N. Sex hormones and modulation of immune response in SLE. Clin Rheum Dis. 1982 Apr;8(1):23-8. PMID: 6749398. </text:p>
          </table:table-cell>
          <table:table-cell table:style-name="ce4" office:value-type="string" calcext:value-type="string">
            <text:p>[50] Torras H, Ferrando J, Mallolas J. Dermatitis postovulación (dermatitis por progesterona) [Postovulation dermatitis (dermatitis caused by progesterone)]. Med Cutan Ibero Lat Am. 1980;8(1-3):15-21. Spanish. PMID: 7022048. </text:p>
          </table:table-cell>
          <table:table-cell table:number-columns-repeated="16374"/>
        </table:table-row>
        <table:table-row table:style-name="ro14">
          <table:table-cell table:style-name="ce28" office:value-type="string" calcext:value-type="string">
            <text:p><text:a xlink:href="https://github.com/peatysharing/ray_newsletters_with_references/tree/main/Newsletters/2006%20Inflammation%2C%20endotoxin%2C%20estrogen%2C%20and%20other%20problems" xlink:type="simple">2006 Inflammation, endotoxin, estrogen, and other</text:a> </text:p>
          </table:table-cell>
          <table:table-cell table:style-name="ce4" office:value-type="string" calcext:value-type="string">
            <text:p>[28] Genazzani AR, Trentini GP, Petraglia F, De Gaetani CF, Criscuolo M, Ficarra G, De Ramundo BM, Cleva M. Estrogens modulate the circadian rhythm of hypothalamic beta-endorphin contents in female rats. Neuroendocrinology. 1990 Sep;52(3):221-4. doi: 10.1159/000125589. PMID: 2120604. </text:p>
          </table:table-cell>
          <table:table-cell table:style-name="ce4" office:value-type="string" calcext:value-type="string">
            <text:p>[29] Genç S, Gürdöl F, Oner-Iyidoğan Y, Süzme R. Acute effects of estradiol and of diethylstilbestrol: pro- or antioxidant potential? Res Commun Mol Pathol Pharmacol. 1999;105(3):253-61. PMID: 10954129. </text:p>
          </table:table-cell>
          <table:table-cell table:style-name="ce4" office:value-type="string" calcext:value-type="string">
            <text:p>[43] Lanari A, Garegnani TC, Heinrichs G, Castresana MP. Fibrosis hepática y progesterona [Hepatic fibrosis and progesterone]. Acta Gastroenterol Latinoam. 1988;18(3):161-71. Spanish. PMID: 3270299. </text:p>
          </table:table-cell>
          <table:table-cell office:value-type="string" calcext:value-type="string">
            <text:p>[44] Leathard HL. New possibilities for anti-migraine drugs: prostanoid antagonists and progesterone-mimicking stabilizers of excitable cells. Drug Des Deliv. 1989 Mar;4(2):85-91. PMID: 2569876.</text:p>
          </table:table-cell>
          <table:table-cell table:style-name="ce4" office:value-type="string" calcext:value-type="string">
            <text:p>[46] Li EJ, Cook JA, Spicer KM, Wise WC, Rokach J, Halushka PV. Resistance of essential fatty acid-deficient rats to endotoxin-induced increases in vascular permeability. Circ Shock. 1990 Jun;31(2):159-70. PMID: 2188748. </text:p>
          </table:table-cell>
          <table:table-cell table:style-name="ce4" office:value-type="string" calcext:value-type="string">
            <text:p>[50] Mölleken K. Leberbiopsiebefunde nach Einnahme oraler Kontrazeptiva [Liver biopsy findings after intake of oral contraceptives (author's transl)]. Zentralbl Allg Pathol. 1979;123(3):195-201. German. PMID: 473954. </text:p>
          </table:table-cell>
          <table:table-cell table:style-name="ce4" office:value-type="string" calcext:value-type="string">
            <text:p>[58] Parmar NS. The gastric anti-ulcer activity of naringenin, a specific histidine decarboxylase inhibitor. Int J Tissue React. 1983;5(4):415-20. PMID: 6671888. </text:p>
          </table:table-cell>
          <table:table-cell table:style-name="ce4" office:value-type="string" calcext:value-type="string">
            <text:p>[80] Wang CK, Liu JD, Lin SY, Liao LY, Cheng NY, Wang CS, Siauw CP, Chen PH. Drug-induced liver disease--a review of 14 cases. Gaoxiong Yi Xue Ke Xue Za Zhi. 1995 Apr;11(4):213-9. PMID: 7602656. </text:p>
          </table:table-cell>
          <table:table-cell table:style-name="ce4" office:value-type="string" calcext:value-type="string">
            <text:p>[82] Wise PM, Kashon ML, Krajnak KM, Rosewell KL, Cai A, Scarbrough K, Harney JP, McShane T, Lloyd JM, Weiland NG. Aging of the female reproductive system: a window into brain aging. Recent Prog Horm Res. 1997;52:279-303; discussion 303-5. PMID: 9238857. </text:p>
          </table:table-cell>
          <table:table-cell table:number-columns-repeated="16374"/>
        </table:table-row>
        <table:table-row table:style-name="ro20">
          <table:table-cell table:style-name="ce28" office:value-type="string" calcext:value-type="string">
            <text:p><text:a xlink:href="https://github.com/peatysharing/ray_newsletters_with_references/tree/main/Newsletters/2006-01%20X-rays%2C%20estrogen%2C%20and%20the%20brain" xlink:type="simple">2006-01 X-rays, estrogen, and the brain</text:a> </text:p>
          </table:table-cell>
          <table:table-cell table:style-name="ce4" office:value-type="string" calcext:value-type="string">
            <text:p>[14] Belousov LV, Popp FA, Kazakova NI. Sverkhslabye izlucheniia kurinykh iaits i zarodysheĭ: neadditivnoe vzaimodeĭstvie dvukh izluchateleĭ i ustoĭchivaia neravnovesnost' [Ultraweak emissions from chicken eggs and embryos: the nonadditive interaction of 2 emitters and stable nonequilibrium]. Ontogenez. 1997 Sep-Oct;28(5):377-88. Russian. PMID: 9411317. </text:p>
          </table:table-cell>
          <table:table-cell table:style-name="ce4" office:value-type="string" calcext:value-type="string">
            <text:p>[21] Nagl W, Popp FA. A physical (electromagnetic) model of differentiation. 1. Basic considerations. Cytobios. 1983;37(145):45-62. PMID: 6851665. </text:p>
          </table:table-cell>
          <table:table-cell table:style-name="ce4" office:value-type="string" calcext:value-type="string">
            <text:p>[23] Popp FA. A very significant correlation between carcinogenic activity of polycyclic hydrocarbons and certain properties of their transition states in the range of the lowest triplet states of the DNA. Arch Geschwulstforsch. 1977;47(2):97-105. PMID: 879983. </text:p>
          </table:table-cell>
          <table:table-cell table:style-name="ce4" office:value-type="string" calcext:value-type="string">
            <text:p>[25] Ruth B, Popp FA. Experimentelle Untersuchungen zur ultraschwachen Photonenemission biologischer Systeme [Experimental investigations on ultraweak photonemission form biological systems (author's transl)]. Z Naturforsch C Biosci. 1976 Nov-Dec;31(11-12):741-5. German. PMID: 138296. </text:p>
          </table:table-cell>
          <table:table-cell table:number-columns-repeated="16379"/>
        </table:table-row>
        <table:table-row table:style-name="ro30">
          <table:table-cell table:style-name="ce28" office:value-type="string" calcext:value-type="string">
            <text:p><text:a xlink:href="https://github.com/peatysharing/ray_newsletters_with_references/tree/main/Newsletters/2007%20The%20GABA%20system%2C%20defenses%2C%20and%20tissue%20renewal" xlink:type="simple">2007 The GABA system, defenses, and tissue renewal</text:a> </text:p>
          </table:table-cell>
          <table:table-cell office:value-type="string" calcext:value-type="string">
            <text:p>[06] Birkle DL. Reciprocal regulation of fatty acid release in the brain by GABA and glutamate. Adv Exp Med Biol. 1992;318:57-71. doi: 10.1007/978-1-4615-3426-6_6. PMID: 1353287.</text:p>
          </table:table-cell>
          <table:table-cell table:style-name="ce4" office:value-type="string" calcext:value-type="string">
            <text:p>[12] Cheng CM, Hicks K, Wang J, Eagles DA, Bondy CA. Caloric restriction augments brain glutamic acid decarboxylase-65 and -67 expression. J Neurosci Res. 2004 Jul 15;77(2):270-6. doi: 10.1002/jnr.20144. PMID: 15211593. </text:p>
          </table:table-cell>
          <table:table-cell table:style-name="ce4" office:value-type="string" calcext:value-type="string">
            <text:p>[13] Chuang DM. Neuroprotective and neurotrophic actions of the mood stabilizer lithium: can it be used to treat neurodegenerative diseases? Crit Rev Neurobiol. 2004;16(1-2):83-90. doi: 10.1615/critrevneurobiol.v16.i12.90. PMID: 15581403. </text:p>
          </table:table-cell>
          <table:table-cell office:value-type="string" calcext:value-type="string">
            <text:p>[36] Novikov VE, Iasnetsov VV, Evseev AV, Merkulova LI. Farmakologicheskaia korrektsiia aktivnosti protsessov perekisnogo okisleniia lipidov v dinamike cherepno-mozgovoĭ travmy [The pharmacological correction of the activity of lipid peroxidation processes in the dynamics of craniocerebral trauma]. Eksp Klin Farmakol. 1995 Jan-Feb;58(1):46-8. Russian. PMID: 7787698.</text:p>
          </table:table-cell>
          <table:table-cell table:style-name="ce4" office:value-type="string" calcext:value-type="string">
            <text:p>[37] Toksikol, Farmakol. "Nov-Dec; 54 (6): 44-6.[The effect of GABA-ergic agents on oxidative phosphorylation in the brain mitochondria in traumatic edema][Article in Russian]." Novikov VE, Sharov A (1991). </text:p>
          </table:table-cell>
          <table:table-cell table:style-name="ce4" office:value-type="string" calcext:value-type="string">
            <text:p>[42] Reddy DS, Apanites LA. Anesthetic effects of progesterone are undiminished in progesterone receptor knockout mice. Brain Res. 2005 Feb 1;1033(1):96-101. doi: 10.1016/j.brainres.2004.11.026. PMID: 15680344. </text:p>
          </table:table-cell>
          <table:table-cell table:style-name="ce4" office:value-type="string" calcext:value-type="string">
            <text:p>[46] Rho JM, Anderson GD, Donevan SD, White HS. Acetoacetate, acetone, and dibenzylamine (a contaminant in l-(+)-beta-hydroxybutyrate) exhibit direct anticonvulsant actions in vivo. Epilepsia. 2002 Apr;43(4):358-61. doi: 10.1046/j.1528-1157.2002.47901.x. PMID: 11952765. </text:p>
          </table:table-cell>
          <table:table-cell table:style-name="ce4" office:value-type="string" calcext:value-type="string">
            <text:p>[48] Riou JP, Beylot M, Perrot L, Klioua R, Odeon M, Mornex R. Influence de l'état thyroïdien sur la cétogénèse [Effect of thyroid function on ketogenesis (author's transl)]. Ann Endocrinol (Paris). 1980 Nov-Dec;41(6):562-7. French. PMID: 7247339. </text:p>
          </table:table-cell>
          <table:table-cell table:style-name="ce4" office:value-type="string" calcext:value-type="string">
            <text:p>[56] Silverman BS. Use of magnesium sulfate to control status epilepticus. Mod Vet Pract. 1982 May;63(5):384. PMID: 7187925. </text:p>
          </table:table-cell>
          <table:table-cell table:style-name="ce4" office:value-type="string" calcext:value-type="string">
            <text:p>[57] Simon RP, Niro M, Gwinn R. Brain acidosis induced by hypercarbic ventilation attenuates focal ischemic injury. J Pharmacol Exp Ther. 1993 Dec;267(3):1428-31. PMID: 8263804. </text:p>
          </table:table-cell>
          <table:table-cell table:style-name="ce4" office:value-type="string" calcext:value-type="string">
            <text:p>[70] Yeh GC, Wang SM, Wang IF. Interaction of arachidonic acid with ligand binding sites of the N-methyl-D-aspartate receptor in rat hippocampal membranes. Chin J Physiol. 1995;38(2):117-23. Erratum in: Chin J Physiol 1995;38(3):200. PMID: 8697896. </text:p>
          </table:table-cell>
          <table:table-cell table:number-columns-repeated="16372"/>
        </table:table-row>
        <table:table-row table:style-name="ro30">
          <table:table-cell table:style-name="ce28" office:value-type="string" calcext:value-type="string">
            <text:p><text:a xlink:href="https://github.com/peatysharing/ray_newsletters_with_references/tree/main/Newsletters/2009%20Peptides%2C%20coherent%20adaption%2C%20and%20some%20terminal%20diseases" xlink:type="simple">2009 Peptides, coherent adaption, and some terminal diseases</text:a> </text:p>
          </table:table-cell>
          <table:table-cell table:style-name="ce4" office:value-type="string" calcext:value-type="string">
            <text:p>[29] Guimarães AR, Costa Rosa LF, Safi DA, Curi R. Metabolic and functional changes in macrophages of rats fed polyunsaturated or saturated fatty acid rich-diets during ageing. Biochem Int. 1992 Jun;27(1):9-16. PMID: 1627181. </text:p>
          </table:table-cell>
          <table:table-cell table:style-name="ce4" office:value-type="string" calcext:value-type="string">
            <text:p>[30] Guimarães AR, Costa Rosa LF, Sitnik RH, Curi R. Effect of polyunsaturated (PUFA n-6) and saturated fatty acids-rich diets on macrophage metabolism and function. Biochem Int. 1991 Feb;23(3):533-43. PMID: 1877991. </text:p>
          </table:table-cell>
          <table:table-cell table:style-name="ce4" office:value-type="string" calcext:value-type="string">
            <text:p>[44] Krause A, Liepke C, Meyer M, Adermann K, Forssmann WG, Maronde E. Human natriuretic peptides exhibit antimicrobial activity. Eur J Med Res. 2001 May 29;6(5):215-8. PMID: 11410403. </text:p>
          </table:table-cell>
          <table:table-cell table:style-name="ce4" office:value-type="string" calcext:value-type="string">
            <text:p>[68] Sukhikh GT, Meerson FZ, Mikhaleva II. Stressornoe snizhenie rezistentnosti organizma k opukholevomu rostu i preduprezhdenie étogo iavleniia tsentral'nymi tormoznymi metabolitami [Stress-induced decrease in body resistance to tumor growth and the prevention of this phenomenon by central inhibitory metabolites]. Dokl Akad Nauk SSSR. 1984 Sep-Oct;278(1):253-6. Russian. PMID: 6548436. </text:p>
          </table:table-cell>
          <table:table-cell table:style-name="ce4" office:value-type="string" calcext:value-type="string">
            <text:p>[74] Vesely DL. Cardiac and renal hormones: anticancer effects in vitro and in vivo. J Investig Med. 2009 Jan;57(1):22-8. doi: 10.2310/JIM.0b013e3181948b25. PMID: 19092678. </text:p>
          </table:table-cell>
          <table:table-cell table:style-name="ce4" office:value-type="string" calcext:value-type="string">
            <text:p>[82] Zhao YL, Wang JH, Cheng CP. [Effect of ANP on estradiol and progesterone production by rat ovarian cells]. Sheng Li Xue Bao. 1991 Dec;43(6):580-3. Chinese. PMID: 1839085. </text:p>
          </table:table-cell>
          <table:table-cell table:number-columns-repeated="16377"/>
        </table:table-row>
        <table:table-row table:style-name="ro24">
          <table:table-cell table:style-name="ce28" office:value-type="string" calcext:value-type="string">
            <text:p><text:a xlink:href="https://github.com/peatysharing/ray_newsletters_with_references/tree/main/Newsletters/2009%20Resveratrol%2C%20rate%20of%20living%2C%20CO2%2C%20and%20aging" xlink:type="simple">2009 Resveratrol, rate of living, CO2, and aging</text:a> </text:p>
          </table:table-cell>
          <table:table-cell table:style-name="ce4" office:value-type="string" calcext:value-type="string">
            <text:p>[15] <text:a xlink:href="https://www.sciencedaily.com/releases/2009/06/090624152811.htm" xlink:type="simple">https://www.sciencedaily.com/releases/2009/06/090624152811.htm</text:a></text:p>
          </table:table-cell>
          <table:table-cell table:style-name="ce4" office:value-type="string" calcext:value-type="string">
            <text:p>[28] Horner KC. The effect of sex hormones on bone metabolism of the otic capsule--an overview. Hear Res. 2009 Jun;252(1-2):56-60. doi: 10.1016/j.heares.2008.12.004. Epub 2008 Dec 24. PMID: 19121641. </text:p>
          </table:table-cell>
          <table:table-cell table:style-name="ce4" office:value-type="string" calcext:value-type="string">
            <text:p>[58] Tian XM, Ma XD, Yan F. [Resveratrol promotes Ca2+-induced Ca2+ release from rat liver cell mitochondria mediated by Ca2+]. Nan Fang Yi Ke Da Xue Xue Bao. 2006 Jul;26(7):910-3. Chinese. PMID: 16864075. </text:p>
          </table:table-cell>
          <table:table-cell table:number-columns-repeated="16380"/>
        </table:table-row>
        <table:table-row table:style-name="ro25">
          <table:table-cell table:style-name="ce28" office:value-type="string" calcext:value-type="string">
            <text:p><text:a xlink:href="https://github.com/peatysharing/ray_newsletters_with_references/tree/main/Newsletters/2011%20Radiation%20and%20Growth%2C%20Incoherent%20imprinting%20from%20inappropriate%20irradiation" xlink:type="simple">2011 Radiation and Growth, Incoherent imprinting</text:a> </text:p>
          </table:table-cell>
          <table:table-cell table:style-name="ce4" office:value-type="string" calcext:value-type="string">
            <text:p>[21] Sótonyi PT, Dobozy O, Csaba G. Changes of free histones in chick testicular and ovarian cells after embryonic and/or neonatal treatment with diethylstilbestrol (DES) or allyloestrenol (AE). Acta Morphol Hung. 1986;34(1-2):23-9. PMID: 3105256. </text:p>
          </table:table-cell>
          <table:table-cell table:style-name="ce4" office:value-type="string" calcext:value-type="string">
            <text:p>[23] Voeĭkov VL, Malenkov AG. Issledovanie élektroprovodnosti suspenziĭ normal'nykh i opukholevykh kletok [Electric conductivity of suspensions of normal and neoplastic cells]. Biofizika. 1971 Jul-Aug;16(4):657-62. Russian. PMID: 4328357. </text:p>
          </table:table-cell>
          <table:table-cell table:style-name="ce4" office:value-type="string" calcext:value-type="string">
            <text:p>[25] Voeĭkov VL. Bio-fiziko-khimicheskie aspekty stareniia i dolgoletiia [Bio-physico-chemical aspects of aging and longevity]. Adv Gerontol. 2002;9:54-66. Russian. PMID: 12096439. </text:p>
          </table:table-cell>
          <table:table-cell table:style-name="ce4" office:value-type="string" calcext:value-type="string">
            <text:p>[27] Voeikov VL, Asfaramov R, Bouravleva EV, Novikov CN, Vilenskaya ND. Biophoton research in blood reveals its holistic properties. Indian J Exp Biol. 2003 May;41(5):473-82. PMID: 15244269. </text:p>
          </table:table-cell>
          <table:table-cell table:number-columns-repeated="16379"/>
        </table:table-row>
        <table:table-row table:style-name="ro19">
          <table:table-cell table:style-name="ce28" office:value-type="string" calcext:value-type="string">
            <text:p><text:a xlink:href="https://github.com/peatysharing/ray_newsletters_with_references/tree/main/Newsletters/2011-05%20Endotoxin%2C%20Stress%2C%20Depression" xlink:type="simple">2011-05 Endotoxin, Stress, Depression</text:a> </text:p>
          </table:table-cell>
          <table:table-cell table:style-name="ce4" office:value-type="string" calcext:value-type="string">
            <text:p>[09] Carlini EA, Lindsey CJ. Effect of serotonergic drugs on the aggressiveness induced by delta 9-tetrahydrocannabinol in rem-sleep-deprived rats. Braz J Med Biol Res. 1982 Oct;15(4-5):281-3. PMID: 6303479. </text:p>
          </table:table-cell>
          <table:table-cell table:style-name="ce4" office:value-type="string" calcext:value-type="string">
            <text:p>[10] Kazura JW. Eosinophilia-myalgia syndrome. Cleve Clin J Med. 1991 May-Jun;58(3):267-70. doi: 10.3949/ccjm.58.3.267. PMID: 1893558. </text:p>
          </table:table-cell>
          <table:table-cell table:number-columns-repeated="16381"/>
        </table:table-row>
        <table:table-row table:style-name="ro26">
          <table:table-cell table:style-name="ce28" office:value-type="string" calcext:value-type="string">
            <text:p><text:a xlink:href="https://github.com/peatysharing/ray_newsletters_with_references/tree/main/Newsletters/2012-05%20Implications%20of%20inflammation" xlink:type="simple">2012-05 Implications of inflammation</text:a> </text:p>
          </table:table-cell>
          <table:table-cell table:style-name="ce4" office:value-type="string" calcext:value-type="string">
            <text:p>[17] Zajicek G, Arber N, Schwartz-Arad D, Ariel I. Streaming pancreas: islet cell kinetics. Diabetes Res. 1990 Mar;13(3):121-5. PMID: 2091879. </text:p>
          </table:table-cell>
          <table:table-cell table:number-columns-repeated="16382"/>
        </table:table-row>
        <table:table-row table:style-name="ro23">
          <table:table-cell table:style-name="ce28" office:value-type="string" calcext:value-type="string">
            <text:p><text:a xlink:href="https://github.com/peatysharing/ray_newsletters_with_references/tree/main/Newsletters/2013-01%20Demystifying%20dementia%2C%20Protective%20progesterone" xlink:type="simple">2013-01 Demystifying dementia, Protective progest</text:a> </text:p>
          </table:table-cell>
          <table:table-cell table:style-name="ce4" office:value-type="string" calcext:value-type="string">
            <text:p>[09] Cherkasskaia MD, Matulis AA, Iasaĭtis AA. Vliianie prostaglandina E2 na énergeticheskie parametry izolirovannykh mitokhondriĭ pecheni krysy [Effect of prostaglandin E2 on energy metabolism in isolated rat liver mitochondria]. Vopr Med Khim. 1982 May-Jun;28(3):110-4. Russian. PMID: 6285614. </text:p>
          </table:table-cell>
          <table:table-cell table:style-name="ce4" office:value-type="string" calcext:value-type="string">
            <text:p>[30] Wang XY, Li XJ, Li DL, Wang CR, Guo XP. [Progesterone exerts neuroprotective effect on hypoxic-ischemic encephalopathy-induced brain damage via inhibition expression of inducible nitric oxide synthase and nitric oxide production]. Zhongguo Ying Yong Sheng Li Xue Za Zhi. 2012 May;28(3):253-4, 262. Chinese. PMID: 22860428. </text:p>
          </table:table-cell>
          <table:table-cell table:number-columns-repeated="16381"/>
        </table:table-row>
        <table:table-row table:style-name="ro19">
          <table:table-cell table:style-name="ce28" office:value-type="string" calcext:value-type="string">
            <text:p><text:a xlink:href="https://github.com/peatysharing/ray_newsletters_with_references/tree/main/Newsletters/2014-01%20Epigenetics%2C%20sickness-aging%2C%20and%20changing%20science" xlink:type="simple">2014-01 Epigenetics, sickness-aging, and changing</text:a> </text:p>
          </table:table-cell>
          <table:table-cell table:style-name="ce4" office:value-type="string" calcext:value-type="string">
            <text:p>[06] Awwad HM, Geisel J, Obeid R. The role of choline in prostate cancer. Clin Biochem. 2012 Dec;45(18):1548-53. doi: 10.1016/j.clinbiochem.2012.08.012. Epub 2012 Aug 19. PMID: 22921309. </text:p>
          </table:table-cell>
          <table:table-cell table:number-columns-repeated="16382"/>
        </table:table-row>
        <table:table-row table:style-name="ro23">
          <table:table-cell table:style-name="ce28" office:value-type="string" calcext:value-type="string">
            <text:p><text:a xlink:href="https://github.com/peatysharing/ray_newsletters_with_references/tree/main/Newsletters/2014-03%20Protecting%20and%20restoring%20nerves" xlink:type="simple">2014-03 Protecting and restoring nerves</text:a> </text:p>
          </table:table-cell>
          <table:table-cell table:style-name="ce4" office:value-type="string" calcext:value-type="string">
            <text:p>[03] Ando S, Toyoda Y, Nagai Y, Ikuta F. Alterations in brain gangliosides and other lipids of patients with Creutzfeldt-Jakob disease and subacute sclerosing panencephalitis (SSPE). Jpn J Exp Med. 1984 Dec;54(6):229-34. PMID: 6399079. </text:p>
          </table:table-cell>
          <table:table-cell table:style-name="ce4" office:value-type="string" calcext:value-type="string">
            <text:p>[06] Beyer TP, Chen Y, Porter RK, Lu D, Schmidt RJ, Mantlo NB, Konrad RJ, Cao G. Peroxisome proliferator-activated receptor alpha agonists regulate cholesterol ester transfer protein. Lipids. 2008 Jul;43(7):611-8. doi: 10.1007/s11745-008-3187-0. Epub 2008 May 15. PMID: 18481130. </text:p>
          </table:table-cell>
          <table:table-cell table:style-name="ce4" office:value-type="string" calcext:value-type="string">
            <text:p>[20] Ledesma MD, Dotti CG. The conflicting role of brain cholesterol in Alzheimer's disease: lessons from the brain plasminogen system. Biochem Soc Symp. 2005;(72):129-38. doi: 10.1042/bss0720129. PMID: 15649137. </text:p>
          </table:table-cell>
          <table:table-cell table:style-name="ce4" office:value-type="string" calcext:value-type="string">
            <text:p>[50] Wang XY, Li XJ, Li DL, Wang CR, Guo XP. [Progesterone exerts neuroprotective effect on hypoxic-ischemic encephalopathy-induced brain damage via inhibition expression of inducible nitric oxide synthase and nitric oxide production]. Zhongguo Ying Yong Sheng Li Xue Za Zhi. 2012 May;28(3):253-4, 262. Chinese. PMID: 22860428. </text:p>
          </table:table-cell>
          <table:table-cell table:number-columns-repeated="16379"/>
        </table:table-row>
        <table:table-row table:style-name="ro24">
          <table:table-cell table:style-name="ce28" office:value-type="string" calcext:value-type="string">
            <text:p><text:a xlink:href="https://github.com/peatysharing/ray_newsletters_with_references/tree/main/Newsletters/2014-05%20Shock%2C%20inflammation%2C%20resistance%2C%20epigenetics" xlink:type="simple">2014-05 Shock, inflammation, resistance, epigenetics</text:a> </text:p>
          </table:table-cell>
          <table:table-cell table:style-name="ce4" office:value-type="string" calcext:value-type="string">
            <text:p>[08] Halushka PV, Wise WC, Cook JA. Protective effects of aspirin in endotoxic shock. J Pharmacol Exp Ther. 1981 Aug;218(2):464-9. PMID: 6894770. </text:p>
          </table:table-cell>
          <table:table-cell table:style-name="ce4" office:value-type="string" calcext:value-type="string">
            <text:p>[19] Menguy R, Masters YF. Influence of hyperglycemia on survival after hemorrhagic shock. Adv Shock Res. 1978;1:43-54. PMID: 262089. </text:p>
          </table:table-cell>
          <table:table-cell table:style-name="ce4" office:value-type="string" calcext:value-type="string">
            <text:p>[21] Okazaki K, Okutsu Y, Fukunaga A. [Effects of carbon dioxide (hypocapnia and hypercapnia) on tissue blood flow and oxygenation of liver, kidney and skeletal muscle in the dog]. Masui. 1989 Apr;38(4):457-64. Japanese. PMID: 2498552. </text:p>
          </table:table-cell>
          <table:table-cell table:number-columns-repeated="16380"/>
        </table:table-row>
        <table:table-row table:style-name="ro26">
          <table:table-cell table:style-name="ce28" office:value-type="string" calcext:value-type="string">
            <text:p><text:a xlink:href="https://github.com/peatysharing/ray_newsletters_with_references/tree/main/Newsletters/2014-07%20Approaches%20to%20renewal" xlink:type="simple">2014-07 Approaches to renewal</text:a> </text:p>
          </table:table-cell>
          <table:table-cell table:style-name="ce4" office:value-type="string" calcext:value-type="string">
            <text:p>[19] Sarroca A, Lin S, Bonanno JA. The effects of low pH and CO2 on bovine corneal lactate production. CLAO J. 1997 Oct;23(4):282-5. PMID: 9348454. </text:p>
          </table:table-cell>
          <table:table-cell table:number-columns-repeated="16382"/>
        </table:table-row>
        <table:table-row table:style-name="ro25">
          <table:table-cell table:style-name="ce28" office:value-type="string" calcext:value-type="string">
            <text:p><text:a xlink:href="https://github.com/peatysharing/ray_newsletters_with_references/tree/main/Newsletters/2014-09%20Antioxidants%20and%20formative%20fields%20Disruptors%20%26%20stabilizers" xlink:type="simple">2014-09 Antioxidants and formative fields Disruptor</text:a> </text:p>
          </table:table-cell>
          <table:table-cell table:style-name="ce4" office:value-type="string" calcext:value-type="string">
            <text:p>[03] Borle AB, Barsic M. Chemical hypoxia increases cytosolic Ca2+ and oxygen free radical formation. Cell Calcium. 1995 Apr;17(4):307-15. doi: 10.1016/0143-4160(95)90077-2. PMID: 7664318. </text:p>
          </table:table-cell>
          <table:table-cell table:style-name="ce4" office:value-type="string" calcext:value-type="string">
            <text:p>[20] Romanovich EA, Basieva FI. Obmen askorbinovoĭ kisloty, ketokislot i oksikislot v iadrakh kletok nekotorykh opukholeĭ [Ascorbic, keto and hydroxy acid metabolism in the cell nuclei of certain tumors]. Vopr Onkol. 1975;21(10):34-6. Russian. PMID: 1189349. </text:p>
          </table:table-cell>
          <table:table-cell table:style-name="ce4" office:value-type="string" calcext:value-type="string">
            <text:p>[22] Sauer LA, Nagel WO, Dauchy RT, Miceli LA, Austin JE. Stimulation of tumor growth in adult rats in vivo during an acute fast. Cancer Res. 1986 Jul;46(7):3469-75. PMID: 3708579. </text:p>
          </table:table-cell>
          <table:table-cell table:style-name="ce4" office:value-type="string" calcext:value-type="string">
            <text:p>[23] Sauer LA, Dauchy RT. Blood nutrient concentrations and tumor growth in vivo in rats: relationships during the onset of an acute fast. Cancer Res. 1987 Feb 15;47(4):1065-8. PMID: 3802090. </text:p>
          </table:table-cell>
          <table:table-cell table:style-name="ce4" office:value-type="string" calcext:value-type="string">
            <text:p>[24] Skoumalová A, Herget J, Wilhelm J. Hypercapnia protects erythrocytes against free radical damage induced by hypoxia in exposed rats. Cell Biochem Funct. 2008 Oct;26(7):801-7. doi: 10.1002/cbf.1509. PMID: 18683905. </text:p>
          </table:table-cell>
          <table:table-cell table:number-columns-repeated="16378"/>
        </table:table-row>
        <table:table-row table:style-name="ro14">
          <table:table-cell table:style-name="ce28" office:value-type="string" calcext:value-type="string">
            <text:p><text:a xlink:href="https://github.com/peatysharing/ray_newsletters_with_references/tree/main/Newsletters/2015%20Mushrooms—observations%20and%20interpretations" xlink:type="simple">2015 Mushrooms—observations and interpretations</text:a> </text:p>
          </table:table-cell>
          <table:table-cell table:style-name="ce4" office:value-type="string" calcext:value-type="string">
            <text:p>[09] Emanuele E. Can trehalose prevent neurodegeneration? Insights from experimental studies. Curr Drug Targets. 2014 May;15(5):551-7. doi: 10.2174/1389450115666140225104705. PMID: 24568549. </text:p>
          </table:table-cell>
          <table:table-cell table:style-name="ce4" office:value-type="string" calcext:value-type="string">
            <text:p>[23] Li X, Wu Q, Xie Y, Ding Y, Du WW, Sdiri M, Yang BB. Ergosterol purified from medicinal mushroom Amauroderma rude inhibits cancer growth in vitro and in vivo by up-regulating multiple tumor suppressors. Oncotarget. 2015 Jul 10;6(19):17832-46. doi: 10.18632/oncotarget.4026. PMID: 26098777; PMCID: PMC4627349. </text:p>
          </table:table-cell>
          <table:table-cell table:style-name="ce4" office:value-type="string" calcext:value-type="string">
            <text:p>[39] Vakulenko NN. Patogistologicheskie i biokhimicheskie izmeneniia golovnogo mozga pri ateroskleroze i ateroskleroticheskom slaboumii [Pathohistologic and biochemical changes in the brain in atherosclerosis and atherosclerotic dementia]. Zh Nevropatol Psikhiatr Im S S Korsakova. 1980;80(7):997-1002. Russian. PMID: 7415733. </text:p>
          </table:table-cell>
          <table:table-cell table:number-columns-repeated="16380"/>
        </table:table-row>
        <table:table-row table:style-name="ro15">
          <table:table-cell table:style-name="ce28" office:value-type="string" calcext:value-type="string">
            <text:p><text:a xlink:href="https://github.com/peatysharing/ray_newsletters_with_references/tree/main/Newsletters/2015%20Stress%2C%20inertia%2C%20aging" xlink:type="simple">2015 Stress, inertia, aging</text:a> </text:p>
          </table:table-cell>
          <table:table-cell table:style-name="ce4" office:value-type="string" calcext:value-type="string">
            <text:p>[03] Barron J, Sandman CA. Relationship of sedative-hypnotic response to self-injurious behavior and stereotypy by mentally retarded clients. Am J Ment Defic. 1983 Sep;88(2):177-86. PMID: 6638079. </text:p>
          </table:table-cell>
          <table:table-cell table:style-name="ce4" office:value-type="string" calcext:value-type="string">
            <text:p>[22] Konturek SJ. Opiates and the gastrointestinal tract. Am J Gastroenterol. 1980 Sep;74(3):285-91. PMID: 6258423. </text:p>
          </table:table-cell>
          <table:table-cell table:style-name="ce4" office:value-type="string" calcext:value-type="string">
            <text:p>[23] Krivosheev OG, Stoliarov GK, Bakalkin GIa, Chazov EI. Vozniknovenie pozitsionnoĭ asimmetrii pri bolevom, immobilizatsionnom i kholodovom stresse [Development of positional asymmetry during pain, immobilization, and cold stress]. Dokl Akad Nauk SSSR. 1980;253(4):1015-8. Russian. PMID: 6253248. </text:p>
          </table:table-cell>
          <table:table-cell table:style-name="ce4" office:value-type="string" calcext:value-type="string">
            <text:p>[24] Kream RM, Stefano GB. Endogenous morphine and nitric oxide coupled regulation of mitochondrial processes. Med Sci Monit. 2009 Dec;15(12):RA263-8. PMID: 19946245. </text:p>
          </table:table-cell>
          <table:table-cell table:style-name="ce4" office:value-type="string" calcext:value-type="string">
            <text:p>[32] Powell-Jones K, Saunders WS, St Onge RD, Thornill JA. Skeletal muscle thermogenesis: its role in the hyperthermia of conscious rats given morphine or beta-endorphin. J Pharmacol Exp Ther. 1987 Oct;243(1):322-32. PMID: 2959769. </text:p>
          </table:table-cell>
          <table:table-cell table:style-name="ce4" office:value-type="string" calcext:value-type="string">
            <text:p>[34] Rhoads DL, Wei LX, Lin ET, Rezvani A, Way EL. Opioids and rat erythrocyte deformability. NIDA Res Monogr. 1986;75:121-4. PMID: 3123933. </text:p>
          </table:table-cell>
          <table:table-cell table:style-name="ce4" office:value-type="string" calcext:value-type="string">
            <text:p>[35] Richardson JS, Zaleski WA. Naloxone and self-mutilation. Biol Psychiatry. 1983 Jan;18(1):99-101. doi: 10.1016/0378-1097(83)90142-8. PMID: 6299409. </text:p>
          </table:table-cell>
          <table:table-cell table:style-name="ce4" office:value-type="string" calcext:value-type="string">
            <text:p>[37] Sandman CA, Barron JL, Chicz-DeMet A, DeMet EM. Plasma B-endorphin levels in patients with self-injurious behavior and stereotypy. Am J Ment Retard. 1990 Jul;95(1):84-92. PMID: 2167106. </text:p>
          </table:table-cell>
          <table:table-cell table:number-columns-repeated="16375"/>
        </table:table-row>
        <table:table-row table:style-name="ro23">
          <table:table-cell table:style-name="ce28" office:value-type="string" calcext:value-type="string">
            <text:p><text:a xlink:href="https://github.com/peatysharing/ray_newsletters_with_references/tree/main/Newsletters/2015-05%20Urea%2C%20coherent%20life%20and%20forgotten%20or%20unrealized%20therapies" xlink:type="simple">2015-05 Urea, coherent life and forgotten or unreali</text:a> </text:p>
          </table:table-cell>
          <table:table-cell table:style-name="ce4" office:value-type="string" calcext:value-type="string">
            <text:p>[13] Krichevskaia AA, Lukash AI, Kesel'man NA. Izmenenie perekisnogo okisleniia i soderzhaniia fosfolipidov v mozge pri giperoksii i zashchitnoe deĭstvie mocheviny [Change in peroxidation and in the phospholipid content in the brain in hyperoxia and the protective action of urea]. Ukr Biokhim Zh. 1976 Mar-Apr;48(2):190-4. Russian. PMID: 941311. </text:p>
          </table:table-cell>
          <table:table-cell table:style-name="ce4" office:value-type="string" calcext:value-type="string">
            <text:p>[14] Lukash AI, Kartashev IP, Antipina TV. Uchastie ionov zheleza v antioksidantnom deĭstvii mocheviny [Participation of iron ions in antioxidant action of urea]. Ukr Biokhim Zh (1978). 1980 Jul-Aug;52(4):462-5. Russian. PMID: 7210209. </text:p>
          </table:table-cell>
          <table:table-cell table:style-name="ce4" office:value-type="string" calcext:value-type="string">
            <text:p>[15] Mairose UB. Osmolalitätsprobleme [Osmolality problems]. Infusionsther Klin Ernahr. 1976 Apr;3(2):117-9. German. PMID: 965081. </text:p>
          </table:table-cell>
          <table:table-cell table:style-name="ce4" office:value-type="string" calcext:value-type="string">
            <text:p>[21] Soupart A, Penninckx R, Stenuit A, Decaux G. Azotemia (48 h) decreases the risk of brain damage in rats after correction of chronic hyponatremia. Brain Res. 2000 Jan 3;852(1):167-72. doi: 10.1016/s0006-8993(99)02259-3. PMID: 10661508. </text:p>
          </table:table-cell>
          <table:table-cell table:style-name="ce4" office:value-type="string" calcext:value-type="string">
            <text:p>[25] Tsai SF, Shu KH. Mannitol-induced acute renal failure. Clin Nephrol. 2010 Jul;74(1):70-3. doi: 10.5414/cnp74070. PMID: 20557870. </text:p>
          </table:table-cell>
          <table:table-cell table:style-name="ce4" office:value-type="string" calcext:value-type="string">
            <text:p>[27] Veksler IaI, Atabegova NG. Vliianie mocheviny na énergeticheskiĭ obmen mozga v norme i v usloviiakh gipotermii [Effect of urea on brain energy metabolism in normal conditions and in hypothermia]. Vopr Med Khim. 1972;18(2):202-7. Russian. PMID: 4679573. </text:p>
          </table:table-cell>
          <table:table-cell table:style-name="ce4" office:value-type="string" calcext:value-type="string">
            <text:p>[29] Watanabe H, Lau DC, Guyn HL, Wong NL. Effect of progesterone therapy on arginine vasopressin and atrial natriuretic factor in premenstrual syndrome. Clin Invest Med. 1997 Aug;20(4):211-23. PMID: 9258576. </text:p>
          </table:table-cell>
          <table:table-cell table:number-columns-repeated="16376"/>
        </table:table-row>
        <table:table-row table:style-name="ro19">
          <table:table-cell table:style-name="ce28" office:value-type="string" calcext:value-type="string">
            <text:p><text:a xlink:href="https://github.com/peatysharing/ray_newsletters_with_references/tree/main/Newsletters/2015-07%20Imprinting%20and%20Aging" xlink:type="simple">2015-07 Imprinting and Aging</text:a> </text:p>
          </table:table-cell>
          <table:table-cell table:style-name="ce4" office:value-type="string" calcext:value-type="string">
            <text:p>[05] Carney SL, Dirks JH. Effect of parathyroid and antidiuretic hormone on water and calcium permeability in the rat collecting duct. Miner Electrolyte Metab. 1988;14(2-3):142-5. PMID: 3380069. </text:p>
          </table:table-cell>
          <table:table-cell table:style-name="ce4" office:value-type="string" calcext:value-type="string">
            <text:p>[06] https://www.ncbi.nlm.nih.gov/books/NBK279163/</text:p>
          </table:table-cell>
          <table:table-cell table:number-columns-repeated="16381"/>
        </table:table-row>
        <table:table-row table:style-name="ro27">
          <table:table-cell table:style-name="ce28" office:value-type="string" calcext:value-type="string">
            <text:p><text:a xlink:href="https://github.com/peatysharing/ray_newsletters_with_references/tree/main/Newsletters/2015-09%20Nitric%20oxide%2C%20degenerative%20processes%2C%20and%20the%20medical%20marketplace" xlink:type="simple">2015-09 Nitric oxide, degenerative processes, and</text:a> </text:p>
          </table:table-cell>
          <table:table-cell table:style-name="ce4" office:value-type="string" calcext:value-type="string">
            <text:p>[04] Bonartsev AP, Slavutskaia Av, Postnikov AB, Medvedeva NA. Vliianie khronicheskogo vvedeniia aminoguanidina na reaktivnost' legochnykh sosudov u krys s monokrotalinovoĭ model'iu legochnoĭ gipertenzii [Effect of chronic administration of aminoguanidine on the reactivity of pulmonary vessels in rats with monocrotaline-induced pulmonary hypertension]. Ross Fiziol Zh Im I M Sechenova. 2004 Jul;90(7):908-15. Russian. PMID: 15462215. </text:p>
          </table:table-cell>
          <table:table-cell table:style-name="ce4" office:value-type="string" calcext:value-type="string">
            <text:p>[06] Chaves MC, Ribeiro RA, Rao VS. Possible involvement of nitric oxide in estrogen-induced uterine edema in the immature rat. Braz J Med Biol Res. 1993 Aug;26(8):853-7. PMID: 7507764. </text:p>
          </table:table-cell>
          <table:table-cell table:number-columns-repeated="16381"/>
        </table:table-row>
        <table:table-row table:style-name="ro19">
          <table:table-cell table:style-name="ce28" office:value-type="string" calcext:value-type="string">
            <text:p><text:a xlink:href="https://github.com/peatysharing/ray_newsletters_with_references/tree/main/Newsletters/2016%20Progesterone%2C%20brain%20protection%2C%20and%20the%20science%20culture" xlink:type="simple">2016 Progesterone, brain protection, and the scienc</text:a> </text:p>
          </table:table-cell>
          <table:table-cell table:style-name="ce4" office:value-type="string" calcext:value-type="string">
            <text:p>[04] Chase A. Traumatic brain injury: Structural changes can progress for months after brain injury. Nat Rev Neurol. 2015 Jun;11(6):309. doi: 10.1038/nrneurol.2015.83. Epub 2015 May 26. PMID: 26009001. </text:p>
          </table:table-cell>
          <table:table-cell table:style-name="ce4" office:value-type="string" calcext:value-type="string">
            <text:p>[25] Sherwin BB. Progestogens used in menopause. Side effects, mood and quality of life. J Reprod Med. 1999 Feb;44(2 Suppl):227-32. PMID: 11392037. </text:p>
          </table:table-cell>
          <table:table-cell table:number-columns-repeated="16381"/>
        </table:table-row>
        <table:table-row table:style-name="ro23">
          <table:table-cell table:style-name="ce28" office:value-type="string" calcext:value-type="string">
            <text:p><text:a xlink:href="https://github.com/peatysharing/ray_newsletters_with_references/tree/main/Newsletters/2016-01%20Nitric%20oxide%2C%20aging%2C%20and%20adaption" xlink:type="simple">2016-01 Nitric oxide, aging, and adaption</text:a> </text:p>
          </table:table-cell>
          <table:table-cell table:style-name="ce4" office:value-type="string" calcext:value-type="string">
            <text:p>[10] D'Annunzio V, Donato M, Fellet A, Buchholz B, Antico Arciuch VG, Carreras MC, Valdez LB, Zaobornyj T, Morales C, Boveris A, Poderoso JJ, Balaszczuk AM, Gelpi RJ. Diastolic function during hemorrhagic shock in rabbits. Mol Cell Biochem. 2012 Jan;359(1-2):169-76. doi: 10.1007/s11010-011-1011-2. Epub 2011 Aug 13. PMID: 21842376. </text:p>
          </table:table-cell>
          <table:table-cell table:style-name="ce4" office:value-type="string" calcext:value-type="string">
            <text:p>[27] Lloret A, Fuchsberger T, Giraldo E, Vina J. Reductive Stress: A New Concept in Alzheimer's Disease. Curr Alzheimer Res. 2016;13(2):206-11. doi: 10.2174/1567205012666150921101430. PMID: 26391042. </text:p>
          </table:table-cell>
          <table:table-cell table:style-name="ce4" office:value-type="string" calcext:value-type="string">
            <text:p>[29] Maletic SD, Dragicevic-Djokovic LM, Zikic RV, Stajn AS, Milenkovic P, Kostic MM. Effects of nitric oxide donors on energy metabolism of rat erythrocytes. J Environ Pathol Toxicol Oncol. 2000;19(4):383-90. PMID: 11213021. </text:p>
          </table:table-cell>
          <table:table-cell table:style-name="ce4" office:value-type="string" calcext:value-type="string">
            <text:p>[35] Njeze GE, Dilibe U, Ilo C. Nitrate and drinking water from private wells: will there be an epidemic of cancers of the digestive tract, urinary bladder and thyroid? Niger J Clin Pract. 2014 Mar-Apr;17(2):178-82. doi: 10.4103/1119-3077.127543. PMID: 24553028. </text:p>
          </table:table-cell>
          <table:table-cell table:number-columns-repeated="16379"/>
        </table:table-row>
        <table:table-row table:style-name="ro14">
          <table:table-cell table:style-name="ce28" office:value-type="string" calcext:value-type="string">
            <text:p><text:a xlink:href="https://github.com/peatysharing/ray_newsletters_with_references/tree/main/Newsletters/2016-05%20Comments%20on%20cancer%20therapy" xlink:type="simple">2016-05 Comments on cancer therapy</text:a> </text:p>
          </table:table-cell>
          <table:table-cell table:style-name="ce4" office:value-type="string" calcext:value-type="string">
            <text:p>[01] Ashdown ML, Robinson AP, Yatomi-Clarke SL, Ashdown ML, Allison A, Abbott D, Markovic SN, Coventry BJ. Chemotherapy for Late-Stage Cancer Patients: Meta-Analysis of Complete Response Rates. F1000Res. 2015 Jul 13;4:232. doi: 10.12688/f1000research.6760.1. PMID: 26834979; PMCID: PMC4706056. </text:p>
          </table:table-cell>
          <table:table-cell table:style-name="ce4" office:value-type="string" calcext:value-type="string">
            <text:p>[06] Cohen P, Wax Y, Modan B. Seasonality in the occurrence of breast cancer. Cancer Res. 1983 Feb;43(2):892-6. PMID: 6848200. </text:p>
          </table:table-cell>
          <table:table-cell table:style-name="ce4" office:value-type="string" calcext:value-type="string">
            <text:p>[10] Ferriss JS, Rice LW. The role of in vitro directed chemotherapy in epithelial ovarian cancer. Rev Obstet Gynecol. 2010 Spring;3(2):49-54. PMID: 20842282; PMCID: PMC2938901. </text:p>
          </table:table-cell>
          <table:table-cell table:style-name="ce4" office:value-type="string" calcext:value-type="string">
            <text:p>[15] JONES HB. Demographic consideration of the cancer problem. Trans N Y Acad Sci. 1956 Feb;18(4):298-333. doi: 10.1111/j.2164-0947.1956.tb00453.x. PMID: 13312067. </text:p>
          </table:table-cell>
          <table:table-cell table:style-name="ce4" office:value-type="string" calcext:value-type="string">
            <text:p>[20] Kuraishi Y. [A memoir of my research on pain and analgesia for 39 years]. Yakugaku Zasshi. 2014;134(11):1125-42. Japanese. doi: 10.1248/yakushi.14-00194. PMID: 25366910. </text:p>
          </table:table-cell>
          <table:table-cell table:style-name="ce4" office:value-type="string" calcext:value-type="string">
            <text:p>[23] PARK WW, LEES JC. The absolute curability of cancer of the breast. Surg Gynecol Obstet. 1951 Aug;93(2):129-52. PMID: 14855258. </text:p>
          </table:table-cell>
          <table:table-cell table:style-name="ce4" office:value-type="string" calcext:value-type="string">
            <text:p>[24] Sklar LS, Anisman H. Stress and coping factors influence tumor growth. Science. 1979 Aug 3;205(4405):513-5. doi: 10.1126/science.109924. PMID: 109924. </text:p>
          </table:table-cell>
          <table:table-cell table:number-columns-repeated="16376"/>
        </table:table-row>
        <table:table-row table:style-name="ro14">
          <table:table-cell table:style-name="ce28" office:value-type="string" calcext:value-type="string">
            <text:p><text:a xlink:href="https://github.com/peatysharing/ray_newsletters_with_references/tree/main/Newsletters/2016-07%20100%20Years%20of%20Cancer%20Metabolism" xlink:type="simple">2016-07 100 Years of Cancer Metabolism</text:a> </text:p>
          </table:table-cell>
          <table:table-cell table:style-name="ce4" office:value-type="string" calcext:value-type="string">
            <text:p>[02] Sam Apple, NYT May 15,2016, on page MM64 of the Sunday Magazine. </text:p>
          </table:table-cell>
          <table:table-cell table:style-name="ce28" office:value-type="string" calcext:value-type="string">
            <text:p>[03] Baev VI, Drukina MA, Valeeva GA, Volkova ZA. Tsiki krebsa v takniakh krys, podvergnutykh sochetannomy vozdeĭstviiu giperkapnii, gipoksii i okhlazhdeniia [Krebs cycle in tissue of rats subjected to combined effect of hypercapnia, hypoxia and cooling]. Ukr Biokhim Zh. 1975 May-Jun;47(3):352-7. Russian. PMID: 1216351.</text:p>
          </table:table-cell>
          <table:table-cell table:style-name="ce4" office:value-type="string" calcext:value-type="string">
            <text:p>[15] Shapot VS, Davydova IG, Karetnikov IuP, Seregin GI. Gipoglikemicheskoe davlenie opukholi i bioélektricheskaia aktivnost' golovnogo mozga u onkologicheskikh bol'nykh [Tumor-induced hypoglycemia and bioelectric activity of the brain in cancer patients]. Vopr Onkol. 1983;29(12):12-7. Russian. PMID: 6666093. </text:p>
          </table:table-cell>
          <table:table-cell table:style-name="ce4" office:value-type="string" calcext:value-type="string">
            <text:p>[17] Tagi-zade SB, Shapot VS. Vozmozhnost' osushchestvleniia Pasterovskogo éffekta astsitnymi rakovymi kletkami in vivo [Possibility of achieving the Pasteur effect by ascites carcinoma cells in vivo]. Vopr Med Khim. 1971 Jul-Aug;17(4):407-11. Russian. PMID: 5317626. </text:p>
          </table:table-cell>
          <table:table-cell table:number-columns-repeated="16379"/>
        </table:table-row>
        <table:table-row table:style-name="ro26">
          <table:table-cell table:style-name="ce28" office:value-type="string" calcext:value-type="string">
            <text:p><text:a xlink:href="https://github.com/peatysharing/ray_newsletters_with_references/tree/main/Newsletters/2016-09%20Dangers%20of%20sadistic%20science%20Determinism%20vs%20process%20thinking" xlink:type="simple">2016-09 Dangers of sadistic science Determinism</text:a> </text:p>
          </table:table-cell>
          <table:table-cell table:style-name="ce4" office:value-type="string" calcext:value-type="string">
            <text:p>[22] Harman D. Lipofuscin and ceroid formation: the cellular recycling system. Adv Exp Med Biol. 1989;266:3-15. doi: 10.1007/978-1-4899-5339-1_1. PMID: 2486157. </text:p>
          </table:table-cell>
          <table:table-cell table:number-columns-repeated="16382"/>
        </table:table-row>
        <table:table-row table:style-name="ro20">
          <table:table-cell table:style-name="ce28" office:value-type="string" calcext:value-type="string">
            <text:p><text:a xlink:href="https://github.com/peatysharing/ray_newsletters_with_references/tree/main/Newsletters/2017%20Adaptogenic%20Milk" xlink:type="simple">2017 Adaptogenic Milk</text:a> </text:p>
          </table:table-cell>
          <table:table-cell table:style-name="ce4" office:value-type="string" calcext:value-type="string">
            <text:p>[02] Artus M. Etude, chez le jeune rat en croissance, des effets de l'administration d'un régime a base d'amidon ou de saccharose sur certains paramètres du métabolisme calcique [Effects of administering diets with starch or sucrose basis on certain parameters of calcium metabolism in the young, growing rat]. Ann Nutr Aliment. 1975;29(4):305-12. French. PMID: 1221903. </text:p>
          </table:table-cell>
          <table:table-cell table:style-name="ce4" office:value-type="string" calcext:value-type="string">
            <text:p>[13] Competitive Enterprise Institute https://cei.org/blog/annual-biofuel-subsidies-will hit-60-billion-2022-earth-track. </text:p>
          </table:table-cell>
          <table:table-cell table:style-name="ce4" office:value-type="string" calcext:value-type="string">
            <text:p>[25] Pirie, N. W. "The direct use of leaf protein in human nutrition." Chemistry &amp; Industry 61 (1942): 45-48. </text:p>
          </table:table-cell>
          <table:table-cell table:style-name="ce4" office:value-type="string" calcext:value-type="string">
            <text:p>[27] Radjaipour M, Kindtner E, Rösler H, Eggstein M. Circadiane Rhythmik der Konzentrationen von Parathyrin und Calcitonin im Serum [Circadian rhythm of parathyrin and calcitonin concentrations in the serum]. J Clin Chem Clin Biochem. 1986 Mar;24(3):175-8. German. PMID: 3711800. </text:p>
          </table:table-cell>
          <table:table-cell table:style-name="ce4" office:value-type="string" calcext:value-type="string">
            <text:p>[28] Tang Y, Luo B, Deng Z, Wang B, Liu F, Li J, Shi W, Xie H, Hu X, Li J. Mitochondrial aerobic respiration is activated during hair follicle stem cell differentiation, and its dysfunction retards hair regeneration. PeerJ. 2016 May 3;4:e1821. doi: 10.7717/peerj.1821. PMID: 27168957; PMCID: PMC4860312. </text:p>
          </table:table-cell>
          <table:table-cell table:style-name="ce4" office:value-type="string" calcext:value-type="string">
            <text:p>[32] Zamenhof S, Ahmad G. The effects of exogenous nutrients on growth of chick embryo brain. Growth. 1979 Sep;43(3):160-6. PMID: 510956. </text:p>
          </table:table-cell>
          <table:table-cell table:number-columns-repeated="16377"/>
        </table:table-row>
        <table:table-row table:style-name="ro14">
          <table:table-cell table:style-name="ce28" office:value-type="string" calcext:value-type="string">
            <text:p><text:a xlink:href="https://github.com/peatysharing/ray_newsletters_with_references/tree/main/Newsletters/2017%20From%20heroic%20medicine%20to%20hormesis%20-%20First%20deny%20that%20harm%20is%20done" xlink:type="simple">2017 From heroic medicine to hormesis</text:a> </text:p>
          </table:table-cell>
          <table:table-cell table:style-name="ce4" office:value-type="string" calcext:value-type="string">
            <text:p>[27] Sharma HS, Westman J. Depletion of endogenous serotonin synthesis with p-CPA attenuates upregulation of constitutive isoform of heme oxygenase-2 expression, edema formation and cell injury following a focal trauma to the rat spinal cord. Acta Neurochir Suppl. 2003;86:389-94. doi: 10.1007/978-3-7091-0651-8_82. PMID: 14753474. </text:p>
          </table:table-cell>
          <table:table-cell table:number-columns-repeated="16382"/>
        </table:table-row>
        <table:table-row table:style-name="ro15">
          <table:table-cell table:style-name="ce28" office:value-type="string" calcext:value-type="string">
            <text:p><text:a xlink:href="https://github.com/peatysharing/ray_newsletters_with_references/tree/main/Newsletters/2017-01%20Sugar%2C%20stress%20and%20the%20degenerative%20diseases" xlink:type="simple">2017-01 Sugar, stress and the degenerative diseases</text:a> </text:p>
          </table:table-cell>
          <table:table-cell table:style-name="ce4" office:value-type="string" calcext:value-type="string">
            <text:p>[25] Pronin AV, Gogoleva IV, Torshin IY, Gromovа OA. [Neurotrophic effects of lithium stimulate the reduction of ischemic and neurodegenerative brain damage]. Zh Nevrol Psikhiatr Im S S Korsakova. 2016;116(2):99-108. Russian. doi: 10.17116/jnevro20161162199-108. PMID: 27166488. </text:p>
          </table:table-cell>
          <table:table-cell table:number-columns-repeated="16382"/>
        </table:table-row>
        <table:table-row table:style-name="ro12">
          <table:table-cell table:style-name="ce28" office:value-type="string" calcext:value-type="string">
            <text:p><text:a xlink:href="https://github.com/peatysharing/ray_newsletters_with_references/tree/main/Newsletters/2017-03%20Parkinson's%20disease%20Some%20contexts%20for%20tremulous%20stiffness" xlink:type="simple">2017-03 Parkinson's disease Some contexts for </text:a> </text:p>
          </table:table-cell>
          <table:table-cell table:style-name="ce4" office:value-type="string" calcext:value-type="string">
            <text:p>[07] ECKMAN PL, KING WM, BRUNSON JG. Studies on the blood brain barrier. I. Effects produced by a single injection of gramnegative endotoxin on the permeability of the cerebral vessels. Am J Pathol. 1958 Jul-Aug;34(4):631-43. PMID: 13559397; PMCID: PMC1934783. </text:p>
          </table:table-cell>
          <table:table-cell table:style-name="ce4" office:value-type="string" calcext:value-type="string">
            <text:p>[11] Huang CY, Pai YC, Yu LC. Glucose-mediated cytoprotection in the gut epithelium under ischemic and hypoxic stress. Histol Histopathol. 2017 Jun;32(6):543-550. doi: 10.14670/HH-11-839. Epub 2016 Nov 8. PMID: 27824216. </text:p>
          </table:table-cell>
          <table:table-cell table:style-name="ce4" office:value-type="string" calcext:value-type="string">
            <text:p>[12] Jiménez-Jiménez FJ, Alonso-Navarro H, Herrero MT, García-Martín E, Agúndez JA. An Update on the Role of Nitric Oxide in the Neurodegenerative Processes of Parkinson's Disease. Curr Med Chem. 2016;23(24):2666-2679. doi: 10.2174/0929867323666160812151356. PMID: 27776473. </text:p>
          </table:table-cell>
          <table:table-cell table:style-name="ce28"/>
          <table:table-cell table:number-columns-repeated="16379"/>
        </table:table-row>
        <table:table-row table:style-name="ro21">
          <table:table-cell table:style-name="ce28" office:value-type="string" calcext:value-type="string">
            <text:p><text:a xlink:href="https://github.com/peatysharing/ray_newsletters_with_references/tree/main/Newsletters/2017-05%20Language%20and%20Criticism%20of%20Science" xlink:type="simple">2017-05 Language and Criticism of Science</text:a> </text:p>
          </table:table-cell>
          <table:table-cell table:style-name="ce28" office:value-type="string" calcext:value-type="string">
            <text:p>[04] Braden, Thomas W. "I’m Glad the CIA Is ‘Immoral,’." Saturday Evening Post May 20, pg. 10-14 (1967). </text:p>
          </table:table-cell>
          <table:table-cell table:number-columns-repeated="16382"/>
        </table:table-row>
        <table:table-row table:style-name="ro15">
          <table:table-cell table:style-name="ce28" office:value-type="string" calcext:value-type="string">
            <text:p><text:a xlink:href="https://github.com/peatysharing/ray_newsletters_with_references/tree/main/Newsletters/2017-07%20Problems%20of%20Metabolic%20Energy%20and%20Efficiency" xlink:type="simple">2017-07 Problems of Metabolic Energy and Efficiency</text:a> </text:p>
          </table:table-cell>
          <table:table-cell table:style-name="ce4" office:value-type="string" calcext:value-type="string">
            <text:p>[05] Kogure K. [Ischemic edema formation and energy failure of the brain]. Tanpakushitsu Kakusan Koso. 1984 Dec;29(14):1695-709. Japanese. PMID: 6099896. </text:p>
          </table:table-cell>
          <table:table-cell table:style-name="ce4" office:value-type="string" calcext:value-type="string">
            <text:p>[09] Dreiling DA, Janowitz HD, Halpern M. The effect of a carbonic anhydrase inhibitor, Diamox, on human pancreatic secretion. Implications on the mechanism of pancreatic secretion. Gastroenterology. 1968 Apr;54(4):Suppl:765-7. PMID: 5659822. </text:p>
          </table:table-cell>
          <table:table-cell table:style-name="ce4" office:value-type="string" calcext:value-type="string">
            <text:p>[13] Garg LC. Induction of hepatic carbonic anhydrase by estrogen. J Pharmacol Exp Ther. 1975 Feb;192(2):297-302. PMID: 804034. </text:p>
          </table:table-cell>
          <table:table-cell table:style-name="ce4" office:value-type="string" calcext:value-type="string">
            <text:p>[22] Lloret A, Fuchsberger T, Giraldo E, Vina J. Reductive Stress: A New Concept in Alzheimer's Disease. Curr Alzheimer Res. 2016;13(2):206-11. doi: 10.2174/1567205012666150921101430. PMID: 26391042. </text:p>
          </table:table-cell>
          <table:table-cell table:style-name="ce4" office:value-type="string" calcext:value-type="string">
            <text:p>[25] Mrsulja BB, Stanimirović D, Mićić DV, Spatz M. Excitatory amino acid receptors, oxido-reductive processes and brain oedema following transient ischaemia in gerbils. Acta Neurochir Suppl (Wien). 1990;51:180-2. doi: 10.1007/978-3-7091-9115-6_61. PMID: 1982477. </text:p>
          </table:table-cell>
          <table:table-cell table:style-name="ce4" office:value-type="string" calcext:value-type="string">
            <text:p>[28] Puscas I, Coltau M, Baican M, Pasca R, Domuta G, Hecht A. Vasoconstrictive drugs increase carbonic anhydrase I in vascular smooth muscle while vasodilating drugs reduce the activity of this isozyme by a direct mechanism of action. Drugs Exp Clin Res. 2001;27(2):53-60. PMID: 11392054. </text:p>
          </table:table-cell>
          <table:table-cell table:style-name="ce4" office:value-type="string" calcext:value-type="string">
            <text:p>[30] Schwartz L, Supuran CT, Alfarouk KO. The Warburg Effect and the Hallmarks of Cancer. Anticancer Agents Med Chem. 2017;17(2):164-170. doi: 10.2174/1871520616666161031143301. PMID: 27804847. </text:p>
          </table:table-cell>
          <table:table-cell table:style-name="ce4" office:value-type="string" calcext:value-type="string">
            <text:p>[31] Severinghaus JW. Endotoxin hyperventilation mechanisms. Crit Care Med. 1998 Sep;26(9):1481-2. doi: 10.1097/00003246-199809000-00009. PMID: 9751579. </text:p>
          </table:table-cell>
          <table:table-cell table:number-columns-repeated="16375"/>
        </table:table-row>
        <table:table-row table:style-name="ro24">
          <table:table-cell table:style-name="ce28" office:value-type="string" calcext:value-type="string">
            <text:p><text:a xlink:href="https://github.com/peatysharing/ray_newsletters_with_references/tree/main/Newsletters/2018-01%20Consciousness%2C%20Nootropics%2C%20And%20Progesterone" xlink:type="simple">2018-01 Consciousness, Nootropics, And Progester</text:a> </text:p>
          </table:table-cell>
          <table:table-cell table:style-name="ce4" office:value-type="string" calcext:value-type="string">
            <text:p>[09] Mallouk RS. Letter: Longevity in vertebrates is proportional to relative brain weight. Fed Proc. 1975 Nov;34(12):2102-3. PMID: 1183610. </text:p>
          </table:table-cell>
          <table:table-cell table:style-name="ce4" office:value-type="string" calcext:value-type="string">
            <text:p>[16] Li DL, Han H. [Effect of progesterone on the expression of GLUT in the brain following hypoxic-ischemia in newborn rats]. Zhongguo Ying Yong Sheng Li Xue Za Zhi. 2008 Aug;24(3):353-5. Chinese. PMID: 21141602. </text:p>
          </table:table-cell>
          <table:table-cell table:number-columns-repeated="16381"/>
        </table:table-row>
        <table:table-row table:style-name="ro26">
          <table:table-cell table:style-name="ce28" office:value-type="string" calcext:value-type="string">
            <text:p><text:a xlink:href="https://github.com/peatysharing/ray_newsletters_with_references/tree/main/Newsletters/2018-03%20Sleep%20and%20Aging" xlink:type="simple">2018-03 Sleep and Aging</text:a> </text:p>
          </table:table-cell>
          <table:table-cell table:style-name="ce4" office:value-type="string" calcext:value-type="string">
            <text:p>[06] Luo H, Guo H, Xiao J, Xue Z. [Circadian variations of plasma SOD and MDA in health subjects]. Hua Xi Yi Ke Da Xue Xue Bao. 1997 Dec;28(4):401-3. Chinese. PMID: 10683957. </text:p>
          </table:table-cell>
          <table:table-cell table:number-columns-repeated="16382"/>
        </table:table-row>
        <table:table-row table:style-name="ro23">
          <table:table-cell table:style-name="ce28" office:value-type="string" calcext:value-type="string">
            <text:p><text:a xlink:href="https://github.com/peatysharing/ray_newsletters_with_references/tree/main/Newsletters/2018-05%20Autism%20And%20Causality" xlink:type="simple">2018-05 Autism And Causality</text:a> </text:p>
          </table:table-cell>
          <table:table-cell office:value-type="string" calcext:value-type="string">
            <text:p>[08] https://www.kennedykrieger.org/overview/news/ <text:s/>study‐finds‐fever‐may‐lead‐improved‐behavior‐ch <text:s/>ildren‐autism‐spectrum‐disorders</text:p>
          </table:table-cell>
          <table:table-cell table:style-name="ce4" office:value-type="string" calcext:value-type="string">
            <text:p>[09] Jung CR, Lin YT, Hwang BF. Air pollution and newly diagnostic autism spectrum disorders: a population-based cohort study in Taiwan. PLoS One. 2013 Sep 25;8(9):e75510. doi: 10.1371/journal.pone.0075510. Erratum in: PLoS One. 2018 Aug 22;13(8):e0202996. doi: 10.1371/journal.pone.0202996. PMID: 24086549; PMCID: PMC3783370. </text:p>
          </table:table-cell>
          <table:table-cell table:number-columns-repeated="16381"/>
        </table:table-row>
        <table:table-row table:style-name="ro12">
          <table:table-cell table:style-name="ce28" office:value-type="string" calcext:value-type="string">
            <text:p><text:a xlink:href="https://github.com/peatysharing/ray_newsletters_with_references/tree/main/Newsletters/2018-09%20Cholesterol%20in%20Context%20-%20Part%201" xlink:type="simple">2018-09 Cholesterol in Context - Part 1</text:a> </text:p>
          </table:table-cell>
          <table:table-cell table:style-name="ce4" office:value-type="string" calcext:value-type="string">
            <text:p>[01] Ayee MA, Levitan I. Paradoxical impact of cholesterol on lipid packing and cell stiffness. Front Biosci (Landmark Ed). 2016 Jun 1;21(6):1245-59. doi: 10.2741/4454. PMID: 27100504. </text:p>
          </table:table-cell>
          <table:table-cell table:style-name="ce4" office:value-type="string" calcext:value-type="string">
            <text:p>[20] Landé, K. E., and W. M. Sperry. "Human atherosclerosis in relation to the cholesterol content of the blood serum." (1936): 301-312. </text:p>
          </table:table-cell>
          <table:table-cell table:style-name="ce4" office:value-type="string" calcext:value-type="string">
            <text:p>[30] Sodero AO, Vriens J, Ghosh D, Stegner D, Brachet A, Pallotto M, Sassoè-Pognetto M, Brouwers JF, Helms JB, Nieswandt B, Voets T, Dotti CG. Cholesterol loss during glutamate-mediated excitotoxicity. EMBO J. 2012 Apr 4;31(7):1764-73. doi: 10.1038/emboj.2012.31. Epub 2012 Feb 17. PMID: 22343944; PMCID: PMC3321209. </text:p>
          </table:table-cell>
          <table:table-cell table:number-columns-repeated="16380"/>
        </table:table-row>
        <table:table-row table:style-name="ro15">
          <table:table-cell table:style-name="ce28" office:value-type="string" calcext:value-type="string">
            <text:p><text:a xlink:href="https://github.com/peatysharing/ray_newsletters_with_references/tree/main/Newsletters/2018-11%20Cholesterol%20in%20Context%20Part%202%20-%20A%20Formative%20Medium" xlink:type="simple">2018-11 Cholesterol in Context Part 2</text:a> </text:p>
          </table:table-cell>
          <table:table-cell table:style-name="ce4" office:value-type="string" calcext:value-type="string">
            <text:p>[02] Anchisi L, Dessì S, Pani A, Mandas A. Cholesterol homeostasis: a key to prevent or slow down neurodegeneration. Front Physiol. 2013 Jan 4;3:486. doi: 10.3389/fphys.2012.00486. PMID: 23316166; PMCID: PMC3539713. </text:p>
          </table:table-cell>
          <table:table-cell table:style-name="ce4" office:value-type="string" calcext:value-type="string">
            <text:p>[24] Shi X, Li W, Liu H, Yin D, Zhao J. β-Cyclodextrin induces the differentiation of resident cardiac stem cells to cardiomyocytes through autophagy. Biochim Biophys Acta Mol Cell Res. 2017 Aug;1864(8):1425-1434. doi: 10.1016/j.bbamcr.2017.05.012. Epub 2017 May 15. PMID: 28522298. </text:p>
          </table:table-cell>
          <table:table-cell table:style-name="ce4" office:value-type="string" calcext:value-type="string">
            <text:p>[25] Smith EB. The relationship between plasma and tissue lipids in human atherosclerosis. Adv Lipid Res. 1974;12(0):1-49. doi: 10.1016/b978-0-12-024912-1.50008-9. PMID: 4371518. </text:p>
          </table:table-cell>
          <table:table-cell table:style-name="ce4" office:value-type="string" calcext:value-type="string">
            <text:p>[26] Smith RD, Babiychuk EB, Noble K, Draeger A, Wray S. Increased cholesterol decreases uterine activity: functional effects of cholesterol alteration in pregnant rat myometrium. Am J Physiol Cell Physiol. 2005 May;288(5):C982-8. doi: 10.1152/ajpcell.00120.2004. Epub 2004 Dec 21. PMID: 15613497. </text:p>
          </table:table-cell>
          <table:table-cell table:style-name="ce4" office:value-type="string" calcext:value-type="string">
            <text:p>[28] SoRelle R. Death rate higher in elderly with low cholesterol. Circulation. 2001 Aug 14;104(7):E9011-3. PMID: 11505958. </text:p>
          </table:table-cell>
          <table:table-cell table:style-name="ce4" office:value-type="string" calcext:value-type="string">
            <text:p>[32] Struchkov VA, Strazhevskaia NV. Izmenenie sostava DNK-sviazannykh lipidov sarkomy 37, indutsirovannoe sarkolizinom in vivo [Changes induced by sarcolysine in vivo in the composition of DNA-bound lipids in sarcoma 37]. Biull Eksp Biol Med. 1989 Sep;108(9):327-30. Russian. PMID: 2611393. </text:p>
          </table:table-cell>
          <table:table-cell table:number-columns-repeated="16377"/>
        </table:table-row>
        <table:table-row table:style-name="ro22">
          <table:table-cell table:style-name="ce28" office:value-type="string" calcext:value-type="string">
            <text:p><text:a xlink:href="https://github.com/peatysharing/ray_newsletters_with_references/tree/main/Newsletters/2019%20Money%2C%20progesterone%20%26%20life" xlink:type="simple">2019 Money, progesterone &amp; life</text:a> </text:p>
          </table:table-cell>
          <table:table-cell table:style-name="ce4" office:value-type="string" calcext:value-type="string">
            <text:p>[23] Senie RT, Kinne DW. Menstrual timing of treatment for breast cancer. J Natl Cancer Inst Monogr. 1994;(16):85-90. PMID: 7999475. </text:p>
          </table:table-cell>
          <table:table-cell table:number-columns-repeated="16382"/>
        </table:table-row>
        <table:table-row table:style-name="ro23">
          <table:table-cell table:style-name="ce28" office:value-type="string" calcext:value-type="string">
            <text:p><text:a xlink:href="https://github.com/peatysharing/ray_newsletters_with_references/tree/main/Newsletters/2019%20Serotonin%20Energy%2C%20Degeneration%2C%20and%20Aging" xlink:type="simple">2019 Serotonin Energy, Degeneration, and Aging</text:a> </text:p>
          </table:table-cell>
          <table:table-cell table:style-name="ce4" office:value-type="string" calcext:value-type="string">
            <text:p>[12] Feaster WW, Kwok LW, Epstein CJ. Dosage effects for superoxide dismutase-1 in nucleated cells aneuploid for chromosome 21. Am J Hum Genet. 1977 Nov;29(6):563-70. PMID: 145179; PMCID: PMC1685525. </text:p>
          </table:table-cell>
          <table:table-cell table:style-name="ce4" office:value-type="string" calcext:value-type="string">
            <text:p>[21] Montilla P, Montilla J, Pinilla J, Muñoz MC. Serotonina cerebral en la respuesta del eje hipotálamohipófiso-adrenal a la hipoglucemia insulínica [Brain serotonin in response to the hypothalamo-hypophyseal-adrenal system to insulin hypoglycemia]. Rev Esp Fisiol. 1988 Mar;44(1):93-7. Spanish. PMID: 2845530. </text:p>
          </table:table-cell>
          <table:table-cell table:style-name="ce4" office:value-type="string" calcext:value-type="string">
            <text:p>[22] Nabarra B, Casanova M, Paris D, Nicole A, Toyama K, Sinet PM, Ceballos I, London J. Transgenic mice overexpressing the human Cu/Zn-SOD gene: ultrastructural studies of a premature thymic involution model of Down's syndrome (trisomy 21). Lab Invest. 1996 Mar;74(3):617-26. PMID: 8600312. </text:p>
          </table:table-cell>
          <table:table-cell table:style-name="ce4" office:value-type="string" calcext:value-type="string">
            <text:p>[29] Popova NK, Voĭtenko NN, Maslova LN. Vliianie émotsional'nogo stressa i kortikosterona na aktivnost' monoaminoksidaz mozga krys [The effect of emotional stress and corticosterone on the activity of monoaminoxidase in the rat brain]. Vopr Med Khim. 1989 Jul-Aug;35(4):114-9. Russian. PMID: 2815668. </text:p>
          </table:table-cell>
          <table:table-cell table:style-name="ce4" office:value-type="string" calcext:value-type="string">
            <text:p>[34] Tamarkina AD, Annenkov GA, Filippov IK, Lamchingiĭn T. Effekt dozy gena tsitoplazmaticheskoĭ superoksidismutazy (SOD-1) v éritrotsitakh bol'nykh s sindromon Dauna [Dosage effect of the cytoplasmic superoxide dismutase (SOD-1) gene in the erythrocytes of Down's syndrome patients]. Genetika. 1977;13(5):929-32. Russian. PMID: 147797. </text:p>
          </table:table-cell>
          <table:table-cell table:number-columns-repeated="16378"/>
        </table:table-row>
        <table:table-row table:style-name="ro26">
          <table:table-cell table:style-name="ce28" office:value-type="string" calcext:value-type="string">
            <text:p><text:a xlink:href="https://github.com/peatysharing/ray_newsletters_with_references/tree/main/Newsletters/2019-01%20Receptors%2C%20or%20Sensitive%20Substance" xlink:type="simple">2019-01 Receptors, or Sensitive Substance</text:a> </text:p>
          </table:table-cell>
          <table:table-cell table:style-name="ce31" office:value-type="string" calcext:value-type="string">
            <text:p>[01] Popular Science, May 1904, page 96. A talk by Paul Ehrlich at Johns Hopkins University, "Physical chemistry versus biology in the doctrines of immunity.” </text:p>
          </table:table-cell>
          <table:table-cell table:number-columns-repeated="16382"/>
        </table:table-row>
        <table:table-row table:style-name="ro30">
          <table:table-cell table:style-name="ce28" office:value-type="string" calcext:value-type="string">
            <text:p><text:a xlink:href="https://github.com/peatysharing/ray_newsletters_with_references/tree/main/Newsletters/2019-03%20Particles%20in%20Context" xlink:type="simple">2019-03 Particles in Context</text:a> </text:p>
          </table:table-cell>
          <table:table-cell office:value-type="string" calcext:value-type="string">
            <text:p>[05] Contemporary Problems in Science and Education Number 5, (2009) p.15-20. Influence of soybean gene EPSPS CP4 on the physiological state and reproductive functions of rats in the first two generations.</text:p>
          </table:table-cell>
          <table:table-cell table:style-name="ce4" office:value-type="string" calcext:value-type="string">
            <text:p>[13] Huaux F. Une nouvelle voie pathologique menant a la fibrose pulmonaire induite par la silice: implication des réponses immunitaires suppressives [A new pathologic pathway for pulmonary fibrosis induced by silica: involvement of immunosuppressive responses]. Bull Mem Acad R Med Belg. 2009;164(5-6):240-6. French. PMID: 20666153. </text:p>
          </table:table-cell>
          <table:table-cell table:style-name="ce4" office:value-type="string" calcext:value-type="string">
            <text:p>[23] Soy diet suppresses reproductive function of rodents. Modern problems of science and education ¹ 6. (2008) (Annex “Biological sciences”). C. 26. Maligin AG, Ermakova IV </text:p>
          </table:table-cell>
          <table:table-cell table:style-name="ce4" office:value-type="string" calcext:value-type="string">
            <text:p>[25] Machado EA, Lair SV. Giant multinucleate macrophages in methyl cellulose-stimulated athymic nude mice. J Reticuloendothel Soc. 1978 May;23(5):383-7. PMID: 671424. </text:p>
          </table:table-cell>
          <table:table-cell table:style-name="ce4" office:value-type="string" calcext:value-type="string">
            <text:p>[30] O'Neill C, Jordan P, Bhatt T, Newman R. Silica and oesophageal cancer. Ciba Found Symp. 1986;121:214-30. doi: 10.1002/9780470513323.ch13. PMID: 3017646. </text:p>
          </table:table-cell>
          <table:table-cell table:style-name="ce4" office:value-type="string" calcext:value-type="string">
            <text:p>[32] What’s killing America’s teens? Inside CDC’s new mortality report. News June 01, 2018. By Fiza Pirani, The Atlanta Journal-Constitution </text:p>
          </table:table-cell>
          <table:table-cell table:style-name="ce4" office:value-type="string" calcext:value-type="string">
            <text:p>[33] Radić I, Vucak I, Milosević J, Marusić A, Vukicević S, Marusić M. Immunosuppression induced by talc granulomatosis in the rat. Clin Exp Immunol. 1988 Aug;73(2):316-21. PMID: 3052948; PMCID: PMC1541619. </text:p>
          </table:table-cell>
          <table:table-cell table:style-name="ce4" office:value-type="string" calcext:value-type="string">
            <text:p>[44] AV Surov, NY Feoktistov, MV Ushakov, AV Gureeva (2010) Changing the physiological parameters of mammals feeding genetically modified ingredients of vegetable origin. Insti tution of the Russian Academy of Sciences Insti tute of Ecology and Evolution behalf of A. N. Severtsov RAS (IEE RAS) http://oagb.ru/ lib.php?txt_id=12292. Commissioned by the National Association for Genetic Safety </text:p>
          </table:table-cell>
          <table:table-cell table:style-name="ce4" office:value-type="string" calcext:value-type="string">
            <text:p>[46] Udina M, Castellví P, Moreno-España J, Navinés R, Valdés M, Forns X, Langohr K, Solà R, Vieta E, Martín-Santos R. Interferon-induced depression in chronic hepatitis C: a systematic review and meta-analysis. J Clin Psychiatry. 2012 Aug;73(8):1128-38. doi: 10.4088/JCP.12r07694. PMID: 22967776. </text:p>
          </table:table-cell>
          <table:table-cell table:number-columns-repeated="16374"/>
        </table:table-row>
        <table:table-row table:style-name="ro15">
          <table:table-cell table:style-name="ce28" office:value-type="string" calcext:value-type="string">
            <text:p><text:a xlink:href="https://github.com/peatysharing/ray_newsletters_with_references/tree/main/Newsletters/2019-05%20Postpartum%20Depression%2C%20Brain%20Aging%2C%20And%20Reductionism" xlink:type="simple">2019-05 Postpartum Depression, Brain Aging,</text:a> </text:p>
          </table:table-cell>
          <table:table-cell table:style-name="ce4" office:value-type="string" calcext:value-type="string">
            <text:p>[05] Craig MC. Postnatal depression: drug treatments. BMJ Clin Evid. 2016 Jan 13;2016:1407. PMCID: PMC4711886. </text:p>
          </table:table-cell>
          <table:table-cell table:style-name="ce4" office:value-type="string" calcext:value-type="string">
            <text:p>[06] Datta S, Hurley RJ, Naulty JS, Stern P, Lambert DH, Concepcion M, Tulchinsky D, Weiss JB, Ostheimer GW. Plasma and cerebrospinal fluid progesterone concentrations in pregnant and nonpregnant women. Anesth Analg. 1986 Sep;65(9):950-4. PMID: 3740493. </text:p>
          </table:table-cell>
          <table:table-cell table:style-name="ce4" office:value-type="string" calcext:value-type="string">
            <text:p>[12] Hahn-Holbrook J, Fox M, Glynn LM. Letter to the Editor: Demonstration of Elevated Cerebrospinal Fluid CRH Levels During Pregnancy Provides Support for (Not Against) the Link Between CRH and Postpartum Depression. J Clin Endocrinol Metab. 2016 Feb;101(2):L5-6. doi: 10.1210/jc.2015-3798. PMID: 26840119; PMCID: PMC5393588. </text:p>
          </table:table-cell>
          <table:table-cell table:style-name="ce4" office:value-type="string" calcext:value-type="string">
            <text:p>[20] Lupu D, Sjödin MOD, Varshney M, Lindberg J, Loghin F, Rüegg J. Fluoxetine modulates sex steroid levels in vitro. Clujul Med. 2017;90(4):420-424. doi: 10.15386/cjmed-868. Epub 2017 Oct 20. PMID: 29151792; PMCID: PMC5683833. </text:p>
          </table:table-cell>
          <table:table-cell table:number-columns-repeated="16379"/>
        </table:table-row>
        <table:table-row table:style-name="ro12">
          <table:table-cell table:style-name="ce28" office:value-type="string" calcext:value-type="string">
            <text:p><text:a xlink:href="https://github.com/peatysharing/ray_newsletters_with_references/tree/main/Newsletters/2019-09%20Serotonin%2C%20coherence%20and%20aging" xlink:type="simple">2019-09 Serotonin, coherence and aging</text:a> </text:p>
          </table:table-cell>
          <table:table-cell table:style-name="ce4" office:value-type="string" calcext:value-type="string">
            <text:p>[04] Arora P, Sagar R, Mehta M, Pallavi P, Sharma S, Mukhopadhyay AK. Serum S100B levels in patients with depression. Indian J Psychiatry. 2019 Jan-Feb;61(1):70-76. doi: 10.4103/psychiatry.IndianJPsychiatry_391_16. PMID: 30745657; PMCID: PMC6341924. </text:p>
          </table:table-cell>
          <table:table-cell table:style-name="ce4" office:value-type="string" calcext:value-type="string">
            <text:p>[05] Balitskii KP, Vinnitskii VB. Vplyv serotoninu na enerhetychni protsesy u pukhlyni i kistkovomu mozku [Effect of serotonin on energy processes in tumors and bone marrow]. Ukr Biokhim Zh. 1972;44(3):303-6. Ukrainian. PMID: 4145553. </text:p>
          </table:table-cell>
          <table:table-cell table:style-name="ce4" office:value-type="string" calcext:value-type="string">
            <text:p>[27] Rudzit EA, Mal'tseva LD, Brazhnikova ID. Vliianie serotonina na dykhanie i glikoliz opukholevoĭ tkani [The effect of serotonin on respiration and glycolysis in tumor tissues]. Vopr Onkol. 1968;14(7):46-50. Russian. PMID: 5725419. </text:p>
          </table:table-cell>
          <table:table-cell table:number-columns-repeated="16380"/>
        </table:table-row>
        <table:table-row table:style-name="ro19">
          <table:table-cell table:style-name="ce28" office:value-type="string" calcext:value-type="string">
            <text:p><text:a xlink:href="https://github.com/peatysharing/ray_newsletters_with_references/tree/main/Newsletters/2020%20Lactate%2C%20Metabolism%20Regression%2C%20and%20Political%20Medical%20Implications" xlink:type="simple">2020 Lactate, Metabolism Regression, and Political</text:a> </text:p>
          </table:table-cell>
          <table:table-cell table:style-name="ce4" office:value-type="string" calcext:value-type="string">
            <text:p>[11] Pennington AJ, Pentreath VW. Transmitter-induced glycogenolysis and gluconeogenesis in leech segmental ganglia. J Physiol (Paris). 1987;82(4):218-28. PMID: 2903239. </text:p>
          </table:table-cell>
          <table:table-cell table:number-columns-repeated="16382"/>
        </table:table-row>
        <table:table-row table:style-name="ro24">
          <table:table-cell table:style-name="ce28" office:value-type="string" calcext:value-type="string">
            <text:p><text:a xlink:href="https://github.com/peatysharing/ray_newsletters_with_references/tree/main/Newsletters/2020%20This%20Novel%20Flu%20Season" xlink:type="simple">2020 This Novel Flu Season</text:a> </text:p>
          </table:table-cell>
          <table:table-cell table:style-name="ce4" office:value-type="string" calcext:value-type="string">
            <text:p>[16] Kovaleva IuO, Artem'eva MM, Ilatovskaia ME, Medvedev OS, Medvedeva NA. [Role of estradiol in hypoxia-induced pulmonary hypertension in female rats]. Eksp Klin Farmakol. 2012;75(12):19-21. Russian. PMID: 23700662. </text:p>
          </table:table-cell>
          <table:table-cell table:number-columns-repeated="16382"/>
        </table:table-row>
        <table:table-row table:style-name="ro14">
          <table:table-cell table:style-name="ce28" office:value-type="string" calcext:value-type="string">
            <text:p><text:a xlink:href="https://github.com/peatysharing/ray_newsletters_with_references/tree/main/Newsletters/2020-01%20Contexts%20for%20Vaccinations" xlink:type="simple">2020-01 Contexts for Vaccinations</text:a> </text:p>
          </table:table-cell>
          <table:table-cell table:style-name="ce4" office:value-type="string" calcext:value-type="string">
            <text:p>[06] Geffen, Dennis H. "The Incidence of Paralysis occurring in London Children within Four Weeks after Immunisation." (1950): 137-40. </text:p>
          </table:table-cell>
          <table:table-cell table:style-name="ce4" office:value-type="string" calcext:value-type="string">
            <text:p>[13] Kovalchuk A, Mychasiuk R, Muhammad A, Hossain S, Ilnytskyy S, Ghose A, Kirkby C, Ghasroddashti E, Kovalchuk O, Kolb B. Liver irradiation causes distal bystander effects in the rat brain and affects animal behaviour. Oncotarget. 2016 Jan 26;7(4):4385-98. doi: 10.18632/oncotarget.6596. PMID: 26678032; PMCID: PMC4826213. </text:p>
          </table:table-cell>
          <table:table-cell table:style-name="ce4" office:value-type="string" calcext:value-type="string">
            <text:p>[18] Petrovsky N. Comparative Safety of Vaccine Adjuvants: A Summary of Current Evidence and Future Needs. Drug Saf. 2015 Nov;38(11):1059-74. doi: 10.1007/s40264-015-0350-4. PMID: 26446142; PMCID: PMC4615573. </text:p>
          </table:table-cell>
          <table:table-cell table:style-name="ce4" office:value-type="string" calcext:value-type="string">
            <text:p>[19] Pumphrey RS, Roberts IS. Postmortem findings after fatal anaphylactic reactions. J Clin Pathol. 2000 Apr;53(4):273-6. doi: 10.1136/jcp.53.4.273. PMID: 10823122; PMCID: PMC1731177. </text:p>
          </table:table-cell>
          <table:table-cell table:style-name="ce4" office:value-type="string" calcext:value-type="string">
            <text:p>[20] Tritto E, Mosca F, De Gregorio E. Mechanism of action of licensed vaccine adjuvants. Vaccine. 2009 May 26;27(25-26):3331-4. doi: 10.1016/j.vaccine.2009.01.084. Epub 2009 Feb 5. PMID: 19200813. </text:p>
          </table:table-cell>
          <table:table-cell table:style-name="ce4" office:value-type="string" calcext:value-type="string">
            <text:p>[21] The Orkneys and Shetland: Their Past and Present State; SHETLAND UNDER SCOTTISH AND BRITISH RULE, pages 173-174. By John R. Tudor, 1883. https://archive.org/stream/orkneysshetlandt00tudo/ork neysshetlandt00tudo_djvu.txt </text:p>
          </table:table-cell>
          <table:table-cell table:style-name="ce4" office:value-type="string" calcext:value-type="string">
            <text:p>[22] Wyatt HV. Provocation poliomyelitis: neglected clinical observations from 1914 to 1950. Bull Hist Med. 1981 Winter;55(4):543-57. PMID: 7039740. </text:p>
          </table:table-cell>
          <table:table-cell table:style-name="ce4" office:value-type="string" calcext:value-type="string">
            <text:p>[23] Wyatt HV. Provocation of poliomyelitis by multiple injections. Trans R Soc Trop Med Hyg. 1985;79(3):355-8. doi: 10.1016/0035-9203(85)90379-7. PMID: 4035736. </text:p>
          </table:table-cell>
          <table:table-cell table:style-name="ce4" office:value-type="string" calcext:value-type="string">
            <text:p>[24] Wyatt HV, Mahadevan S, Srinivasan S. Unnecessary injections and paralytic poliomyelitis in India. Trans R Soc Trop Med Hyg. 1992 Sep-Oct;86(5):546-9. doi: 10.1016/0035-9203(92)90104-k. PMID: 1475830. </text:p>
          </table:table-cell>
          <table:table-cell table:style-name="ce4" office:value-type="string" calcext:value-type="string">
            <text:p><text:span text:style-name="T2">[25] Wyatt HV, </text:span>Issues Med Ethics, 4(1) (1996): 14-15. A View From The West: Health Warning: Injections Can Endanger Health</text:p>
          </table:table-cell>
          <table:table-cell table:number-columns-repeated="16373"/>
        </table:table-row>
        <table:table-row table:style-name="ro14">
          <table:table-cell table:style-name="ce28" office:value-type="string" calcext:value-type="string">
            <text:p><text:a xlink:href="https://github.com/peatysharing/ray_newsletters_with_references/tree/main/Newsletters/2020-03%20Natural%20Order%20and%20Gilbert%20Ling" xlink:type="simple">2020-03 Natural Order and Gilbert Ling</text:a> </text:p>
          </table:table-cell>
          <table:table-cell table:style-name="ce4" office:value-type="string" calcext:value-type="string">
            <text:p>[12] Ling GN, Murphy RC. Studies on the physical state of water in living cells and model systems. II. NMR relaxation times of water protons in aqueous solutions of gelatin and oxygen-containing polymers which reduce the solvency of water for NA+, sugars, and free amino acids. Physiol Chem Phys Med NMR. 1983;15(2):137-54. PMID: 6665043. </text:p>
          </table:table-cell>
          <table:table-cell table:style-name="ce4" office:value-type="string" calcext:value-type="string">
            <text:p>[15] Parui R, Gambhir KK, Mehrotra PP. Changes in carbonic anhydrase may be the initial step of altered metabolism in hypertension. Biochem Int. 1991 Mar;23(4):779-89. PMID: 1908243. </text:p>
          </table:table-cell>
          <table:table-cell table:number-columns-repeated="16381"/>
        </table:table-row>
        <table:table-row table:style-name="ro14">
          <table:table-cell table:style-name="ce28" office:value-type="string" calcext:value-type="string">
            <text:p><text:a xlink:href="https://github.com/peatysharing/ray_newsletters_with_references/tree/main/Newsletters/2020-07%20Education%2C%20a%20developmental%20process%2C%20confronts%20absolutism" xlink:type="simple">2020-07 Education, a developmental process</text:a> </text:p>
          </table:table-cell>
          <table:table-cell table:style-name="ce4" office:value-type="string" calcext:value-type="string">
            <text:p>[01] Centre Canadien d’Études Allemandes et Européennes (CCEAE) Université de Montréal, 25 octobre 2012. Éducation et Néo-Libéralisme: L’Économie de l’Ignorance. Martin Beddeleem </text:p>
          </table:table-cell>
          <table:table-cell table:style-name="ce4" office:value-type="string" calcext:value-type="string">
            <text:p>[02] Children’s Health Defense Fund, July 21, 2020, Gates and Gov. Cuomo Take Advan tage of COVID-19 and Re-Imagine the NY Education System, Curtis Cost. https://childrenshealthdefense.org/news/gates-and gov-cuomo-take-advantage-of-covid-19-and-re-im agine-the-ny-education-system </text:p>
          </table:table-cell>
          <table:table-cell table:style-name="ce4" office:value-type="string" calcext:value-type="string">
            <text:p>[04] Ivan Illich, Deschooling Society, 1970 </text:p>
          </table:table-cell>
          <table:table-cell table:style-name="ce4" office:value-type="string" calcext:value-type="string">
            <text:p>[07] Children’s Health Defense Fund, July 30, 2020, New Censorship Czars: Tech Titans Aim to Restrict Access to Information in the Vaccine Debate. Robert F. Kennedy, Jr. https://childrenshealthdefense.org/news/the-new-c ensorship-czars-tech-titans-aim-to-call-the-shots-o n-what-the-public-is-exposed-to-in-the-vaccine-de bate/</text:p>
          </table:table-cell>
          <table:table-cell table:style-name="ce4" office:value-type="string" calcext:value-type="string">
            <text:p>[08] The Intercept, May 9, 2020, Screen New Deal, Naomi Klein. Https://theintercept.com/2020/05/08/andrew cuomo-eric-schmidt-coronavirus-tech-shock-d octrine/ </text:p>
          </table:table-cell>
          <table:table-cell table:style-name="ce4" office:value-type="string" calcext:value-type="string">
            <text:p>[09] Harvard Educational Review, 1954, 24, 86–97. The science of learning and the art of teaching. </text:p>
          </table:table-cell>
          <table:table-cell table:style-name="ce4" office:value-type="string" calcext:value-type="string">
            <text:p>[10] Harvard Educational Review, 1961, Vol. 31, pp. 377–398. Why We Need Teaching Machines, Skinner, B. F. </text:p>
          </table:table-cell>
          <table:table-cell table:number-columns-repeated="16376"/>
        </table:table-row>
        <table:table-row table:style-name="ro26">
          <table:table-cell table:style-name="ce28" office:value-type="string" calcext:value-type="string">
            <text:p><text:a xlink:href="https://github.com/peatysharing/ray_newsletters_with_references/tree/main/Newsletters/2021-01%20Cumulative%20damage%2C%20degeneration%2C%20%26%20aging" xlink:type="simple">2021-01 Cumulative damage, degeneration, &amp; aging</text:a> </text:p>
          </table:table-cell>
          <table:table-cell table:style-name="ce4" office:value-type="string" calcext:value-type="string">
            <text:p>[01] Ahmad G, Zamenhof S. The effect of progesterone on brain and body growth of chick embryos. Growth. 1979 Mar;43(1):58-61. PMID: 456930. </text:p>
          </table:table-cell>
          <table:table-cell table:number-columns-repeated="16382"/>
        </table:table-row>
        <table:table-row table:style-name="ro20">
          <table:table-cell table:style-name="ce28" office:value-type="string" calcext:value-type="string">
            <text:p><text:a xlink:href="https://github.com/peatysharing/ray_newsletters_with_references/tree/main/Newsletters/2021-03%20Inflammation%2C%20adaptation%2C%20and%20aging" xlink:type="simple">2021-03 Inflammation, adaptation, and aging</text:a> </text:p>
          </table:table-cell>
          <table:table-cell table:style-name="ce4" office:value-type="string" calcext:value-type="string">
            <text:p>[03] Caplin I. Diabetes mellitus and insulin in an aspirin sensitive asthmatic. Ann Allergy. 1976 Mar;36(3):193-202. PMID: 1259204. </text:p>
          </table:table-cell>
          <table:table-cell table:style-name="ce4" office:value-type="string" calcext:value-type="string">
            <text:p>[04] Clementi N, Scagnolari C, D'Amore A, Palombi F, Criscuolo E, Frasca F, Pierangeli A, Mancini N, Antonelli G, Clementi M, Carpaneto A, Filippini A. Naringenin is a powerful inhibitor of SARS-CoV-2 infection in vitro. Pharmacol Res. 2021 Jan;163:105255. doi: 10.1016/j.phrs.2020.105255. Epub 2020 Oct 20. PMID: 33096221; PMCID: PMC7574776. </text:p>
          </table:table-cell>
          <table:table-cell table:style-name="ce4" office:value-type="string" calcext:value-type="string">
            <text:p>[15] JASMIN G. Etude de l'inflammation anaphylactoide [Study of anaphylactoid inflammation]. Rev Can Biol. 1956 Oct;15(2):107-85. French. PMID: 13371060. </text:p>
          </table:table-cell>
          <table:table-cell table:style-name="ce4" office:value-type="string" calcext:value-type="string">
            <text:p>[16] JASMIN G, RICHER L. Acquisitions recentes sur l'inflammation anaphylactoïde. II [Recent acquisitions on anaphylactoid inflammation. II]. Rev Can Biol. 1955 Sep;14(2):118-22. French. PMID: 13267233. </text:p>
          </table:table-cell>
          <table:table-cell table:style-name="ce4" office:value-type="string" calcext:value-type="string">
            <text:p>[27] Park SH, Kim KW, Lee YS, Baek JH, Kim MS, Lee YM, Lee MS, Kim YJ. Hypoglycemia-induced VEGF expression is mediated by intracellular Ca2+ and protein kinase C signaling pathway in HepG2 human hepatoblastoma cells. Int J Mol Med. 2001 Jan;7(1):91-6. PMID: 11115615. </text:p>
          </table:table-cell>
          <table:table-cell table:number-columns-repeated="16378"/>
        </table:table-row>
        <table:table-row table:style-name="ro31">
          <table:table-cell table:style-name="ce28" office:value-type="string" calcext:value-type="string">
            <text:p><text:a xlink:href="https://github.com/peatysharing/ray_newsletters_with_references/tree/main/Newsletters/2021-07%20Estrogen%2C%20iron%2C%20degenerative%20aging%2C%20and%20progesterone" xlink:type="simple">2021-07 Estrogen, iron, degenerative aging</text:a> </text:p>
          </table:table-cell>
          <table:table-cell table:style-name="ce4" office:value-type="string" calcext:value-type="string">
            <text:p>[04] Campione E, Lanna C, Cosio T, Rosa L, Conte MP, Iacovelli F, Romeo A, Falconi M, Del Vecchio C, Franchin E, Lia MS, Minieri M, Chiaramonte C, Ciotti M, Nuccetelli M, Terrinoni A, Iannuzzi I, Coppeda L, Magrini A, Bernardini S, Sabatini S, Rosapepe F, Bartoletti PL, Moricca N, Di Lorenzo A, Andreoni M, Sarmati L, Miani A, Piscitelli P, Valenti P, Bianchi L. Lactoferrin Against SARS-CoV-2: In Vitro and In Silico Evidences. Front Pharmacol. 2021 Jun 17;12:666600. doi: 10.3389/fphar.2021.666600. PMID: 34220505; PMCID: PMC8242182. </text:p>
          </table:table-cell>
          <table:table-cell table:style-name="ce4" office:value-type="string" calcext:value-type="string">
            <text:p>[25] Solerte SB, Fioravanti M, Magri F, Spinillo A, Guaschino S, Ferrari E. Influence des hormones sexuelles sur l'hémorhéologie et les protéines plasmatiques au cours du cycle menstruel [Influence of sex hormones on hemorrheology and plasma proteins during the menstrual cycle]. Rev Fr Gynecol Obstet. 1991 Feb 25;86(2 Pt 2):139-42. French. PMID: 1767163. </text:p>
          </table:table-cell>
          <table:table-cell table:number-columns-repeated="16381"/>
        </table:table-row>
        <table:table-row table:style-name="ro21">
          <table:table-cell table:style-name="ce28" office:value-type="string" calcext:value-type="string">
            <text:p><text:a xlink:href="https://github.com/peatysharing/ray_newsletters_with_references/tree/main/Newsletters/2021-09%20Immunology%2C%20Ideology%2C%20Power" xlink:type="simple">2021-09 Immunology, Ideology, Power</text:a> </text:p>
          </table:table-cell>
          <table:table-cell table:style-name="ce4" office:value-type="string" calcext:value-type="string">
            <text:p>[05] Jerne NK. Towards a network theory of the immune system. Ann Immunol (Paris). 1974 Jan;125C(1-2):373-89. PMID: 4142565. </text:p>
          </table:table-cell>
          <table:table-cell table:number-columns-repeated="16382"/>
        </table:table-row>
        <table:table-row table:style-name="ro24">
          <table:table-cell table:style-name="ce28" office:value-type="string" calcext:value-type="string">
            <text:p><text:a xlink:href="https://github.com/peatysharing/ray_newsletters_with_references/tree/main/Newsletters/2022%20Q1%20Carcinogenic%20Metabolism" xlink:type="simple">2022 Q1 Carcinogenic Metabolism</text:a> </text:p>
          </table:table-cell>
          <table:table-cell table:style-name="ce4" office:value-type="string" calcext:value-type="string">
            <text:p>[19] Verma N, Tiku AB. Role of mTOR pathway in modulation of radiation induced bystander effects. Int J Radiat Biol. 2022;98(2):173-182. doi: 10.1080/09553002.2022.2013567. Epub 2021 Dec 16. PMID: 34855567. </text:p>
          </table:table-cell>
          <table:table-cell table:style-name="ce4" office:value-type="string" calcext:value-type="string">
            <text:p>[22] Zhang C, Xie C, Lu Y. Local Anesthetic Lidocaine and Cancer: Insight Into Tumor Progression and Recurrence. Front Oncol. 2021 Jun 24;11:669746. doi: 10.3389/fonc.2021.669746. PMID: 34249706; PMCID: PMC8264592. </text:p>
          </table:table-cell>
          <table:table-cell table:style-name="ce4" office:value-type="string" calcext:value-type="string">
            <text:p>[24] Zhao Y, Huang H, Jia CH, Fan K, Xie T, Zhu ZY, Xie ML. Apigenin increases radiosensitivity of glioma stem cells by attenuating HIF-1α-mediated glycolysis. Med Oncol. 2021 Sep 23;38(11):131. doi: 10.1007/s12032-021-01586-8. PMID: 34554338. </text:p>
          </table:table-cell>
          <table:table-cell table:style-name="ce4" office:value-type="string" calcext:value-type="string">
            <text:p>[26] Zughaibi TA, Suhail M, Tarique M, Tabrez S. Targeting PI3K/Akt/mTOR Pathway by Different Flavonoids: A Cancer Chemopreventive Approach. Int J Mol Sci. 2021 Nov 18;22(22):12455. doi: 10.3390/ijms222212455. PMID: 34830339; PMCID: PMC8621356. </text:p>
          </table:table-cell>
          <table:table-cell table:number-columns-repeated="16379"/>
        </table:table-row>
        <table:table-row table:style-name="ro14">
          <table:table-cell table:style-name="ce28" office:value-type="string" calcext:value-type="string">
            <text:p><text:a xlink:href="https://github.com/peatysharing/ray_newsletters_with_references/tree/main/Newsletters/2022%20Q2%20Aging%2C%20Energy%2C%20Progesterone" xlink:type="simple">2022 Q2 Aging, Energy, Progesterone</text:a> </text:p>
          </table:table-cell>
          <table:table-cell table:style-name="ce4" office:value-type="string" calcext:value-type="string">
            <text:p>[20] Segall P. Long-term tryptophan restriction and aging in the rat. Aktuelle Gerontol. 1977 Oct;7(10):535-8. PMID: 22255. </text:p>
          </table:table-cell>
          <table:table-cell office:value-type="string" calcext:value-type="string">
            <text:p>[21] Peterson CM, Johannsen DL, Ravussin E. Skeletal muscle mitochondria and aging: a review. J Aging Res. 2012;2012:194821. doi: 10.1155/2012/194821. Epub 2012 Jul 19. PMID: 22888430; PMCID: PMC3408651.</text:p>
          </table:table-cell>
          <table:table-cell table:style-name="ce4" office:value-type="string" calcext:value-type="string">
            <text:p>[22] Sanchez-Roman I, Barja G. Regulation of longevity and oxidative stress by nutritional interventions: role of methionine restriction. Exp Gerontol. 2013 Oct;48(10):1030-42. doi: 10.1016/j.exger.2013.02.021. Epub 2013 Feb 27. PMID: 23454735. </text:p>
          </table:table-cell>
          <table:table-cell table:style-name="ce4" office:value-type="string" calcext:value-type="string">
            <text:p>[23] Solon-Biet SM, Mitchell SJ, de Cabo R, Raubenheimer D, Le Couteur DG, Simpson SJ. Macronutrients and caloric intake in health and longevity. J Endocrinol. 2015 Jul;226(1):R17-28. doi: 10.1530/JOE-15-0173. Epub 2015 May 28. PMID: 26021555; PMCID: PMC4490104. </text:p>
          </table:table-cell>
          <table:table-cell table:style-name="ce4" office:value-type="string" calcext:value-type="string">
            <text:p>[24] Yoshida S, Yamahara K, Kume S, Koya D, Yasuda-Yamahara M, Takeda N, Osawa N, Chin-Kanasaki M, Adachi Y, Nagao K, Maegawa H, Araki SI. Role of dietary amino acid balance in diet restriction-mediated lifespan extension, renoprotection, and muscle weakness in aged mice. Aging Cell. 2018 Aug;17(4):e12796. doi: 10.1111/acel.12796. Epub 2018 Jun 25. PMID: 29943496; PMCID: PMC6052467. </text:p>
          </table:table-cell>
          <table:table-cell table:number-columns-repeated="16378"/>
        </table:table-row>
        <table:table-row table:style-name="ro22">
          <table:table-cell table:style-name="ce28" office:value-type="string" calcext:value-type="string">
            <text:p><text:a xlink:href="https://github.com/peatysharing/ray_newsletters_with_references/tree/main/Newsletters/A%20Physiological%20Approach%20to%20Ovarian%20Cancer" xlink:type="simple">A Physiological Approach to Ovarian Cancer</text:a> </text:p>
          </table:table-cell>
          <table:table-cell table:style-name="ce4" office:value-type="string" calcext:value-type="string">
            <text:p>[03-A] Li, Min Hsin, and W. U. Gardner. "Experimental studies on the pathogenesis and histogenesis of ovarian tumors in mice." Cancer Research 7.9 (1947): 549-566. </text:p>
          </table:table-cell>
          <table:table-cell table:style-name="ce4" office:value-type="string" calcext:value-type="string">
            <text:p>[03-B] GARDNER WU. Hormonal imbalances in tumorigenesis. Cancer Res. 1948 Sep;8(9):397-411. PMID: 18107381. </text:p>
          </table:table-cell>
          <table:table-cell table:style-name="ce4" office:value-type="string" calcext:value-type="string">
            <text:p>[05] KAPLAN HS. Influence of ovarian function on incidence of radiation-induced ovarian tumors in mice. J Natl Cancer Inst. 1950 Aug;11(1):125-32. PMID: 14784847. </text:p>
          </table:table-cell>
          <table:table-cell table:style-name="ce4" office:value-type="string" calcext:value-type="string">
            <text:p>[13-B] T.E. Rohan, et al. Breast, Cancer Research 50, 3176-81, 1990. </text:p>
          </table:table-cell>
          <table:table-cell table:number-columns-repeated="16379"/>
        </table:table-row>
        <table:table-row table:style-name="ro19">
          <table:table-cell table:style-name="ce28" office:value-type="string" calcext:value-type="string">
            <text:p><text:a xlink:href="https://github.com/peatysharing/ray_newsletters_with_references/tree/main/Newsletters/Carbon%20Monoxide%20Cancer%20Hormone" xlink:type="simple">Carbon Monoxide Cancer Hormone</text:a> </text:p>
          </table:table-cell>
          <table:table-cell table:style-name="ce4" office:value-type="string" calcext:value-type="string">
            <text:p>[02] Epstein SS. Environmental and occupational pollutants are avoidable causes of breast cancer. Int J Health Serv. 1994;24(1):145-50. doi: 10.2190/5GM4-HW92-QE9K-RK37. PMID: 8150563. </text:p>
          </table:table-cell>
          <table:table-cell table:style-name="ce4" office:value-type="string" calcext:value-type="string">
            <text:p>[03] Han X, Liehr JG. 8-Hydroxylation of guanine bases in kidney and liver DNA of hamsters treated with estradiol: role of free radicals in estrogen-induced carcinogenesis. Cancer Res. 1994 Nov 1;54(21):5515-7. PMID: 7923187. </text:p>
          </table:table-cell>
          <table:table-cell table:style-name="ce4" office:value-type="string" calcext:value-type="string">
            <text:p>[05] Figge, FRANK HJ. "The relationship of pyrrol compounds to carcinogenesis." In AAAS Research Conference on Cancer. 1945. </text:p>
          </table:table-cell>
          <table:table-cell table:style-name="ce4" office:value-type="string" calcext:value-type="string">
            <text:p>[07] Dodge JT, Cohen G, Kayden HJ, Phillips GB. Peroxidative hemolysis of red blood cells from patients with abetalipoproteinemia (acanthocytosis). J Clin Invest. 1967 Mar;46(3):357-68. doi: 10.1172/JCI105537. PMID: 6023771; PMCID: PMC297056. </text:p>
          </table:table-cell>
          <table:table-cell table:number-columns-repeated="16379"/>
        </table:table-row>
        <table:table-row table:style-name="ro12">
          <table:table-cell table:style-name="ce28" office:value-type="string" calcext:value-type="string">
            <text:p><text:a xlink:href="https://github.com/peatysharing/ray_newsletters_with_references/tree/main/Newsletters/Estrogen%2C%20serotonin%2C%20mood%2C%20and%20aging" xlink:type="simple">Estrogen, serotonin, mood, and aging</text:a> </text:p>
          </table:table-cell>
          <table:table-cell table:style-name="ce4" office:value-type="string" calcext:value-type="string">
            <text:p>[02] Bazarevich GIa, Deviataev AM, Likhtenshteĭn AO, Natsvlishvili BP, Sadeko MKh. Rol' biologicheskoĭ aktivnosti serotonina v formirovanii sindroma "shokovogo" legkogo [Role of the biological activity of serotonin in the production of the "shock lung" syndrome]. Biull Eksp Biol Med. 1976 Oct;82(10):1181-3. Russian. PMID: 1029497. </text:p>
          </table:table-cell>
          <table:table-cell table:style-name="ce4" office:value-type="string" calcext:value-type="string">
            <text:p>[06] Carlini EA, Lindsey CJ. Effect of serotonergic drugs on the aggressiveness induced by delta 9-tetrahydrocannabinol in rem-sleep-deprived rats. Braz J Med Biol Res. 1982 Oct;15(4-5):281-3. PMID: 6303479. </text:p>
          </table:table-cell>
          <table:table-cell table:style-name="ce4" office:value-type="string" calcext:value-type="string">
            <text:p>[14] Klingberg F, Mager P, Mager R. The mesencephalic reticular formation as a link in the cortical control of exploratory and goal-directed behaviour. Acta Physiol Hung. 1989;74(2):121-34. PMID: 2603729. </text:p>
          </table:table-cell>
          <table:table-cell table:style-name="ce4" office:value-type="string" calcext:value-type="string">
            <text:p>[22] Medvedev AE. Reguliatsiia biogennymi aminami énergeticheskikh funktsiĭ mitokhondriĭ [Regulation by biogenic amines of energy functions of mitochondria]. Vopr Med Khim. 1990 Sep-Oct;36(5):18-21. Russian. PMID: 2174585. </text:p>
          </table:table-cell>
          <table:table-cell table:style-name="ce4" office:value-type="string" calcext:value-type="string">
            <text:p>[23] Medvedev AE, Gorkin VZ. Rol' monoaminoksidaz v reguliatsii énergeticheskikh funktsiĭ mitokhondriĭ [The role of monoamine oxidase in the regulation of mitochondrial energy functions]. Vopr Med Khim. 1991 Sep-Oct;37(5):2-6. Russian. PMID: 1759390. </text:p>
          </table:table-cell>
          <table:table-cell table:style-name="ce4" office:value-type="string" calcext:value-type="string">
            <text:p>[28] Rastogi RB, Singhal RL. Influence of neonatal and adult hyperthyroidism on behavior and biosynthetic capacity for norepinephrine, dopamine and 5-hydroxytryptamine in rat brain. J Pharmacol Exp Ther. 1976 Sep;198(3):609-18. PMID: 978462. </text:p>
          </table:table-cell>
          <table:table-cell table:style-name="ce4" office:value-type="string" calcext:value-type="string">
            <text:p>[32] Semenov VL. Vliianie mediatorov vospaleniia na dykhanie mitokhondriĭ pecheni krys [Effect of inflammatory mediators on respiration in rat liver mitochondria]. Ukr Biokhim Zh (1978). 1990 Nov-Dec;62(6):93-7. Russian. PMID: 2087796. </text:p>
          </table:table-cell>
          <table:table-cell table:style-name="ce4" office:value-type="string" calcext:value-type="string">
            <text:p>[38] Arch Ital Biol. 2001 Feb;139(1-2):37-51. Active neocortical processes during quiescent sleep. Steriade M. </text:p>
          </table:table-cell>
          <table:table-cell table:style-name="ce4" office:value-type="string" calcext:value-type="string">
            <text:p>[42] van der Mast RC, Fekkes D. Serotonin and amino acids: partners in delirium pathophysiology? Semin Clin Neuropsychiatry. 2000 Apr;5(2):125-31. doi: 10.153/SCNP00500125. PMID: 10837101. </text:p>
          </table:table-cell>
          <table:table-cell table:number-columns-repeated="16374"/>
        </table:table-row>
        <table:table-row table:style-name="ro21">
          <table:table-cell table:style-name="ce28" office:value-type="string" calcext:value-type="string">
            <text:p><text:a xlink:href="https://github.com/peatysharing/ray_newsletters_with_references/tree/main/Newsletters/Oral%20Absorption%20of%20Progesterone" xlink:type="simple">Oral Absorption of Progesterone</text:a> </text:p>
          </table:table-cell>
          <table:table-cell office:value-type="string" calcext:value-type="string">
            <text:p>[01] Badawy SZA, Marshall L. Luteal phase inadequacy and infertility. Fam pract news 1981; 6:17A-24A</text:p>
          </table:table-cell>
          <table:table-cell table:number-columns-repeated="16382"/>
        </table:table-row>
        <table:table-row table:style-name="ro25">
          <table:table-cell table:style-name="ce28" office:value-type="string" calcext:value-type="string">
            <text:p><text:a xlink:href="https://github.com/peatysharing/ray_newsletters_with_references/tree/main/Newsletters/Steroids%2C%20Thyroid" xlink:type="simple">Steroids, Thyroid</text:a> </text:p>
          </table:table-cell>
          <table:table-cell table:style-name="ce4" office:value-type="string" calcext:value-type="string">
            <text:p>[01] Renard E, Bringer J, Jaffiol C. Stéroïdes sexuels. Effets sur le métabolisme hydrocarboné avant et après la ménopause [Sex steroids. Effects on the carbohydrate metabolism before and after menopause]. Presse Med. 1993 Mar 13;22(9):431-5. French. PMID: 8502647. </text:p>
          </table:table-cell>
          <table:table-cell table:style-name="ce4" office:value-type="string" calcext:value-type="string">
            <text:p>[06] Diamond MP, Lavy G, Polan ML. Progesterone production from granulosa cells of individual human follicles derived from diabetic and nondiabetic subjects. Int J Fertil. 1989 May-Jun;34(3):204-8. PMID: 2567716. </text:p>
          </table:table-cell>
          <table:table-cell table:number-columns-repeated="16381"/>
        </table:table-row>
        <table:table-row table:style-name="ro1" table:number-rows-repeated="1048479">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06">00/00/0000</text:date>, <text:time style:data-style-name="N2" text:time-value="10:28:57.67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30T16:34:26.942000000</meta:creation-date>
    <dc:date>2025-06-06T20:58:51.116000000</dc:date>
    <meta:editing-duration>PT18H33M39S</meta:editing-duration>
    <meta:editing-cycles>57</meta:editing-cycles>
    <meta:generator>LibreOffice/24.8.6.2$Windows_X86_64 LibreOffice_project/6d98ba145e9a8a39fc57bcc76981d1fb1316c60c</meta:generator>
    <meta:document-statistic meta:table-count="2" meta:cell-count="1528" meta:object-count="0"/>
  </office:meta>
</office:document-meta>
</file>